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2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7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8" style:family="table-cell" style:parent-style-name="Default" style:data-style-name="N69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9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0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4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ext-properties style:font-name="Univers" style:font-name-asian="Univers" style:font-name-complex="Univers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automatic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style:vertical-align="middle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23" style:family="table-cell" style:parent-style-name="Default" style:data-style-name="N7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4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5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6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7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8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9" style:family="table-cell" style:parent-style-name="Default" style:data-style-name="N0">
      <style:table-cell-properties style:vertical-align="automatic" fo:wrap-option="wrap"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0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1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2" style:family="table-cell" style:parent-style-name="Default" style:data-style-name="N0">
      <style:table-cell-properties fo:border-top="none" fo:border-bottom="thin solid #E3E3E3" fo:border-left="none" fo:border-right="none" style:vertical-align="automatic" style:repeat-content="false"/>
      <style:paragraph-properties fo:text-align="center"/>
      <style:text-properties style:font-name="Univers" style:font-name-asian="Univers" style:font-name-complex="Univers" style:font-family-generic="swiss"/>
    </style:style>
    <style:style style:name="ce33" style:family="table-cell" style:parent-style-name="Default" style:data-style-name="N0">
      <style:table-cell-properties fo:border-top="none" fo:border-bottom="thin solid #E3E3E3" fo:border-left="none" fo:border-right="none"/>
      <style:text-properties style:font-name="Univers" style:font-name-asian="Univers" style:font-name-complex="Univers" style:font-family-generic="swiss"/>
    </style:style>
    <style:style style:name="ce34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5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6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7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38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9" style:family="table-cell" style:parent-style-name="Default" style:data-style-name="N0">
      <style:table-cell-properties fo:border-top="none" fo:border-bottom="thin solid #E3E3E3" fo:border-left="none" fo:border-right="none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0" style:family="table-cell" style:parent-style-name="Default" style:data-style-name="N70">
      <style:table-cell-properties fo:border-top="none" fo:border-bottom="thin solid #E3E3E3" fo:border-left="none" fo:border-right="none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1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</style:style>
    <style:style style:name="ce42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4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44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5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6" style:family="table-cell" style:parent-style-name="Default" style:data-style-name="N7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7" style:family="table-cell" style:parent-style-name="Default" style:data-style-name="N7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8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9" style:family="table-cell" style:parent-style-name="Default" style:data-style-name="N70">
      <style:table-cell-properties fo:background-color="transparent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51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52" style:family="table-cell" style:parent-style-name="Default" style:data-style-name="N63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3" style:family="table-cell" style:parent-style-name="Default" style:data-style-name="N69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4" style:family="table-cell" style:parent-style-name="Default" style:data-style-name="N0">
      <style:table-cell-properties fo:border-top="none" fo:border-bottom="thin solid #E3E3E3" fo:border-left="none" fo:border-right="none" fo:background-color="transparent"/>
      <style:text-properties style:font-name="Univers" style:font-name-asian="Univers" style:font-name-complex="Univers" style:font-family-generic="swiss"/>
    </style:style>
    <style:style style:name="ce55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style:font-family-generic="swiss"/>
    </style:style>
    <style:style style:name="ce56" style:family="table-cell" style:parent-style-name="Default" style:data-style-name="N7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7" style:family="table-cell" style:parent-style-name="Default" style:data-style-name="N7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8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9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</style:style>
    <style:style style:name="ce60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1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5.68854166666667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1.984375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6.270625cm"/>
    </style:style>
    <style:style style:name="co8" style:family="table-column">
      <style:table-column-properties fo:break-before="auto" style:column-width="2.16958333333333cm"/>
    </style:style>
    <style:style style:name="co9" style:family="table-column">
      <style:table-column-properties fo:break-before="auto" style:column-width="1.79916666666667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2.03729166666667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1.61395833333333cm"/>
    </style:style>
    <style:style style:name="ro1" style:family="table-row">
      <style:table-row-properties style:row-height="10.1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49.5pt" style:use-optimal-row-height="false" fo:break-before="auto"/>
    </style:style>
    <style:style style:name="ro4" style:family="table-row">
      <style:table-row-properties style:row-height="4.9pt" style:use-optimal-row-height="false" fo:break-before="auto"/>
    </style:style>
    <style:style style:name="ro5" style:family="table-row">
      <style:table-row-properties style:row-height="8.2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34.9pt" style:use-optimal-row-height="false" fo:break-before="auto"/>
    </style:style>
    <style:style style:name="ro9" style:family="table-row">
      <style:table-row-properties style:row-height="6pt" style:use-optimal-row-height="false" fo:break-before="auto"/>
    </style:style>
    <style:style style:name="ro10" style:family="table-row">
      <style:table-row-properties style:row-height="14.1pt" style:use-optimal-row-height="false" fo:break-before="auto"/>
    </style:style>
    <style:style style:name="ro11" style:family="table-row">
      <style:table-row-properties style:row-height="3pt" style:use-optimal-row-height="false" fo:break-before="auto"/>
    </style:style>
    <style:style style:name="ro12" style:family="table-row">
      <style:table-row-properties style:row-height="8.65pt" style:use-optimal-row-height="false" fo:break-before="auto"/>
    </style:style>
    <style:style style:name="ro13" style:family="table-row">
      <style:table-row-properties style:row-height="10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I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8" table:default-cell-style-name="ce3"/>
        <table:table-column table:style-name="co3" table:default-cell-style-name="ce43"/>
        <table:table-column table:style-name="co4" table:number-columns-repeated="16313" table:default-cell-style-name="ce3"/>
        <table:table-row table:style-name="ro1">
          <table:table-cell office:value-type="string" table:style-name="ce1">
            <text:p>Tabela 4 - Usos de bens e serviços - 2017</text:p>
          </table:table-cell>
          <table:table-cell table:number-columns-repeated="6" table:style-name="ce1"/>
          <table:table-cell table:number-columns-repeated="45" table:style-name="ce2"/>
          <table:table-cell table:number-columns-repeated="4" table:style-name="ce1"/>
          <table:table-cell table:number-columns-repeated="14" table:style-name="ce2"/>
          <table:table-cell table:style-name="ce42"/>
          <table:table-cell table:number-columns-repeated="16313" table:style-name="ce2"/>
        </table:table-row>
        <table:table-row table:style-name="ro2">
          <table:table-cell table:number-columns-repeated="2" table:style-name="ce3"/>
          <table:table-cell table:number-columns-repeated="68" table:style-name="ce51"/>
          <table:table-cell table:style-name="ce43"/>
          <table:table-cell table:number-columns-repeated="16313"/>
        </table:table-row>
        <table:table-row table:style-name="ro2">
          <table:table-cell office:value-type="string" table:number-columns-spanned="1" table:number-rows-spanned="2" table:style-name="ce58">
            <text:p>Código</text:p>
            <text:p>do</text:p>
            <text:p>produto</text:p>
          </table:table-cell>
          <table:table-cell office:value-type="string" table:number-columns-spanned="1" table:number-rows-spanned="2" table:style-name="ce60">
            <text:p>Descrição do produto</text:p>
          </table:table-cell>
          <table:table-cell office:value-type="string" table:style-name="ce48">
            <text:p>Consumo intermediário das atividades <text:s/>(preços do ano anterior em 1 000 000 R$)</text:p>
          </table:table-cell>
          <table:table-cell table:number-columns-repeated="2" table:style-name="ce48"/>
          <table:table-cell table:number-columns-repeated="3" table:style-name="ce44"/>
          <table:table-cell table:number-columns-repeated="44" table:style-name="ce45"/>
          <table:table-cell table:number-columns-repeated="2" table:style-name="ce48"/>
          <table:table-cell table:number-columns-repeated="3" table:style-name="ce44"/>
          <table:table-cell table:number-columns-repeated="14" table:style-name="ce45"/>
          <table:table-cell table:number-columns-repeated="16313"/>
        </table:table-row>
        <table:table-row table:style-name="ro3">
          <table:covered-table-cell/>
          <table:covered-table-cell/>
          <table:table-cell office:value-type="string" table:style-name="ce35">
            <text:p>0191</text:p>
            <text:p>Agricultura, inclusive o apoio à agricultura e a pós-colheita</text:p>
          </table:table-cell>
          <table:table-cell office:value-type="string" table:style-name="ce35">
            <text:p>0192</text:p>
            <text:p>Pecuária, inclusive o apoio à pecuária</text:p>
          </table:table-cell>
          <table:table-cell office:value-type="string" table:style-name="ce35">
            <text:p>0280</text:p>
            <text:p>Produção florestal; pesca e aquicultura</text:p>
          </table:table-cell>
          <table:table-cell office:value-type="string" table:style-name="ce34">
            <text:p>0580</text:p>
            <text:p>Extração de carvão mineral e de minerais não-metálicos</text:p>
          </table:table-cell>
          <table:table-cell office:value-type="string" table:style-name="ce35">
            <text:p>0680</text:p>
            <text:p>Extração de petróleo e gás, inclusive as atividades de apoio</text:p>
          </table:table-cell>
          <table:table-cell office:value-type="string" table:style-name="ce35">
            <text:p>0791</text:p>
            <text:p>Extração de minério de ferro, inclusive beneficiamentos e a aglomeração</text:p>
          </table:table-cell>
          <table:table-cell office:value-type="string" table:style-name="ce35">
            <text:p>0792</text:p>
            <text:p>Extração de minerais metálicos não-ferrosos, inclusive beneficiamentos</text:p>
          </table:table-cell>
          <table:table-cell office:value-type="string" table:style-name="ce35">
            <text:p>1091</text:p>
            <text:p>Abate e produtos de carne, inclusive os produtos do laticínio e da pesca</text:p>
          </table:table-cell>
          <table:table-cell office:value-type="string" table:style-name="ce35">
            <text:p>1092</text:p>
            <text:p>Fabricação e refino de açúcar</text:p>
          </table:table-cell>
          <table:table-cell office:value-type="string" table:style-name="ce35">
            <text:p>1093</text:p>
            <text:p>Outros produtos alimentares</text:p>
          </table:table-cell>
          <table:table-cell office:value-type="string" table:style-name="ce35">
            <text:p>1100</text:p>
            <text:p>Fabricação de bebidas</text:p>
          </table:table-cell>
          <table:table-cell office:value-type="string" table:style-name="ce35">
            <text:p>1200</text:p>
            <text:p>Fabricação de produtos do fumo</text:p>
          </table:table-cell>
          <table:table-cell office:value-type="string" table:style-name="ce35">
            <text:p>1300</text:p>
            <text:p>Fabricação de produtos têxteis</text:p>
          </table:table-cell>
          <table:table-cell office:value-type="string" table:style-name="ce35">
            <text:p>1400</text:p>
            <text:p>Confecção de artefatos do vestuário e acessórios</text:p>
          </table:table-cell>
          <table:table-cell office:value-type="string" table:style-name="ce35">
            <text:p>1500</text:p>
            <text:p>Fabricação de calçados e de artefatos de couro</text:p>
          </table:table-cell>
          <table:table-cell office:value-type="string" table:style-name="ce35">
            <text:p>1600</text:p>
            <text:p>Fabricação de produtos da madeira</text:p>
          </table:table-cell>
          <table:table-cell office:value-type="string" table:style-name="ce35">
            <text:p>1700</text:p>
            <text:p>Fabricação de celulose, papel e produtos de papel</text:p>
          </table:table-cell>
          <table:table-cell office:value-type="string" table:style-name="ce35">
            <text:p>1800</text:p>
            <text:p>Impressão e reprodução de gravações</text:p>
          </table:table-cell>
          <table:table-cell office:value-type="string" table:style-name="ce35">
            <text:p>1991</text:p>
            <text:p>Refino de petróleo e coquerias</text:p>
          </table:table-cell>
          <table:table-cell office:value-type="string" table:style-name="ce35">
            <text:p>1992</text:p>
            <text:p>Fabricação de biocombustíveis</text:p>
          </table:table-cell>
          <table:table-cell office:value-type="string" table:style-name="ce35">
            <text:p>2091</text:p>
            <text:p>Fabricação de químicos orgânicos e inorgânicos, resinas e elastômeros</text:p>
          </table:table-cell>
          <table:table-cell office:value-type="string" table:style-name="ce35">
            <text:p>2092</text:p>
            <text:p>Fabricação de defensivos, desinfestantes, tintas e químicos diversos</text:p>
          </table:table-cell>
          <table:table-cell office:value-type="string" table:style-name="ce35">
            <text:p>2093</text:p>
            <text:p>Fabricação de produtos de limpeza, cosméticos/perfumaria e higiene pessoal</text:p>
          </table:table-cell>
          <table:table-cell office:value-type="string" table:style-name="ce35">
            <text:p>2100</text:p>
            <text:p>Fabricação de produtos farmoquímicos e farmacêuticos</text:p>
          </table:table-cell>
          <table:table-cell office:value-type="string" table:style-name="ce35">
            <text:p>2200</text:p>
            <text:p>Fabricação de produtos de borracha e de material plástico</text:p>
          </table:table-cell>
          <table:table-cell office:value-type="string" table:style-name="ce35">
            <text:p>2300</text:p>
            <text:p>Fabricação de produtos de minerais não-metálicos</text:p>
          </table:table-cell>
          <table:table-cell office:value-type="string" table:style-name="ce35">
            <text:p>2491</text:p>
            <text:p>Produção de ferro-gusa/ferroligas, siderurgia e tubos de aço sem costura</text:p>
          </table:table-cell>
          <table:table-cell office:value-type="string" table:style-name="ce35">
            <text:p>2492</text:p>
            <text:p>Metalurgia de metais não-ferrosos e a fundição de metais</text:p>
          </table:table-cell>
          <table:table-cell office:value-type="string" table:style-name="ce35">
            <text:p>2500</text:p>
            <text:p>Fabricação de produtos de metal, exceto máquinas e equipamentos</text:p>
          </table:table-cell>
          <table:table-cell office:value-type="string" table:style-name="ce35">
            <text:p>2600</text:p>
            <text:p>Fabricação de equipamentos de informática, produtos eletrônicos e ópticos</text:p>
          </table:table-cell>
          <table:table-cell office:value-type="string" table:style-name="ce35">
            <text:p>2700</text:p>
            <text:p>Fabricação de máquinas e equipamentos elétricos</text:p>
          </table:table-cell>
          <table:table-cell office:value-type="string" table:style-name="ce35">
            <text:p>2800</text:p>
            <text:p>Fabricação de máquinas e equipamentos mecânicos</text:p>
          </table:table-cell>
          <table:table-cell office:value-type="string" table:style-name="ce35">
            <text:p>2991</text:p>
            <text:p>Fabricação de automóveis, caminhões e ônibus, exceto peças</text:p>
          </table:table-cell>
          <table:table-cell office:value-type="string" table:style-name="ce35">
            <text:p>2992</text:p>
            <text:p>Fabricação de peças e acessórios para veículos automotores</text:p>
          </table:table-cell>
          <table:table-cell office:value-type="string" table:style-name="ce35">
            <text:p>3000</text:p>
            <text:p>Fabricação de outros equipamentos de transporte, exceto veículos automotores</text:p>
          </table:table-cell>
          <table:table-cell office:value-type="string" table:style-name="ce35">
            <text:p>3180</text:p>
            <text:p>Fabricação de móveis e de produtos de indústrias diversas</text:p>
          </table:table-cell>
          <table:table-cell office:value-type="string" table:style-name="ce35">
            <text:p>3300</text:p>
            <text:p>Manutenção, reparação e instalação de máquinas e equipamentos</text:p>
          </table:table-cell>
          <table:table-cell office:value-type="string" table:style-name="ce35">
            <text:p>3500</text:p>
            <text:p>Energia elétrica, gás natural e outras utilidades</text:p>
          </table:table-cell>
          <table:table-cell office:value-type="string" table:style-name="ce35">
            <text:p>3680</text:p>
            <text:p>Água, esgoto e gestão de resíduos</text:p>
          </table:table-cell>
          <table:table-cell office:value-type="string" table:style-name="ce35">
            <text:p>4180</text:p>
            <text:p>Construção</text:p>
          </table:table-cell>
          <table:table-cell office:value-type="string" table:style-name="ce35">
            <text:p>4500</text:p>
            <text:p>Comércio e reparação de veículos automotores e motocicletas</text:p>
          </table:table-cell>
          <table:table-cell office:value-type="string" table:style-name="ce35">
            <text:p>4680</text:p>
            <text:p>Comércio por atacado e a varejo, exceto veículos automotores</text:p>
          </table:table-cell>
          <table:table-cell office:value-type="string" table:style-name="ce35">
            <text:p>4900</text:p>
            <text:p>Transporte terrestre</text:p>
          </table:table-cell>
          <table:table-cell office:value-type="string" table:style-name="ce35">
            <text:p>5000</text:p>
            <text:p>Transporte aquaviário</text:p>
          </table:table-cell>
          <table:table-cell office:value-type="string" table:style-name="ce35">
            <text:p>5100</text:p>
            <text:p>Transporte aéreo</text:p>
          </table:table-cell>
          <table:table-cell office:value-type="string" table:style-name="ce35">
            <text:p>5280</text:p>
            <text:p>Armazenamento, atividades auxiliares dos transportes e correio</text:p>
          </table:table-cell>
          <table:table-cell office:value-type="string" table:style-name="ce35">
            <text:p>5500</text:p>
            <text:p>Alojamento</text:p>
          </table:table-cell>
          <table:table-cell office:value-type="string" table:style-name="ce35">
            <text:p>5600</text:p>
            <text:p>Alimentação</text:p>
          </table:table-cell>
          <table:table-cell office:value-type="string" table:style-name="ce35">
            <text:p>5800</text:p>
            <text:p>Edição e edição integrada à impressão</text:p>
          </table:table-cell>
          <table:table-cell office:value-type="string" table:style-name="ce35">
            <text:p>5980</text:p>
            <text:p>Atividades de televisão, rádio, cinema e <text:s/>gravação/edição de som e imagem</text:p>
          </table:table-cell>
          <table:table-cell office:value-type="string" table:style-name="ce35">
            <text:p>6100</text:p>
            <text:p>Telecomunicações</text:p>
          </table:table-cell>
          <table:table-cell office:value-type="string" table:style-name="ce35">
            <text:p>6280</text:p>
            <text:p>Desenvolvimento de sistemas e outros serviços de informação</text:p>
          </table:table-cell>
          <table:table-cell office:value-type="string" table:style-name="ce34">
            <text:p>6480</text:p>
            <text:p>Intermediação financeira, seguros e previdência complementar</text:p>
          </table:table-cell>
          <table:table-cell office:value-type="string" table:style-name="ce35">
            <text:p>6800</text:p>
            <text:p>Atividades imobiliárias</text:p>
          </table:table-cell>
          <table:table-cell office:value-type="string" table:style-name="ce35">
            <text:p>6980</text:p>
            <text:p>Atividades jurídicas, contábeis, consultoria e sedes de empresas<text:s/></text:p>
          </table:table-cell>
          <table:table-cell office:value-type="string" table:style-name="ce35">
            <text:p>7180</text:p>
            <text:p>Serviços de arquitetura, engenharia, testes/análises técnicas e P &amp; D</text:p>
          </table:table-cell>
          <table:table-cell office:value-type="string" table:style-name="ce35">
            <text:p>7380</text:p>
            <text:p>Outras atividades profissionais, científicas e técnicas</text:p>
          </table:table-cell>
          <table:table-cell office:value-type="string" table:style-name="ce35">
            <text:p>7700</text:p>
            <text:p>Aluguéis não-imobiliários e gestão de ativos de propriedade intelectual</text:p>
          </table:table-cell>
          <table:table-cell office:value-type="string" table:style-name="ce35">
            <text:p>7880</text:p>
            <text:p>Outras atividades administrativas e serviços complementares</text:p>
          </table:table-cell>
          <table:table-cell office:value-type="string" table:style-name="ce35">
            <text:p>8000</text:p>
            <text:p>Atividades de vigilância, segurança e investigação</text:p>
          </table:table-cell>
          <table:table-cell office:value-type="string" table:style-name="ce35">
            <text:p>8400</text:p>
            <text:p>Administração pública, defesa e seguridade social</text:p>
          </table:table-cell>
          <table:table-cell office:value-type="string" table:style-name="ce35">
            <text:p>8591</text:p>
            <text:p>Educação pública</text:p>
          </table:table-cell>
          <table:table-cell office:value-type="string" table:style-name="ce35">
            <text:p>8592</text:p>
            <text:p>Educação privada</text:p>
          </table:table-cell>
          <table:table-cell office:value-type="string" table:style-name="ce35">
            <text:p>8691</text:p>
            <text:p>Saúde pública</text:p>
          </table:table-cell>
          <table:table-cell office:value-type="string" table:style-name="ce35">
            <text:p>8692</text:p>
            <text:p>Saúde privada</text:p>
          </table:table-cell>
          <table:table-cell office:value-type="string" table:style-name="ce35">
            <text:p>9080</text:p>
            <text:p>Atividades artísticas, criativas e de espetáculos</text:p>
          </table:table-cell>
          <table:table-cell office:value-type="string" table:style-name="ce35">
            <text:p>9480</text:p>
            <text:p>Organizações associativas e outros serviços pessoais</text:p>
          </table:table-cell>
          <table:table-cell office:value-type="string" table:style-name="ce35">
            <text:p>9700</text:p>
            <text:p>Serviços domésticos</text:p>
          </table:table-cell>
          <table:table-cell office:value-type="string" table:style-name="ce38">
            <text:p>Total</text:p>
            <text:p>do produto</text:p>
          </table:table-cell>
          <table:table-cell table:number-columns-repeated="16313"/>
        </table:table-row>
        <table:table-row table:style-name="ro4">
          <table:table-cell table:number-columns-repeated="70" table:style-name="ce5"/>
          <table:table-cell table:style-name="ce10"/>
          <table:table-cell table:number-columns-repeated="16313"/>
        </table:table-row>
        <table:table-row table:style-name="ro5">
          <table:table-cell office:value-type="string" table:style-name="ce25">
            <text:p>01911</text:p>
          </table:table-cell>
          <table:table-cell office:value-type="string" table:style-name="ce26">
            <text:p>Arroz, trigo e outros cereais</text:p>
          </table:table-cell>
          <table:table-cell office:value-type="float" office:value="324" table:style-name="ce46">
            <text:p><text:s text:c="3"/>324</text:p>
          </table:table-cell>
          <table:table-cell office:value-type="float" office:value="349" table:style-name="ce46">
            <text:p><text:s text:c="3"/>34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769" table:style-name="ce46">
            <text:p><text:s text:c="2"/>16 769</text:p>
          </table:table-cell>
          <table:table-cell office:value-type="float" office:value="364" table:style-name="ce46">
            <text:p><text:s text:c="3"/>36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10" table:style-name="ce46">
            <text:p><text:s text:c="3"/>6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6" table:style-name="ce46">
            <text:p><text:s text:c="3"/>40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870" table:style-name="ce46">
            <text:p><text:s text:c="2"/>18 87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12</text:p>
          </table:table-cell>
          <table:table-cell office:value-type="string" table:style-name="ce26">
            <text:p>Milho em grão</text:p>
          </table:table-cell>
          <table:table-cell office:value-type="float" office:value="1639" table:style-name="ce46">
            <text:p><text:s text:c="2"/>1 639</text:p>
          </table:table-cell>
          <table:table-cell office:value-type="float" office:value="5918" table:style-name="ce46">
            <text:p><text:s text:c="2"/>5 918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64" table:style-name="ce46">
            <text:p><text:s text:c="3"/>96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047" table:style-name="ce46">
            <text:p><text:s text:c="2"/>16 0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41" table:style-name="ce46">
            <text:p><text:s text:c="3"/>7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0" table:style-name="ce46">
            <text:p><text:s text:c="3"/>27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97" table:style-name="ce46">
            <text:p><text:s text:c="3"/>497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104" table:style-name="ce46">
            <text:p><text:s text:c="2"/>26 10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13</text:p>
          </table:table-cell>
          <table:table-cell office:value-type="string" table:style-name="ce26">
            <text:p>Algodão herbáceo, outras fibras da lav. temporária</text:p>
          </table:table-cell>
          <table:table-cell office:value-type="float" office:value="422" table:style-name="ce46">
            <text:p><text:s text:c="3"/>422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05" table:style-name="ce46">
            <text:p><text:s text:c="3"/>70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140" table:style-name="ce46">
            <text:p><text:s text:c="2"/>5 1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7" table:style-name="ce46">
            <text:p><text:s text:c="3"/>7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5" table:style-name="ce46">
            <text:p><text:s text:c="3"/>2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589" table:style-name="ce46">
            <text:p><text:s text:c="2"/>6 58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14</text:p>
          </table:table-cell>
          <table:table-cell office:value-type="string" table:style-name="ce26">
            <text:p>Cana-de-açúcar</text:p>
          </table:table-cell>
          <table:table-cell office:value-type="float" office:value="802" table:style-name="ce46">
            <text:p><text:s text:c="3"/>802</text:p>
          </table:table-cell>
          <table:table-cell office:value-type="float" office:value="202" table:style-name="ce46">
            <text:p><text:s text:c="3"/>202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092" table:style-name="ce46">
            <text:p><text:s text:c="2"/>32 09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85" table:style-name="ce46">
            <text:p><text:s text:c="2"/>1 98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308" table:style-name="ce46">
            <text:p><text:s text:c="2"/>19 30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21" table:style-name="ce46">
            <text:p><text:s text:c="2"/>1 2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614" table:style-name="ce46">
            <text:p><text:s text:c="2"/>55 614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01915</text:p>
          </table:table-cell>
          <table:table-cell office:value-type="string" table:style-name="ce28">
            <text:p>Soja <text:s/>em grão</text:p>
          </table:table-cell>
          <table:table-cell office:value-type="float" office:value="2695" table:style-name="ce46">
            <text:p><text:s text:c="2"/>2 695</text:p>
          </table:table-cell>
          <table:table-cell office:value-type="float" office:value="228" table:style-name="ce46">
            <text:p><text:s text:c="3"/>228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2" table:style-name="ce46">
            <text:p><text:s text:c="3"/>5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151" table:style-name="ce46">
            <text:p><text:s text:c="2"/>37 15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13" table:style-name="ce46">
            <text:p><text:s text:c="2"/>1 8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261" table:style-name="ce46">
            <text:p><text:s text:c="2"/>11 26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701" table:style-name="ce46">
            <text:p><text:s text:c="2"/>53 701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6</text:p>
          </table:table-cell>
          <table:table-cell office:value-type="string" table:style-name="ce5">
            <text:p>Outros produtos e serviços da lavoura temporária</text:p>
          </table:table-cell>
          <table:table-cell office:value-type="float" office:value="4954" table:style-name="ce47">
            <text:p><text:s text:c="2"/>4 954</text:p>
          </table:table-cell>
          <table:table-cell office:value-type="float" office:value="1211" table:style-name="ce47">
            <text:p><text:s text:c="2"/>1 211</text:p>
          </table:table-cell>
          <table:table-cell office:value-type="float" office:value="67" table:style-name="ce47">
            <text:p><text:s text:c="3"/>6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755" table:style-name="ce47">
            <text:p><text:s text:c="2"/>5 75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859" table:style-name="ce47">
            <text:p><text:s text:c="2"/>6 85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87" table:style-name="ce47">
            <text:p><text:s text:c="3"/>48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80" table:style-name="ce47">
            <text:p><text:s text:c="3"/>68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23" table:style-name="ce47">
            <text:p><text:s text:c="3"/>323</text:p>
          </table:table-cell>
          <table:table-cell office:value-type="float" office:value="3447" table:style-name="ce47">
            <text:p><text:s text:c="2"/>3 44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0" table:style-name="ce47">
            <text:p><text:s text:c="3"/>18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68" table:style-name="ce47">
            <text:p><text:s text:c="3"/>968</text:p>
          </table:table-cell>
          <table:table-cell office:value-type="float" office:value="410" table:style-name="ce47">
            <text:p><text:s text:c="3"/>410</text:p>
          </table:table-cell>
          <table:table-cell office:value-type="float" office:value="82" table:style-name="ce47">
            <text:p><text:s text:c="3"/>82</text:p>
          </table:table-cell>
          <table:table-cell office:value-type="float" office:value="331" table:style-name="ce47">
            <text:p><text:s text:c="3"/>331</text:p>
          </table:table-cell>
          <table:table-cell office:value-type="float" office:value="330" table:style-name="ce47">
            <text:p><text:s text:c="3"/>33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77" table:style-name="ce47">
            <text:p><text:s text:c="3"/>37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559" table:style-name="ce47">
            <text:p><text:s text:c="2"/>26 559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7</text:p>
          </table:table-cell>
          <table:table-cell office:value-type="string" table:style-name="ce5">
            <text:p>Laranja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642" table:style-name="ce47">
            <text:p><text:s text:c="2"/>10 64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0" table:style-name="ce47">
            <text:p><text:s text:c="3"/>140</text:p>
          </table:table-cell>
          <table:table-cell office:value-type="float" office:value="481" table:style-name="ce47">
            <text:p><text:s text:c="3"/>48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328" table:style-name="ce47">
            <text:p><text:s text:c="2"/>11 328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8</text:p>
          </table:table-cell>
          <table:table-cell office:value-type="string" table:style-name="ce5">
            <text:p>Café em grão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121" table:style-name="ce47">
            <text:p><text:s text:c="3"/>12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032" table:style-name="ce47">
            <text:p><text:s text:c="2"/>7 03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2" table:style-name="ce47">
            <text:p><text:s text:c="3"/>12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323" table:style-name="ce47">
            <text:p><text:s text:c="2"/>7 323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9</text:p>
          </table:table-cell>
          <table:table-cell office:value-type="string" table:style-name="ce5">
            <text:p>Outros produtos da lavoura permanente</text:p>
          </table:table-cell>
          <table:table-cell office:value-type="float" office:value="100" table:style-name="ce47">
            <text:p><text:s text:c="3"/>100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852" table:style-name="ce47">
            <text:p><text:s text:c="2"/>3 852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5" table:style-name="ce47">
            <text:p><text:s text:c="3"/>16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791" table:style-name="ce47">
            <text:p><text:s text:c="3"/>79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4" table:style-name="ce47">
            <text:p><text:s text:c="3"/>174</text:p>
          </table:table-cell>
          <table:table-cell office:value-type="float" office:value="97" table:style-name="ce47">
            <text:p><text:s text:c="3"/>97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375" table:style-name="ce47">
            <text:p><text:s text:c="2"/>5 375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01921</text:p>
          </table:table-cell>
          <table:table-cell office:value-type="string" table:style-name="ce10">
            <text:p>Bovinos e outros animais vivos, prods. animal, caça e serv.</text:p>
          </table:table-cell>
          <table:table-cell office:value-type="float" office:value="500" table:style-name="ce47">
            <text:p><text:s text:c="3"/>500</text:p>
          </table:table-cell>
          <table:table-cell office:value-type="float" office:value="2244" table:style-name="ce47">
            <text:p><text:s text:c="2"/>2 244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2865" table:style-name="ce47">
            <text:p><text:s text:c="2"/>62 86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2" table:style-name="ce47">
            <text:p><text:s text:c="3"/>122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1" table:style-name="ce47">
            <text:p><text:s text:c="3"/>12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5979" table:style-name="ce47">
            <text:p><text:s text:c="2"/>65 97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22</text:p>
          </table:table-cell>
          <table:table-cell office:value-type="string" table:style-name="ce26">
            <text:p>Leite de vaca e de outros animais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1600" table:style-name="ce46">
            <text:p><text:s text:c="2"/>1 600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674" table:style-name="ce46">
            <text:p><text:s text:c="2"/>19 67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5" table:style-name="ce46">
            <text:p><text:s text:c="3"/>8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492" table:style-name="ce46">
            <text:p><text:s text:c="2"/>21 49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23</text:p>
          </table:table-cell>
          <table:table-cell office:value-type="string" table:style-name="ce26">
            <text:p>Suínos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236" table:style-name="ce46">
            <text:p><text:s text:c="3"/>236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179" table:style-name="ce46">
            <text:p><text:s text:c="2"/>9 17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462" table:style-name="ce46">
            <text:p><text:s text:c="2"/>9 46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24</text:p>
          </table:table-cell>
          <table:table-cell office:value-type="string" table:style-name="ce26">
            <text:p>Aves e ovos</text:p>
          </table:table-cell>
          <table:table-cell office:value-type="float" office:value="125" table:style-name="ce46">
            <text:p><text:s text:c="3"/>125</text:p>
          </table:table-cell>
          <table:table-cell office:value-type="float" office:value="2795" table:style-name="ce46">
            <text:p><text:s text:c="2"/>2 795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218" table:style-name="ce46">
            <text:p><text:s text:c="2"/>15 2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27" table:style-name="ce46">
            <text:p><text:s text:c="2"/>2 0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8" table:style-name="ce46">
            <text:p><text:s text:c="3"/>408</text:p>
          </table:table-cell>
          <table:table-cell office:value-type="float" office:value="1511" table:style-name="ce46">
            <text:p><text:s text:c="2"/>1 5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259" table:style-name="ce46">
            <text:p><text:s text:c="2"/>22 25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2801</text:p>
          </table:table-cell>
          <table:table-cell office:value-type="string" table:style-name="ce26">
            <text:p>Produtos da exploração florestal e da silvicultura</text:p>
          </table:table-cell>
          <table:table-cell office:value-type="float" office:value="1628" table:style-name="ce46">
            <text:p><text:s text:c="2"/>1 628</text:p>
          </table:table-cell>
          <table:table-cell office:value-type="float" office:value="1938" table:style-name="ce46">
            <text:p><text:s text:c="2"/>1 938</text:p>
          </table:table-cell>
          <table:table-cell office:value-type="float" office:value="2078" table:style-name="ce46">
            <text:p><text:s text:c="2"/>2 078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2" table:style-name="ce46">
            <text:p><text:s text:c="3"/>39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2" table:style-name="ce46">
            <text:p><text:s text:c="3"/>26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3178" table:style-name="ce46">
            <text:p><text:s text:c="2"/>3 178</text:p>
          </table:table-cell>
          <table:table-cell office:value-type="float" office:value="4895" table:style-name="ce46">
            <text:p><text:s text:c="2"/>4 89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98" table:style-name="ce46">
            <text:p><text:s text:c="3"/>19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85" table:style-name="ce46">
            <text:p><text:s text:c="2"/>1 385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879" table:style-name="ce46">
            <text:p><text:s text:c="3"/>87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03" table:style-name="ce46">
            <text:p><text:s text:c="3"/>90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9" table:style-name="ce46">
            <text:p><text:s text:c="3"/>35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301" table:style-name="ce46">
            <text:p><text:s text:c="2"/>18 301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02802</text:p>
          </table:table-cell>
          <table:table-cell office:value-type="string" table:style-name="ce28">
            <text:p>Pesca e aquicultura (peixe, crustáceos e moluscos)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679" table:style-name="ce46">
            <text:p><text:s text:c="3"/>67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00" table:style-name="ce46">
            <text:p><text:s text:c="2"/>1 90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668" table:style-name="ce46">
            <text:p><text:s text:c="3"/>6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95" table:style-name="ce46">
            <text:p><text:s text:c="3"/>95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86" table:style-name="ce46">
            <text:p><text:s text:c="2"/>3 686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5801</text:p>
          </table:table-cell>
          <table:table-cell office:value-type="string" table:style-name="ce5">
            <text:p>Carvão mineral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7" table:style-name="ce47">
            <text:p><text:s text:c="3"/>6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6762" table:style-name="ce47">
            <text:p><text:s text:c="2"/>6 762</text:p>
          </table:table-cell>
          <table:table-cell office:value-type="float" office:value="343" table:style-name="ce47">
            <text:p><text:s text:c="3"/>34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93" table:style-name="ce47">
            <text:p><text:s text:c="2"/>1 69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978" table:style-name="ce47">
            <text:p><text:s text:c="2"/>8 978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5802</text:p>
          </table:table-cell>
          <table:table-cell office:value-type="string" table:style-name="ce5">
            <text:p>Minerais não-metálicos</text:p>
          </table:table-cell>
          <table:table-cell office:value-type="float" office:value="69" table:style-name="ce47">
            <text:p><text:s text:c="3"/>69</text:p>
          </table:table-cell>
          <table:table-cell office:value-type="float" office:value="472" table:style-name="ce47">
            <text:p><text:s text:c="3"/>472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375" table:style-name="ce47">
            <text:p><text:s text:c="3"/>375</text:p>
          </table:table-cell>
          <table:table-cell office:value-type="float" office:value="888" table:style-name="ce47">
            <text:p><text:s text:c="3"/>88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325" table:style-name="ce47">
            <text:p><text:s text:c="3"/>32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85" table:style-name="ce47">
            <text:p><text:s text:c="3"/>285</text:p>
          </table:table-cell>
          <table:table-cell office:value-type="float" office:value="4157" table:style-name="ce47">
            <text:p><text:s text:c="2"/>4 157</text:p>
          </table:table-cell>
          <table:table-cell office:value-type="float" office:value="97" table:style-name="ce47">
            <text:p><text:s text:c="3"/>9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151" table:style-name="ce47">
            <text:p><text:s text:c="2"/>7 151</text:p>
          </table:table-cell>
          <table:table-cell office:value-type="float" office:value="510" table:style-name="ce47">
            <text:p><text:s text:c="3"/>510</text:p>
          </table:table-cell>
          <table:table-cell office:value-type="float" office:value="279" table:style-name="ce47">
            <text:p><text:s text:c="3"/>279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15" table:style-name="ce47">
            <text:p><text:s text:c="3"/>515</text:p>
          </table:table-cell>
          <table:table-cell office:value-type="float" office:value="8932" table:style-name="ce47">
            <text:p><text:s text:c="2"/>8 93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3" table:style-name="ce47">
            <text:p><text:s text:c="3"/>8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60" table:style-name="ce47">
            <text:p><text:s text:c="3"/>66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1" table:style-name="ce47">
            <text:p><text:s text:c="3"/>91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5134" table:style-name="ce47">
            <text:p><text:s text:c="2"/>25 134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6801</text:p>
          </table:table-cell>
          <table:table-cell office:value-type="string" table:style-name="ce5">
            <text:p>Petróleo, gás natural e serviços de apoi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8152" table:style-name="ce47">
            <text:p><text:s text:c="2"/>8 152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96" table:style-name="ce47">
            <text:p><text:s text:c="3"/>496</text:p>
          </table:table-cell>
          <table:table-cell office:value-type="float" office:value="97" table:style-name="ce47">
            <text:p><text:s text:c="3"/>9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9" table:style-name="ce47">
            <text:p><text:s text:c="3"/>8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464" table:style-name="ce47">
            <text:p><text:s text:c="3"/>46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8098" table:style-name="ce47">
            <text:p><text:s text:c="2"/>68 09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30" table:style-name="ce47">
            <text:p><text:s text:c="2"/>1 230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367" table:style-name="ce47">
            <text:p><text:s text:c="3"/>367</text:p>
          </table:table-cell>
          <table:table-cell office:value-type="float" office:value="227" table:style-name="ce47">
            <text:p><text:s text:c="3"/>227</text:p>
          </table:table-cell>
          <table:table-cell office:value-type="float" office:value="170" table:style-name="ce47">
            <text:p><text:s text:c="3"/>170</text:p>
          </table:table-cell>
          <table:table-cell office:value-type="float" office:value="232" table:style-name="ce47">
            <text:p><text:s text:c="3"/>23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100" table:style-name="ce47">
            <text:p><text:s text:c="3"/>10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742" table:style-name="ce47">
            <text:p><text:s text:c="2"/>9 74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9905" table:style-name="ce47">
            <text:p><text:s text:c="2"/>89 905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7911</text:p>
          </table:table-cell>
          <table:table-cell office:value-type="string" table:style-name="ce5">
            <text:p>Minério de ferr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27" table:style-name="ce47">
            <text:p><text:s text:c="3"/>927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6" table:style-name="ce47">
            <text:p><text:s text:c="3"/>96</text:p>
          </table:table-cell>
          <table:table-cell office:value-type="float" office:value="12008" table:style-name="ce47">
            <text:p><text:s text:c="2"/>12 00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061" table:style-name="ce47">
            <text:p><text:s text:c="2"/>13 061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07921</text:p>
          </table:table-cell>
          <table:table-cell office:value-type="string" table:style-name="ce10">
            <text:p>Minerais metálicos não-ferros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6" table:style-name="ce47">
            <text:p><text:s text:c="3"/>106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1653" table:style-name="ce47">
            <text:p><text:s text:c="2"/>1 65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2674" table:style-name="ce47">
            <text:p><text:s text:c="2"/>2 674</text:p>
          </table:table-cell>
          <table:table-cell office:value-type="float" office:value="9090" table:style-name="ce47">
            <text:p><text:s text:c="2"/>9 09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609" table:style-name="ce47">
            <text:p><text:s text:c="2"/>13 60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1</text:p>
          </table:table-cell>
          <table:table-cell office:value-type="string" table:style-name="ce29">
            <text:p>Carne de bovinos e outros prod. de carne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2405" table:style-name="ce46">
            <text:p><text:s text:c="2"/>2 40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29" table:style-name="ce46">
            <text:p><text:s text:c="2"/>5 0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7" table:style-name="ce46">
            <text:p><text:s text:c="3"/>58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00" table:style-name="ce46">
            <text:p><text:s text:c="2"/>3 50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96" table:style-name="ce46">
            <text:p><text:s text:c="3"/>79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88" table:style-name="ce46">
            <text:p><text:s text:c="2"/>2 48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9" table:style-name="ce46">
            <text:p><text:s text:c="3"/>389</text:p>
          </table:table-cell>
          <table:table-cell office:value-type="float" office:value="13938" table:style-name="ce46">
            <text:p><text:s text:c="2"/>13 9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37" table:style-name="ce46">
            <text:p><text:s text:c="2"/>1 337</text:p>
          </table:table-cell>
          <table:table-cell office:value-type="float" office:value="1128" table:style-name="ce46">
            <text:p><text:s text:c="2"/>1 128</text:p>
          </table:table-cell>
          <table:table-cell office:value-type="float" office:value="192" table:style-name="ce46">
            <text:p><text:s text:c="3"/>192</text:p>
          </table:table-cell>
          <table:table-cell office:value-type="float" office:value="910" table:style-name="ce46">
            <text:p><text:s text:c="3"/>910</text:p>
          </table:table-cell>
          <table:table-cell office:value-type="float" office:value="558" table:style-name="ce46">
            <text:p><text:s text:c="3"/>558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27" table:style-name="ce46">
            <text:p><text:s text:c="3"/>1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476" table:style-name="ce46">
            <text:p><text:s text:c="2"/>33 47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2</text:p>
          </table:table-cell>
          <table:table-cell office:value-type="string" table:style-name="ce26">
            <text:p>Carne de suín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96" table:style-name="ce46">
            <text:p><text:s text:c="2"/>4 39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817" table:style-name="ce46">
            <text:p><text:s text:c="3"/>8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49" table:style-name="ce46">
            <text:p><text:s text:c="2"/>5 349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13</text:p>
          </table:table-cell>
          <table:table-cell office:value-type="string" table:style-name="ce26">
            <text:p>Carne de av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64" table:style-name="ce46">
            <text:p><text:s text:c="2"/>3 56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8" table:style-name="ce46">
            <text:p><text:s text:c="3"/>47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3716" table:style-name="ce46">
            <text:p><text:s text:c="2"/>3 7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7" table:style-name="ce46">
            <text:p><text:s text:c="3"/>277</text:p>
          </table:table-cell>
          <table:table-cell office:value-type="float" office:value="247" table:style-name="ce46">
            <text:p><text:s text:c="3"/>247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204" table:style-name="ce46">
            <text:p><text:s text:c="3"/>204</text:p>
          </table:table-cell>
          <table:table-cell office:value-type="float" office:value="146" table:style-name="ce46">
            <text:p><text:s text:c="3"/>14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810" table:style-name="ce46">
            <text:p><text:s text:c="2"/>8 81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14</text:p>
          </table:table-cell>
          <table:table-cell office:value-type="string" table:style-name="ce26">
            <text:p>Pescado industrializad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1128" table:style-name="ce46">
            <text:p><text:s text:c="2"/>1 1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48" table:style-name="ce46">
            <text:p><text:s text:c="2"/>1 348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10915</text:p>
          </table:table-cell>
          <table:table-cell office:value-type="string" table:style-name="ce28">
            <text:p>Leite resfriado, esterilizado e pasteurizad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672" table:style-name="ce46">
            <text:p><text:s text:c="2"/>9 67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7" table:style-name="ce46">
            <text:p><text:s text:c="3"/>20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6" table:style-name="ce46">
            <text:p><text:s text:c="3"/>126</text:p>
          </table:table-cell>
          <table:table-cell office:value-type="float" office:value="435" table:style-name="ce46">
            <text:p><text:s text:c="3"/>4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60" table:style-name="ce46">
            <text:p><text:s text:c="3"/>760</text:p>
          </table:table-cell>
          <table:table-cell office:value-type="float" office:value="331" table:style-name="ce46">
            <text:p><text:s text:c="3"/>331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263" table:style-name="ce46">
            <text:p><text:s text:c="3"/>263</text:p>
          </table:table-cell>
          <table:table-cell office:value-type="float" office:value="181" table:style-name="ce46">
            <text:p><text:s text:c="3"/>18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020" table:style-name="ce46">
            <text:p><text:s text:c="2"/>12 020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16</text:p>
          </table:table-cell>
          <table:table-cell office:value-type="string" table:style-name="ce5">
            <text:p>Outros produtos do laticíni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371" table:style-name="ce47">
            <text:p><text:s text:c="2"/>6 37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51" table:style-name="ce47">
            <text:p><text:s text:c="2"/>2 05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7" table:style-name="ce47">
            <text:p><text:s text:c="3"/>107</text:p>
          </table:table-cell>
          <table:table-cell office:value-type="float" office:value="1585" table:style-name="ce47">
            <text:p><text:s text:c="2"/>1 58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4" table:style-name="ce47">
            <text:p><text:s text:c="3"/>184</text:p>
          </table:table-cell>
          <table:table-cell office:value-type="float" office:value="165" table:style-name="ce47">
            <text:p><text:s text:c="3"/>165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150" table:style-name="ce47">
            <text:p><text:s text:c="3"/>150</text:p>
          </table:table-cell>
          <table:table-cell office:value-type="float" office:value="103" table:style-name="ce47">
            <text:p><text:s text:c="3"/>10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818" table:style-name="ce47">
            <text:p><text:s text:c="2"/>10 818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21</text:p>
          </table:table-cell>
          <table:table-cell office:value-type="string" table:style-name="ce5">
            <text:p>Açúcar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101" table:style-name="ce23">
            <text:p><text:s text:c="3"/>10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86" table:style-name="ce23">
            <text:p><text:s text:c="3"/>586</text:p>
          </table:table-cell>
          <table:table-cell office:value-type="float" office:value="2432" table:style-name="ce23">
            <text:p><text:s text:c="2"/>2 432</text:p>
          </table:table-cell>
          <table:table-cell office:value-type="float" office:value="7329" table:style-name="ce23">
            <text:p><text:s text:c="2"/>7 329</text:p>
          </table:table-cell>
          <table:table-cell office:value-type="float" office:value="1492" table:style-name="ce23">
            <text:p><text:s text:c="2"/>1 49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74" table:style-name="ce23">
            <text:p><text:s text:c="2"/>1 07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15" table:style-name="ce23">
            <text:p><text:s text:c="3"/>71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405" table:style-name="ce23">
            <text:p><text:s text:c="2"/>1 40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9" table:style-name="ce23">
            <text:p><text:s text:c="3"/>119</text:p>
          </table:table-cell>
          <table:table-cell office:value-type="float" office:value="98" table:style-name="ce23">
            <text:p><text:s text:c="3"/>98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81" table:style-name="ce23">
            <text:p><text:s text:c="3"/>81</text:p>
          </table:table-cell>
          <table:table-cell office:value-type="float" office:value="40" table:style-name="ce23">
            <text:p><text:s text:c="3"/>4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5540" table:style-name="ce23">
            <text:p><text:s text:c="2"/>15 540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31</text:p>
          </table:table-cell>
          <table:table-cell office:value-type="string" table:style-name="ce5">
            <text:p>Conservas de frutas, legumes, outros vegetais e sucos de fruta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9" table:style-name="ce47">
            <text:p><text:s text:c="3"/>20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341" table:style-name="ce47">
            <text:p><text:s text:c="2"/>3 341</text:p>
          </table:table-cell>
          <table:table-cell office:value-type="float" office:value="696" table:style-name="ce47">
            <text:p><text:s text:c="3"/>69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098" table:style-name="ce47">
            <text:p><text:s text:c="2"/>2 09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47" table:style-name="ce47">
            <text:p><text:s text:c="3"/>447</text:p>
          </table:table-cell>
          <table:table-cell office:value-type="float" office:value="398" table:style-name="ce47">
            <text:p><text:s text:c="3"/>398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318" table:style-name="ce47">
            <text:p><text:s text:c="3"/>318</text:p>
          </table:table-cell>
          <table:table-cell office:value-type="float" office:value="135" table:style-name="ce47">
            <text:p><text:s text:c="3"/>13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718" table:style-name="ce47">
            <text:p><text:s text:c="2"/>7 718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32</text:p>
          </table:table-cell>
          <table:table-cell office:value-type="string" table:style-name="ce5">
            <text:p>Óleos e gorduras vegetais e animais</text:p>
          </table:table-cell>
          <table:table-cell office:value-type="float" office:value="468" table:style-name="ce47">
            <text:p><text:s text:c="3"/>468</text:p>
          </table:table-cell>
          <table:table-cell office:value-type="float" office:value="2198" table:style-name="ce47">
            <text:p><text:s text:c="2"/>2 198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238" table:style-name="ce47">
            <text:p><text:s text:c="2"/>8 23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051" table:style-name="ce47">
            <text:p><text:s text:c="2"/>17 05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114" table:style-name="ce47">
            <text:p><text:s text:c="2"/>3 114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18" table:style-name="ce47">
            <text:p><text:s text:c="3"/>118</text:p>
          </table:table-cell>
          <table:table-cell office:value-type="float" office:value="978" table:style-name="ce47">
            <text:p><text:s text:c="3"/>97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53" table:style-name="ce47">
            <text:p><text:s text:c="3"/>45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2986" table:style-name="ce47">
            <text:p><text:s text:c="2"/>2 98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3" table:style-name="ce47">
            <text:p><text:s text:c="3"/>133</text:p>
          </table:table-cell>
          <table:table-cell office:value-type="float" office:value="119" table:style-name="ce47">
            <text:p><text:s text:c="3"/>119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104" table:style-name="ce47">
            <text:p><text:s text:c="3"/>104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6037" table:style-name="ce47">
            <text:p><text:s text:c="2"/>36 037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10933</text:p>
          </table:table-cell>
          <table:table-cell office:value-type="string" table:style-name="ce10">
            <text:p>Café beneficiad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06" table:style-name="ce47">
            <text:p><text:s text:c="3"/>30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4" table:style-name="ce47">
            <text:p><text:s text:c="3"/>114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4" table:style-name="ce47">
            <text:p><text:s text:c="3"/>104</text:p>
          </table:table-cell>
          <table:table-cell office:value-type="float" office:value="2496" table:style-name="ce47">
            <text:p><text:s text:c="2"/>2 49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9" table:style-name="ce47">
            <text:p><text:s text:c="3"/>229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7" table:style-name="ce47">
            <text:p><text:s text:c="3"/>87</text:p>
          </table:table-cell>
          <table:table-cell office:value-type="float" office:value="95" table:style-name="ce47">
            <text:p><text:s text:c="3"/>95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69" table:style-name="ce47">
            <text:p><text:s text:c="3"/>69</text:p>
          </table:table-cell>
          <table:table-cell office:value-type="float" office:value="83" table:style-name="ce47">
            <text:p><text:s text:c="3"/>8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725" table:style-name="ce47">
            <text:p><text:s text:c="2"/>3 725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4</text:p>
          </table:table-cell>
          <table:table-cell office:value-type="string" table:style-name="ce26">
            <text:p>Arroz beneficiado e produtos derivados do arroz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5" table:style-name="ce46">
            <text:p><text:s text:c="3"/>4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1465" table:style-name="ce46">
            <text:p><text:s text:c="2"/>1 46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2" table:style-name="ce46">
            <text:p><text:s text:c="3"/>352</text:p>
          </table:table-cell>
          <table:table-cell office:value-type="float" office:value="284" table:style-name="ce46">
            <text:p><text:s text:c="3"/>284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227" table:style-name="ce46">
            <text:p><text:s text:c="3"/>227</text:p>
          </table:table-cell>
          <table:table-cell office:value-type="float" office:value="100" table:style-name="ce46">
            <text:p><text:s text:c="3"/>10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00" table:style-name="ce46">
            <text:p><text:s text:c="2"/>3 00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5</text:p>
          </table:table-cell>
          <table:table-cell office:value-type="string" table:style-name="ce26">
            <text:p>Produtos derivados do trigo, mandioca ou milho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439" table:style-name="ce46">
            <text:p><text:s text:c="3"/>43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51" table:style-name="ce46">
            <text:p><text:s text:c="2"/>4 15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997" table:style-name="ce46">
            <text:p><text:s text:c="2"/>10 997</text:p>
          </table:table-cell>
          <table:table-cell office:value-type="float" office:value="2223" table:style-name="ce46">
            <text:p><text:s text:c="2"/>2 2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12" table:style-name="ce46">
            <text:p><text:s text:c="3"/>9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6" table:style-name="ce46">
            <text:p><text:s text:c="3"/>54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61" table:style-name="ce46">
            <text:p><text:s text:c="2"/>3 66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434" table:style-name="ce46">
            <text:p><text:s text:c="2"/>2 4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3" table:style-name="ce46">
            <text:p><text:s text:c="3"/>113</text:p>
          </table:table-cell>
          <table:table-cell office:value-type="float" office:value="100" table:style-name="ce46">
            <text:p><text:s text:c="3"/>10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760" table:style-name="ce46">
            <text:p><text:s text:c="2"/>25 76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6</text:p>
          </table:table-cell>
          <table:table-cell office:value-type="string" table:style-name="ce26">
            <text:p>Rações balanceadas para animais</text:p>
          </table:table-cell>
          <table:table-cell office:value-type="float" office:value="1365" table:style-name="ce46">
            <text:p><text:s text:c="2"/>1 365</text:p>
          </table:table-cell>
          <table:table-cell office:value-type="float" office:value="15499" table:style-name="ce46">
            <text:p><text:s text:c="2"/>15 499</text:p>
          </table:table-cell>
          <table:table-cell office:value-type="float" office:value="1245" table:style-name="ce46">
            <text:p><text:s text:c="2"/>1 2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507" table:style-name="ce46">
            <text:p><text:s text:c="2"/>15 50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33" table:style-name="ce46">
            <text:p><text:s text:c="2"/>1 1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811" table:style-name="ce46">
            <text:p><text:s text:c="3"/>8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791" table:style-name="ce46">
            <text:p><text:s text:c="2"/>35 791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7</text:p>
          </table:table-cell>
          <table:table-cell office:value-type="string" table:style-name="ce26">
            <text:p>Outros produtos alimentares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134" table:style-name="ce46">
            <text:p><text:s text:c="3"/>134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19" table:style-name="ce46">
            <text:p><text:s text:c="2"/>3 5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464" table:style-name="ce46">
            <text:p><text:s text:c="2"/>7 464</text:p>
          </table:table-cell>
          <table:table-cell office:value-type="float" office:value="332" table:style-name="ce46">
            <text:p><text:s text:c="3"/>3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9" table:style-name="ce46">
            <text:p><text:s text:c="3"/>349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324" table:style-name="ce46">
            <text:p><text:s text:c="3"/>324</text:p>
          </table:table-cell>
          <table:table-cell office:value-type="float" office:value="5756" table:style-name="ce46">
            <text:p><text:s text:c="2"/>5 7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83" table:style-name="ce46">
            <text:p><text:s text:c="3"/>883</text:p>
          </table:table-cell>
          <table:table-cell office:value-type="float" office:value="1107" table:style-name="ce46">
            <text:p><text:s text:c="2"/>1 107</text:p>
          </table:table-cell>
          <table:table-cell office:value-type="float" office:value="167" table:style-name="ce46">
            <text:p><text:s text:c="3"/>167</text:p>
          </table:table-cell>
          <table:table-cell office:value-type="float" office:value="1970" table:style-name="ce46">
            <text:p><text:s text:c="2"/>1 970</text:p>
          </table:table-cell>
          <table:table-cell office:value-type="float" office:value="679" table:style-name="ce46">
            <text:p><text:s text:c="3"/>679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884" table:style-name="ce46">
            <text:p><text:s text:c="2"/>22 884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11001</text:p>
          </table:table-cell>
          <table:table-cell office:value-type="string" table:style-name="ce28">
            <text:p>Bebida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33" table:style-name="ce46">
            <text:p><text:s text:c="3"/>6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2604" table:style-name="ce46">
            <text:p><text:s text:c="2"/>12 60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33" table:style-name="ce46">
            <text:p><text:s text:c="3"/>933</text:p>
          </table:table-cell>
          <table:table-cell office:value-type="float" office:value="45478" table:style-name="ce46">
            <text:p><text:s text:c="2"/>45 47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1" table:style-name="ce46">
            <text:p><text:s text:c="3"/>18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7" table:style-name="ce46">
            <text:p><text:s text:c="3"/>107</text:p>
          </table:table-cell>
          <table:table-cell office:value-type="float" office:value="110" table:style-name="ce46">
            <text:p><text:s text:c="3"/>11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91" table:style-name="ce46">
            <text:p><text:s text:c="3"/>91</text:p>
          </table:table-cell>
          <table:table-cell office:value-type="float" office:value="283" table:style-name="ce46">
            <text:p><text:s text:c="3"/>283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0540" table:style-name="ce46">
            <text:p><text:s text:c="2"/>60 540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2001</text:p>
          </table:table-cell>
          <table:table-cell office:value-type="string" table:style-name="ce5">
            <text:p>Produtos do fum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18" table:style-name="ce47">
            <text:p><text:s text:c="2"/>1 2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18" table:style-name="ce47">
            <text:p><text:s text:c="2"/>1 218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3001</text:p>
          </table:table-cell>
          <table:table-cell office:value-type="string" table:style-name="ce5">
            <text:p>Fios e fibras têxteis beneficiadas</text:p>
          </table:table-cell>
          <table:table-cell office:value-type="float" office:value="128" table:style-name="ce47">
            <text:p><text:s text:c="3"/>128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722" table:style-name="ce47">
            <text:p><text:s text:c="2"/>7 722</text:p>
          </table:table-cell>
          <table:table-cell office:value-type="float" office:value="6266" table:style-name="ce47">
            <text:p><text:s text:c="2"/>6 266</text:p>
          </table:table-cell>
          <table:table-cell office:value-type="float" office:value="62" table:style-name="ce47">
            <text:p><text:s text:c="3"/>6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1" table:style-name="ce47">
            <text:p><text:s text:c="3"/>131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83" table:style-name="ce47">
            <text:p><text:s text:c="3"/>8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482" table:style-name="ce47">
            <text:p><text:s text:c="2"/>14 482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3002</text:p>
          </table:table-cell>
          <table:table-cell office:value-type="string" table:style-name="ce5">
            <text:p>Tecidos</text:p>
          </table:table-cell>
          <table:table-cell office:value-type="float" office:value="403" table:style-name="ce47">
            <text:p><text:s text:c="3"/>40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1" table:style-name="ce47">
            <text:p><text:s text:c="3"/>1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126" table:style-name="ce47">
            <text:p><text:s text:c="3"/>12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565" table:style-name="ce47">
            <text:p><text:s text:c="2"/>3 565</text:p>
          </table:table-cell>
          <table:table-cell office:value-type="float" office:value="16737" table:style-name="ce47">
            <text:p><text:s text:c="2"/>16 737</text:p>
          </table:table-cell>
          <table:table-cell office:value-type="float" office:value="3317" table:style-name="ce47">
            <text:p><text:s text:c="2"/>3 3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69" table:style-name="ce47">
            <text:p><text:s text:c="2"/>1 969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1442" table:style-name="ce47">
            <text:p><text:s text:c="2"/>1 44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7961" table:style-name="ce47">
            <text:p><text:s text:c="2"/>27 961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3003</text:p>
          </table:table-cell>
          <table:table-cell office:value-type="string" table:style-name="ce5">
            <text:p>Art. têxteis de uso doméstico e outros têxteis</text:p>
          </table:table-cell>
          <table:table-cell office:value-type="float" office:value="527" table:style-name="ce47">
            <text:p><text:s text:c="3"/>527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37" table:style-name="ce47">
            <text:p><text:s text:c="3"/>137</text:p>
          </table:table-cell>
          <table:table-cell office:value-type="float" office:value="198" table:style-name="ce47">
            <text:p><text:s text:c="3"/>19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4" table:style-name="ce47">
            <text:p><text:s text:c="3"/>134</text:p>
          </table:table-cell>
          <table:table-cell office:value-type="float" office:value="208" table:style-name="ce47">
            <text:p><text:s text:c="3"/>20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082" table:style-name="ce47">
            <text:p><text:s text:c="2"/>4 082</text:p>
          </table:table-cell>
          <table:table-cell office:value-type="float" office:value="830" table:style-name="ce47">
            <text:p><text:s text:c="3"/>830</text:p>
          </table:table-cell>
          <table:table-cell office:value-type="float" office:value="1501" table:style-name="ce47">
            <text:p><text:s text:c="2"/>1 50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6" table:style-name="ce47">
            <text:p><text:s text:c="3"/>18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743" table:style-name="ce47">
            <text:p><text:s text:c="3"/>743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549" table:style-name="ce47">
            <text:p><text:s text:c="3"/>549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926" table:style-name="ce47">
            <text:p><text:s text:c="3"/>926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91" table:style-name="ce47">
            <text:p><text:s text:c="3"/>191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04" table:style-name="ce47">
            <text:p><text:s text:c="3"/>504</text:p>
          </table:table-cell>
          <table:table-cell office:value-type="float" office:value="290" table:style-name="ce47">
            <text:p><text:s text:c="3"/>29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70" table:style-name="ce47">
            <text:p><text:s text:c="3"/>7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31" table:style-name="ce47">
            <text:p><text:s text:c="2"/>1 23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750" table:style-name="ce47">
            <text:p><text:s text:c="2"/>12 750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14001</text:p>
          </table:table-cell>
          <table:table-cell office:value-type="string" table:style-name="ce10">
            <text:p>Artigos do vestuário e acessórios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176" table:style-name="ce23">
            <text:p><text:s text:c="3"/>17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3398" table:style-name="ce23">
            <text:p><text:s text:c="2"/>3 39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1" table:style-name="ce23">
            <text:p><text:s text:c="3"/>7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16" table:style-name="ce23">
            <text:p><text:s text:c="3"/>216</text:p>
          </table:table-cell>
          <table:table-cell office:value-type="float" office:value="168" table:style-name="ce23">
            <text:p><text:s text:c="3"/>168</text:p>
          </table:table-cell>
          <table:table-cell office:value-type="float" office:value="64" table:style-name="ce23">
            <text:p><text:s text:c="3"/>64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593" table:style-name="ce23">
            <text:p><text:s text:c="3"/>593</text:p>
          </table:table-cell>
          <table:table-cell office:value-type="float" office:value="316" table:style-name="ce23">
            <text:p><text:s text:c="3"/>316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327" table:style-name="ce23">
            <text:p><text:s text:c="3"/>327</text:p>
          </table:table-cell>
          <table:table-cell office:value-type="float" office:value="162" table:style-name="ce23">
            <text:p><text:s text:c="3"/>162</text:p>
          </table:table-cell>
          <table:table-cell office:value-type="float" office:value="169" table:style-name="ce23">
            <text:p><text:s text:c="3"/>169</text:p>
          </table:table-cell>
          <table:table-cell office:value-type="float" office:value="321" table:style-name="ce23">
            <text:p><text:s text:c="3"/>32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25" table:style-name="ce23">
            <text:p><text:s text:c="3"/>225</text:p>
          </table:table-cell>
          <table:table-cell office:value-type="float" office:value="69" table:style-name="ce23">
            <text:p><text:s text:c="3"/>6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85" table:style-name="ce23">
            <text:p><text:s text:c="2"/>1 085</text:p>
          </table:table-cell>
          <table:table-cell office:value-type="float" office:value="57" table:style-name="ce23">
            <text:p><text:s text:c="3"/>57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271" table:style-name="ce23">
            <text:p><text:s text:c="3"/>271</text:p>
          </table:table-cell>
          <table:table-cell office:value-type="float" office:value="59" table:style-name="ce23">
            <text:p><text:s text:c="3"/>5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40" table:style-name="ce23">
            <text:p><text:s text:c="3"/>240</text:p>
          </table:table-cell>
          <table:table-cell office:value-type="float" office:value="319" table:style-name="ce23">
            <text:p><text:s text:c="3"/>319</text:p>
          </table:table-cell>
          <table:table-cell office:value-type="float" office:value="910" table:style-name="ce23">
            <text:p><text:s text:c="3"/>910</text:p>
          </table:table-cell>
          <table:table-cell office:value-type="float" office:value="1066" table:style-name="ce23">
            <text:p><text:s text:c="2"/>1 06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4" table:style-name="ce23">
            <text:p><text:s text:c="3"/>84</text:p>
          </table:table-cell>
          <table:table-cell office:value-type="float" office:value="62" table:style-name="ce23">
            <text:p><text:s text:c="3"/>62</text:p>
          </table:table-cell>
          <table:table-cell office:value-type="float" office:value="223" table:style-name="ce23">
            <text:p><text:s text:c="3"/>223</text:p>
          </table:table-cell>
          <table:table-cell office:value-type="float" office:value="1442" table:style-name="ce23">
            <text:p><text:s text:c="2"/>1 44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214" table:style-name="ce23">
            <text:p><text:s text:c="2"/>12 214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5001</text:p>
          </table:table-cell>
          <table:table-cell office:value-type="string" table:style-name="ce26">
            <text:p>Calçados e artefatos de couro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232" table:style-name="ce46">
            <text:p><text:s text:c="2"/>8 2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5" table:style-name="ce46">
            <text:p><text:s text:c="3"/>1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2" table:style-name="ce46">
            <text:p><text:s text:c="3"/>2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87" table:style-name="ce46">
            <text:p><text:s text:c="3"/>87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004" table:style-name="ce46">
            <text:p><text:s text:c="2"/>9 004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6001</text:p>
          </table:table-cell>
          <table:table-cell office:value-type="string" table:style-name="ce26">
            <text:p>Produtos de madeira, exclusive móveis</text:p>
          </table:table-cell>
          <table:table-cell office:value-type="float" office:value="691" table:style-name="ce46">
            <text:p><text:s text:c="3"/>691</text:p>
          </table:table-cell>
          <table:table-cell office:value-type="float" office:value="505" table:style-name="ce46">
            <text:p><text:s text:c="3"/>505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6" table:style-name="ce46">
            <text:p><text:s text:c="3"/>466</text:p>
          </table:table-cell>
          <table:table-cell office:value-type="float" office:value="113" table:style-name="ce46">
            <text:p><text:s text:c="3"/>1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34" table:style-name="ce46">
            <text:p><text:s text:c="2"/>3 934</text:p>
          </table:table-cell>
          <table:table-cell office:value-type="float" office:value="578" table:style-name="ce46">
            <text:p><text:s text:c="3"/>57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8" table:style-name="ce46">
            <text:p><text:s text:c="3"/>27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361" table:style-name="ce46">
            <text:p><text:s text:c="3"/>361</text:p>
          </table:table-cell>
          <table:table-cell office:value-type="float" office:value="179" table:style-name="ce46">
            <text:p><text:s text:c="3"/>179</text:p>
          </table:table-cell>
          <table:table-cell office:value-type="float" office:value="97" table:style-name="ce46">
            <text:p><text:s text:c="3"/>97</text:p>
          </table:table-cell>
          <table:table-cell office:value-type="float" office:value="242" table:style-name="ce46">
            <text:p><text:s text:c="3"/>242</text:p>
          </table:table-cell>
          <table:table-cell office:value-type="float" office:value="6838" table:style-name="ce46">
            <text:p><text:s text:c="2"/>6 8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8" table:style-name="ce46">
            <text:p><text:s text:c="3"/>578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6728" table:style-name="ce46">
            <text:p><text:s text:c="2"/>6 7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88" table:style-name="ce46">
            <text:p><text:s text:c="2"/>2 78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1" table:style-name="ce46">
            <text:p><text:s text:c="3"/>1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1" table:style-name="ce46">
            <text:p><text:s text:c="3"/>15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05" table:style-name="ce46">
            <text:p><text:s text:c="3"/>70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3" table:style-name="ce46">
            <text:p><text:s text:c="3"/>1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7" table:style-name="ce46">
            <text:p><text:s text:c="3"/>77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0" table:style-name="ce46">
            <text:p><text:s text:c="3"/>2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121" table:style-name="ce46">
            <text:p><text:s text:c="2"/>26 121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7001</text:p>
          </table:table-cell>
          <table:table-cell office:value-type="string" table:style-name="ce26">
            <text:p>Celulose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386" table:style-name="ce46">
            <text:p><text:s text:c="2"/>6 38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406" table:style-name="ce46">
            <text:p><text:s text:c="2"/>6 406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7002</text:p>
          </table:table-cell>
          <table:table-cell office:value-type="string" table:style-name="ce26">
            <text:p>Papel, papelão, embalagens e artefatos de papel</text:p>
          </table:table-cell>
          <table:table-cell office:value-type="float" office:value="675" table:style-name="ce46">
            <text:p><text:s text:c="3"/>675</text:p>
          </table:table-cell>
          <table:table-cell office:value-type="float" office:value="230" table:style-name="ce46">
            <text:p><text:s text:c="3"/>230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109" table:style-name="ce46">
            <text:p><text:s text:c="3"/>109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4119" table:style-name="ce46">
            <text:p><text:s text:c="2"/>4 119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4743" table:style-name="ce46">
            <text:p><text:s text:c="2"/>4 743</text:p>
          </table:table-cell>
          <table:table-cell office:value-type="float" office:value="309" table:style-name="ce46">
            <text:p><text:s text:c="3"/>309</text:p>
          </table:table-cell>
          <table:table-cell office:value-type="float" office:value="858" table:style-name="ce46">
            <text:p><text:s text:c="3"/>858</text:p>
          </table:table-cell>
          <table:table-cell office:value-type="float" office:value="828" table:style-name="ce46">
            <text:p><text:s text:c="3"/>828</text:p>
          </table:table-cell>
          <table:table-cell office:value-type="float" office:value="450" table:style-name="ce46">
            <text:p><text:s text:c="3"/>450</text:p>
          </table:table-cell>
          <table:table-cell office:value-type="float" office:value="907" table:style-name="ce46">
            <text:p><text:s text:c="3"/>907</text:p>
          </table:table-cell>
          <table:table-cell office:value-type="float" office:value="1096" table:style-name="ce46">
            <text:p><text:s text:c="2"/>1 096</text:p>
          </table:table-cell>
          <table:table-cell office:value-type="float" office:value="11373" table:style-name="ce46">
            <text:p><text:s text:c="2"/>11 373</text:p>
          </table:table-cell>
          <table:table-cell office:value-type="float" office:value="1543" table:style-name="ce46">
            <text:p><text:s text:c="2"/>1 543</text:p>
          </table:table-cell>
          <table:table-cell office:value-type="float" office:value="178" table:style-name="ce46">
            <text:p><text:s text:c="3"/>178</text:p>
          </table:table-cell>
          <table:table-cell office:value-type="float" office:value="77" table:style-name="ce46">
            <text:p><text:s text:c="3"/>77</text:p>
          </table:table-cell>
          <table:table-cell office:value-type="float" office:value="94" table:style-name="ce46">
            <text:p><text:s text:c="3"/>94</text:p>
          </table:table-cell>
          <table:table-cell office:value-type="float" office:value="252" table:style-name="ce46">
            <text:p><text:s text:c="3"/>252</text:p>
          </table:table-cell>
          <table:table-cell office:value-type="float" office:value="2022" table:style-name="ce46">
            <text:p><text:s text:c="2"/>2 022</text:p>
          </table:table-cell>
          <table:table-cell office:value-type="float" office:value="1149" table:style-name="ce46">
            <text:p><text:s text:c="2"/>1 149</text:p>
          </table:table-cell>
          <table:table-cell office:value-type="float" office:value="2706" table:style-name="ce46">
            <text:p><text:s text:c="2"/>2 706</text:p>
          </table:table-cell>
          <table:table-cell office:value-type="float" office:value="2152" table:style-name="ce46">
            <text:p><text:s text:c="2"/>2 152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616" table:style-name="ce46">
            <text:p><text:s text:c="2"/>1 616</text:p>
          </table:table-cell>
          <table:table-cell office:value-type="float" office:value="1052" table:style-name="ce46">
            <text:p><text:s text:c="2"/>1 052</text:p>
          </table:table-cell>
          <table:table-cell office:value-type="float" office:value="501" table:style-name="ce46">
            <text:p><text:s text:c="3"/>501</text:p>
          </table:table-cell>
          <table:table-cell office:value-type="float" office:value="191" table:style-name="ce46">
            <text:p><text:s text:c="3"/>191</text:p>
          </table:table-cell>
          <table:table-cell office:value-type="float" office:value="382" table:style-name="ce46">
            <text:p><text:s text:c="3"/>382</text:p>
          </table:table-cell>
          <table:table-cell office:value-type="float" office:value="894" table:style-name="ce46">
            <text:p><text:s text:c="3"/>894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1193" table:style-name="ce46">
            <text:p><text:s text:c="2"/>1 193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107" table:style-name="ce46">
            <text:p><text:s text:c="3"/>107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457" table:style-name="ce46">
            <text:p><text:s text:c="3"/>457</text:p>
          </table:table-cell>
          <table:table-cell office:value-type="float" office:value="871" table:style-name="ce46">
            <text:p><text:s text:c="3"/>871</text:p>
          </table:table-cell>
          <table:table-cell office:value-type="float" office:value="7438" table:style-name="ce46">
            <text:p><text:s text:c="2"/>7 438</text:p>
          </table:table-cell>
          <table:table-cell office:value-type="float" office:value="218" table:style-name="ce46">
            <text:p><text:s text:c="3"/>218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372" table:style-name="ce46">
            <text:p><text:s text:c="3"/>372</text:p>
          </table:table-cell>
          <table:table-cell office:value-type="float" office:value="273" table:style-name="ce46">
            <text:p><text:s text:c="3"/>273</text:p>
          </table:table-cell>
          <table:table-cell office:value-type="float" office:value="1535" table:style-name="ce46">
            <text:p><text:s text:c="2"/>1 535</text:p>
          </table:table-cell>
          <table:table-cell office:value-type="float" office:value="1183" table:style-name="ce46">
            <text:p><text:s text:c="2"/>1 183</text:p>
          </table:table-cell>
          <table:table-cell office:value-type="float" office:value="154" table:style-name="ce46">
            <text:p><text:s text:c="3"/>154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618" table:style-name="ce46">
            <text:p><text:s text:c="3"/>618</text:p>
          </table:table-cell>
          <table:table-cell office:value-type="float" office:value="2035" table:style-name="ce46">
            <text:p><text:s text:c="2"/>2 035</text:p>
          </table:table-cell>
          <table:table-cell office:value-type="float" office:value="346" table:style-name="ce46">
            <text:p><text:s text:c="3"/>346</text:p>
          </table:table-cell>
          <table:table-cell office:value-type="float" office:value="2050" table:style-name="ce46">
            <text:p><text:s text:c="2"/>2 050</text:p>
          </table:table-cell>
          <table:table-cell office:value-type="float" office:value="538" table:style-name="ce46">
            <text:p><text:s text:c="3"/>538</text:p>
          </table:table-cell>
          <table:table-cell office:value-type="float" office:value="707" table:style-name="ce46">
            <text:p><text:s text:c="3"/>707</text:p>
          </table:table-cell>
          <table:table-cell office:value-type="float" office:value="572" table:style-name="ce46">
            <text:p><text:s text:c="3"/>572</text:p>
          </table:table-cell>
          <table:table-cell office:value-type="float" office:value="2446" table:style-name="ce46">
            <text:p><text:s text:c="2"/>2 446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945" table:style-name="ce46">
            <text:p><text:s text:c="3"/>945</text:p>
          </table:table-cell>
          <table:table-cell office:value-type="float" office:value="974" table:style-name="ce46">
            <text:p><text:s text:c="3"/>974</text:p>
          </table:table-cell>
          <table:table-cell office:value-type="float" office:value="607" table:style-name="ce46">
            <text:p><text:s text:c="3"/>607</text:p>
          </table:table-cell>
          <table:table-cell office:value-type="float" office:value="183" table:style-name="ce46">
            <text:p><text:s text:c="3"/>183</text:p>
          </table:table-cell>
          <table:table-cell office:value-type="float" office:value="1149" table:style-name="ce46">
            <text:p><text:s text:c="2"/>1 149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665" table:style-name="ce46">
            <text:p><text:s text:c="3"/>66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8773" table:style-name="ce46">
            <text:p><text:s text:c="2"/>68 77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8001</text:p>
          </table:table-cell>
          <table:table-cell office:value-type="string" table:style-name="ce26">
            <text:p>Serviços de impressão e reprodução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80" table:style-name="ce46">
            <text:p><text:s text:c="3"/>8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116" table:style-name="ce46">
            <text:p><text:s text:c="3"/>116</text:p>
          </table:table-cell>
          <table:table-cell office:value-type="float" office:value="389" table:style-name="ce46">
            <text:p><text:s text:c="3"/>38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225" table:style-name="ce46">
            <text:p><text:s text:c="3"/>225</text:p>
          </table:table-cell>
          <table:table-cell office:value-type="float" office:value="1841" table:style-name="ce46">
            <text:p><text:s text:c="2"/>1 841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346" table:style-name="ce46">
            <text:p><text:s text:c="3"/>346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154" table:style-name="ce46">
            <text:p><text:s text:c="3"/>154</text:p>
          </table:table-cell>
          <table:table-cell office:value-type="float" office:value="10759" table:style-name="ce46">
            <text:p><text:s text:c="2"/>10 759</text:p>
          </table:table-cell>
          <table:table-cell office:value-type="float" office:value="80" table:style-name="ce46">
            <text:p><text:s text:c="3"/>8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76" table:style-name="ce46">
            <text:p><text:s text:c="3"/>76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2394" table:style-name="ce46">
            <text:p><text:s text:c="2"/>2 394</text:p>
          </table:table-cell>
          <table:table-cell office:value-type="float" office:value="408" table:style-name="ce46">
            <text:p><text:s text:c="3"/>408</text:p>
          </table:table-cell>
          <table:table-cell office:value-type="float" office:value="1111" table:style-name="ce46">
            <text:p><text:s text:c="2"/>1 111</text:p>
          </table:table-cell>
          <table:table-cell office:value-type="float" office:value="951" table:style-name="ce46">
            <text:p><text:s text:c="3"/>951</text:p>
          </table:table-cell>
          <table:table-cell office:value-type="float" office:value="2644" table:style-name="ce46">
            <text:p><text:s text:c="2"/>2 644</text:p>
          </table:table-cell>
          <table:table-cell office:value-type="float" office:value="502" table:style-name="ce46">
            <text:p><text:s text:c="3"/>502</text:p>
          </table:table-cell>
          <table:table-cell office:value-type="float" office:value="852" table:style-name="ce46">
            <text:p><text:s text:c="3"/>852</text:p>
          </table:table-cell>
          <table:table-cell office:value-type="float" office:value="406" table:style-name="ce46">
            <text:p><text:s text:c="3"/>406</text:p>
          </table:table-cell>
          <table:table-cell office:value-type="float" office:value="4124" table:style-name="ce46">
            <text:p><text:s text:c="2"/>4 124</text:p>
          </table:table-cell>
          <table:table-cell office:value-type="float" office:value="87" table:style-name="ce46">
            <text:p><text:s text:c="3"/>87</text:p>
          </table:table-cell>
          <table:table-cell office:value-type="float" office:value="2045" table:style-name="ce46">
            <text:p><text:s text:c="2"/>2 045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523" table:style-name="ce46">
            <text:p><text:s text:c="2"/>1 523</text:p>
          </table:table-cell>
          <table:table-cell office:value-type="float" office:value="414" table:style-name="ce46">
            <text:p><text:s text:c="3"/>414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146" table:style-name="ce46">
            <text:p><text:s text:c="3"/>146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530" table:style-name="ce46">
            <text:p><text:s text:c="3"/>530</text:p>
          </table:table-cell>
          <table:table-cell office:value-type="float" office:value="529" table:style-name="ce46">
            <text:p><text:s text:c="3"/>5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512" table:style-name="ce46">
            <text:p><text:s text:c="2"/>33 512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19911</text:p>
          </table:table-cell>
          <table:table-cell office:value-type="string" table:style-name="ce14">
            <text:p>Combustíveis para aviaçã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556" table:style-name="ce47">
            <text:p><text:s text:c="2"/>2 55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025" table:style-name="ce47">
            <text:p><text:s text:c="2"/>11 02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75" table:style-name="ce47">
            <text:p><text:s text:c="3"/>37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956" table:style-name="ce47">
            <text:p><text:s text:c="2"/>13 956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19912</text:p>
          </table:table-cell>
          <table:table-cell office:value-type="string" table:style-name="ce14">
            <text:p>Gasoálcool</text:p>
          </table:table-cell>
          <table:table-cell office:value-type="float" office:value="1012" table:style-name="ce47">
            <text:p><text:s text:c="2"/>1 012</text:p>
          </table:table-cell>
          <table:table-cell office:value-type="float" office:value="948" table:style-name="ce47">
            <text:p><text:s text:c="3"/>948</text:p>
          </table:table-cell>
          <table:table-cell office:value-type="float" office:value="87" table:style-name="ce47">
            <text:p><text:s text:c="3"/>87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393" table:style-name="ce47">
            <text:p><text:s text:c="3"/>393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709" table:style-name="ce47">
            <text:p><text:s text:c="3"/>709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104" table:style-name="ce47">
            <text:p><text:s text:c="3"/>104</text:p>
          </table:table-cell>
          <table:table-cell office:value-type="float" office:value="140" table:style-name="ce47">
            <text:p><text:s text:c="3"/>14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8" table:style-name="ce47">
            <text:p><text:s text:c="3"/>218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188" table:style-name="ce47">
            <text:p><text:s text:c="3"/>188</text:p>
          </table:table-cell>
          <table:table-cell office:value-type="float" office:value="1372" table:style-name="ce47">
            <text:p><text:s text:c="2"/>1 372</text:p>
          </table:table-cell>
          <table:table-cell office:value-type="float" office:value="1302" table:style-name="ce47">
            <text:p><text:s text:c="2"/>1 302</text:p>
          </table:table-cell>
          <table:table-cell office:value-type="float" office:value="2691" table:style-name="ce47">
            <text:p><text:s text:c="2"/>2 691</text:p>
          </table:table-cell>
          <table:table-cell office:value-type="float" office:value="2532" table:style-name="ce47">
            <text:p><text:s text:c="2"/>2 532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157" table:style-name="ce47">
            <text:p><text:s text:c="3"/>157</text:p>
          </table:table-cell>
          <table:table-cell office:value-type="float" office:value="167" table:style-name="ce47">
            <text:p><text:s text:c="3"/>167</text:p>
          </table:table-cell>
          <table:table-cell office:value-type="float" office:value="92" table:style-name="ce47">
            <text:p><text:s text:c="3"/>92</text:p>
          </table:table-cell>
          <table:table-cell office:value-type="float" office:value="252" table:style-name="ce47">
            <text:p><text:s text:c="3"/>252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88" table:style-name="ce47">
            <text:p><text:s text:c="3"/>88</text:p>
          </table:table-cell>
          <table:table-cell office:value-type="float" office:value="154" table:style-name="ce47">
            <text:p><text:s text:c="3"/>154</text:p>
          </table:table-cell>
          <table:table-cell office:value-type="float" office:value="262" table:style-name="ce47">
            <text:p><text:s text:c="3"/>262</text:p>
          </table:table-cell>
          <table:table-cell office:value-type="float" office:value="1050" table:style-name="ce47">
            <text:p><text:s text:c="2"/>1 050</text:p>
          </table:table-cell>
          <table:table-cell office:value-type="float" office:value="150" table:style-name="ce47">
            <text:p><text:s text:c="3"/>150</text:p>
          </table:table-cell>
          <table:table-cell office:value-type="float" office:value="918" table:style-name="ce47">
            <text:p><text:s text:c="3"/>918</text:p>
          </table:table-cell>
          <table:table-cell office:value-type="float" office:value="562" table:style-name="ce47">
            <text:p><text:s text:c="3"/>562</text:p>
          </table:table-cell>
          <table:table-cell office:value-type="float" office:value="199" table:style-name="ce47">
            <text:p><text:s text:c="3"/>199</text:p>
          </table:table-cell>
          <table:table-cell office:value-type="float" office:value="734" table:style-name="ce47">
            <text:p><text:s text:c="3"/>734</text:p>
          </table:table-cell>
          <table:table-cell office:value-type="float" office:value="869" table:style-name="ce47">
            <text:p><text:s text:c="3"/>869</text:p>
          </table:table-cell>
          <table:table-cell office:value-type="float" office:value="186" table:style-name="ce47">
            <text:p><text:s text:c="3"/>186</text:p>
          </table:table-cell>
          <table:table-cell office:value-type="float" office:value="1654" table:style-name="ce47">
            <text:p><text:s text:c="2"/>1 654</text:p>
          </table:table-cell>
          <table:table-cell office:value-type="float" office:value="258" table:style-name="ce47">
            <text:p><text:s text:c="3"/>258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72" table:style-name="ce47">
            <text:p><text:s text:c="3"/>72</text:p>
          </table:table-cell>
          <table:table-cell office:value-type="float" office:value="461" table:style-name="ce47">
            <text:p><text:s text:c="3"/>461</text:p>
          </table:table-cell>
          <table:table-cell office:value-type="float" office:value="146" table:style-name="ce47">
            <text:p><text:s text:c="3"/>146</text:p>
          </table:table-cell>
          <table:table-cell office:value-type="float" office:value="409" table:style-name="ce47">
            <text:p><text:s text:c="3"/>40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915" table:style-name="ce47">
            <text:p><text:s text:c="2"/>20 915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19913</text:p>
          </table:table-cell>
          <table:table-cell office:value-type="string" table:style-name="ce16">
            <text:p>Naftas para petroquímica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36" table:style-name="ce47">
            <text:p><text:s text:c="2"/>1 63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653" table:style-name="ce47">
            <text:p><text:s text:c="2"/>14 65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289" table:style-name="ce47">
            <text:p><text:s text:c="2"/>16 289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9914</text:p>
          </table:table-cell>
          <table:table-cell office:value-type="string" table:style-name="ce5">
            <text:p>Óleo combustível<text:s text:c="2"/>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435" table:style-name="ce47">
            <text:p><text:s text:c="3"/>435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49" table:style-name="ce47">
            <text:p><text:s text:c="3"/>349</text:p>
          </table:table-cell>
          <table:table-cell office:value-type="float" office:value="551" table:style-name="ce47">
            <text:p><text:s text:c="3"/>55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57" table:style-name="ce47">
            <text:p><text:s text:c="3"/>357</text:p>
          </table:table-cell>
          <table:table-cell office:value-type="float" office:value="115" table:style-name="ce47">
            <text:p><text:s text:c="3"/>1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956" table:style-name="ce47">
            <text:p><text:s text:c="3"/>95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85" table:style-name="ce47">
            <text:p><text:s text:c="3"/>28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69" table:style-name="ce47">
            <text:p><text:s text:c="3"/>769</text:p>
          </table:table-cell>
          <table:table-cell office:value-type="float" office:value="135" table:style-name="ce47">
            <text:p><text:s text:c="3"/>135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559" table:style-name="ce47">
            <text:p><text:s text:c="3"/>559</text:p>
          </table:table-cell>
          <table:table-cell office:value-type="float" office:value="316" table:style-name="ce47">
            <text:p><text:s text:c="3"/>316</text:p>
          </table:table-cell>
          <table:table-cell office:value-type="float" office:value="1671" table:style-name="ce47">
            <text:p><text:s text:c="2"/>1 671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77" table:style-name="ce47">
            <text:p><text:s text:c="3"/>77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666" table:style-name="ce47">
            <text:p><text:s text:c="2"/>1 666</text:p>
          </table:table-cell>
          <table:table-cell office:value-type="float" office:value="69" table:style-name="ce47">
            <text:p><text:s text:c="3"/>69</text:p>
          </table:table-cell>
          <table:table-cell office:value-type="float" office:value="855" table:style-name="ce47">
            <text:p><text:s text:c="3"/>855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686" table:style-name="ce47">
            <text:p><text:s text:c="3"/>686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123" table:style-name="ce47">
            <text:p><text:s text:c="2"/>1 12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47" table:style-name="ce47">
            <text:p><text:s text:c="3"/>44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804" table:style-name="ce47">
            <text:p><text:s text:c="2"/>11 804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9915</text:p>
          </table:table-cell>
          <table:table-cell office:value-type="string" table:style-name="ce5">
            <text:p>Diesel - biodiesel</text:p>
          </table:table-cell>
          <table:table-cell office:value-type="float" office:value="11950" table:style-name="ce23">
            <text:p><text:s text:c="2"/>11 950</text:p>
          </table:table-cell>
          <table:table-cell office:value-type="float" office:value="3364" table:style-name="ce23">
            <text:p><text:s text:c="2"/>3 364</text:p>
          </table:table-cell>
          <table:table-cell office:value-type="float" office:value="600" table:style-name="ce23">
            <text:p><text:s text:c="3"/>600</text:p>
          </table:table-cell>
          <table:table-cell office:value-type="float" office:value="688" table:style-name="ce23">
            <text:p><text:s text:c="3"/>688</text:p>
          </table:table-cell>
          <table:table-cell office:value-type="float" office:value="237" table:style-name="ce23">
            <text:p><text:s text:c="3"/>237</text:p>
          </table:table-cell>
          <table:table-cell office:value-type="float" office:value="3446" table:style-name="ce23">
            <text:p><text:s text:c="2"/>3 446</text:p>
          </table:table-cell>
          <table:table-cell office:value-type="float" office:value="1139" table:style-name="ce23">
            <text:p><text:s text:c="2"/>1 139</text:p>
          </table:table-cell>
          <table:table-cell office:value-type="float" office:value="2129" table:style-name="ce23">
            <text:p><text:s text:c="2"/>2 129</text:p>
          </table:table-cell>
          <table:table-cell office:value-type="float" office:value="1466" table:style-name="ce23">
            <text:p><text:s text:c="2"/>1 466</text:p>
          </table:table-cell>
          <table:table-cell office:value-type="float" office:value="3127" table:style-name="ce23">
            <text:p><text:s text:c="2"/>3 127</text:p>
          </table:table-cell>
          <table:table-cell office:value-type="float" office:value="541" table:style-name="ce23">
            <text:p><text:s text:c="3"/>541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172" table:style-name="ce23">
            <text:p><text:s text:c="3"/>172</text:p>
          </table:table-cell>
          <table:table-cell office:value-type="float" office:value="121" table:style-name="ce23">
            <text:p><text:s text:c="3"/>121</text:p>
          </table:table-cell>
          <table:table-cell office:value-type="float" office:value="136" table:style-name="ce23">
            <text:p><text:s text:c="3"/>136</text:p>
          </table:table-cell>
          <table:table-cell office:value-type="float" office:value="78" table:style-name="ce23">
            <text:p><text:s text:c="3"/>78</text:p>
          </table:table-cell>
          <table:table-cell office:value-type="float" office:value="477" table:style-name="ce23">
            <text:p><text:s text:c="3"/>477</text:p>
          </table:table-cell>
          <table:table-cell office:value-type="float" office:value="25" table:style-name="ce23">
            <text:p><text:s text:c="3"/>25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1250" table:style-name="ce23">
            <text:p><text:s text:c="2"/>1 250</text:p>
          </table:table-cell>
          <table:table-cell office:value-type="float" office:value="1012" table:style-name="ce23">
            <text:p><text:s text:c="2"/>1 012</text:p>
          </table:table-cell>
          <table:table-cell office:value-type="float" office:value="322" table:style-name="ce23">
            <text:p><text:s text:c="3"/>322</text:p>
          </table:table-cell>
          <table:table-cell office:value-type="float" office:value="267" table:style-name="ce23">
            <text:p><text:s text:c="3"/>267</text:p>
          </table:table-cell>
          <table:table-cell office:value-type="float" office:value="171" table:style-name="ce23">
            <text:p><text:s text:c="3"/>171</text:p>
          </table:table-cell>
          <table:table-cell office:value-type="float" office:value="685" table:style-name="ce23">
            <text:p><text:s text:c="3"/>685</text:p>
          </table:table-cell>
          <table:table-cell office:value-type="float" office:value="982" table:style-name="ce23">
            <text:p><text:s text:c="3"/>982</text:p>
          </table:table-cell>
          <table:table-cell office:value-type="float" office:value="864" table:style-name="ce23">
            <text:p><text:s text:c="3"/>864</text:p>
          </table:table-cell>
          <table:table-cell office:value-type="float" office:value="161" table:style-name="ce23">
            <text:p><text:s text:c="3"/>161</text:p>
          </table:table-cell>
          <table:table-cell office:value-type="float" office:value="317" table:style-name="ce23">
            <text:p><text:s text:c="3"/>317</text:p>
          </table:table-cell>
          <table:table-cell office:value-type="float" office:value="226" table:style-name="ce23">
            <text:p><text:s text:c="3"/>226</text:p>
          </table:table-cell>
          <table:table-cell office:value-type="float" office:value="237" table:style-name="ce23">
            <text:p><text:s text:c="3"/>237</text:p>
          </table:table-cell>
          <table:table-cell office:value-type="float" office:value="269" table:style-name="ce23">
            <text:p><text:s text:c="3"/>269</text:p>
          </table:table-cell>
          <table:table-cell office:value-type="float" office:value="1008" table:style-name="ce23">
            <text:p><text:s text:c="2"/>1 008</text:p>
          </table:table-cell>
          <table:table-cell office:value-type="float" office:value="204" table:style-name="ce23">
            <text:p><text:s text:c="3"/>204</text:p>
          </table:table-cell>
          <table:table-cell office:value-type="float" office:value="119" table:style-name="ce23">
            <text:p><text:s text:c="3"/>119</text:p>
          </table:table-cell>
          <table:table-cell office:value-type="float" office:value="244" table:style-name="ce23">
            <text:p><text:s text:c="3"/>244</text:p>
          </table:table-cell>
          <table:table-cell office:value-type="float" office:value="215" table:style-name="ce23">
            <text:p><text:s text:c="3"/>215</text:p>
          </table:table-cell>
          <table:table-cell office:value-type="float" office:value="1302" table:style-name="ce23">
            <text:p><text:s text:c="2"/>1 302</text:p>
          </table:table-cell>
          <table:table-cell office:value-type="float" office:value="698" table:style-name="ce23">
            <text:p><text:s text:c="3"/>698</text:p>
          </table:table-cell>
          <table:table-cell office:value-type="float" office:value="5498" table:style-name="ce23">
            <text:p><text:s text:c="2"/>5 498</text:p>
          </table:table-cell>
          <table:table-cell office:value-type="float" office:value="177" table:style-name="ce23">
            <text:p><text:s text:c="3"/>177</text:p>
          </table:table-cell>
          <table:table-cell office:value-type="float" office:value="10421" table:style-name="ce23">
            <text:p><text:s text:c="2"/>10 421</text:p>
          </table:table-cell>
          <table:table-cell office:value-type="float" office:value="71502" table:style-name="ce23">
            <text:p><text:s text:c="2"/>71 502</text:p>
          </table:table-cell>
          <table:table-cell office:value-type="float" office:value="467" table:style-name="ce23">
            <text:p><text:s text:c="3"/>467</text:p>
          </table:table-cell>
          <table:table-cell office:value-type="float" office:value="85" table:style-name="ce23">
            <text:p><text:s text:c="3"/>85</text:p>
          </table:table-cell>
          <table:table-cell office:value-type="float" office:value="1427" table:style-name="ce23">
            <text:p><text:s text:c="2"/>1 427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90" table:style-name="ce23">
            <text:p><text:s text:c="3"/>9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29" table:style-name="ce23">
            <text:p><text:s text:c="3"/>329</text:p>
          </table:table-cell>
          <table:table-cell office:value-type="float" office:value="383" table:style-name="ce23">
            <text:p><text:s text:c="3"/>383</text:p>
          </table:table-cell>
          <table:table-cell office:value-type="float" office:value="128" table:style-name="ce23">
            <text:p><text:s text:c="3"/>128</text:p>
          </table:table-cell>
          <table:table-cell office:value-type="float" office:value="103" table:style-name="ce23">
            <text:p><text:s text:c="3"/>103</text:p>
          </table:table-cell>
          <table:table-cell office:value-type="float" office:value="32" table:style-name="ce23">
            <text:p><text:s text:c="3"/>32</text:p>
          </table:table-cell>
          <table:table-cell office:value-type="float" office:value="55" table:style-name="ce23">
            <text:p><text:s text:c="3"/>55</text:p>
          </table:table-cell>
          <table:table-cell office:value-type="float" office:value="63" table:style-name="ce23">
            <text:p><text:s text:c="3"/>63</text:p>
          </table:table-cell>
          <table:table-cell office:value-type="float" office:value="223" table:style-name="ce23">
            <text:p><text:s text:c="3"/>22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1329" table:style-name="ce23">
            <text:p><text:s text:c="2"/>131 329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9916</text:p>
          </table:table-cell>
          <table:table-cell office:value-type="string" table:style-name="ce26">
            <text:p>Outros produtos do refino do petróleo</text:p>
          </table:table-cell>
          <table:table-cell office:value-type="float" office:value="1570" table:style-name="ce46">
            <text:p><text:s text:c="2"/>1 570</text:p>
          </table:table-cell>
          <table:table-cell office:value-type="float" office:value="1045" table:style-name="ce46">
            <text:p><text:s text:c="2"/>1 045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1216" table:style-name="ce46">
            <text:p><text:s text:c="2"/>1 216</text:p>
          </table:table-cell>
          <table:table-cell office:value-type="float" office:value="452" table:style-name="ce46">
            <text:p><text:s text:c="3"/>452</text:p>
          </table:table-cell>
          <table:table-cell office:value-type="float" office:value="145" table:style-name="ce46">
            <text:p><text:s text:c="3"/>145</text:p>
          </table:table-cell>
          <table:table-cell office:value-type="float" office:value="93" table:style-name="ce46">
            <text:p><text:s text:c="3"/>9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617" table:style-name="ce46">
            <text:p><text:s text:c="3"/>617</text:p>
          </table:table-cell>
          <table:table-cell office:value-type="float" office:value="76" table:style-name="ce46">
            <text:p><text:s text:c="3"/>76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0" table:style-name="ce46">
            <text:p><text:s text:c="3"/>1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7" table:style-name="ce46">
            <text:p><text:s text:c="3"/>5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1953" table:style-name="ce46">
            <text:p><text:s text:c="2"/>171 9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89" table:style-name="ce46">
            <text:p><text:s text:c="2"/>1 789</text:p>
          </table:table-cell>
          <table:table-cell office:value-type="float" office:value="863" table:style-name="ce46">
            <text:p><text:s text:c="3"/>863</text:p>
          </table:table-cell>
          <table:table-cell office:value-type="float" office:value="337" table:style-name="ce46">
            <text:p><text:s text:c="3"/>337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1507" table:style-name="ce46">
            <text:p><text:s text:c="2"/>1 507</text:p>
          </table:table-cell>
          <table:table-cell office:value-type="float" office:value="2710" table:style-name="ce46">
            <text:p><text:s text:c="2"/>2 710</text:p>
          </table:table-cell>
          <table:table-cell office:value-type="float" office:value="2594" table:style-name="ce46">
            <text:p><text:s text:c="2"/>2 594</text:p>
          </table:table-cell>
          <table:table-cell office:value-type="float" office:value="165" table:style-name="ce46">
            <text:p><text:s text:c="3"/>165</text:p>
          </table:table-cell>
          <table:table-cell office:value-type="float" office:value="143" table:style-name="ce46">
            <text:p><text:s text:c="3"/>14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605" table:style-name="ce46">
            <text:p><text:s text:c="3"/>605</text:p>
          </table:table-cell>
          <table:table-cell office:value-type="float" office:value="209" table:style-name="ce46">
            <text:p><text:s text:c="3"/>209</text:p>
          </table:table-cell>
          <table:table-cell office:value-type="float" office:value="181" table:style-name="ce46">
            <text:p><text:s text:c="3"/>181</text:p>
          </table:table-cell>
          <table:table-cell office:value-type="float" office:value="282" table:style-name="ce46">
            <text:p><text:s text:c="3"/>282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208" table:style-name="ce46">
            <text:p><text:s text:c="3"/>208</text:p>
          </table:table-cell>
          <table:table-cell office:value-type="float" office:value="265" table:style-name="ce46">
            <text:p><text:s text:c="3"/>265</text:p>
          </table:table-cell>
          <table:table-cell office:value-type="float" office:value="143" table:style-name="ce46">
            <text:p><text:s text:c="3"/>143</text:p>
          </table:table-cell>
          <table:table-cell office:value-type="float" office:value="1897" table:style-name="ce46">
            <text:p><text:s text:c="2"/>1 897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5002" table:style-name="ce46">
            <text:p><text:s text:c="2"/>5 002</text:p>
          </table:table-cell>
          <table:table-cell office:value-type="float" office:value="3855" table:style-name="ce46">
            <text:p><text:s text:c="2"/>3 855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8" table:style-name="ce46">
            <text:p><text:s text:c="3"/>108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2221" table:style-name="ce46">
            <text:p><text:s text:c="2"/>2 2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7" table:style-name="ce46">
            <text:p><text:s text:c="3"/>157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221" table:style-name="ce46">
            <text:p><text:s text:c="3"/>22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0" table:style-name="ce46">
            <text:p><text:s text:c="3"/>580</text:p>
          </table:table-cell>
          <table:table-cell office:value-type="float" office:value="141" table:style-name="ce46">
            <text:p><text:s text:c="3"/>1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263" table:style-name="ce46">
            <text:p><text:s text:c="3"/>26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4767" table:style-name="ce46">
            <text:p><text:s text:c="2"/>204 767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9921</text:p>
          </table:table-cell>
          <table:table-cell office:value-type="string" table:style-name="ce26">
            <text:p>Etanol e outros biocombustíveis</text:p>
          </table:table-cell>
          <table:table-cell office:value-type="float" office:value="161" table:style-name="ce46">
            <text:p><text:s text:c="3"/>161</text:p>
          </table:table-cell>
          <table:table-cell office:value-type="float" office:value="152" table:style-name="ce46">
            <text:p><text:s text:c="3"/>152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901" table:style-name="ce46">
            <text:p><text:s text:c="3"/>90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139" table:style-name="ce46">
            <text:p><text:s text:c="3"/>139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303" table:style-name="ce46">
            <text:p><text:s text:c="2"/>37 303</text:p>
          </table:table-cell>
          <table:table-cell office:value-type="float" office:value="586" table:style-name="ce46">
            <text:p><text:s text:c="3"/>586</text:p>
          </table:table-cell>
          <table:table-cell office:value-type="float" office:value="510" table:style-name="ce46">
            <text:p><text:s text:c="3"/>510</text:p>
          </table:table-cell>
          <table:table-cell office:value-type="float" office:value="403" table:style-name="ce46">
            <text:p><text:s text:c="3"/>403</text:p>
          </table:table-cell>
          <table:table-cell office:value-type="float" office:value="2048" table:style-name="ce46">
            <text:p><text:s text:c="2"/>2 048</text:p>
          </table:table-cell>
          <table:table-cell office:value-type="float" office:value="1196" table:style-name="ce46">
            <text:p><text:s text:c="2"/>1 19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365" table:style-name="ce46">
            <text:p><text:s text:c="3"/>365</text:p>
          </table:table-cell>
          <table:table-cell office:value-type="float" office:value="196" table:style-name="ce46">
            <text:p><text:s text:c="3"/>196</text:p>
          </table:table-cell>
          <table:table-cell office:value-type="float" office:value="348" table:style-name="ce46">
            <text:p><text:s text:c="3"/>348</text:p>
          </table:table-cell>
          <table:table-cell office:value-type="float" office:value="845" table:style-name="ce46">
            <text:p><text:s text:c="3"/>8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98" table:style-name="ce46">
            <text:p><text:s text:c="3"/>98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78" table:style-name="ce46">
            <text:p><text:s text:c="3"/>78</text:p>
          </table:table-cell>
          <table:table-cell office:value-type="float" office:value="1064" table:style-name="ce46">
            <text:p><text:s text:c="2"/>1 064</text:p>
          </table:table-cell>
          <table:table-cell office:value-type="float" office:value="130" table:style-name="ce46">
            <text:p><text:s text:c="3"/>1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2" table:style-name="ce46">
            <text:p><text:s text:c="3"/>1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366" table:style-name="ce46">
            <text:p><text:s text:c="2"/>47 366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0911</text:p>
          </table:table-cell>
          <table:table-cell office:value-type="string" table:style-name="ce28">
            <text:p>Produtos químicos inorgânicos</text:p>
          </table:table-cell>
          <table:table-cell office:value-type="float" office:value="7484" table:style-name="ce46">
            <text:p><text:s text:c="2"/>7 484</text:p>
          </table:table-cell>
          <table:table-cell office:value-type="float" office:value="1531" table:style-name="ce46">
            <text:p><text:s text:c="2"/>1 531</text:p>
          </table:table-cell>
          <table:table-cell office:value-type="float" office:value="95" table:style-name="ce46">
            <text:p><text:s text:c="3"/>95</text:p>
          </table:table-cell>
          <table:table-cell office:value-type="float" office:value="111" table:style-name="ce46">
            <text:p><text:s text:c="3"/>111</text:p>
          </table:table-cell>
          <table:table-cell office:value-type="float" office:value="2924" table:style-name="ce46">
            <text:p><text:s text:c="2"/>2 92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34" table:style-name="ce46">
            <text:p><text:s text:c="3"/>13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80" table:style-name="ce46">
            <text:p><text:s text:c="3"/>180</text:p>
          </table:table-cell>
          <table:table-cell office:value-type="float" office:value="857" table:style-name="ce46">
            <text:p><text:s text:c="3"/>857</text:p>
          </table:table-cell>
          <table:table-cell office:value-type="float" office:value="133" table:style-name="ce46">
            <text:p><text:s text:c="3"/>1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2" table:style-name="ce46">
            <text:p><text:s text:c="3"/>30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4" table:style-name="ce46">
            <text:p><text:s text:c="3"/>3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11" table:style-name="ce46">
            <text:p><text:s text:c="2"/>4 311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32676" table:style-name="ce46">
            <text:p><text:s text:c="2"/>32 676</text:p>
          </table:table-cell>
          <table:table-cell office:value-type="float" office:value="5089" table:style-name="ce46">
            <text:p><text:s text:c="2"/>5 089</text:p>
          </table:table-cell>
          <table:table-cell office:value-type="float" office:value="1730" table:style-name="ce46">
            <text:p><text:s text:c="2"/>1 730</text:p>
          </table:table-cell>
          <table:table-cell office:value-type="float" office:value="290" table:style-name="ce46">
            <text:p><text:s text:c="3"/>290</text:p>
          </table:table-cell>
          <table:table-cell office:value-type="float" office:value="752" table:style-name="ce46">
            <text:p><text:s text:c="3"/>752</text:p>
          </table:table-cell>
          <table:table-cell office:value-type="float" office:value="2494" table:style-name="ce46">
            <text:p><text:s text:c="2"/>2 494</text:p>
          </table:table-cell>
          <table:table-cell office:value-type="float" office:value="946" table:style-name="ce46">
            <text:p><text:s text:c="3"/>946</text:p>
          </table:table-cell>
          <table:table-cell office:value-type="float" office:value="1014" table:style-name="ce46">
            <text:p><text:s text:c="2"/>1 014</text:p>
          </table:table-cell>
          <table:table-cell office:value-type="float" office:value="522" table:style-name="ce46">
            <text:p><text:s text:c="3"/>5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5" table:style-name="ce46">
            <text:p><text:s text:c="3"/>255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254" table:style-name="ce46">
            <text:p><text:s text:c="3"/>254</text:p>
          </table:table-cell>
          <table:table-cell office:value-type="float" office:value="306" table:style-name="ce46">
            <text:p><text:s text:c="3"/>306</text:p>
          </table:table-cell>
          <table:table-cell office:value-type="float" office:value="294" table:style-name="ce46">
            <text:p><text:s text:c="3"/>294</text:p>
          </table:table-cell>
          <table:table-cell office:value-type="float" office:value="354" table:style-name="ce46">
            <text:p><text:s text:c="3"/>354</text:p>
          </table:table-cell>
          <table:table-cell office:value-type="float" office:value="1450" table:style-name="ce46">
            <text:p><text:s text:c="2"/>1 45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16" table:style-name="ce46">
            <text:p><text:s text:c="3"/>616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0" table:style-name="ce46">
            <text:p><text:s text:c="3"/>360</text:p>
          </table:table-cell>
          <table:table-cell office:value-type="float" office:value="1236" table:style-name="ce46">
            <text:p><text:s text:c="2"/>1 2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30" table:style-name="ce46">
            <text:p><text:s text:c="3"/>6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9805" table:style-name="ce46">
            <text:p><text:s text:c="2"/>69 805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0912</text:p>
          </table:table-cell>
          <table:table-cell office:value-type="string" table:style-name="ce26">
            <text:p>Adubos e fertilizantes</text:p>
          </table:table-cell>
          <table:table-cell office:value-type="float" office:value="50403" table:style-name="ce46">
            <text:p><text:s text:c="2"/>50 403</text:p>
          </table:table-cell>
          <table:table-cell office:value-type="float" office:value="4841" table:style-name="ce46">
            <text:p><text:s text:c="2"/>4 841</text:p>
          </table:table-cell>
          <table:table-cell office:value-type="float" office:value="358" table:style-name="ce46">
            <text:p><text:s text:c="3"/>35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7" table:style-name="ce46">
            <text:p><text:s text:c="3"/>2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63" table:style-name="ce46">
            <text:p><text:s text:c="2"/>2 463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352" table:style-name="ce46">
            <text:p><text:s text:c="2"/>58 352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0913</text:p>
          </table:table-cell>
          <table:table-cell office:value-type="string" table:style-name="ce26">
            <text:p>Produtos químicos orgânic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59" table:style-name="ce46">
            <text:p><text:s text:c="2"/>3 159</text:p>
          </table:table-cell>
          <table:table-cell office:value-type="float" office:value="369" table:style-name="ce46">
            <text:p><text:s text:c="3"/>369</text:p>
          </table:table-cell>
          <table:table-cell office:value-type="float" office:value="149" table:style-name="ce46">
            <text:p><text:s text:c="3"/>149</text:p>
          </table:table-cell>
          <table:table-cell office:value-type="float" office:value="587" table:style-name="ce46">
            <text:p><text:s text:c="3"/>58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94" table:style-name="ce46">
            <text:p><text:s text:c="3"/>494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25" table:style-name="ce46">
            <text:p><text:s text:c="2"/>1 525</text:p>
          </table:table-cell>
          <table:table-cell office:value-type="float" office:value="246" table:style-name="ce46">
            <text:p><text:s text:c="3"/>246</text:p>
          </table:table-cell>
          <table:table-cell office:value-type="float" office:value="955" table:style-name="ce46">
            <text:p><text:s text:c="3"/>95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52" table:style-name="ce46">
            <text:p><text:s text:c="2"/>2 0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08" table:style-name="ce46">
            <text:p><text:s text:c="2"/>1 308</text:p>
          </table:table-cell>
          <table:table-cell office:value-type="float" office:value="27433" table:style-name="ce46">
            <text:p><text:s text:c="2"/>27 433</text:p>
          </table:table-cell>
          <table:table-cell office:value-type="float" office:value="16663" table:style-name="ce46">
            <text:p><text:s text:c="2"/>16 663</text:p>
          </table:table-cell>
          <table:table-cell office:value-type="float" office:value="5194" table:style-name="ce46">
            <text:p><text:s text:c="2"/>5 194</text:p>
          </table:table-cell>
          <table:table-cell office:value-type="float" office:value="2687" table:style-name="ce46">
            <text:p><text:s text:c="2"/>2 687</text:p>
          </table:table-cell>
          <table:table-cell office:value-type="float" office:value="3144" table:style-name="ce46">
            <text:p><text:s text:c="2"/>3 14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95" table:style-name="ce46">
            <text:p><text:s text:c="3"/>695</text:p>
          </table:table-cell>
          <table:table-cell office:value-type="float" office:value="343" table:style-name="ce46">
            <text:p><text:s text:c="3"/>343</text:p>
          </table:table-cell>
          <table:table-cell office:value-type="float" office:value="556" table:style-name="ce46">
            <text:p><text:s text:c="3"/>5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8" table:style-name="ce46">
            <text:p><text:s text:c="3"/>118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374" table:style-name="ce46">
            <text:p><text:s text:c="3"/>37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233" table:style-name="ce46">
            <text:p><text:s text:c="3"/>2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2" table:style-name="ce46">
            <text:p><text:s text:c="3"/>10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4" table:style-name="ce46">
            <text:p><text:s text:c="3"/>134</text:p>
          </table:table-cell>
          <table:table-cell office:value-type="float" office:value="98" table:style-name="ce46">
            <text:p><text:s text:c="3"/>9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8801" table:style-name="ce46">
            <text:p><text:s text:c="2"/>68 801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0914</text:p>
          </table:table-cell>
          <table:table-cell office:value-type="string" table:style-name="ce14">
            <text:p>Resinas,elastômeros e fibras artif. e sintéticas</text:p>
          </table:table-cell>
          <table:table-cell office:value-type="float" office:value="149" table:style-name="ce47">
            <text:p><text:s text:c="3"/>149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26" table:style-name="ce47">
            <text:p><text:s text:c="2"/>2 02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4978" table:style-name="ce47">
            <text:p><text:s text:c="2"/>4 97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88" table:style-name="ce47">
            <text:p><text:s text:c="2"/>1 588</text:p>
          </table:table-cell>
          <table:table-cell office:value-type="float" office:value="913" table:style-name="ce47">
            <text:p><text:s text:c="3"/>913</text:p>
          </table:table-cell>
          <table:table-cell office:value-type="float" office:value="1961" table:style-name="ce47">
            <text:p><text:s text:c="2"/>1 961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512" table:style-name="ce47">
            <text:p><text:s text:c="2"/>2 512</text:p>
          </table:table-cell>
          <table:table-cell office:value-type="float" office:value="2543" table:style-name="ce47">
            <text:p><text:s text:c="2"/>2 543</text:p>
          </table:table-cell>
          <table:table-cell office:value-type="float" office:value="1360" table:style-name="ce47">
            <text:p><text:s text:c="2"/>1 360</text:p>
          </table:table-cell>
          <table:table-cell office:value-type="float" office:value="90" table:style-name="ce47">
            <text:p><text:s text:c="3"/>90</text:p>
          </table:table-cell>
          <table:table-cell office:value-type="float" office:value="23296" table:style-name="ce47">
            <text:p><text:s text:c="2"/>23 296</text:p>
          </table:table-cell>
          <table:table-cell office:value-type="float" office:value="2051" table:style-name="ce47">
            <text:p><text:s text:c="2"/>2 05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49" table:style-name="ce47">
            <text:p><text:s text:c="3"/>249</text:p>
          </table:table-cell>
          <table:table-cell office:value-type="float" office:value="1203" table:style-name="ce47">
            <text:p><text:s text:c="2"/>1 203</text:p>
          </table:table-cell>
          <table:table-cell office:value-type="float" office:value="232" table:style-name="ce47">
            <text:p><text:s text:c="3"/>232</text:p>
          </table:table-cell>
          <table:table-cell office:value-type="float" office:value="3644" table:style-name="ce47">
            <text:p><text:s text:c="2"/>3 644</text:p>
          </table:table-cell>
          <table:table-cell office:value-type="float" office:value="196" table:style-name="ce47">
            <text:p><text:s text:c="3"/>196</text:p>
          </table:table-cell>
          <table:table-cell office:value-type="float" office:value="101" table:style-name="ce47">
            <text:p><text:s text:c="3"/>101</text:p>
          </table:table-cell>
          <table:table-cell office:value-type="float" office:value="1831" table:style-name="ce47">
            <text:p><text:s text:c="2"/>1 831</text:p>
          </table:table-cell>
          <table:table-cell office:value-type="float" office:value="371" table:style-name="ce47">
            <text:p><text:s text:c="3"/>371</text:p>
          </table:table-cell>
          <table:table-cell office:value-type="float" office:value="2339" table:style-name="ce47">
            <text:p><text:s text:c="2"/>2 33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3742" table:style-name="ce47">
            <text:p><text:s text:c="2"/>53 742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0921</text:p>
          </table:table-cell>
          <table:table-cell office:value-type="string" table:style-name="ce14">
            <text:p>Defensivos agrícolas e desinfestantes domissanitários</text:p>
          </table:table-cell>
          <table:table-cell office:value-type="float" office:value="36195" table:style-name="ce23">
            <text:p><text:s text:c="2"/>36 195</text:p>
          </table:table-cell>
          <table:table-cell office:value-type="float" office:value="4170" table:style-name="ce23">
            <text:p><text:s text:c="2"/>4 170</text:p>
          </table:table-cell>
          <table:table-cell office:value-type="float" office:value="131" table:style-name="ce23">
            <text:p><text:s text:c="3"/>13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3" table:style-name="ce23">
            <text:p><text:s text:c="3"/>5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768" table:style-name="ce23">
            <text:p><text:s text:c="2"/>8 768</text:p>
          </table:table-cell>
          <table:table-cell office:value-type="float" office:value="1115" table:style-name="ce23">
            <text:p><text:s text:c="2"/>1 11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7" table:style-name="ce23">
            <text:p><text:s text:c="3"/>6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839" table:style-name="ce23">
            <text:p><text:s text:c="2"/>1 83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2389" table:style-name="ce23">
            <text:p><text:s text:c="2"/>52 389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0922</text:p>
          </table:table-cell>
          <table:table-cell office:value-type="string" table:style-name="ce14">
            <text:p>Produtos químicos diversos<text:s/>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9" table:style-name="ce23">
            <text:p><text:s text:c="3"/>3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127" table:style-name="ce23">
            <text:p><text:s text:c="2"/>3 127</text:p>
          </table:table-cell>
          <table:table-cell office:value-type="float" office:value="603" table:style-name="ce23">
            <text:p><text:s text:c="3"/>603</text:p>
          </table:table-cell>
          <table:table-cell office:value-type="float" office:value="359" table:style-name="ce23">
            <text:p><text:s text:c="3"/>359</text:p>
          </table:table-cell>
          <table:table-cell office:value-type="float" office:value="261" table:style-name="ce23">
            <text:p><text:s text:c="3"/>261</text:p>
          </table:table-cell>
          <table:table-cell office:value-type="float" office:value="1618" table:style-name="ce23">
            <text:p><text:s text:c="2"/>1 618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4458" table:style-name="ce23">
            <text:p><text:s text:c="2"/>4 458</text:p>
          </table:table-cell>
          <table:table-cell office:value-type="float" office:value="206" table:style-name="ce23">
            <text:p><text:s text:c="3"/>206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245" table:style-name="ce23">
            <text:p><text:s text:c="3"/>24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78" table:style-name="ce23">
            <text:p><text:s text:c="3"/>178</text:p>
          </table:table-cell>
          <table:table-cell office:value-type="float" office:value="739" table:style-name="ce23">
            <text:p><text:s text:c="3"/>739</text:p>
          </table:table-cell>
          <table:table-cell office:value-type="float" office:value="865" table:style-name="ce23">
            <text:p><text:s text:c="3"/>865</text:p>
          </table:table-cell>
          <table:table-cell office:value-type="float" office:value="363" table:style-name="ce23">
            <text:p><text:s text:c="3"/>363</text:p>
          </table:table-cell>
          <table:table-cell office:value-type="float" office:value="490" table:style-name="ce23">
            <text:p><text:s text:c="3"/>490</text:p>
          </table:table-cell>
          <table:table-cell office:value-type="float" office:value="271" table:style-name="ce23">
            <text:p><text:s text:c="3"/>271</text:p>
          </table:table-cell>
          <table:table-cell office:value-type="float" office:value="1135" table:style-name="ce23">
            <text:p><text:s text:c="2"/>1 135</text:p>
          </table:table-cell>
          <table:table-cell office:value-type="float" office:value="4810" table:style-name="ce23">
            <text:p><text:s text:c="2"/>4 810</text:p>
          </table:table-cell>
          <table:table-cell office:value-type="float" office:value="1648" table:style-name="ce23">
            <text:p><text:s text:c="2"/>1 648</text:p>
          </table:table-cell>
          <table:table-cell office:value-type="float" office:value="1472" table:style-name="ce23">
            <text:p><text:s text:c="2"/>1 472</text:p>
          </table:table-cell>
          <table:table-cell office:value-type="float" office:value="1919" table:style-name="ce23">
            <text:p><text:s text:c="2"/>1 919</text:p>
          </table:table-cell>
          <table:table-cell office:value-type="float" office:value="599" table:style-name="ce23">
            <text:p><text:s text:c="3"/>599</text:p>
          </table:table-cell>
          <table:table-cell office:value-type="float" office:value="683" table:style-name="ce23">
            <text:p><text:s text:c="3"/>683</text:p>
          </table:table-cell>
          <table:table-cell office:value-type="float" office:value="59" table:style-name="ce23">
            <text:p><text:s text:c="3"/>59</text:p>
          </table:table-cell>
          <table:table-cell office:value-type="float" office:value="288" table:style-name="ce23">
            <text:p><text:s text:c="3"/>288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56" table:style-name="ce23">
            <text:p><text:s text:c="3"/>156</text:p>
          </table:table-cell>
          <table:table-cell office:value-type="float" office:value="268" table:style-name="ce23">
            <text:p><text:s text:c="3"/>268</text:p>
          </table:table-cell>
          <table:table-cell office:value-type="float" office:value="122" table:style-name="ce23">
            <text:p><text:s text:c="3"/>122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60" table:style-name="ce23">
            <text:p><text:s text:c="3"/>60</text:p>
          </table:table-cell>
          <table:table-cell office:value-type="float" office:value="547" table:style-name="ce23">
            <text:p><text:s text:c="3"/>547</text:p>
          </table:table-cell>
          <table:table-cell office:value-type="float" office:value="450" table:style-name="ce23">
            <text:p><text:s text:c="3"/>450</text:p>
          </table:table-cell>
          <table:table-cell office:value-type="float" office:value="32" table:style-name="ce23">
            <text:p><text:s text:c="3"/>32</text:p>
          </table:table-cell>
          <table:table-cell office:value-type="float" office:value="356" table:style-name="ce23">
            <text:p><text:s text:c="3"/>356</text:p>
          </table:table-cell>
          <table:table-cell office:value-type="float" office:value="758" table:style-name="ce23">
            <text:p><text:s text:c="3"/>758</text:p>
          </table:table-cell>
          <table:table-cell office:value-type="float" office:value="59" table:style-name="ce23">
            <text:p><text:s text:c="3"/>59</text:p>
          </table:table-cell>
          <table:table-cell office:value-type="float" office:value="2802" table:style-name="ce23">
            <text:p><text:s text:c="2"/>2 802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3" table:style-name="ce23">
            <text:p><text:s text:c="3"/>6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59" table:style-name="ce23">
            <text:p><text:s text:c="3"/>59</text:p>
          </table:table-cell>
          <table:table-cell office:value-type="float" office:value="56" table:style-name="ce23">
            <text:p><text:s text:c="3"/>5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4" table:style-name="ce23">
            <text:p><text:s text:c="3"/>114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71" table:style-name="ce23">
            <text:p><text:s text:c="3"/>71</text:p>
          </table:table-cell>
          <table:table-cell office:value-type="float" office:value="422" table:style-name="ce23">
            <text:p><text:s text:c="3"/>42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37" table:style-name="ce23">
            <text:p><text:s text:c="2"/>1 33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4300" table:style-name="ce23">
            <text:p><text:s text:c="2"/>34 300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20923</text:p>
          </table:table-cell>
          <table:table-cell office:value-type="string" table:style-name="ce16">
            <text:p>Tintas, vernizes, esmaltes e lacas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104" table:style-name="ce47">
            <text:p><text:s text:c="3"/>104</text:p>
          </table:table-cell>
          <table:table-cell office:value-type="float" office:value="352" table:style-name="ce47">
            <text:p><text:s text:c="3"/>352</text:p>
          </table:table-cell>
          <table:table-cell office:value-type="float" office:value="1508" table:style-name="ce47">
            <text:p><text:s text:c="2"/>1 508</text:p>
          </table:table-cell>
          <table:table-cell office:value-type="float" office:value="874" table:style-name="ce47">
            <text:p><text:s text:c="3"/>87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3" table:style-name="ce47">
            <text:p><text:s text:c="3"/>183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820" table:style-name="ce47">
            <text:p><text:s text:c="2"/>1 820</text:p>
          </table:table-cell>
          <table:table-cell office:value-type="float" office:value="920" table:style-name="ce47">
            <text:p><text:s text:c="3"/>92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37" table:style-name="ce47">
            <text:p><text:s text:c="3"/>537</text:p>
          </table:table-cell>
          <table:table-cell office:value-type="float" office:value="347" table:style-name="ce47">
            <text:p><text:s text:c="3"/>347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644" table:style-name="ce47">
            <text:p><text:s text:c="3"/>644</text:p>
          </table:table-cell>
          <table:table-cell office:value-type="float" office:value="231" table:style-name="ce47">
            <text:p><text:s text:c="3"/>231</text:p>
          </table:table-cell>
          <table:table-cell office:value-type="float" office:value="135" table:style-name="ce47">
            <text:p><text:s text:c="3"/>135</text:p>
          </table:table-cell>
          <table:table-cell office:value-type="float" office:value="347" table:style-name="ce47">
            <text:p><text:s text:c="3"/>347</text:p>
          </table:table-cell>
          <table:table-cell office:value-type="float" office:value="666" table:style-name="ce47">
            <text:p><text:s text:c="3"/>666</text:p>
          </table:table-cell>
          <table:table-cell office:value-type="float" office:value="211" table:style-name="ce47">
            <text:p><text:s text:c="3"/>211</text:p>
          </table:table-cell>
          <table:table-cell office:value-type="float" office:value="198" table:style-name="ce47">
            <text:p><text:s text:c="3"/>198</text:p>
          </table:table-cell>
          <table:table-cell office:value-type="float" office:value="11710" table:style-name="ce47">
            <text:p><text:s text:c="2"/>11 710</text:p>
          </table:table-cell>
          <table:table-cell office:value-type="float" office:value="1270" table:style-name="ce47">
            <text:p><text:s text:c="2"/>1 27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85" table:style-name="ce47">
            <text:p><text:s text:c="3"/>28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6" table:style-name="ce47">
            <text:p><text:s text:c="3"/>176</text:p>
          </table:table-cell>
          <table:table-cell office:value-type="float" office:value="191" table:style-name="ce47">
            <text:p><text:s text:c="3"/>19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338" table:style-name="ce47">
            <text:p><text:s text:c="2"/>2 33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693" table:style-name="ce47">
            <text:p><text:s text:c="3"/>69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2" table:style-name="ce47">
            <text:p><text:s text:c="3"/>192</text:p>
          </table:table-cell>
          <table:table-cell office:value-type="float" office:value="85" table:style-name="ce47">
            <text:p><text:s text:c="3"/>8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93" table:style-name="ce47">
            <text:p><text:s text:c="3"/>9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508" table:style-name="ce47">
            <text:p><text:s text:c="2"/>26 508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20931</text:p>
          </table:table-cell>
          <table:table-cell office:value-type="string" table:style-name="ce5">
            <text:p>Perfumaria, sabões e artigos de limpeza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40" table:style-name="ce23">
            <text:p><text:s text:c="3"/>140</text:p>
          </table:table-cell>
          <table:table-cell office:value-type="float" office:value="91" table:style-name="ce23">
            <text:p><text:s text:c="3"/>91</text:p>
          </table:table-cell>
          <table:table-cell office:value-type="float" office:value="22" table:style-name="ce23">
            <text:p><text:s text:c="3"/>22</text:p>
          </table:table-cell>
          <table:table-cell office:value-type="float" office:value="82" table:style-name="ce23">
            <text:p><text:s text:c="3"/>82</text:p>
          </table:table-cell>
          <table:table-cell office:value-type="float" office:value="28" table:style-name="ce23">
            <text:p><text:s text:c="3"/>28</text:p>
          </table:table-cell>
          <table:table-cell office:value-type="float" office:value="276" table:style-name="ce23">
            <text:p><text:s text:c="3"/>276</text:p>
          </table:table-cell>
          <table:table-cell office:value-type="float" office:value="32" table:style-name="ce23">
            <text:p><text:s text:c="3"/>3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1" table:style-name="ce23">
            <text:p><text:s text:c="3"/>61</text:p>
          </table:table-cell>
          <table:table-cell office:value-type="float" office:value="57" table:style-name="ce23">
            <text:p><text:s text:c="3"/>57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9" table:style-name="ce23">
            <text:p><text:s text:c="3"/>29</text:p>
          </table:table-cell>
          <table:table-cell office:value-type="float" office:value="64" table:style-name="ce23">
            <text:p><text:s text:c="3"/>64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45" table:style-name="ce23">
            <text:p><text:s text:c="3"/>45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90" table:style-name="ce23">
            <text:p><text:s text:c="3"/>90</text:p>
          </table:table-cell>
          <table:table-cell office:value-type="float" office:value="205" table:style-name="ce23">
            <text:p><text:s text:c="3"/>205</text:p>
          </table:table-cell>
          <table:table-cell office:value-type="float" office:value="2339" table:style-name="ce23">
            <text:p><text:s text:c="2"/>2 339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42" table:style-name="ce23">
            <text:p><text:s text:c="3"/>42</text:p>
          </table:table-cell>
          <table:table-cell office:value-type="float" office:value="83" table:style-name="ce23">
            <text:p><text:s text:c="3"/>83</text:p>
          </table:table-cell>
          <table:table-cell office:value-type="float" office:value="29" table:style-name="ce23">
            <text:p><text:s text:c="3"/>29</text:p>
          </table:table-cell>
          <table:table-cell office:value-type="float" office:value="62" table:style-name="ce23">
            <text:p><text:s text:c="3"/>62</text:p>
          </table:table-cell>
          <table:table-cell office:value-type="float" office:value="739" table:style-name="ce23">
            <text:p><text:s text:c="3"/>739</text:p>
          </table:table-cell>
          <table:table-cell office:value-type="float" office:value="50" table:style-name="ce23">
            <text:p><text:s text:c="3"/>50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33" table:style-name="ce23">
            <text:p><text:s text:c="3"/>33</text:p>
          </table:table-cell>
          <table:table-cell office:value-type="float" office:value="28" table:style-name="ce23">
            <text:p><text:s text:c="3"/>28</text:p>
          </table:table-cell>
          <table:table-cell office:value-type="float" office:value="46" table:style-name="ce23">
            <text:p><text:s text:c="3"/>46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6" table:style-name="ce23">
            <text:p><text:s text:c="3"/>26</text:p>
          </table:table-cell>
          <table:table-cell office:value-type="float" office:value="70" table:style-name="ce23">
            <text:p><text:s text:c="3"/>70</text:p>
          </table:table-cell>
          <table:table-cell office:value-type="float" office:value="167" table:style-name="ce23">
            <text:p><text:s text:c="3"/>167</text:p>
          </table:table-cell>
          <table:table-cell office:value-type="float" office:value="318" table:style-name="ce23">
            <text:p><text:s text:c="3"/>318</text:p>
          </table:table-cell>
          <table:table-cell office:value-type="float" office:value="3413" table:style-name="ce23">
            <text:p><text:s text:c="2"/>3 413</text:p>
          </table:table-cell>
          <table:table-cell office:value-type="float" office:value="521" table:style-name="ce23">
            <text:p><text:s text:c="3"/>521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71" table:style-name="ce23">
            <text:p><text:s text:c="3"/>171</text:p>
          </table:table-cell>
          <table:table-cell office:value-type="float" office:value="152" table:style-name="ce23">
            <text:p><text:s text:c="3"/>152</text:p>
          </table:table-cell>
          <table:table-cell office:value-type="float" office:value="122" table:style-name="ce23">
            <text:p><text:s text:c="3"/>122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86" table:style-name="ce23">
            <text:p><text:s text:c="3"/>86</text:p>
          </table:table-cell>
          <table:table-cell office:value-type="float" office:value="198" table:style-name="ce23">
            <text:p><text:s text:c="3"/>198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31" table:style-name="ce23">
            <text:p><text:s text:c="3"/>3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68" table:style-name="ce23">
            <text:p><text:s text:c="3"/>468</text:p>
          </table:table-cell>
          <table:table-cell office:value-type="float" office:value="175" table:style-name="ce23">
            <text:p><text:s text:c="3"/>175</text:p>
          </table:table-cell>
          <table:table-cell office:value-type="float" office:value="515" table:style-name="ce23">
            <text:p><text:s text:c="3"/>515</text:p>
          </table:table-cell>
          <table:table-cell office:value-type="float" office:value="178" table:style-name="ce23">
            <text:p><text:s text:c="3"/>178</text:p>
          </table:table-cell>
          <table:table-cell office:value-type="float" office:value="2673" table:style-name="ce23">
            <text:p><text:s text:c="2"/>2 673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313" table:style-name="ce23">
            <text:p><text:s text:c="3"/>313</text:p>
          </table:table-cell>
          <table:table-cell office:value-type="float" office:value="290" table:style-name="ce23">
            <text:p><text:s text:c="3"/>290</text:p>
          </table:table-cell>
          <table:table-cell office:value-type="float" office:value="238" table:style-name="ce23">
            <text:p><text:s text:c="3"/>238</text:p>
          </table:table-cell>
          <table:table-cell office:value-type="float" office:value="96" table:style-name="ce23">
            <text:p><text:s text:c="3"/>96</text:p>
          </table:table-cell>
          <table:table-cell office:value-type="float" office:value="1026" table:style-name="ce23">
            <text:p><text:s text:c="2"/>1 026</text:p>
          </table:table-cell>
          <table:table-cell office:value-type="float" office:value="315" table:style-name="ce23">
            <text:p><text:s text:c="3"/>315</text:p>
          </table:table-cell>
          <table:table-cell office:value-type="float" office:value="1991" table:style-name="ce23">
            <text:p><text:s text:c="2"/>1 99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8366" table:style-name="ce23">
            <text:p><text:s text:c="2"/>18 366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1001</text:p>
          </table:table-cell>
          <table:table-cell office:value-type="string" table:style-name="ce26">
            <text:p>Produtos farmacêuticos</text:p>
          </table:table-cell>
          <table:table-cell office:value-type="float" office:value="630" table:style-name="ce46">
            <text:p><text:s text:c="3"/>630</text:p>
          </table:table-cell>
          <table:table-cell office:value-type="float" office:value="5003" table:style-name="ce46">
            <text:p><text:s text:c="2"/>5 003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99" table:style-name="ce46">
            <text:p><text:s text:c="3"/>69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5" table:style-name="ce46">
            <text:p><text:s text:c="3"/>50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462" table:style-name="ce46">
            <text:p><text:s text:c="3"/>46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822" table:style-name="ce46">
            <text:p><text:s text:c="2"/>7 8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5" table:style-name="ce46">
            <text:p><text:s text:c="3"/>5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86" table:style-name="ce46">
            <text:p><text:s text:c="3"/>8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07" table:style-name="ce46">
            <text:p><text:s text:c="3"/>907</text:p>
          </table:table-cell>
          <table:table-cell office:value-type="float" office:value="757" table:style-name="ce46">
            <text:p><text:s text:c="3"/>757</text:p>
          </table:table-cell>
          <table:table-cell office:value-type="float" office:value="351" table:style-name="ce46">
            <text:p><text:s text:c="3"/>351</text:p>
          </table:table-cell>
          <table:table-cell office:value-type="float" office:value="9055" table:style-name="ce46">
            <text:p><text:s text:c="2"/>9 055</text:p>
          </table:table-cell>
          <table:table-cell office:value-type="float" office:value="17828" table:style-name="ce46">
            <text:p><text:s text:c="2"/>17 828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854" table:style-name="ce46">
            <text:p><text:s text:c="3"/>8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553" table:style-name="ce46">
            <text:p><text:s text:c="2"/>45 55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2001</text:p>
          </table:table-cell>
          <table:table-cell office:value-type="string" table:style-name="ce26">
            <text:p>Artigos de borrach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101" table:style-name="ce46">
            <text:p><text:s text:c="3"/>101</text:p>
          </table:table-cell>
          <table:table-cell office:value-type="float" office:value="698" table:style-name="ce46">
            <text:p><text:s text:c="3"/>698</text:p>
          </table:table-cell>
          <table:table-cell office:value-type="float" office:value="115" table:style-name="ce46">
            <text:p><text:s text:c="3"/>1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18" table:style-name="ce46">
            <text:p><text:s text:c="3"/>6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164" table:style-name="ce46">
            <text:p><text:s text:c="2"/>2 164</text:p>
          </table:table-cell>
          <table:table-cell office:value-type="float" office:value="96" table:style-name="ce46">
            <text:p><text:s text:c="3"/>96</text:p>
          </table:table-cell>
          <table:table-cell office:value-type="float" office:value="315" table:style-name="ce46">
            <text:p><text:s text:c="3"/>315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0" table:style-name="ce46">
            <text:p><text:s text:c="3"/>140</text:p>
          </table:table-cell>
          <table:table-cell office:value-type="float" office:value="1359" table:style-name="ce46">
            <text:p><text:s text:c="2"/>1 359</text:p>
          </table:table-cell>
          <table:table-cell office:value-type="float" office:value="8741" table:style-name="ce46">
            <text:p><text:s text:c="2"/>8 741</text:p>
          </table:table-cell>
          <table:table-cell office:value-type="float" office:value="2182" table:style-name="ce46">
            <text:p><text:s text:c="2"/>2 182</text:p>
          </table:table-cell>
          <table:table-cell office:value-type="float" office:value="1132" table:style-name="ce46">
            <text:p><text:s text:c="2"/>1 132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829" table:style-name="ce46">
            <text:p><text:s text:c="3"/>8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875" table:style-name="ce46">
            <text:p><text:s text:c="3"/>875</text:p>
          </table:table-cell>
          <table:table-cell office:value-type="float" office:value="397" table:style-name="ce46">
            <text:p><text:s text:c="3"/>397</text:p>
          </table:table-cell>
          <table:table-cell office:value-type="float" office:value="8293" table:style-name="ce46">
            <text:p><text:s text:c="2"/>8 29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76" table:style-name="ce46">
            <text:p><text:s text:c="2"/>1 37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8" table:style-name="ce46">
            <text:p><text:s text:c="3"/>4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167" table:style-name="ce46">
            <text:p><text:s text:c="2"/>30 167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2002</text:p>
          </table:table-cell>
          <table:table-cell office:value-type="string" table:style-name="ce26">
            <text:p>Artigos de plástico</text:p>
          </table:table-cell>
          <table:table-cell office:value-type="float" office:value="907" table:style-name="ce46">
            <text:p><text:s text:c="3"/>907</text:p>
          </table:table-cell>
          <table:table-cell office:value-type="float" office:value="304" table:style-name="ce46">
            <text:p><text:s text:c="3"/>304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156" table:style-name="ce46">
            <text:p><text:s text:c="3"/>156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19" table:style-name="ce46">
            <text:p><text:s text:c="2"/>3 719</text:p>
          </table:table-cell>
          <table:table-cell office:value-type="float" office:value="238" table:style-name="ce46">
            <text:p><text:s text:c="3"/>238</text:p>
          </table:table-cell>
          <table:table-cell office:value-type="float" office:value="9971" table:style-name="ce46">
            <text:p><text:s text:c="2"/>9 971</text:p>
          </table:table-cell>
          <table:table-cell office:value-type="float" office:value="4141" table:style-name="ce46">
            <text:p><text:s text:c="2"/>4 1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1" table:style-name="ce46">
            <text:p><text:s text:c="3"/>101</text:p>
          </table:table-cell>
          <table:table-cell office:value-type="float" office:value="109" table:style-name="ce46">
            <text:p><text:s text:c="3"/>109</text:p>
          </table:table-cell>
          <table:table-cell office:value-type="float" office:value="426" table:style-name="ce46">
            <text:p><text:s text:c="3"/>426</text:p>
          </table:table-cell>
          <table:table-cell office:value-type="float" office:value="277" table:style-name="ce46">
            <text:p><text:s text:c="3"/>277</text:p>
          </table:table-cell>
          <table:table-cell office:value-type="float" office:value="951" table:style-name="ce46">
            <text:p><text:s text:c="3"/>951</text:p>
          </table:table-cell>
          <table:table-cell office:value-type="float" office:value="1098" table:style-name="ce46">
            <text:p><text:s text:c="2"/>1 098</text:p>
          </table:table-cell>
          <table:table-cell office:value-type="float" office:value="113" table:style-name="ce46">
            <text:p><text:s text:c="3"/>113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1682" table:style-name="ce46">
            <text:p><text:s text:c="2"/>1 682</text:p>
          </table:table-cell>
          <table:table-cell office:value-type="float" office:value="846" table:style-name="ce46">
            <text:p><text:s text:c="3"/>846</text:p>
          </table:table-cell>
          <table:table-cell office:value-type="float" office:value="2263" table:style-name="ce46">
            <text:p><text:s text:c="2"/>2 263</text:p>
          </table:table-cell>
          <table:table-cell office:value-type="float" office:value="576" table:style-name="ce46">
            <text:p><text:s text:c="3"/>576</text:p>
          </table:table-cell>
          <table:table-cell office:value-type="float" office:value="18702" table:style-name="ce46">
            <text:p><text:s text:c="2"/>18 702</text:p>
          </table:table-cell>
          <table:table-cell office:value-type="float" office:value="2546" table:style-name="ce46">
            <text:p><text:s text:c="2"/>2 546</text:p>
          </table:table-cell>
          <table:table-cell office:value-type="float" office:value="328" table:style-name="ce46">
            <text:p><text:s text:c="3"/>3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29" table:style-name="ce46">
            <text:p><text:s text:c="3"/>929</text:p>
          </table:table-cell>
          <table:table-cell office:value-type="float" office:value="1229" table:style-name="ce46">
            <text:p><text:s text:c="2"/>1 229</text:p>
          </table:table-cell>
          <table:table-cell office:value-type="float" office:value="2322" table:style-name="ce46">
            <text:p><text:s text:c="2"/>2 322</text:p>
          </table:table-cell>
          <table:table-cell office:value-type="float" office:value="1238" table:style-name="ce46">
            <text:p><text:s text:c="2"/>1 238</text:p>
          </table:table-cell>
          <table:table-cell office:value-type="float" office:value="3092" table:style-name="ce46">
            <text:p><text:s text:c="2"/>3 092</text:p>
          </table:table-cell>
          <table:table-cell office:value-type="float" office:value="2810" table:style-name="ce46">
            <text:p><text:s text:c="2"/>2 810</text:p>
          </table:table-cell>
          <table:table-cell office:value-type="float" office:value="286" table:style-name="ce46">
            <text:p><text:s text:c="3"/>286</text:p>
          </table:table-cell>
          <table:table-cell office:value-type="float" office:value="3127" table:style-name="ce46">
            <text:p><text:s text:c="2"/>3 127</text:p>
          </table:table-cell>
          <table:table-cell office:value-type="float" office:value="954" table:style-name="ce46">
            <text:p><text:s text:c="3"/>954</text:p>
          </table:table-cell>
          <table:table-cell office:value-type="float" office:value="305" table:style-name="ce46">
            <text:p><text:s text:c="3"/>305</text:p>
          </table:table-cell>
          <table:table-cell office:value-type="float" office:value="460" table:style-name="ce46">
            <text:p><text:s text:c="3"/>460</text:p>
          </table:table-cell>
          <table:table-cell office:value-type="float" office:value="15451" table:style-name="ce46">
            <text:p><text:s text:c="2"/>15 451</text:p>
          </table:table-cell>
          <table:table-cell office:value-type="float" office:value="1524" table:style-name="ce46">
            <text:p><text:s text:c="2"/>1 524</text:p>
          </table:table-cell>
          <table:table-cell office:value-type="float" office:value="7257" table:style-name="ce46">
            <text:p><text:s text:c="2"/>7 257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155" table:style-name="ce46">
            <text:p><text:s text:c="3"/>155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618" table:style-name="ce46">
            <text:p><text:s text:c="3"/>6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147" table:style-name="ce46">
            <text:p><text:s text:c="3"/>147</text:p>
          </table:table-cell>
          <table:table-cell office:value-type="float" office:value="651" table:style-name="ce46">
            <text:p><text:s text:c="3"/>651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54" table:style-name="ce46">
            <text:p><text:s text:c="3"/>6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7" table:style-name="ce46">
            <text:p><text:s text:c="3"/>177</text:p>
          </table:table-cell>
          <table:table-cell office:value-type="float" office:value="257" table:style-name="ce46">
            <text:p><text:s text:c="3"/>2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54" table:style-name="ce46">
            <text:p><text:s text:c="3"/>754</text:p>
          </table:table-cell>
          <table:table-cell office:value-type="float" office:value="595" table:style-name="ce46">
            <text:p><text:s text:c="3"/>59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0" table:style-name="ce46">
            <text:p><text:s text:c="3"/>10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4854" table:style-name="ce46">
            <text:p><text:s text:c="2"/>94 854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3001</text:p>
          </table:table-cell>
          <table:table-cell office:value-type="string" table:style-name="ce28">
            <text:p>Cimento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155" table:style-name="ce46">
            <text:p><text:s text:c="3"/>155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33" table:style-name="ce46">
            <text:p><text:s text:c="2"/>4 8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50" table:style-name="ce46">
            <text:p><text:s text:c="3"/>750</text:p>
          </table:table-cell>
          <table:table-cell office:value-type="float" office:value="162" table:style-name="ce46">
            <text:p><text:s text:c="3"/>162</text:p>
          </table:table-cell>
          <table:table-cell office:value-type="float" office:value="9107" table:style-name="ce46">
            <text:p><text:s text:c="2"/>9 10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01" table:style-name="ce46">
            <text:p><text:s text:c="2"/>1 10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344" table:style-name="ce46">
            <text:p><text:s text:c="2"/>16 344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3002</text:p>
          </table:table-cell>
          <table:table-cell office:value-type="string" table:style-name="ce26">
            <text:p>Artefatos de cimento, gesso e semelhantes</text:p>
          </table:table-cell>
          <table:table-cell office:value-type="float" office:value="124" table:style-name="ce46">
            <text:p><text:s text:c="3"/>124</text:p>
          </table:table-cell>
          <table:table-cell office:value-type="float" office:value="199" table:style-name="ce46">
            <text:p><text:s text:c="3"/>199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32" table:style-name="ce46">
            <text:p><text:s text:c="2"/>1 432</text:p>
          </table:table-cell>
          <table:table-cell office:value-type="float" office:value="750" table:style-name="ce46">
            <text:p><text:s text:c="3"/>750</text:p>
          </table:table-cell>
          <table:table-cell office:value-type="float" office:value="24093" table:style-name="ce46">
            <text:p><text:s text:c="2"/>24 09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87" table:style-name="ce46">
            <text:p><text:s text:c="2"/>1 18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5" table:style-name="ce46">
            <text:p><text:s text:c="3"/>20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116" table:style-name="ce46">
            <text:p><text:s text:c="2"/>28 116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3003</text:p>
          </table:table-cell>
          <table:table-cell office:value-type="string" table:style-name="ce14">
            <text:p>Vidros, cerâmicos e outros prod. de minerais não-metálicos</text:p>
          </table:table-cell>
          <table:table-cell office:value-type="float" office:value="4632" table:style-name="ce23">
            <text:p><text:s text:c="2"/>4 632</text:p>
          </table:table-cell>
          <table:table-cell office:value-type="float" office:value="2647" table:style-name="ce23">
            <text:p><text:s text:c="2"/>2 647</text:p>
          </table:table-cell>
          <table:table-cell office:value-type="float" office:value="76" table:style-name="ce23">
            <text:p><text:s text:c="3"/>76</text:p>
          </table:table-cell>
          <table:table-cell office:value-type="float" office:value="57" table:style-name="ce23">
            <text:p><text:s text:c="3"/>57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96" table:style-name="ce23">
            <text:p><text:s text:c="3"/>196</text:p>
          </table:table-cell>
          <table:table-cell office:value-type="float" office:value="2265" table:style-name="ce23">
            <text:p><text:s text:c="2"/>2 265</text:p>
          </table:table-cell>
          <table:table-cell office:value-type="float" office:value="2451" table:style-name="ce23">
            <text:p><text:s text:c="2"/>2 45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76" table:style-name="ce23">
            <text:p><text:s text:c="3"/>27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14" table:style-name="ce23">
            <text:p><text:s text:c="3"/>614</text:p>
          </table:table-cell>
          <table:table-cell office:value-type="float" office:value="254" table:style-name="ce23">
            <text:p><text:s text:c="3"/>254</text:p>
          </table:table-cell>
          <table:table-cell office:value-type="float" office:value="475" table:style-name="ce23">
            <text:p><text:s text:c="3"/>475</text:p>
          </table:table-cell>
          <table:table-cell office:value-type="float" office:value="69" table:style-name="ce23">
            <text:p><text:s text:c="3"/>69</text:p>
          </table:table-cell>
          <table:table-cell office:value-type="float" office:value="598" table:style-name="ce23">
            <text:p><text:s text:c="3"/>598</text:p>
          </table:table-cell>
          <table:table-cell office:value-type="float" office:value="4490" table:style-name="ce23">
            <text:p><text:s text:c="2"/>4 490</text:p>
          </table:table-cell>
          <table:table-cell office:value-type="float" office:value="443" table:style-name="ce23">
            <text:p><text:s text:c="3"/>443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213" table:style-name="ce23">
            <text:p><text:s text:c="3"/>21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92" table:style-name="ce23">
            <text:p><text:s text:c="3"/>392</text:p>
          </table:table-cell>
          <table:table-cell office:value-type="float" office:value="372" table:style-name="ce23">
            <text:p><text:s text:c="3"/>372</text:p>
          </table:table-cell>
          <table:table-cell office:value-type="float" office:value="2912" table:style-name="ce23">
            <text:p><text:s text:c="2"/>2 912</text:p>
          </table:table-cell>
          <table:table-cell office:value-type="float" office:value="124" table:style-name="ce23">
            <text:p><text:s text:c="3"/>124</text:p>
          </table:table-cell>
          <table:table-cell office:value-type="float" office:value="241" table:style-name="ce23">
            <text:p><text:s text:c="3"/>241</text:p>
          </table:table-cell>
          <table:table-cell office:value-type="float" office:value="681" table:style-name="ce23">
            <text:p><text:s text:c="3"/>681</text:p>
          </table:table-cell>
          <table:table-cell office:value-type="float" office:value="316" table:style-name="ce23">
            <text:p><text:s text:c="3"/>316</text:p>
          </table:table-cell>
          <table:table-cell office:value-type="float" office:value="235" table:style-name="ce23">
            <text:p><text:s text:c="3"/>235</text:p>
          </table:table-cell>
          <table:table-cell office:value-type="float" office:value="98" table:style-name="ce23">
            <text:p><text:s text:c="3"/>98</text:p>
          </table:table-cell>
          <table:table-cell office:value-type="float" office:value="31708" table:style-name="ce23">
            <text:p><text:s text:c="2"/>31 708</text:p>
          </table:table-cell>
          <table:table-cell office:value-type="float" office:value="287" table:style-name="ce23">
            <text:p><text:s text:c="3"/>287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02" table:style-name="ce23">
            <text:p><text:s text:c="3"/>302</text:p>
          </table:table-cell>
          <table:table-cell office:value-type="float" office:value="843" table:style-name="ce23">
            <text:p><text:s text:c="3"/>84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708" table:style-name="ce23">
            <text:p><text:s text:c="2"/>1 70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0" table:style-name="ce23">
            <text:p><text:s text:c="3"/>12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39" table:style-name="ce23">
            <text:p><text:s text:c="3"/>339</text:p>
          </table:table-cell>
          <table:table-cell office:value-type="float" office:value="176" table:style-name="ce23">
            <text:p><text:s text:c="3"/>17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02" table:style-name="ce23">
            <text:p><text:s text:c="3"/>202</text:p>
          </table:table-cell>
          <table:table-cell office:value-type="float" office:value="129" table:style-name="ce23">
            <text:p><text:s text:c="3"/>129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63" table:style-name="ce23">
            <text:p><text:s text:c="3"/>6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1060" table:style-name="ce23">
            <text:p><text:s text:c="2"/>61 060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4911</text:p>
          </table:table-cell>
          <table:table-cell office:value-type="string" table:style-name="ce14">
            <text:p>Ferro-gusa e ferroliga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2711" table:style-name="ce47">
            <text:p><text:s text:c="2"/>2 711</text:p>
          </table:table-cell>
          <table:table-cell office:value-type="float" office:value="341" table:style-name="ce47">
            <text:p><text:s text:c="3"/>34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111" table:style-name="ce47">
            <text:p><text:s text:c="2"/>3 111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4912</text:p>
          </table:table-cell>
          <table:table-cell office:value-type="string" table:style-name="ce14">
            <text:p>Semi-acabacados, laminados planos, longos e tubos de aço</text:p>
          </table:table-cell>
          <table:table-cell office:value-type="float" office:value="244" table:style-name="ce47">
            <text:p><text:s text:c="3"/>244</text:p>
          </table:table-cell>
          <table:table-cell office:value-type="float" office:value="396" table:style-name="ce47">
            <text:p><text:s text:c="3"/>396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91" table:style-name="ce47">
            <text:p><text:s text:c="3"/>91</text:p>
          </table:table-cell>
          <table:table-cell office:value-type="float" office:value="1381" table:style-name="ce47">
            <text:p><text:s text:c="2"/>1 38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7" table:style-name="ce47">
            <text:p><text:s text:c="3"/>87</text:p>
          </table:table-cell>
          <table:table-cell office:value-type="float" office:value="221" table:style-name="ce47">
            <text:p><text:s text:c="3"/>22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0" table:style-name="ce47">
            <text:p><text:s text:c="3"/>17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899" table:style-name="ce47">
            <text:p><text:s text:c="3"/>899</text:p>
          </table:table-cell>
          <table:table-cell office:value-type="float" office:value="701" table:style-name="ce47">
            <text:p><text:s text:c="3"/>701</text:p>
          </table:table-cell>
          <table:table-cell office:value-type="float" office:value="8164" table:style-name="ce47">
            <text:p><text:s text:c="2"/>8 164</text:p>
          </table:table-cell>
          <table:table-cell office:value-type="float" office:value="111" table:style-name="ce47">
            <text:p><text:s text:c="3"/>111</text:p>
          </table:table-cell>
          <table:table-cell office:value-type="float" office:value="18617" table:style-name="ce47">
            <text:p><text:s text:c="2"/>18 617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2934" table:style-name="ce47">
            <text:p><text:s text:c="2"/>2 934</text:p>
          </table:table-cell>
          <table:table-cell office:value-type="float" office:value="8695" table:style-name="ce47">
            <text:p><text:s text:c="2"/>8 695</text:p>
          </table:table-cell>
          <table:table-cell office:value-type="float" office:value="6689" table:style-name="ce47">
            <text:p><text:s text:c="2"/>6 689</text:p>
          </table:table-cell>
          <table:table-cell office:value-type="float" office:value="7992" table:style-name="ce47">
            <text:p><text:s text:c="2"/>7 992</text:p>
          </table:table-cell>
          <table:table-cell office:value-type="float" office:value="1092" table:style-name="ce47">
            <text:p><text:s text:c="2"/>1 092</text:p>
          </table:table-cell>
          <table:table-cell office:value-type="float" office:value="1354" table:style-name="ce47">
            <text:p><text:s text:c="2"/>1 354</text:p>
          </table:table-cell>
          <table:table-cell office:value-type="float" office:value="1377" table:style-name="ce47">
            <text:p><text:s text:c="2"/>1 377</text:p>
          </table:table-cell>
          <table:table-cell office:value-type="float" office:value="279" table:style-name="ce47">
            <text:p><text:s text:c="3"/>279</text:p>
          </table:table-cell>
          <table:table-cell office:value-type="float" office:value="118" table:style-name="ce47">
            <text:p><text:s text:c="3"/>118</text:p>
          </table:table-cell>
          <table:table-cell office:value-type="float" office:value="16371" table:style-name="ce47">
            <text:p><text:s text:c="2"/>16 37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09" table:style-name="ce47">
            <text:p><text:s text:c="2"/>1 309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71" table:style-name="ce47">
            <text:p><text:s text:c="3"/>27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3" table:style-name="ce47">
            <text:p><text:s text:c="3"/>153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9968" table:style-name="ce47">
            <text:p><text:s text:c="2"/>79 968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24921</text:p>
          </table:table-cell>
          <table:table-cell office:value-type="string" table:style-name="ce16">
            <text:p>Produtos da metalurgia de metais não-ferros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460" table:style-name="ce47">
            <text:p><text:s text:c="3"/>46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96" table:style-name="ce47">
            <text:p><text:s text:c="3"/>69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37" table:style-name="ce47">
            <text:p><text:s text:c="3"/>337</text:p>
          </table:table-cell>
          <table:table-cell office:value-type="float" office:value="341" table:style-name="ce47">
            <text:p><text:s text:c="3"/>34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282" table:style-name="ce47">
            <text:p><text:s text:c="3"/>28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110" table:style-name="ce47">
            <text:p><text:s text:c="3"/>110</text:p>
          </table:table-cell>
          <table:table-cell office:value-type="float" office:value="113" table:style-name="ce47">
            <text:p><text:s text:c="3"/>113</text:p>
          </table:table-cell>
          <table:table-cell office:value-type="float" office:value="2112" table:style-name="ce47">
            <text:p><text:s text:c="2"/>2 112</text:p>
          </table:table-cell>
          <table:table-cell office:value-type="float" office:value="11858" table:style-name="ce47">
            <text:p><text:s text:c="2"/>11 858</text:p>
          </table:table-cell>
          <table:table-cell office:value-type="float" office:value="3059" table:style-name="ce47">
            <text:p><text:s text:c="2"/>3 059</text:p>
          </table:table-cell>
          <table:table-cell office:value-type="float" office:value="201" table:style-name="ce47">
            <text:p><text:s text:c="3"/>201</text:p>
          </table:table-cell>
          <table:table-cell office:value-type="float" office:value="7420" table:style-name="ce47">
            <text:p><text:s text:c="2"/>7 420</text:p>
          </table:table-cell>
          <table:table-cell office:value-type="float" office:value="1292" table:style-name="ce47">
            <text:p><text:s text:c="2"/>1 292</text:p>
          </table:table-cell>
          <table:table-cell office:value-type="float" office:value="726" table:style-name="ce47">
            <text:p><text:s text:c="3"/>726</text:p>
          </table:table-cell>
          <table:table-cell office:value-type="float" office:value="3785" table:style-name="ce47">
            <text:p><text:s text:c="2"/>3 785</text:p>
          </table:table-cell>
          <table:table-cell office:value-type="float" office:value="1324" table:style-name="ce47">
            <text:p><text:s text:c="2"/>1 324</text:p>
          </table:table-cell>
          <table:table-cell office:value-type="float" office:value="2822" table:style-name="ce47">
            <text:p><text:s text:c="2"/>2 822</text:p>
          </table:table-cell>
          <table:table-cell office:value-type="float" office:value="491" table:style-name="ce47">
            <text:p><text:s text:c="3"/>491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153" table:style-name="ce47">
            <text:p><text:s text:c="3"/>153</text:p>
          </table:table-cell>
          <table:table-cell office:value-type="float" office:value="3647" table:style-name="ce47">
            <text:p><text:s text:c="2"/>3 64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3" table:style-name="ce47">
            <text:p><text:s text:c="3"/>7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1430" table:style-name="ce47">
            <text:p><text:s text:c="2"/>41 430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24922</text:p>
          </table:table-cell>
          <table:table-cell office:value-type="string" table:style-name="ce5">
            <text:p>Peças fundidas de aço e de metais não ferros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8" table:style-name="ce47">
            <text:p><text:s text:c="3"/>10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6" table:style-name="ce47">
            <text:p><text:s text:c="3"/>156</text:p>
          </table:table-cell>
          <table:table-cell office:value-type="float" office:value="316" table:style-name="ce47">
            <text:p><text:s text:c="3"/>3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35" table:style-name="ce47">
            <text:p><text:s text:c="3"/>735</text:p>
          </table:table-cell>
          <table:table-cell office:value-type="float" office:value="926" table:style-name="ce47">
            <text:p><text:s text:c="3"/>92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55" table:style-name="ce47">
            <text:p><text:s text:c="2"/>1 855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31" table:style-name="ce47">
            <text:p><text:s text:c="2"/>1 43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4" table:style-name="ce47">
            <text:p><text:s text:c="3"/>234</text:p>
          </table:table-cell>
          <table:table-cell office:value-type="float" office:value="656" table:style-name="ce47">
            <text:p><text:s text:c="3"/>65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449" table:style-name="ce47">
            <text:p><text:s text:c="2"/>6 449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5001</text:p>
          </table:table-cell>
          <table:table-cell office:value-type="string" table:style-name="ce26">
            <text:p>Produtos de metal, excl. máquinas e equipamentos</text:p>
          </table:table-cell>
          <table:table-cell office:value-type="float" office:value="676" table:style-name="ce46">
            <text:p><text:s text:c="3"/>676</text:p>
          </table:table-cell>
          <table:table-cell office:value-type="float" office:value="916" table:style-name="ce46">
            <text:p><text:s text:c="3"/>916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2068" table:style-name="ce46">
            <text:p><text:s text:c="2"/>2 068</text:p>
          </table:table-cell>
          <table:table-cell office:value-type="float" office:value="835" table:style-name="ce46">
            <text:p><text:s text:c="3"/>835</text:p>
          </table:table-cell>
          <table:table-cell office:value-type="float" office:value="335" table:style-name="ce46">
            <text:p><text:s text:c="3"/>335</text:p>
          </table:table-cell>
          <table:table-cell office:value-type="float" office:value="3619" table:style-name="ce46">
            <text:p><text:s text:c="2"/>3 619</text:p>
          </table:table-cell>
          <table:table-cell office:value-type="float" office:value="115" table:style-name="ce46">
            <text:p><text:s text:c="3"/>115</text:p>
          </table:table-cell>
          <table:table-cell office:value-type="float" office:value="3446" table:style-name="ce46">
            <text:p><text:s text:c="2"/>3 446</text:p>
          </table:table-cell>
          <table:table-cell office:value-type="float" office:value="5868" table:style-name="ce46">
            <text:p><text:s text:c="2"/>5 868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91" table:style-name="ce46">
            <text:p><text:s text:c="3"/>91</text:p>
          </table:table-cell>
          <table:table-cell office:value-type="float" office:value="100" table:style-name="ce46">
            <text:p><text:s text:c="3"/>100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596" table:style-name="ce46">
            <text:p><text:s text:c="3"/>596</text:p>
          </table:table-cell>
          <table:table-cell office:value-type="float" office:value="156" table:style-name="ce46">
            <text:p><text:s text:c="3"/>156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397" table:style-name="ce46">
            <text:p><text:s text:c="3"/>397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603" table:style-name="ce46">
            <text:p><text:s text:c="3"/>603</text:p>
          </table:table-cell>
          <table:table-cell office:value-type="float" office:value="1161" table:style-name="ce46">
            <text:p><text:s text:c="2"/>1 161</text:p>
          </table:table-cell>
          <table:table-cell office:value-type="float" office:value="1436" table:style-name="ce46">
            <text:p><text:s text:c="2"/>1 436</text:p>
          </table:table-cell>
          <table:table-cell office:value-type="float" office:value="193" table:style-name="ce46">
            <text:p><text:s text:c="3"/>193</text:p>
          </table:table-cell>
          <table:table-cell office:value-type="float" office:value="188" table:style-name="ce46">
            <text:p><text:s text:c="3"/>188</text:p>
          </table:table-cell>
          <table:table-cell office:value-type="float" office:value="245" table:style-name="ce46">
            <text:p><text:s text:c="3"/>245</text:p>
          </table:table-cell>
          <table:table-cell office:value-type="float" office:value="2912" table:style-name="ce46">
            <text:p><text:s text:c="2"/>2 912</text:p>
          </table:table-cell>
          <table:table-cell office:value-type="float" office:value="221" table:style-name="ce46">
            <text:p><text:s text:c="3"/>221</text:p>
          </table:table-cell>
          <table:table-cell office:value-type="float" office:value="9361" table:style-name="ce46">
            <text:p><text:s text:c="2"/>9 361</text:p>
          </table:table-cell>
          <table:table-cell office:value-type="float" office:value="1141" table:style-name="ce46">
            <text:p><text:s text:c="2"/>1 141</text:p>
          </table:table-cell>
          <table:table-cell office:value-type="float" office:value="2602" table:style-name="ce46">
            <text:p><text:s text:c="2"/>2 602</text:p>
          </table:table-cell>
          <table:table-cell office:value-type="float" office:value="6210" table:style-name="ce46">
            <text:p><text:s text:c="2"/>6 210</text:p>
          </table:table-cell>
          <table:table-cell office:value-type="float" office:value="4601" table:style-name="ce46">
            <text:p><text:s text:c="2"/>4 601</text:p>
          </table:table-cell>
          <table:table-cell office:value-type="float" office:value="2613" table:style-name="ce46">
            <text:p><text:s text:c="2"/>2 613</text:p>
          </table:table-cell>
          <table:table-cell office:value-type="float" office:value="2927" table:style-name="ce46">
            <text:p><text:s text:c="2"/>2 927</text:p>
          </table:table-cell>
          <table:table-cell office:value-type="float" office:value="1671" table:style-name="ce46">
            <text:p><text:s text:c="2"/>1 671</text:p>
          </table:table-cell>
          <table:table-cell office:value-type="float" office:value="4306" table:style-name="ce46">
            <text:p><text:s text:c="2"/>4 306</text:p>
          </table:table-cell>
          <table:table-cell office:value-type="float" office:value="3791" table:style-name="ce46">
            <text:p><text:s text:c="2"/>3 791</text:p>
          </table:table-cell>
          <table:table-cell office:value-type="float" office:value="767" table:style-name="ce46">
            <text:p><text:s text:c="3"/>767</text:p>
          </table:table-cell>
          <table:table-cell office:value-type="float" office:value="29222" table:style-name="ce46">
            <text:p><text:s text:c="2"/>29 222</text:p>
          </table:table-cell>
          <table:table-cell office:value-type="float" office:value="375" table:style-name="ce46">
            <text:p><text:s text:c="3"/>375</text:p>
          </table:table-cell>
          <table:table-cell office:value-type="float" office:value="1729" table:style-name="ce46">
            <text:p><text:s text:c="2"/>1 729</text:p>
          </table:table-cell>
          <table:table-cell office:value-type="float" office:value="106" table:style-name="ce46">
            <text:p><text:s text:c="3"/>106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262" table:style-name="ce46">
            <text:p><text:s text:c="3"/>262</text:p>
          </table:table-cell>
          <table:table-cell office:value-type="float" office:value="2993" table:style-name="ce46">
            <text:p><text:s text:c="2"/>2 99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75" table:style-name="ce46">
            <text:p><text:s text:c="3"/>67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4" table:style-name="ce46">
            <text:p><text:s text:c="3"/>314</text:p>
          </table:table-cell>
          <table:table-cell office:value-type="float" office:value="99" table:style-name="ce46">
            <text:p><text:s text:c="3"/>99</text:p>
          </table:table-cell>
          <table:table-cell office:value-type="float" office:value="1172" table:style-name="ce46">
            <text:p><text:s text:c="2"/>1 172</text:p>
          </table:table-cell>
          <table:table-cell office:value-type="float" office:value="121" table:style-name="ce46">
            <text:p><text:s text:c="3"/>1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1" table:style-name="ce46">
            <text:p><text:s text:c="3"/>19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7" table:style-name="ce46">
            <text:p><text:s text:c="3"/>8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3921" table:style-name="ce46">
            <text:p><text:s text:c="2"/>103 921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6001</text:p>
          </table:table-cell>
          <table:table-cell office:value-type="string" table:style-name="ce26">
            <text:p>Componentes eletrônic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5" table:style-name="ce46">
            <text:p><text:s text:c="3"/>4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435" table:style-name="ce46">
            <text:p><text:s text:c="2"/>21 435</text:p>
          </table:table-cell>
          <table:table-cell office:value-type="float" office:value="991" table:style-name="ce46">
            <text:p><text:s text:c="3"/>991</text:p>
          </table:table-cell>
          <table:table-cell office:value-type="float" office:value="156" table:style-name="ce46">
            <text:p><text:s text:c="3"/>156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520" table:style-name="ce46">
            <text:p><text:s text:c="3"/>52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979" table:style-name="ce46">
            <text:p><text:s text:c="3"/>979</text:p>
          </table:table-cell>
          <table:table-cell office:value-type="float" office:value="390" table:style-name="ce46">
            <text:p><text:s text:c="3"/>39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4" table:style-name="ce46">
            <text:p><text:s text:c="3"/>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2" table:style-name="ce46">
            <text:p><text:s text:c="3"/>4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28" table:style-name="ce46">
            <text:p><text:s text:c="3"/>9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308" table:style-name="ce46">
            <text:p><text:s text:c="3"/>30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911" table:style-name="ce46">
            <text:p><text:s text:c="2"/>26 911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6002</text:p>
          </table:table-cell>
          <table:table-cell office:value-type="string" table:style-name="ce28">
            <text:p>Máquinas para escritório e equip. de informática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1" table:style-name="ce46">
            <text:p><text:s text:c="3"/>20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92" table:style-name="ce46">
            <text:p><text:s text:c="2"/>5 49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2" table:style-name="ce46">
            <text:p><text:s text:c="3"/>262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246" table:style-name="ce46">
            <text:p><text:s text:c="3"/>24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0" table:style-name="ce46">
            <text:p><text:s text:c="3"/>580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4578" table:style-name="ce46">
            <text:p><text:s text:c="2"/>4 578</text:p>
          </table:table-cell>
          <table:table-cell office:value-type="float" office:value="724" table:style-name="ce46">
            <text:p><text:s text:c="3"/>72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741" table:style-name="ce46">
            <text:p><text:s text:c="3"/>741</text:p>
          </table:table-cell>
          <table:table-cell office:value-type="float" office:value="735" table:style-name="ce46">
            <text:p><text:s text:c="3"/>735</text:p>
          </table:table-cell>
          <table:table-cell office:value-type="float" office:value="342" table:style-name="ce46">
            <text:p><text:s text:c="3"/>342</text:p>
          </table:table-cell>
          <table:table-cell office:value-type="float" office:value="108" table:style-name="ce46">
            <text:p><text:s text:c="3"/>108</text:p>
          </table:table-cell>
          <table:table-cell office:value-type="float" office:value="931" table:style-name="ce46">
            <text:p><text:s text:c="3"/>931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514" table:style-name="ce46">
            <text:p><text:s text:c="3"/>514</text:p>
          </table:table-cell>
          <table:table-cell office:value-type="float" office:value="1053" table:style-name="ce46">
            <text:p><text:s text:c="2"/>1 053</text:p>
          </table:table-cell>
          <table:table-cell office:value-type="float" office:value="333" table:style-name="ce46">
            <text:p><text:s text:c="3"/>333</text:p>
          </table:table-cell>
          <table:table-cell office:value-type="float" office:value="229" table:style-name="ce46">
            <text:p><text:s text:c="3"/>229</text:p>
          </table:table-cell>
          <table:table-cell office:value-type="float" office:value="239" table:style-name="ce46">
            <text:p><text:s text:c="3"/>239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962" table:style-name="ce46">
            <text:p><text:s text:c="3"/>96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638" table:style-name="ce46">
            <text:p><text:s text:c="2"/>18 63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6003</text:p>
          </table:table-cell>
          <table:table-cell office:value-type="string" table:style-name="ce26">
            <text:p>Material eletrônico e equip. de comunicaçõ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917" table:style-name="ce46">
            <text:p><text:s text:c="2"/>20 917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8" table:style-name="ce46">
            <text:p><text:s text:c="3"/>2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6" table:style-name="ce46">
            <text:p><text:s text:c="3"/>176</text:p>
          </table:table-cell>
          <table:table-cell office:value-type="float" office:value="435" table:style-name="ce46">
            <text:p><text:s text:c="3"/>4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6" table:style-name="ce46">
            <text:p><text:s text:c="3"/>2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3" table:style-name="ce46">
            <text:p><text:s text:c="3"/>173</text:p>
          </table:table-cell>
          <table:table-cell office:value-type="float" office:value="152" table:style-name="ce46">
            <text:p><text:s text:c="3"/>152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60" table:style-name="ce46">
            <text:p><text:s text:c="2"/>1 760</text:p>
          </table:table-cell>
          <table:table-cell office:value-type="float" office:value="259" table:style-name="ce46">
            <text:p><text:s text:c="3"/>259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23" table:style-name="ce46">
            <text:p><text:s text:c="3"/>123</text:p>
          </table:table-cell>
          <table:table-cell office:value-type="float" office:value="706" table:style-name="ce46">
            <text:p><text:s text:c="3"/>70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453" table:style-name="ce46">
            <text:p><text:s text:c="2"/>25 45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6004</text:p>
          </table:table-cell>
          <table:table-cell office:value-type="string" table:style-name="ce26">
            <text:p>Equip. de medida, teste e controle, ópticos e eletromédic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52" table:style-name="ce46">
            <text:p><text:s text:c="3"/>6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0" table:style-name="ce46">
            <text:p><text:s text:c="3"/>36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03" table:style-name="ce46">
            <text:p><text:s text:c="2"/>3 303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875" table:style-name="ce46">
            <text:p><text:s text:c="3"/>875</text:p>
          </table:table-cell>
          <table:table-cell office:value-type="float" office:value="321" table:style-name="ce46">
            <text:p><text:s text:c="3"/>32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555" table:style-name="ce46">
            <text:p><text:s text:c="3"/>555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997" table:style-name="ce46">
            <text:p><text:s text:c="3"/>99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5" table:style-name="ce46">
            <text:p><text:s text:c="3"/>18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71" table:style-name="ce46">
            <text:p><text:s text:c="2"/>2 071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1" table:style-name="ce46">
            <text:p><text:s text:c="3"/>91</text:p>
          </table:table-cell>
          <table:table-cell office:value-type="float" office:value="186" table:style-name="ce46">
            <text:p><text:s text:c="3"/>18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1" table:style-name="ce46">
            <text:p><text:s text:c="3"/>571</text:p>
          </table:table-cell>
          <table:table-cell office:value-type="float" office:value="327" table:style-name="ce46">
            <text:p><text:s text:c="3"/>3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988" table:style-name="ce46">
            <text:p><text:s text:c="2"/>10 988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7001</text:p>
          </table:table-cell>
          <table:table-cell office:value-type="string" table:style-name="ce14">
            <text:p>Máquinas, aparelhos e materiais elétricos</text:p>
          </table:table-cell>
          <table:table-cell office:value-type="float" office:value="78" table:style-name="ce47">
            <text:p><text:s text:c="3"/>78</text:p>
          </table:table-cell>
          <table:table-cell office:value-type="float" office:value="165" table:style-name="ce47">
            <text:p><text:s text:c="3"/>165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346" table:style-name="ce47">
            <text:p><text:s text:c="3"/>346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76" table:style-name="ce47">
            <text:p><text:s text:c="3"/>76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115" table:style-name="ce47">
            <text:p><text:s text:c="3"/>115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90" table:style-name="ce47">
            <text:p><text:s text:c="3"/>9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154" table:style-name="ce47">
            <text:p><text:s text:c="3"/>154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10" table:style-name="ce47">
            <text:p><text:s text:c="3"/>110</text:p>
          </table:table-cell>
          <table:table-cell office:value-type="float" office:value="188" table:style-name="ce47">
            <text:p><text:s text:c="3"/>188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106" table:style-name="ce47">
            <text:p><text:s text:c="3"/>106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2896" table:style-name="ce47">
            <text:p><text:s text:c="2"/>2 896</text:p>
          </table:table-cell>
          <table:table-cell office:value-type="float" office:value="11214" table:style-name="ce47">
            <text:p><text:s text:c="2"/>11 214</text:p>
          </table:table-cell>
          <table:table-cell office:value-type="float" office:value="3863" table:style-name="ce47">
            <text:p><text:s text:c="2"/>3 863</text:p>
          </table:table-cell>
          <table:table-cell office:value-type="float" office:value="1744" table:style-name="ce47">
            <text:p><text:s text:c="2"/>1 744</text:p>
          </table:table-cell>
          <table:table-cell office:value-type="float" office:value="1370" table:style-name="ce47">
            <text:p><text:s text:c="2"/>1 370</text:p>
          </table:table-cell>
          <table:table-cell office:value-type="float" office:value="552" table:style-name="ce47">
            <text:p><text:s text:c="3"/>552</text:p>
          </table:table-cell>
          <table:table-cell office:value-type="float" office:value="391" table:style-name="ce47">
            <text:p><text:s text:c="3"/>391</text:p>
          </table:table-cell>
          <table:table-cell office:value-type="float" office:value="3925" table:style-name="ce47">
            <text:p><text:s text:c="2"/>3 925</text:p>
          </table:table-cell>
          <table:table-cell office:value-type="float" office:value="10128" table:style-name="ce47">
            <text:p><text:s text:c="2"/>10 128</text:p>
          </table:table-cell>
          <table:table-cell office:value-type="float" office:value="307" table:style-name="ce47">
            <text:p><text:s text:c="3"/>307</text:p>
          </table:table-cell>
          <table:table-cell office:value-type="float" office:value="13763" table:style-name="ce47">
            <text:p><text:s text:c="2"/>13 763</text:p>
          </table:table-cell>
          <table:table-cell office:value-type="float" office:value="685" table:style-name="ce47">
            <text:p><text:s text:c="3"/>685</text:p>
          </table:table-cell>
          <table:table-cell office:value-type="float" office:value="1398" table:style-name="ce47">
            <text:p><text:s text:c="2"/>1 398</text:p>
          </table:table-cell>
          <table:table-cell office:value-type="float" office:value="1743" table:style-name="ce47">
            <text:p><text:s text:c="2"/>1 743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17" table:style-name="ce47">
            <text:p><text:s text:c="3"/>117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84" table:style-name="ce47">
            <text:p><text:s text:c="3"/>84</text:p>
          </table:table-cell>
          <table:table-cell office:value-type="float" office:value="1063" table:style-name="ce47">
            <text:p><text:s text:c="2"/>1 063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76" table:style-name="ce47">
            <text:p><text:s text:c="3"/>76</text:p>
          </table:table-cell>
          <table:table-cell office:value-type="float" office:value="903" table:style-name="ce47">
            <text:p><text:s text:c="3"/>903</text:p>
          </table:table-cell>
          <table:table-cell office:value-type="float" office:value="964" table:style-name="ce47">
            <text:p><text:s text:c="3"/>964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863" table:style-name="ce47">
            <text:p><text:s text:c="3"/>863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36" table:style-name="ce47">
            <text:p><text:s text:c="3"/>136</text:p>
          </table:table-cell>
          <table:table-cell office:value-type="float" office:value="98" table:style-name="ce47">
            <text:p><text:s text:c="3"/>9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90" table:style-name="ce47">
            <text:p><text:s text:c="3"/>90</text:p>
          </table:table-cell>
          <table:table-cell office:value-type="float" office:value="649" table:style-name="ce47">
            <text:p><text:s text:c="3"/>64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1209" table:style-name="ce47">
            <text:p><text:s text:c="2"/>61 209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7002</text:p>
          </table:table-cell>
          <table:table-cell office:value-type="string" table:style-name="ce14">
            <text:p>Eletrodomésticos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603" table:style-name="ce23">
            <text:p><text:s text:c="2"/>1 603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28" table:style-name="ce23">
            <text:p><text:s text:c="3"/>2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92" table:style-name="ce23">
            <text:p><text:s text:c="3"/>89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560" table:style-name="ce23">
            <text:p><text:s text:c="2"/>2 560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8001</text:p>
          </table:table-cell>
          <table:table-cell office:value-type="string" table:style-name="ce14">
            <text:p>Tratores e outras máquinas agrícolas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593" table:style-name="ce23">
            <text:p><text:s text:c="2"/>3 59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485" table:style-name="ce23">
            <text:p><text:s text:c="2"/>1 48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078" table:style-name="ce23">
            <text:p><text:s text:c="2"/>5 078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28002</text:p>
          </table:table-cell>
          <table:table-cell office:value-type="string" table:style-name="ce16">
            <text:p>Máquinas para a extração mineral e a construçã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7" table:style-name="ce47">
            <text:p><text:s text:c="3"/>107</text:p>
          </table:table-cell>
          <table:table-cell office:value-type="float" office:value="1413" table:style-name="ce47">
            <text:p><text:s text:c="2"/>1 413</text:p>
          </table:table-cell>
          <table:table-cell office:value-type="float" office:value="1121" table:style-name="ce47">
            <text:p><text:s text:c="2"/>1 121</text:p>
          </table:table-cell>
          <table:table-cell office:value-type="float" office:value="496" table:style-name="ce47">
            <text:p><text:s text:c="3"/>49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38" table:style-name="ce47">
            <text:p><text:s text:c="2"/>1 93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33" table:style-name="ce47">
            <text:p><text:s text:c="2"/>1 23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320" table:style-name="ce47">
            <text:p><text:s text:c="2"/>6 320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28003</text:p>
          </table:table-cell>
          <table:table-cell office:value-type="string" table:style-name="ce5">
            <text:p>Outras máquinas e equipamentos mecânicos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51" table:style-name="ce23">
            <text:p><text:s text:c="3"/>51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55" table:style-name="ce23">
            <text:p><text:s text:c="3"/>55</text:p>
          </table:table-cell>
          <table:table-cell office:value-type="float" office:value="4054" table:style-name="ce23">
            <text:p><text:s text:c="2"/>4 054</text:p>
          </table:table-cell>
          <table:table-cell office:value-type="float" office:value="3612" table:style-name="ce23">
            <text:p><text:s text:c="2"/>3 612</text:p>
          </table:table-cell>
          <table:table-cell office:value-type="float" office:value="1015" table:style-name="ce23">
            <text:p><text:s text:c="2"/>1 01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8" table:style-name="ce23">
            <text:p><text:s text:c="3"/>11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3" table:style-name="ce23">
            <text:p><text:s text:c="3"/>113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63" table:style-name="ce23">
            <text:p><text:s text:c="3"/>63</text:p>
          </table:table-cell>
          <table:table-cell office:value-type="float" office:value="77" table:style-name="ce23">
            <text:p><text:s text:c="3"/>77</text:p>
          </table:table-cell>
          <table:table-cell office:value-type="float" office:value="741" table:style-name="ce23">
            <text:p><text:s text:c="3"/>741</text:p>
          </table:table-cell>
          <table:table-cell office:value-type="float" office:value="23021" table:style-name="ce23">
            <text:p><text:s text:c="2"/>23 021</text:p>
          </table:table-cell>
          <table:table-cell office:value-type="float" office:value="2241" table:style-name="ce23">
            <text:p><text:s text:c="2"/>2 241</text:p>
          </table:table-cell>
          <table:table-cell office:value-type="float" office:value="32" table:style-name="ce23">
            <text:p><text:s text:c="3"/>32</text:p>
          </table:table-cell>
          <table:table-cell office:value-type="float" office:value="1152" table:style-name="ce23">
            <text:p><text:s text:c="2"/>1 15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747" table:style-name="ce23">
            <text:p><text:s text:c="2"/>13 747</text:p>
          </table:table-cell>
          <table:table-cell office:value-type="float" office:value="35" table:style-name="ce23">
            <text:p><text:s text:c="3"/>35</text:p>
          </table:table-cell>
          <table:table-cell office:value-type="float" office:value="129" table:style-name="ce23">
            <text:p><text:s text:c="3"/>129</text:p>
          </table:table-cell>
          <table:table-cell office:value-type="float" office:value="6093" table:style-name="ce23">
            <text:p><text:s text:c="2"/>6 093</text:p>
          </table:table-cell>
          <table:table-cell office:value-type="float" office:value="497" table:style-name="ce23">
            <text:p><text:s text:c="3"/>497</text:p>
          </table:table-cell>
          <table:table-cell office:value-type="float" office:value="765" table:style-name="ce23">
            <text:p><text:s text:c="3"/>765</text:p>
          </table:table-cell>
          <table:table-cell office:value-type="float" office:value="45" table:style-name="ce23">
            <text:p><text:s text:c="3"/>45</text:p>
          </table:table-cell>
          <table:table-cell office:value-type="float" office:value="229" table:style-name="ce23">
            <text:p><text:s text:c="3"/>22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40" table:style-name="ce23">
            <text:p><text:s text:c="3"/>340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1" table:style-name="ce23">
            <text:p><text:s text:c="3"/>9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243" table:style-name="ce23">
            <text:p><text:s text:c="2"/>2 24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1" table:style-name="ce23">
            <text:p><text:s text:c="3"/>121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28" table:style-name="ce23">
            <text:p><text:s text:c="3"/>22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1005" table:style-name="ce23">
            <text:p><text:s text:c="2"/>61 005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9911</text:p>
          </table:table-cell>
          <table:table-cell office:value-type="string" table:style-name="ce26">
            <text:p>Automóveis, camionetas e utilitári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99" table:style-name="ce46">
            <text:p><text:s text:c="2"/>2 49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6" table:style-name="ce46">
            <text:p><text:s text:c="3"/>18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28" table:style-name="ce46">
            <text:p><text:s text:c="2"/>2 72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9912</text:p>
          </table:table-cell>
          <table:table-cell office:value-type="string" table:style-name="ce26">
            <text:p>Caminhões e ônibus, incl. cabines, carrocerias e reboqu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07" table:style-name="ce46">
            <text:p><text:s text:c="2"/>5 007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0" table:style-name="ce46">
            <text:p><text:s text:c="3"/>25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28" table:style-name="ce46">
            <text:p><text:s text:c="3"/>7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123" table:style-name="ce46">
            <text:p><text:s text:c="2"/>6 123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9921</text:p>
          </table:table-cell>
          <table:table-cell office:value-type="string" table:style-name="ce28">
            <text:p>Peças e acessórios para veículos automotor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6272" table:style-name="ce46">
            <text:p><text:s text:c="2"/>66 272</text:p>
          </table:table-cell>
          <table:table-cell office:value-type="float" office:value="16910" table:style-name="ce46">
            <text:p><text:s text:c="2"/>16 910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562" table:style-name="ce46">
            <text:p><text:s text:c="2"/>24 56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902" table:style-name="ce46">
            <text:p><text:s text:c="2"/>16 90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4" table:style-name="ce46">
            <text:p><text:s text:c="3"/>27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46" table:style-name="ce46">
            <text:p><text:s text:c="2"/>1 246</text:p>
          </table:table-cell>
          <table:table-cell office:value-type="float" office:value="440" table:style-name="ce46">
            <text:p><text:s text:c="3"/>4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1" table:style-name="ce46">
            <text:p><text:s text:c="3"/>2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6898" table:style-name="ce46">
            <text:p><text:s text:c="2"/>126 89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30001</text:p>
          </table:table-cell>
          <table:table-cell office:value-type="string" table:style-name="ce26">
            <text:p>Aeronaves, embarcações e outros equipamentos de transporte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541" table:style-name="ce46">
            <text:p><text:s text:c="2"/>13 5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75" table:style-name="ce46">
            <text:p><text:s text:c="2"/>2 97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7" table:style-name="ce46">
            <text:p><text:s text:c="3"/>20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09" table:style-name="ce46">
            <text:p><text:s text:c="2"/>1 30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9" table:style-name="ce46">
            <text:p><text:s text:c="3"/>339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4" table:style-name="ce46">
            <text:p><text:s text:c="3"/>1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497" table:style-name="ce46">
            <text:p><text:s text:c="2"/>18 497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31801</text:p>
          </table:table-cell>
          <table:table-cell office:value-type="string" table:style-name="ce26">
            <text:p>Móvei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43" table:style-name="ce46">
            <text:p><text:s text:c="3"/>643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3046" table:style-name="ce46">
            <text:p><text:s text:c="2"/>3 04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40" table:style-name="ce46">
            <text:p><text:s text:c="3"/>1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3" table:style-name="ce46">
            <text:p><text:s text:c="3"/>143</text:p>
          </table:table-cell>
          <table:table-cell office:value-type="float" office:value="120" table:style-name="ce46">
            <text:p><text:s text:c="3"/>1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96" table:style-name="ce46">
            <text:p><text:s text:c="2"/>4 296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31802</text:p>
          </table:table-cell>
          <table:table-cell office:value-type="string" table:style-name="ce14">
            <text:p>Produtos de industrias diversas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0" table:style-name="ce47">
            <text:p><text:s text:c="3"/>100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2596" table:style-name="ce47">
            <text:p><text:s text:c="2"/>2 596</text:p>
          </table:table-cell>
          <table:table-cell office:value-type="float" office:value="483" table:style-name="ce47">
            <text:p><text:s text:c="3"/>483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58" table:style-name="ce47">
            <text:p><text:s text:c="3"/>158</text:p>
          </table:table-cell>
          <table:table-cell office:value-type="float" office:value="71" table:style-name="ce47">
            <text:p><text:s text:c="3"/>7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4" table:style-name="ce47">
            <text:p><text:s text:c="3"/>94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08" table:style-name="ce47">
            <text:p><text:s text:c="3"/>208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824" table:style-name="ce47">
            <text:p><text:s text:c="3"/>824</text:p>
          </table:table-cell>
          <table:table-cell office:value-type="float" office:value="582" table:style-name="ce47">
            <text:p><text:s text:c="3"/>582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1540" table:style-name="ce47">
            <text:p><text:s text:c="2"/>1 540</text:p>
          </table:table-cell>
          <table:table-cell office:value-type="float" office:value="202" table:style-name="ce47">
            <text:p><text:s text:c="3"/>202</text:p>
          </table:table-cell>
          <table:table-cell office:value-type="float" office:value="133" table:style-name="ce47">
            <text:p><text:s text:c="3"/>133</text:p>
          </table:table-cell>
          <table:table-cell office:value-type="float" office:value="62" table:style-name="ce47">
            <text:p><text:s text:c="3"/>62</text:p>
          </table:table-cell>
          <table:table-cell office:value-type="float" office:value="1256" table:style-name="ce47">
            <text:p><text:s text:c="2"/>1 256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629" table:style-name="ce47">
            <text:p><text:s text:c="3"/>629</text:p>
          </table:table-cell>
          <table:table-cell office:value-type="float" office:value="179" table:style-name="ce47">
            <text:p><text:s text:c="3"/>179</text:p>
          </table:table-cell>
          <table:table-cell office:value-type="float" office:value="169" table:style-name="ce47">
            <text:p><text:s text:c="3"/>169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57" table:style-name="ce47">
            <text:p><text:s text:c="3"/>257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93" table:style-name="ce47">
            <text:p><text:s text:c="3"/>93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51" table:style-name="ce47">
            <text:p><text:s text:c="3"/>151</text:p>
          </table:table-cell>
          <table:table-cell office:value-type="float" office:value="397" table:style-name="ce47">
            <text:p><text:s text:c="3"/>397</text:p>
          </table:table-cell>
          <table:table-cell office:value-type="float" office:value="240" table:style-name="ce47">
            <text:p><text:s text:c="3"/>240</text:p>
          </table:table-cell>
          <table:table-cell office:value-type="float" office:value="470" table:style-name="ce47">
            <text:p><text:s text:c="3"/>470</text:p>
          </table:table-cell>
          <table:table-cell office:value-type="float" office:value="649" table:style-name="ce47">
            <text:p><text:s text:c="3"/>649</text:p>
          </table:table-cell>
          <table:table-cell office:value-type="float" office:value="591" table:style-name="ce47">
            <text:p><text:s text:c="3"/>591</text:p>
          </table:table-cell>
          <table:table-cell office:value-type="float" office:value="948" table:style-name="ce47">
            <text:p><text:s text:c="3"/>948</text:p>
          </table:table-cell>
          <table:table-cell office:value-type="float" office:value="334" table:style-name="ce47">
            <text:p><text:s text:c="3"/>334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1028" table:style-name="ce47">
            <text:p><text:s text:c="2"/>1 028</text:p>
          </table:table-cell>
          <table:table-cell office:value-type="float" office:value="1617" table:style-name="ce47">
            <text:p><text:s text:c="2"/>1 617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4388" table:style-name="ce47">
            <text:p><text:s text:c="2"/>4 388</text:p>
          </table:table-cell>
          <table:table-cell office:value-type="float" office:value="22553" table:style-name="ce47">
            <text:p><text:s text:c="2"/>22 553</text:p>
          </table:table-cell>
          <table:table-cell office:value-type="float" office:value="313" table:style-name="ce47">
            <text:p><text:s text:c="3"/>313</text:p>
          </table:table-cell>
          <table:table-cell office:value-type="float" office:value="169" table:style-name="ce47">
            <text:p><text:s text:c="3"/>16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3950" table:style-name="ce47">
            <text:p><text:s text:c="2"/>43 950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33001</text:p>
          </table:table-cell>
          <table:table-cell office:value-type="string" table:style-name="ce14">
            <text:p>Manutenção, reparação e instalação de máquinas e equipamentos</text:p>
          </table:table-cell>
          <table:table-cell office:value-type="float" office:value="93" table:style-name="ce23">
            <text:p><text:s text:c="3"/>93</text:p>
          </table:table-cell>
          <table:table-cell office:value-type="float" office:value="32" table:style-name="ce23">
            <text:p><text:s text:c="3"/>32</text:p>
          </table:table-cell>
          <table:table-cell office:value-type="float" office:value="122" table:style-name="ce23">
            <text:p><text:s text:c="3"/>122</text:p>
          </table:table-cell>
          <table:table-cell office:value-type="float" office:value="905" table:style-name="ce23">
            <text:p><text:s text:c="3"/>905</text:p>
          </table:table-cell>
          <table:table-cell office:value-type="float" office:value="4266" table:style-name="ce23">
            <text:p><text:s text:c="2"/>4 266</text:p>
          </table:table-cell>
          <table:table-cell office:value-type="float" office:value="1544" table:style-name="ce23">
            <text:p><text:s text:c="2"/>1 544</text:p>
          </table:table-cell>
          <table:table-cell office:value-type="float" office:value="1041" table:style-name="ce23">
            <text:p><text:s text:c="2"/>1 041</text:p>
          </table:table-cell>
          <table:table-cell office:value-type="float" office:value="1333" table:style-name="ce23">
            <text:p><text:s text:c="2"/>1 333</text:p>
          </table:table-cell>
          <table:table-cell office:value-type="float" office:value="804" table:style-name="ce23">
            <text:p><text:s text:c="3"/>804</text:p>
          </table:table-cell>
          <table:table-cell office:value-type="float" office:value="725" table:style-name="ce23">
            <text:p><text:s text:c="3"/>725</text:p>
          </table:table-cell>
          <table:table-cell office:value-type="float" office:value="497" table:style-name="ce23">
            <text:p><text:s text:c="3"/>497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211" table:style-name="ce23">
            <text:p><text:s text:c="3"/>211</text:p>
          </table:table-cell>
          <table:table-cell office:value-type="float" office:value="345" table:style-name="ce23">
            <text:p><text:s text:c="3"/>345</text:p>
          </table:table-cell>
          <table:table-cell office:value-type="float" office:value="218" table:style-name="ce23">
            <text:p><text:s text:c="3"/>218</text:p>
          </table:table-cell>
          <table:table-cell office:value-type="float" office:value="702" table:style-name="ce23">
            <text:p><text:s text:c="3"/>702</text:p>
          </table:table-cell>
          <table:table-cell office:value-type="float" office:value="3370" table:style-name="ce23">
            <text:p><text:s text:c="2"/>3 370</text:p>
          </table:table-cell>
          <table:table-cell office:value-type="float" office:value="1356" table:style-name="ce23">
            <text:p><text:s text:c="2"/>1 356</text:p>
          </table:table-cell>
          <table:table-cell office:value-type="float" office:value="764" table:style-name="ce23">
            <text:p><text:s text:c="3"/>764</text:p>
          </table:table-cell>
          <table:table-cell office:value-type="float" office:value="990" table:style-name="ce23">
            <text:p><text:s text:c="3"/>990</text:p>
          </table:table-cell>
          <table:table-cell office:value-type="float" office:value="1526" table:style-name="ce23">
            <text:p><text:s text:c="2"/>1 526</text:p>
          </table:table-cell>
          <table:table-cell office:value-type="float" office:value="744" table:style-name="ce23">
            <text:p><text:s text:c="3"/>744</text:p>
          </table:table-cell>
          <table:table-cell office:value-type="float" office:value="217" table:style-name="ce23">
            <text:p><text:s text:c="3"/>217</text:p>
          </table:table-cell>
          <table:table-cell office:value-type="float" office:value="729" table:style-name="ce23">
            <text:p><text:s text:c="3"/>729</text:p>
          </table:table-cell>
          <table:table-cell office:value-type="float" office:value="653" table:style-name="ce23">
            <text:p><text:s text:c="3"/>653</text:p>
          </table:table-cell>
          <table:table-cell office:value-type="float" office:value="2975" table:style-name="ce23">
            <text:p><text:s text:c="2"/>2 975</text:p>
          </table:table-cell>
          <table:table-cell office:value-type="float" office:value="10199" table:style-name="ce23">
            <text:p><text:s text:c="2"/>10 199</text:p>
          </table:table-cell>
          <table:table-cell office:value-type="float" office:value="2021" table:style-name="ce23">
            <text:p><text:s text:c="2"/>2 021</text:p>
          </table:table-cell>
          <table:table-cell office:value-type="float" office:value="871" table:style-name="ce23">
            <text:p><text:s text:c="3"/>871</text:p>
          </table:table-cell>
          <table:table-cell office:value-type="float" office:value="67" table:style-name="ce23">
            <text:p><text:s text:c="3"/>67</text:p>
          </table:table-cell>
          <table:table-cell office:value-type="float" office:value="499" table:style-name="ce23">
            <text:p><text:s text:c="3"/>499</text:p>
          </table:table-cell>
          <table:table-cell office:value-type="float" office:value="1626" table:style-name="ce23">
            <text:p><text:s text:c="2"/>1 626</text:p>
          </table:table-cell>
          <table:table-cell office:value-type="float" office:value="220" table:style-name="ce23">
            <text:p><text:s text:c="3"/>220</text:p>
          </table:table-cell>
          <table:table-cell office:value-type="float" office:value="781" table:style-name="ce23">
            <text:p><text:s text:c="3"/>781</text:p>
          </table:table-cell>
          <table:table-cell office:value-type="float" office:value="612" table:style-name="ce23">
            <text:p><text:s text:c="3"/>612</text:p>
          </table:table-cell>
          <table:table-cell office:value-type="float" office:value="880" table:style-name="ce23">
            <text:p><text:s text:c="3"/>880</text:p>
          </table:table-cell>
          <table:table-cell office:value-type="float" office:value="1222" table:style-name="ce23">
            <text:p><text:s text:c="2"/>1 222</text:p>
          </table:table-cell>
          <table:table-cell office:value-type="float" office:value="2682" table:style-name="ce23">
            <text:p><text:s text:c="2"/>2 682</text:p>
          </table:table-cell>
          <table:table-cell office:value-type="float" office:value="1278" table:style-name="ce23">
            <text:p><text:s text:c="2"/>1 278</text:p>
          </table:table-cell>
          <table:table-cell office:value-type="float" office:value="2538" table:style-name="ce23">
            <text:p><text:s text:c="2"/>2 538</text:p>
          </table:table-cell>
          <table:table-cell office:value-type="float" office:value="937" table:style-name="ce23">
            <text:p><text:s text:c="3"/>937</text:p>
          </table:table-cell>
          <table:table-cell office:value-type="float" office:value="5455" table:style-name="ce23">
            <text:p><text:s text:c="2"/>5 455</text:p>
          </table:table-cell>
          <table:table-cell office:value-type="float" office:value="1302" table:style-name="ce23">
            <text:p><text:s text:c="2"/>1 302</text:p>
          </table:table-cell>
          <table:table-cell office:value-type="float" office:value="1881" table:style-name="ce23">
            <text:p><text:s text:c="2"/>1 881</text:p>
          </table:table-cell>
          <table:table-cell office:value-type="float" office:value="948" table:style-name="ce23">
            <text:p><text:s text:c="3"/>948</text:p>
          </table:table-cell>
          <table:table-cell office:value-type="float" office:value="3803" table:style-name="ce23">
            <text:p><text:s text:c="2"/>3 803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341" table:style-name="ce23">
            <text:p><text:s text:c="3"/>341</text:p>
          </table:table-cell>
          <table:table-cell office:value-type="float" office:value="593" table:style-name="ce23">
            <text:p><text:s text:c="3"/>593</text:p>
          </table:table-cell>
          <table:table-cell office:value-type="float" office:value="192" table:style-name="ce23">
            <text:p><text:s text:c="3"/>192</text:p>
          </table:table-cell>
          <table:table-cell office:value-type="float" office:value="525" table:style-name="ce23">
            <text:p><text:s text:c="3"/>525</text:p>
          </table:table-cell>
          <table:table-cell office:value-type="float" office:value="1273" table:style-name="ce23">
            <text:p><text:s text:c="2"/>1 273</text:p>
          </table:table-cell>
          <table:table-cell office:value-type="float" office:value="461" table:style-name="ce23">
            <text:p><text:s text:c="3"/>461</text:p>
          </table:table-cell>
          <table:table-cell office:value-type="float" office:value="130" table:style-name="ce23">
            <text:p><text:s text:c="3"/>130</text:p>
          </table:table-cell>
          <table:table-cell office:value-type="float" office:value="1049" table:style-name="ce23">
            <text:p><text:s text:c="2"/>1 049</text:p>
          </table:table-cell>
          <table:table-cell office:value-type="float" office:value="233" table:style-name="ce23">
            <text:p><text:s text:c="3"/>233</text:p>
          </table:table-cell>
          <table:table-cell office:value-type="float" office:value="213" table:style-name="ce23">
            <text:p><text:s text:c="3"/>213</text:p>
          </table:table-cell>
          <table:table-cell office:value-type="float" office:value="1142" table:style-name="ce23">
            <text:p><text:s text:c="2"/>1 142</text:p>
          </table:table-cell>
          <table:table-cell office:value-type="float" office:value="1072" table:style-name="ce23">
            <text:p><text:s text:c="2"/>1 072</text:p>
          </table:table-cell>
          <table:table-cell office:value-type="float" office:value="272" table:style-name="ce23">
            <text:p><text:s text:c="3"/>272</text:p>
          </table:table-cell>
          <table:table-cell office:value-type="float" office:value="1209" table:style-name="ce23">
            <text:p><text:s text:c="2"/>1 209</text:p>
          </table:table-cell>
          <table:table-cell office:value-type="float" office:value="175" table:style-name="ce23">
            <text:p><text:s text:c="3"/>17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10" table:style-name="ce23">
            <text:p><text:s text:c="2"/>1 310</text:p>
          </table:table-cell>
          <table:table-cell office:value-type="float" office:value="840" table:style-name="ce23">
            <text:p><text:s text:c="3"/>840</text:p>
          </table:table-cell>
          <table:table-cell office:value-type="float" office:value="688" table:style-name="ce23">
            <text:p><text:s text:c="3"/>688</text:p>
          </table:table-cell>
          <table:table-cell office:value-type="float" office:value="669" table:style-name="ce23">
            <text:p><text:s text:c="3"/>66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8394" table:style-name="ce23">
            <text:p><text:s text:c="2"/>78 394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35001</text:p>
          </table:table-cell>
          <table:table-cell office:value-type="string" table:style-name="ce14">
            <text:p>Eletricidade, gás e outras utilidades</text:p>
          </table:table-cell>
          <table:table-cell office:value-type="float" office:value="7867" table:style-name="ce23">
            <text:p><text:s text:c="2"/>7 867</text:p>
          </table:table-cell>
          <table:table-cell office:value-type="float" office:value="5151" table:style-name="ce23">
            <text:p><text:s text:c="2"/>5 151</text:p>
          </table:table-cell>
          <table:table-cell office:value-type="float" office:value="434" table:style-name="ce23">
            <text:p><text:s text:c="3"/>434</text:p>
          </table:table-cell>
          <table:table-cell office:value-type="float" office:value="697" table:style-name="ce23">
            <text:p><text:s text:c="3"/>697</text:p>
          </table:table-cell>
          <table:table-cell office:value-type="float" office:value="382" table:style-name="ce23">
            <text:p><text:s text:c="3"/>382</text:p>
          </table:table-cell>
          <table:table-cell office:value-type="float" office:value="1161" table:style-name="ce23">
            <text:p><text:s text:c="2"/>1 161</text:p>
          </table:table-cell>
          <table:table-cell office:value-type="float" office:value="479" table:style-name="ce23">
            <text:p><text:s text:c="3"/>479</text:p>
          </table:table-cell>
          <table:table-cell office:value-type="float" office:value="1664" table:style-name="ce23">
            <text:p><text:s text:c="2"/>1 664</text:p>
          </table:table-cell>
          <table:table-cell office:value-type="float" office:value="110" table:style-name="ce23">
            <text:p><text:s text:c="3"/>110</text:p>
          </table:table-cell>
          <table:table-cell office:value-type="float" office:value="3231" table:style-name="ce23">
            <text:p><text:s text:c="2"/>3 231</text:p>
          </table:table-cell>
          <table:table-cell office:value-type="float" office:value="658" table:style-name="ce23">
            <text:p><text:s text:c="3"/>658</text:p>
          </table:table-cell>
          <table:table-cell office:value-type="float" office:value="64" table:style-name="ce23">
            <text:p><text:s text:c="3"/>64</text:p>
          </table:table-cell>
          <table:table-cell office:value-type="float" office:value="1548" table:style-name="ce23">
            <text:p><text:s text:c="2"/>1 548</text:p>
          </table:table-cell>
          <table:table-cell office:value-type="float" office:value="234" table:style-name="ce23">
            <text:p><text:s text:c="3"/>234</text:p>
          </table:table-cell>
          <table:table-cell office:value-type="float" office:value="297" table:style-name="ce23">
            <text:p><text:s text:c="3"/>297</text:p>
          </table:table-cell>
          <table:table-cell office:value-type="float" office:value="893" table:style-name="ce23">
            <text:p><text:s text:c="3"/>893</text:p>
          </table:table-cell>
          <table:table-cell office:value-type="float" office:value="2147" table:style-name="ce23">
            <text:p><text:s text:c="2"/>2 147</text:p>
          </table:table-cell>
          <table:table-cell office:value-type="float" office:value="142" table:style-name="ce23">
            <text:p><text:s text:c="3"/>142</text:p>
          </table:table-cell>
          <table:table-cell office:value-type="float" office:value="41" table:style-name="ce23">
            <text:p><text:s text:c="3"/>41</text:p>
          </table:table-cell>
          <table:table-cell office:value-type="float" office:value="132" table:style-name="ce23">
            <text:p><text:s text:c="3"/>132</text:p>
          </table:table-cell>
          <table:table-cell office:value-type="float" office:value="4533" table:style-name="ce23">
            <text:p><text:s text:c="2"/>4 533</text:p>
          </table:table-cell>
          <table:table-cell office:value-type="float" office:value="701" table:style-name="ce23">
            <text:p><text:s text:c="3"/>701</text:p>
          </table:table-cell>
          <table:table-cell office:value-type="float" office:value="221" table:style-name="ce23">
            <text:p><text:s text:c="3"/>221</text:p>
          </table:table-cell>
          <table:table-cell office:value-type="float" office:value="286" table:style-name="ce23">
            <text:p><text:s text:c="3"/>286</text:p>
          </table:table-cell>
          <table:table-cell office:value-type="float" office:value="2287" table:style-name="ce23">
            <text:p><text:s text:c="2"/>2 287</text:p>
          </table:table-cell>
          <table:table-cell office:value-type="float" office:value="3731" table:style-name="ce23">
            <text:p><text:s text:c="2"/>3 731</text:p>
          </table:table-cell>
          <table:table-cell office:value-type="float" office:value="3912" table:style-name="ce23">
            <text:p><text:s text:c="2"/>3 912</text:p>
          </table:table-cell>
          <table:table-cell office:value-type="float" office:value="2609" table:style-name="ce23">
            <text:p><text:s text:c="2"/>2 609</text:p>
          </table:table-cell>
          <table:table-cell office:value-type="float" office:value="1334" table:style-name="ce23">
            <text:p><text:s text:c="2"/>1 334</text:p>
          </table:table-cell>
          <table:table-cell office:value-type="float" office:value="170" table:style-name="ce23">
            <text:p><text:s text:c="3"/>170</text:p>
          </table:table-cell>
          <table:table-cell office:value-type="float" office:value="619" table:style-name="ce23">
            <text:p><text:s text:c="3"/>619</text:p>
          </table:table-cell>
          <table:table-cell office:value-type="float" office:value="656" table:style-name="ce23">
            <text:p><text:s text:c="3"/>656</text:p>
          </table:table-cell>
          <table:table-cell office:value-type="float" office:value="551" table:style-name="ce23">
            <text:p><text:s text:c="3"/>551</text:p>
          </table:table-cell>
          <table:table-cell office:value-type="float" office:value="1327" table:style-name="ce23">
            <text:p><text:s text:c="2"/>1 327</text:p>
          </table:table-cell>
          <table:table-cell office:value-type="float" office:value="265" table:style-name="ce23">
            <text:p><text:s text:c="3"/>265</text:p>
          </table:table-cell>
          <table:table-cell office:value-type="float" office:value="401" table:style-name="ce23">
            <text:p><text:s text:c="3"/>401</text:p>
          </table:table-cell>
          <table:table-cell office:value-type="float" office:value="299" table:style-name="ce23">
            <text:p><text:s text:c="3"/>299</text:p>
          </table:table-cell>
          <table:table-cell office:value-type="float" office:value="85212" table:style-name="ce23">
            <text:p><text:s text:c="2"/>85 212</text:p>
          </table:table-cell>
          <table:table-cell office:value-type="float" office:value="4139" table:style-name="ce23">
            <text:p><text:s text:c="2"/>4 139</text:p>
          </table:table-cell>
          <table:table-cell office:value-type="float" office:value="594" table:style-name="ce23">
            <text:p><text:s text:c="3"/>594</text:p>
          </table:table-cell>
          <table:table-cell office:value-type="float" office:value="1586" table:style-name="ce23">
            <text:p><text:s text:c="2"/>1 586</text:p>
          </table:table-cell>
          <table:table-cell office:value-type="float" office:value="20723" table:style-name="ce23">
            <text:p><text:s text:c="2"/>20 723</text:p>
          </table:table-cell>
          <table:table-cell office:value-type="float" office:value="1455" table:style-name="ce23">
            <text:p><text:s text:c="2"/>1 455</text:p>
          </table:table-cell>
          <table:table-cell office:value-type="float" office:value="64" table:style-name="ce23">
            <text:p><text:s text:c="3"/>64</text:p>
          </table:table-cell>
          <table:table-cell office:value-type="float" office:value="43" table:style-name="ce23">
            <text:p><text:s text:c="3"/>43</text:p>
          </table:table-cell>
          <table:table-cell office:value-type="float" office:value="1192" table:style-name="ce23">
            <text:p><text:s text:c="2"/>1 192</text:p>
          </table:table-cell>
          <table:table-cell office:value-type="float" office:value="1505" table:style-name="ce23">
            <text:p><text:s text:c="2"/>1 505</text:p>
          </table:table-cell>
          <table:table-cell office:value-type="float" office:value="1819" table:style-name="ce23">
            <text:p><text:s text:c="2"/>1 819</text:p>
          </table:table-cell>
          <table:table-cell office:value-type="float" office:value="133" table:style-name="ce23">
            <text:p><text:s text:c="3"/>133</text:p>
          </table:table-cell>
          <table:table-cell office:value-type="float" office:value="423" table:style-name="ce23">
            <text:p><text:s text:c="3"/>423</text:p>
          </table:table-cell>
          <table:table-cell office:value-type="float" office:value="1986" table:style-name="ce23">
            <text:p><text:s text:c="2"/>1 986</text:p>
          </table:table-cell>
          <table:table-cell office:value-type="float" office:value="664" table:style-name="ce23">
            <text:p><text:s text:c="3"/>664</text:p>
          </table:table-cell>
          <table:table-cell office:value-type="float" office:value="2503" table:style-name="ce23">
            <text:p><text:s text:c="2"/>2 503</text:p>
          </table:table-cell>
          <table:table-cell office:value-type="float" office:value="627" table:style-name="ce23">
            <text:p><text:s text:c="3"/>627</text:p>
          </table:table-cell>
          <table:table-cell office:value-type="float" office:value="1188" table:style-name="ce23">
            <text:p><text:s text:c="2"/>1 188</text:p>
          </table:table-cell>
          <table:table-cell office:value-type="float" office:value="292" table:style-name="ce23">
            <text:p><text:s text:c="3"/>292</text:p>
          </table:table-cell>
          <table:table-cell office:value-type="float" office:value="237" table:style-name="ce23">
            <text:p><text:s text:c="3"/>237</text:p>
          </table:table-cell>
          <table:table-cell office:value-type="float" office:value="164" table:style-name="ce23">
            <text:p><text:s text:c="3"/>164</text:p>
          </table:table-cell>
          <table:table-cell office:value-type="float" office:value="8062" table:style-name="ce23">
            <text:p><text:s text:c="2"/>8 062</text:p>
          </table:table-cell>
          <table:table-cell office:value-type="float" office:value="107" table:style-name="ce23">
            <text:p><text:s text:c="3"/>107</text:p>
          </table:table-cell>
          <table:table-cell office:value-type="float" office:value="6325" table:style-name="ce23">
            <text:p><text:s text:c="2"/>6 325</text:p>
          </table:table-cell>
          <table:table-cell office:value-type="float" office:value="2091" table:style-name="ce23">
            <text:p><text:s text:c="2"/>2 091</text:p>
          </table:table-cell>
          <table:table-cell office:value-type="float" office:value="2423" table:style-name="ce23">
            <text:p><text:s text:c="2"/>2 423</text:p>
          </table:table-cell>
          <table:table-cell office:value-type="float" office:value="1363" table:style-name="ce23">
            <text:p><text:s text:c="2"/>1 363</text:p>
          </table:table-cell>
          <table:table-cell office:value-type="float" office:value="1866" table:style-name="ce23">
            <text:p><text:s text:c="2"/>1 866</text:p>
          </table:table-cell>
          <table:table-cell office:value-type="float" office:value="1061" table:style-name="ce23">
            <text:p><text:s text:c="2"/>1 061</text:p>
          </table:table-cell>
          <table:table-cell office:value-type="float" office:value="2948" table:style-name="ce23">
            <text:p><text:s text:c="2"/>2 94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04029" table:style-name="ce23">
            <text:p><text:s text:c="2"/>204 029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36801</text:p>
          </table:table-cell>
          <table:table-cell office:value-type="string" table:style-name="ce16">
            <text:p>Água, esgoto, reciclagem e gestão de resíduos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204" table:style-name="ce47">
            <text:p><text:s text:c="3"/>204</text:p>
          </table:table-cell>
          <table:table-cell office:value-type="float" office:value="72" table:style-name="ce47">
            <text:p><text:s text:c="3"/>72</text:p>
          </table:table-cell>
          <table:table-cell office:value-type="float" office:value="173" table:style-name="ce47">
            <text:p><text:s text:c="3"/>173</text:p>
          </table:table-cell>
          <table:table-cell office:value-type="float" office:value="72" table:style-name="ce47">
            <text:p><text:s text:c="3"/>72</text:p>
          </table:table-cell>
          <table:table-cell office:value-type="float" office:value="337" table:style-name="ce47">
            <text:p><text:s text:c="3"/>337</text:p>
          </table:table-cell>
          <table:table-cell office:value-type="float" office:value="544" table:style-name="ce47">
            <text:p><text:s text:c="3"/>544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71" table:style-name="ce47">
            <text:p><text:s text:c="3"/>71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239" table:style-name="ce47">
            <text:p><text:s text:c="3"/>239</text:p>
          </table:table-cell>
          <table:table-cell office:value-type="float" office:value="365" table:style-name="ce47">
            <text:p><text:s text:c="3"/>365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397" table:style-name="ce47">
            <text:p><text:s text:c="3"/>397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701" table:style-name="ce47">
            <text:p><text:s text:c="3"/>701</text:p>
          </table:table-cell>
          <table:table-cell office:value-type="float" office:value="424" table:style-name="ce47">
            <text:p><text:s text:c="3"/>424</text:p>
          </table:table-cell>
          <table:table-cell office:value-type="float" office:value="141" table:style-name="ce47">
            <text:p><text:s text:c="3"/>141</text:p>
          </table:table-cell>
          <table:table-cell office:value-type="float" office:value="79" table:style-name="ce47">
            <text:p><text:s text:c="3"/>79</text:p>
          </table:table-cell>
          <table:table-cell office:value-type="float" office:value="549" table:style-name="ce47">
            <text:p><text:s text:c="3"/>549</text:p>
          </table:table-cell>
          <table:table-cell office:value-type="float" office:value="747" table:style-name="ce47">
            <text:p><text:s text:c="3"/>747</text:p>
          </table:table-cell>
          <table:table-cell office:value-type="float" office:value="5076" table:style-name="ce47">
            <text:p><text:s text:c="2"/>5 076</text:p>
          </table:table-cell>
          <table:table-cell office:value-type="float" office:value="2064" table:style-name="ce47">
            <text:p><text:s text:c="2"/>2 064</text:p>
          </table:table-cell>
          <table:table-cell office:value-type="float" office:value="171" table:style-name="ce47">
            <text:p><text:s text:c="3"/>171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96" table:style-name="ce47">
            <text:p><text:s text:c="3"/>96</text:p>
          </table:table-cell>
          <table:table-cell office:value-type="float" office:value="110" table:style-name="ce47">
            <text:p><text:s text:c="3"/>110</text:p>
          </table:table-cell>
          <table:table-cell office:value-type="float" office:value="298" table:style-name="ce47">
            <text:p><text:s text:c="3"/>298</text:p>
          </table:table-cell>
          <table:table-cell office:value-type="float" office:value="106" table:style-name="ce47">
            <text:p><text:s text:c="3"/>106</text:p>
          </table:table-cell>
          <table:table-cell office:value-type="float" office:value="81" table:style-name="ce47">
            <text:p><text:s text:c="3"/>81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80" table:style-name="ce47">
            <text:p><text:s text:c="3"/>80</text:p>
          </table:table-cell>
          <table:table-cell office:value-type="float" office:value="1048" table:style-name="ce47">
            <text:p><text:s text:c="2"/>1 048</text:p>
          </table:table-cell>
          <table:table-cell office:value-type="float" office:value="282" table:style-name="ce47">
            <text:p><text:s text:c="3"/>282</text:p>
          </table:table-cell>
          <table:table-cell office:value-type="float" office:value="386" table:style-name="ce47">
            <text:p><text:s text:c="3"/>386</text:p>
          </table:table-cell>
          <table:table-cell office:value-type="float" office:value="4106" table:style-name="ce47">
            <text:p><text:s text:c="2"/>4 106</text:p>
          </table:table-cell>
          <table:table-cell office:value-type="float" office:value="306" table:style-name="ce47">
            <text:p><text:s text:c="3"/>306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776" table:style-name="ce47">
            <text:p><text:s text:c="3"/>776</text:p>
          </table:table-cell>
          <table:table-cell office:value-type="float" office:value="423" table:style-name="ce47">
            <text:p><text:s text:c="3"/>423</text:p>
          </table:table-cell>
          <table:table-cell office:value-type="float" office:value="1178" table:style-name="ce47">
            <text:p><text:s text:c="2"/>1 178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114" table:style-name="ce47">
            <text:p><text:s text:c="3"/>114</text:p>
          </table:table-cell>
          <table:table-cell office:value-type="float" office:value="472" table:style-name="ce47">
            <text:p><text:s text:c="3"/>472</text:p>
          </table:table-cell>
          <table:table-cell office:value-type="float" office:value="428" table:style-name="ce47">
            <text:p><text:s text:c="3"/>428</text:p>
          </table:table-cell>
          <table:table-cell office:value-type="float" office:value="548" table:style-name="ce47">
            <text:p><text:s text:c="3"/>548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5406" table:style-name="ce47">
            <text:p><text:s text:c="2"/>5 406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10309" table:style-name="ce47">
            <text:p><text:s text:c="2"/>10 309</text:p>
          </table:table-cell>
          <table:table-cell office:value-type="float" office:value="1334" table:style-name="ce47">
            <text:p><text:s text:c="2"/>1 334</text:p>
          </table:table-cell>
          <table:table-cell office:value-type="float" office:value="257" table:style-name="ce47">
            <text:p><text:s text:c="3"/>257</text:p>
          </table:table-cell>
          <table:table-cell office:value-type="float" office:value="1682" table:style-name="ce47">
            <text:p><text:s text:c="2"/>1 682</text:p>
          </table:table-cell>
          <table:table-cell office:value-type="float" office:value="2225" table:style-name="ce47">
            <text:p><text:s text:c="2"/>2 225</text:p>
          </table:table-cell>
          <table:table-cell office:value-type="float" office:value="116" table:style-name="ce47">
            <text:p><text:s text:c="3"/>116</text:p>
          </table:table-cell>
          <table:table-cell office:value-type="float" office:value="1836" table:style-name="ce47">
            <text:p><text:s text:c="2"/>1 83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7049" table:style-name="ce47">
            <text:p><text:s text:c="2"/>47 049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41801</text:p>
          </table:table-cell>
          <table:table-cell office:value-type="string" table:style-name="ce5">
            <text:p>Edificações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41" table:style-name="ce23">
            <text:p><text:s text:c="3"/>41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569" table:style-name="ce23">
            <text:p><text:s text:c="3"/>569</text:p>
          </table:table-cell>
          <table:table-cell office:value-type="float" office:value="245" table:style-name="ce23">
            <text:p><text:s text:c="3"/>245</text:p>
          </table:table-cell>
          <table:table-cell office:value-type="float" office:value="39" table:style-name="ce23">
            <text:p><text:s text:c="3"/>3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8" table:style-name="ce23">
            <text:p><text:s text:c="3"/>28</text:p>
          </table:table-cell>
          <table:table-cell office:value-type="float" office:value="78" table:style-name="ce23">
            <text:p><text:s text:c="3"/>7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33" table:style-name="ce23">
            <text:p><text:s text:c="3"/>33</text:p>
          </table:table-cell>
          <table:table-cell office:value-type="float" office:value="82" table:style-name="ce23">
            <text:p><text:s text:c="3"/>82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45" table:style-name="ce23">
            <text:p><text:s text:c="3"/>45</text:p>
          </table:table-cell>
          <table:table-cell office:value-type="float" office:value="260" table:style-name="ce23">
            <text:p><text:s text:c="3"/>260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198" table:style-name="ce23">
            <text:p><text:s text:c="3"/>198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0739" table:style-name="ce23">
            <text:p><text:s text:c="2"/>30 739</text:p>
          </table:table-cell>
          <table:table-cell office:value-type="float" office:value="499" table:style-name="ce23">
            <text:p><text:s text:c="3"/>499</text:p>
          </table:table-cell>
          <table:table-cell office:value-type="float" office:value="629" table:style-name="ce23">
            <text:p><text:s text:c="3"/>629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301" table:style-name="ce23">
            <text:p><text:s text:c="3"/>301</text:p>
          </table:table-cell>
          <table:table-cell office:value-type="float" office:value="261" table:style-name="ce23">
            <text:p><text:s text:c="3"/>26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226" table:style-name="ce23">
            <text:p><text:s text:c="3"/>226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843" table:style-name="ce23">
            <text:p><text:s text:c="3"/>843</text:p>
          </table:table-cell>
          <table:table-cell office:value-type="float" office:value="323" table:style-name="ce23">
            <text:p><text:s text:c="3"/>323</text:p>
          </table:table-cell>
          <table:table-cell office:value-type="float" office:value="723" table:style-name="ce23">
            <text:p><text:s text:c="3"/>723</text:p>
          </table:table-cell>
          <table:table-cell office:value-type="float" office:value="55" table:style-name="ce23">
            <text:p><text:s text:c="3"/>55</text:p>
          </table:table-cell>
          <table:table-cell office:value-type="float" office:value="142" table:style-name="ce23">
            <text:p><text:s text:c="3"/>14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77" table:style-name="ce23">
            <text:p><text:s text:c="3"/>177</text:p>
          </table:table-cell>
          <table:table-cell office:value-type="float" office:value="2141" table:style-name="ce23">
            <text:p><text:s text:c="2"/>2 14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594" table:style-name="ce23">
            <text:p><text:s text:c="2"/>3 594</text:p>
          </table:table-cell>
          <table:table-cell office:value-type="float" office:value="1082" table:style-name="ce23">
            <text:p><text:s text:c="2"/>1 082</text:p>
          </table:table-cell>
          <table:table-cell office:value-type="float" office:value="400" table:style-name="ce23">
            <text:p><text:s text:c="3"/>400</text:p>
          </table:table-cell>
          <table:table-cell office:value-type="float" office:value="1672" table:style-name="ce23">
            <text:p><text:s text:c="2"/>1 67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221" table:style-name="ce23">
            <text:p><text:s text:c="3"/>22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5800" table:style-name="ce23">
            <text:p><text:s text:c="2"/>45 80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1802</text:p>
          </table:table-cell>
          <table:table-cell office:value-type="string" table:style-name="ce26">
            <text:p>Obras de infra-estrutur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66" table:style-name="ce46">
            <text:p><text:s text:c="3"/>866</text:p>
          </table:table-cell>
          <table:table-cell office:value-type="float" office:value="1068" table:style-name="ce46">
            <text:p><text:s text:c="2"/>1 068</text:p>
          </table:table-cell>
          <table:table-cell office:value-type="float" office:value="156" table:style-name="ce46">
            <text:p><text:s text:c="3"/>1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4" table:style-name="ce46">
            <text:p><text:s text:c="3"/>84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977" table:style-name="ce46">
            <text:p><text:s text:c="2"/>4 977</text:p>
          </table:table-cell>
          <table:table-cell office:value-type="float" office:value="6655" table:style-name="ce46">
            <text:p><text:s text:c="2"/>6 65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2" table:style-name="ce46">
            <text:p><text:s text:c="3"/>2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8" table:style-name="ce46">
            <text:p><text:s text:c="3"/>34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74" table:style-name="ce46">
            <text:p><text:s text:c="3"/>87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240" table:style-name="ce46">
            <text:p><text:s text:c="2"/>8 240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6" table:style-name="ce46">
            <text:p><text:s text:c="3"/>7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685" table:style-name="ce46">
            <text:p><text:s text:c="2"/>23 685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1803</text:p>
          </table:table-cell>
          <table:table-cell office:value-type="string" table:style-name="ce26">
            <text:p>Serviços especializados para construção</text:p>
          </table:table-cell>
          <table:table-cell office:value-type="float" office:value="76" table:style-name="ce46">
            <text:p><text:s text:c="3"/>76</text:p>
          </table:table-cell>
          <table:table-cell office:value-type="float" office:value="154" table:style-name="ce46">
            <text:p><text:s text:c="3"/>154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388" table:style-name="ce46">
            <text:p><text:s text:c="3"/>388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153" table:style-name="ce46">
            <text:p><text:s text:c="3"/>1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1546" table:style-name="ce46">
            <text:p><text:s text:c="2"/>1 546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102" table:style-name="ce46">
            <text:p><text:s text:c="2"/>25 102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03" table:style-name="ce46">
            <text:p><text:s text:c="3"/>803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407" table:style-name="ce46">
            <text:p><text:s text:c="3"/>40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91" table:style-name="ce46">
            <text:p><text:s text:c="2"/>3 79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79" table:style-name="ce46">
            <text:p><text:s text:c="2"/>1 079</text:p>
          </table:table-cell>
          <table:table-cell office:value-type="float" office:value="1470" table:style-name="ce46">
            <text:p><text:s text:c="2"/>1 470</text:p>
          </table:table-cell>
          <table:table-cell office:value-type="float" office:value="210" table:style-name="ce46">
            <text:p><text:s text:c="3"/>210</text:p>
          </table:table-cell>
          <table:table-cell office:value-type="float" office:value="615" table:style-name="ce46">
            <text:p><text:s text:c="3"/>615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888" table:style-name="ce46">
            <text:p><text:s text:c="3"/>888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1910" table:style-name="ce46">
            <text:p><text:s text:c="2"/>1 910</text:p>
          </table:table-cell>
          <table:table-cell office:value-type="float" office:value="271" table:style-name="ce46">
            <text:p><text:s text:c="3"/>27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83" table:style-name="ce46">
            <text:p><text:s text:c="2"/>1 88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4" table:style-name="ce46">
            <text:p><text:s text:c="3"/>104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198" table:style-name="ce46">
            <text:p><text:s text:c="2"/>41 19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5001</text:p>
          </table:table-cell>
          <table:table-cell office:value-type="string" table:style-name="ce26">
            <text:p>Comércio e reparação de veículos</text:p>
          </table:table-cell>
          <table:table-cell office:value-type="float" office:value="195" table:style-name="ce46">
            <text:p><text:s text:c="3"/>195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770" table:style-name="ce46">
            <text:p><text:s text:c="3"/>770</text:p>
          </table:table-cell>
          <table:table-cell office:value-type="float" office:value="100" table:style-name="ce46">
            <text:p><text:s text:c="3"/>10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220" table:style-name="ce46">
            <text:p><text:s text:c="3"/>220</text:p>
          </table:table-cell>
          <table:table-cell office:value-type="float" office:value="312" table:style-name="ce46">
            <text:p><text:s text:c="3"/>312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603" table:style-name="ce46">
            <text:p><text:s text:c="3"/>603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2510" table:style-name="ce46">
            <text:p><text:s text:c="2"/>2 510</text:p>
          </table:table-cell>
          <table:table-cell office:value-type="float" office:value="332" table:style-name="ce46">
            <text:p><text:s text:c="3"/>332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76" table:style-name="ce46">
            <text:p><text:s text:c="3"/>76</text:p>
          </table:table-cell>
          <table:table-cell office:value-type="float" office:value="412" table:style-name="ce46">
            <text:p><text:s text:c="3"/>412</text:p>
          </table:table-cell>
          <table:table-cell office:value-type="float" office:value="660" table:style-name="ce46">
            <text:p><text:s text:c="3"/>660</text:p>
          </table:table-cell>
          <table:table-cell office:value-type="float" office:value="514" table:style-name="ce46">
            <text:p><text:s text:c="3"/>514</text:p>
          </table:table-cell>
          <table:table-cell office:value-type="float" office:value="1374" table:style-name="ce46">
            <text:p><text:s text:c="2"/>1 374</text:p>
          </table:table-cell>
          <table:table-cell office:value-type="float" office:value="3628" table:style-name="ce46">
            <text:p><text:s text:c="2"/>3 628</text:p>
          </table:table-cell>
          <table:table-cell office:value-type="float" office:value="6484" table:style-name="ce46">
            <text:p><text:s text:c="2"/>6 4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0" table:style-name="ce46">
            <text:p><text:s text:c="3"/>4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9" table:style-name="ce46">
            <text:p><text:s text:c="3"/>99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05" table:style-name="ce46">
            <text:p><text:s text:c="3"/>105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1" table:style-name="ce46">
            <text:p><text:s text:c="3"/>101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880" table:style-name="ce46">
            <text:p><text:s text:c="3"/>880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151" table:style-name="ce46">
            <text:p><text:s text:c="3"/>151</text:p>
          </table:table-cell>
          <table:table-cell office:value-type="float" office:value="1571" table:style-name="ce46">
            <text:p><text:s text:c="2"/>1 571</text:p>
          </table:table-cell>
          <table:table-cell office:value-type="float" office:value="301" table:style-name="ce46">
            <text:p><text:s text:c="3"/>30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52" table:style-name="ce46">
            <text:p><text:s text:c="2"/>1 052</text:p>
          </table:table-cell>
          <table:table-cell office:value-type="float" office:value="721" table:style-name="ce46">
            <text:p><text:s text:c="3"/>721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324" table:style-name="ce46">
            <text:p><text:s text:c="2"/>24 324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46801</text:p>
          </table:table-cell>
          <table:table-cell office:value-type="string" table:style-name="ce28">
            <text:p>Comércio por atacado e a varejo, exceto veículos automotores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67" table:style-name="ce46">
            <text:p><text:s text:c="3"/>67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6635" table:style-name="ce46">
            <text:p><text:s text:c="2"/>6 635</text:p>
          </table:table-cell>
          <table:table-cell office:value-type="float" office:value="374" table:style-name="ce46">
            <text:p><text:s text:c="3"/>374</text:p>
          </table:table-cell>
          <table:table-cell office:value-type="float" office:value="4430" table:style-name="ce46">
            <text:p><text:s text:c="2"/>4 430</text:p>
          </table:table-cell>
          <table:table-cell office:value-type="float" office:value="184" table:style-name="ce46">
            <text:p><text:s text:c="3"/>184</text:p>
          </table:table-cell>
          <table:table-cell office:value-type="float" office:value="176" table:style-name="ce46">
            <text:p><text:s text:c="3"/>176</text:p>
          </table:table-cell>
          <table:table-cell office:value-type="float" office:value="595" table:style-name="ce46">
            <text:p><text:s text:c="3"/>595</text:p>
          </table:table-cell>
          <table:table-cell office:value-type="float" office:value="727" table:style-name="ce46">
            <text:p><text:s text:c="3"/>727</text:p>
          </table:table-cell>
          <table:table-cell office:value-type="float" office:value="985" table:style-name="ce46">
            <text:p><text:s text:c="3"/>985</text:p>
          </table:table-cell>
          <table:table-cell office:value-type="float" office:value="274" table:style-name="ce46">
            <text:p><text:s text:c="3"/>274</text:p>
          </table:table-cell>
          <table:table-cell office:value-type="float" office:value="1872" table:style-name="ce46">
            <text:p><text:s text:c="2"/>1 872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457" table:style-name="ce46">
            <text:p><text:s text:c="3"/>457</text:p>
          </table:table-cell>
          <table:table-cell office:value-type="float" office:value="485" table:style-name="ce46">
            <text:p><text:s text:c="3"/>485</text:p>
          </table:table-cell>
          <table:table-cell office:value-type="float" office:value="840" table:style-name="ce46">
            <text:p><text:s text:c="3"/>840</text:p>
          </table:table-cell>
          <table:table-cell office:value-type="float" office:value="1181" table:style-name="ce46">
            <text:p><text:s text:c="2"/>1 181</text:p>
          </table:table-cell>
          <table:table-cell office:value-type="float" office:value="85" table:style-name="ce46">
            <text:p><text:s text:c="3"/>85</text:p>
          </table:table-cell>
          <table:table-cell office:value-type="float" office:value="1290" table:style-name="ce46">
            <text:p><text:s text:c="2"/>1 290</text:p>
          </table:table-cell>
          <table:table-cell office:value-type="float" office:value="1601" table:style-name="ce46">
            <text:p><text:s text:c="2"/>1 601</text:p>
          </table:table-cell>
          <table:table-cell office:value-type="float" office:value="1095" table:style-name="ce46">
            <text:p><text:s text:c="2"/>1 095</text:p>
          </table:table-cell>
          <table:table-cell office:value-type="float" office:value="1503" table:style-name="ce46">
            <text:p><text:s text:c="2"/>1 503</text:p>
          </table:table-cell>
          <table:table-cell office:value-type="float" office:value="366" table:style-name="ce46">
            <text:p><text:s text:c="3"/>366</text:p>
          </table:table-cell>
          <table:table-cell office:value-type="float" office:value="1288" table:style-name="ce46">
            <text:p><text:s text:c="2"/>1 288</text:p>
          </table:table-cell>
          <table:table-cell office:value-type="float" office:value="803" table:style-name="ce46">
            <text:p><text:s text:c="3"/>803</text:p>
          </table:table-cell>
          <table:table-cell office:value-type="float" office:value="961" table:style-name="ce46">
            <text:p><text:s text:c="3"/>961</text:p>
          </table:table-cell>
          <table:table-cell office:value-type="float" office:value="2453" table:style-name="ce46">
            <text:p><text:s text:c="2"/>2 453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173" table:style-name="ce46">
            <text:p><text:s text:c="3"/>173</text:p>
          </table:table-cell>
          <table:table-cell office:value-type="float" office:value="664" table:style-name="ce46">
            <text:p><text:s text:c="3"/>664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02" table:style-name="ce46">
            <text:p><text:s text:c="2"/>5 20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2" table:style-name="ce46">
            <text:p><text:s text:c="3"/>372</text:p>
          </table:table-cell>
          <table:table-cell office:value-type="float" office:value="548" table:style-name="ce46">
            <text:p><text:s text:c="3"/>548</text:p>
          </table:table-cell>
          <table:table-cell office:value-type="float" office:value="3146" table:style-name="ce46">
            <text:p><text:s text:c="2"/>3 146</text:p>
          </table:table-cell>
          <table:table-cell office:value-type="float" office:value="351" table:style-name="ce46">
            <text:p><text:s text:c="3"/>351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7" table:style-name="ce46">
            <text:p><text:s text:c="3"/>377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194" table:style-name="ce46">
            <text:p><text:s text:c="3"/>19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7" table:style-name="ce46">
            <text:p><text:s text:c="3"/>317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601" table:style-name="ce46">
            <text:p><text:s text:c="2"/>42 601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9001</text:p>
          </table:table-cell>
          <table:table-cell office:value-type="string" table:style-name="ce26">
            <text:p>Transporte terrestre de carga</text:p>
          </table:table-cell>
          <table:table-cell office:value-type="float" office:value="4916" table:style-name="ce46">
            <text:p><text:s text:c="2"/>4 916</text:p>
          </table:table-cell>
          <table:table-cell office:value-type="float" office:value="725" table:style-name="ce46">
            <text:p><text:s text:c="3"/>725</text:p>
          </table:table-cell>
          <table:table-cell office:value-type="float" office:value="491" table:style-name="ce46">
            <text:p><text:s text:c="3"/>491</text:p>
          </table:table-cell>
          <table:table-cell office:value-type="float" office:value="710" table:style-name="ce46">
            <text:p><text:s text:c="3"/>710</text:p>
          </table:table-cell>
          <table:table-cell office:value-type="float" office:value="5598" table:style-name="ce46">
            <text:p><text:s text:c="2"/>5 598</text:p>
          </table:table-cell>
          <table:table-cell office:value-type="float" office:value="2022" table:style-name="ce46">
            <text:p><text:s text:c="2"/>2 022</text:p>
          </table:table-cell>
          <table:table-cell office:value-type="float" office:value="667" table:style-name="ce46">
            <text:p><text:s text:c="3"/>667</text:p>
          </table:table-cell>
          <table:table-cell office:value-type="float" office:value="8694" table:style-name="ce46">
            <text:p><text:s text:c="2"/>8 694</text:p>
          </table:table-cell>
          <table:table-cell office:value-type="float" office:value="2101" table:style-name="ce46">
            <text:p><text:s text:c="2"/>2 101</text:p>
          </table:table-cell>
          <table:table-cell office:value-type="float" office:value="11139" table:style-name="ce46">
            <text:p><text:s text:c="2"/>11 139</text:p>
          </table:table-cell>
          <table:table-cell office:value-type="float" office:value="2363" table:style-name="ce46">
            <text:p><text:s text:c="2"/>2 363</text:p>
          </table:table-cell>
          <table:table-cell office:value-type="float" office:value="120" table:style-name="ce46">
            <text:p><text:s text:c="3"/>120</text:p>
          </table:table-cell>
          <table:table-cell office:value-type="float" office:value="829" table:style-name="ce46">
            <text:p><text:s text:c="3"/>829</text:p>
          </table:table-cell>
          <table:table-cell office:value-type="float" office:value="519" table:style-name="ce46">
            <text:p><text:s text:c="3"/>519</text:p>
          </table:table-cell>
          <table:table-cell office:value-type="float" office:value="825" table:style-name="ce46">
            <text:p><text:s text:c="3"/>825</text:p>
          </table:table-cell>
          <table:table-cell office:value-type="float" office:value="450" table:style-name="ce46">
            <text:p><text:s text:c="3"/>450</text:p>
          </table:table-cell>
          <table:table-cell office:value-type="float" office:value="2607" table:style-name="ce46">
            <text:p><text:s text:c="2"/>2 607</text:p>
          </table:table-cell>
          <table:table-cell office:value-type="float" office:value="255" table:style-name="ce46">
            <text:p><text:s text:c="3"/>255</text:p>
          </table:table-cell>
          <table:table-cell office:value-type="float" office:value="3246" table:style-name="ce46">
            <text:p><text:s text:c="2"/>3 246</text:p>
          </table:table-cell>
          <table:table-cell office:value-type="float" office:value="954" table:style-name="ce46">
            <text:p><text:s text:c="3"/>954</text:p>
          </table:table-cell>
          <table:table-cell office:value-type="float" office:value="4537" table:style-name="ce46">
            <text:p><text:s text:c="2"/>4 537</text:p>
          </table:table-cell>
          <table:table-cell office:value-type="float" office:value="1709" table:style-name="ce46">
            <text:p><text:s text:c="2"/>1 709</text:p>
          </table:table-cell>
          <table:table-cell office:value-type="float" office:value="1251" table:style-name="ce46">
            <text:p><text:s text:c="2"/>1 251</text:p>
          </table:table-cell>
          <table:table-cell office:value-type="float" office:value="2284" table:style-name="ce46">
            <text:p><text:s text:c="2"/>2 284</text:p>
          </table:table-cell>
          <table:table-cell office:value-type="float" office:value="2259" table:style-name="ce46">
            <text:p><text:s text:c="2"/>2 259</text:p>
          </table:table-cell>
          <table:table-cell office:value-type="float" office:value="2002" table:style-name="ce46">
            <text:p><text:s text:c="2"/>2 002</text:p>
          </table:table-cell>
          <table:table-cell office:value-type="float" office:value="4237" table:style-name="ce46">
            <text:p><text:s text:c="2"/>4 237</text:p>
          </table:table-cell>
          <table:table-cell office:value-type="float" office:value="438" table:style-name="ce46">
            <text:p><text:s text:c="3"/>438</text:p>
          </table:table-cell>
          <table:table-cell office:value-type="float" office:value="1788" table:style-name="ce46">
            <text:p><text:s text:c="2"/>1 788</text:p>
          </table:table-cell>
          <table:table-cell office:value-type="float" office:value="1032" table:style-name="ce46">
            <text:p><text:s text:c="2"/>1 032</text:p>
          </table:table-cell>
          <table:table-cell office:value-type="float" office:value="1047" table:style-name="ce46">
            <text:p><text:s text:c="2"/>1 047</text:p>
          </table:table-cell>
          <table:table-cell office:value-type="float" office:value="1375" table:style-name="ce46">
            <text:p><text:s text:c="2"/>1 375</text:p>
          </table:table-cell>
          <table:table-cell office:value-type="float" office:value="3632" table:style-name="ce46">
            <text:p><text:s text:c="2"/>3 632</text:p>
          </table:table-cell>
          <table:table-cell office:value-type="float" office:value="1210" table:style-name="ce46">
            <text:p><text:s text:c="2"/>1 210</text:p>
          </table:table-cell>
          <table:table-cell office:value-type="float" office:value="472" table:style-name="ce46">
            <text:p><text:s text:c="3"/>472</text:p>
          </table:table-cell>
          <table:table-cell office:value-type="float" office:value="1191" table:style-name="ce46">
            <text:p><text:s text:c="2"/>1 191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3286" table:style-name="ce46">
            <text:p><text:s text:c="2"/>3 286</text:p>
          </table:table-cell>
          <table:table-cell office:value-type="float" office:value="256" table:style-name="ce46">
            <text:p><text:s text:c="3"/>256</text:p>
          </table:table-cell>
          <table:table-cell office:value-type="float" office:value="1573" table:style-name="ce46">
            <text:p><text:s text:c="2"/>1 573</text:p>
          </table:table-cell>
          <table:table-cell office:value-type="float" office:value="1040" table:style-name="ce46">
            <text:p><text:s text:c="2"/>1 040</text:p>
          </table:table-cell>
          <table:table-cell office:value-type="float" office:value="35544" table:style-name="ce46">
            <text:p><text:s text:c="2"/>35 544</text:p>
          </table:table-cell>
          <table:table-cell office:value-type="float" office:value="31577" table:style-name="ce46">
            <text:p><text:s text:c="2"/>31 577</text:p>
          </table:table-cell>
          <table:table-cell office:value-type="float" office:value="116" table:style-name="ce46">
            <text:p><text:s text:c="3"/>116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4541" table:style-name="ce46">
            <text:p><text:s text:c="2"/>4 541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744" table:style-name="ce46">
            <text:p><text:s text:c="3"/>744</text:p>
          </table:table-cell>
          <table:table-cell office:value-type="float" office:value="309" table:style-name="ce46">
            <text:p><text:s text:c="3"/>309</text:p>
          </table:table-cell>
          <table:table-cell office:value-type="float" office:value="120" table:style-name="ce46">
            <text:p><text:s text:c="3"/>120</text:p>
          </table:table-cell>
          <table:table-cell office:value-type="float" office:value="192" table:style-name="ce46">
            <text:p><text:s text:c="3"/>192</text:p>
          </table:table-cell>
          <table:table-cell office:value-type="float" office:value="164" table:style-name="ce46">
            <text:p><text:s text:c="3"/>164</text:p>
          </table:table-cell>
          <table:table-cell office:value-type="float" office:value="423" table:style-name="ce46">
            <text:p><text:s text:c="3"/>423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494" table:style-name="ce46">
            <text:p><text:s text:c="3"/>494</text:p>
          </table:table-cell>
          <table:table-cell office:value-type="float" office:value="295" table:style-name="ce46">
            <text:p><text:s text:c="3"/>295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337" table:style-name="ce46">
            <text:p><text:s text:c="3"/>337</text:p>
          </table:table-cell>
          <table:table-cell office:value-type="float" office:value="128" table:style-name="ce46">
            <text:p><text:s text:c="3"/>128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1292" table:style-name="ce46">
            <text:p><text:s text:c="2"/>1 292</text:p>
          </table:table-cell>
          <table:table-cell office:value-type="float" office:value="105" table:style-name="ce46">
            <text:p><text:s text:c="3"/>105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312" table:style-name="ce46">
            <text:p><text:s text:c="3"/>3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105" table:style-name="ce46">
            <text:p><text:s text:c="3"/>10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2992" table:style-name="ce46">
            <text:p><text:s text:c="2"/>162 992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49002</text:p>
          </table:table-cell>
          <table:table-cell office:value-type="string" table:style-name="ce14">
            <text:p>Transporte terrestre de passageiros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423" table:style-name="ce23">
            <text:p><text:s text:c="3"/>423</text:p>
          </table:table-cell>
          <table:table-cell office:value-type="float" office:value="342" table:style-name="ce23">
            <text:p><text:s text:c="3"/>342</text:p>
          </table:table-cell>
          <table:table-cell office:value-type="float" office:value="132" table:style-name="ce23">
            <text:p><text:s text:c="3"/>132</text:p>
          </table:table-cell>
          <table:table-cell office:value-type="float" office:value="80" table:style-name="ce23">
            <text:p><text:s text:c="3"/>80</text:p>
          </table:table-cell>
          <table:table-cell office:value-type="float" office:value="46" table:style-name="ce23">
            <text:p><text:s text:c="3"/>46</text:p>
          </table:table-cell>
          <table:table-cell office:value-type="float" office:value="125" table:style-name="ce23">
            <text:p><text:s text:c="3"/>125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35" table:style-name="ce23">
            <text:p><text:s text:c="3"/>135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621" table:style-name="ce23">
            <text:p><text:s text:c="3"/>62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2" table:style-name="ce23">
            <text:p><text:s text:c="3"/>72</text:p>
          </table:table-cell>
          <table:table-cell office:value-type="float" office:value="192" table:style-name="ce23">
            <text:p><text:s text:c="3"/>192</text:p>
          </table:table-cell>
          <table:table-cell office:value-type="float" office:value="148" table:style-name="ce23">
            <text:p><text:s text:c="3"/>148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117" table:style-name="ce23">
            <text:p><text:s text:c="3"/>117</text:p>
          </table:table-cell>
          <table:table-cell office:value-type="float" office:value="207" table:style-name="ce23">
            <text:p><text:s text:c="3"/>207</text:p>
          </table:table-cell>
          <table:table-cell office:value-type="float" office:value="312" table:style-name="ce23">
            <text:p><text:s text:c="3"/>312</text:p>
          </table:table-cell>
          <table:table-cell office:value-type="float" office:value="83" table:style-name="ce23">
            <text:p><text:s text:c="3"/>83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275" table:style-name="ce23">
            <text:p><text:s text:c="3"/>275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51" table:style-name="ce23">
            <text:p><text:s text:c="3"/>51</text:p>
          </table:table-cell>
          <table:table-cell office:value-type="float" office:value="472" table:style-name="ce23">
            <text:p><text:s text:c="3"/>47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85" table:style-name="ce23">
            <text:p><text:s text:c="3"/>285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81" table:style-name="ce23">
            <text:p><text:s text:c="3"/>8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74" table:style-name="ce23">
            <text:p><text:s text:c="3"/>7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9" table:style-name="ce23">
            <text:p><text:s text:c="3"/>49</text:p>
          </table:table-cell>
          <table:table-cell office:value-type="float" office:value="159" table:style-name="ce23">
            <text:p><text:s text:c="3"/>15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7" table:style-name="ce23">
            <text:p><text:s text:c="3"/>37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58" table:style-name="ce23">
            <text:p><text:s text:c="3"/>5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0" table:style-name="ce23">
            <text:p><text:s text:c="3"/>100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192" table:style-name="ce23">
            <text:p><text:s text:c="3"/>192</text:p>
          </table:table-cell>
          <table:table-cell office:value-type="float" office:value="349" table:style-name="ce23">
            <text:p><text:s text:c="3"/>349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773" table:style-name="ce23">
            <text:p><text:s text:c="3"/>773</text:p>
          </table:table-cell>
          <table:table-cell office:value-type="float" office:value="45" table:style-name="ce23">
            <text:p><text:s text:c="3"/>45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213" table:style-name="ce23">
            <text:p><text:s text:c="3"/>213</text:p>
          </table:table-cell>
          <table:table-cell office:value-type="float" office:value="29" table:style-name="ce23">
            <text:p><text:s text:c="3"/>29</text:p>
          </table:table-cell>
          <table:table-cell office:value-type="float" office:value="2333" table:style-name="ce23">
            <text:p><text:s text:c="2"/>2 333</text:p>
          </table:table-cell>
          <table:table-cell office:value-type="float" office:value="2273" table:style-name="ce23">
            <text:p><text:s text:c="2"/>2 273</text:p>
          </table:table-cell>
          <table:table-cell office:value-type="float" office:value="1250" table:style-name="ce23">
            <text:p><text:s text:c="2"/>1 250</text:p>
          </table:table-cell>
          <table:table-cell office:value-type="float" office:value="914" table:style-name="ce23">
            <text:p><text:s text:c="3"/>91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1821" table:style-name="ce23">
            <text:p><text:s text:c="2"/>1 82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5088" table:style-name="ce23">
            <text:p><text:s text:c="2"/>15 088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50001</text:p>
          </table:table-cell>
          <table:table-cell office:value-type="string" table:style-name="ce14">
            <text:p>Transporte aquaviári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075" table:style-name="ce47">
            <text:p><text:s text:c="2"/>9 07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1966" table:style-name="ce47">
            <text:p><text:s text:c="2"/>1 966</text:p>
          </table:table-cell>
          <table:table-cell office:value-type="float" office:value="145" table:style-name="ce47">
            <text:p><text:s text:c="3"/>145</text:p>
          </table:table-cell>
          <table:table-cell office:value-type="float" office:value="620" table:style-name="ce47">
            <text:p><text:s text:c="3"/>62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212" table:style-name="ce47">
            <text:p><text:s text:c="3"/>212</text:p>
          </table:table-cell>
          <table:table-cell office:value-type="float" office:value="2025" table:style-name="ce47">
            <text:p><text:s text:c="2"/>2 025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1133" table:style-name="ce47">
            <text:p><text:s text:c="2"/>1 133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173" table:style-name="ce47">
            <text:p><text:s text:c="3"/>173</text:p>
          </table:table-cell>
          <table:table-cell office:value-type="float" office:value="513" table:style-name="ce47">
            <text:p><text:s text:c="3"/>513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342" table:style-name="ce47">
            <text:p><text:s text:c="3"/>342</text:p>
          </table:table-cell>
          <table:table-cell office:value-type="float" office:value="329" table:style-name="ce47">
            <text:p><text:s text:c="3"/>329</text:p>
          </table:table-cell>
          <table:table-cell office:value-type="float" office:value="114" table:style-name="ce47">
            <text:p><text:s text:c="3"/>114</text:p>
          </table:table-cell>
          <table:table-cell office:value-type="float" office:value="186" table:style-name="ce47">
            <text:p><text:s text:c="3"/>186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497" table:style-name="ce47">
            <text:p><text:s text:c="2"/>1 497</text:p>
          </table:table-cell>
          <table:table-cell office:value-type="float" office:value="988" table:style-name="ce47">
            <text:p><text:s text:c="3"/>988</text:p>
          </table:table-cell>
          <table:table-cell office:value-type="float" office:value="1646" table:style-name="ce47">
            <text:p><text:s text:c="2"/>1 64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4" table:style-name="ce47">
            <text:p><text:s text:c="3"/>8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68" table:style-name="ce47">
            <text:p><text:s text:c="3"/>368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997" table:style-name="ce47">
            <text:p><text:s text:c="2"/>21 997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51001</text:p>
          </table:table-cell>
          <table:table-cell office:value-type="string" table:style-name="ce14">
            <text:p>Transporte aéreo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2623" table:style-name="ce47">
            <text:p><text:s text:c="2"/>2 623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315" table:style-name="ce47">
            <text:p><text:s text:c="3"/>315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273" table:style-name="ce47">
            <text:p><text:s text:c="3"/>273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109" table:style-name="ce47">
            <text:p><text:s text:c="3"/>109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282" table:style-name="ce47">
            <text:p><text:s text:c="3"/>282</text:p>
          </table:table-cell>
          <table:table-cell office:value-type="float" office:value="279" table:style-name="ce47">
            <text:p><text:s text:c="3"/>279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42" table:style-name="ce47">
            <text:p><text:s text:c="3"/>142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127" table:style-name="ce47">
            <text:p><text:s text:c="3"/>127</text:p>
          </table:table-cell>
          <table:table-cell office:value-type="float" office:value="97" table:style-name="ce47">
            <text:p><text:s text:c="3"/>97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283" table:style-name="ce47">
            <text:p><text:s text:c="3"/>283</text:p>
          </table:table-cell>
          <table:table-cell office:value-type="float" office:value="162" table:style-name="ce47">
            <text:p><text:s text:c="3"/>162</text:p>
          </table:table-cell>
          <table:table-cell office:value-type="float" office:value="217" table:style-name="ce47">
            <text:p><text:s text:c="3"/>217</text:p>
          </table:table-cell>
          <table:table-cell office:value-type="float" office:value="267" table:style-name="ce47">
            <text:p><text:s text:c="3"/>267</text:p>
          </table:table-cell>
          <table:table-cell office:value-type="float" office:value="88" table:style-name="ce47">
            <text:p><text:s text:c="3"/>88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81" table:style-name="ce47">
            <text:p><text:s text:c="3"/>81</text:p>
          </table:table-cell>
          <table:table-cell office:value-type="float" office:value="653" table:style-name="ce47">
            <text:p><text:s text:c="3"/>653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1330" table:style-name="ce47">
            <text:p><text:s text:c="2"/>1 330</text:p>
          </table:table-cell>
          <table:table-cell office:value-type="float" office:value="236" table:style-name="ce47">
            <text:p><text:s text:c="3"/>236</text:p>
          </table:table-cell>
          <table:table-cell office:value-type="float" office:value="3543" table:style-name="ce47">
            <text:p><text:s text:c="2"/>3 543</text:p>
          </table:table-cell>
          <table:table-cell office:value-type="float" office:value="225" table:style-name="ce47">
            <text:p><text:s text:c="3"/>225</text:p>
          </table:table-cell>
          <table:table-cell office:value-type="float" office:value="96" table:style-name="ce47">
            <text:p><text:s text:c="3"/>96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767" table:style-name="ce47">
            <text:p><text:s text:c="3"/>767</text:p>
          </table:table-cell>
          <table:table-cell office:value-type="float" office:value="84" table:style-name="ce47">
            <text:p><text:s text:c="3"/>84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78" table:style-name="ce47">
            <text:p><text:s text:c="3"/>178</text:p>
          </table:table-cell>
          <table:table-cell office:value-type="float" office:value="202" table:style-name="ce47">
            <text:p><text:s text:c="3"/>202</text:p>
          </table:table-cell>
          <table:table-cell office:value-type="float" office:value="752" table:style-name="ce47">
            <text:p><text:s text:c="3"/>752</text:p>
          </table:table-cell>
          <table:table-cell office:value-type="float" office:value="2671" table:style-name="ce47">
            <text:p><text:s text:c="2"/>2 671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961" table:style-name="ce47">
            <text:p><text:s text:c="3"/>961</text:p>
          </table:table-cell>
          <table:table-cell office:value-type="float" office:value="334" table:style-name="ce47">
            <text:p><text:s text:c="3"/>334</text:p>
          </table:table-cell>
          <table:table-cell office:value-type="float" office:value="686" table:style-name="ce47">
            <text:p><text:s text:c="3"/>686</text:p>
          </table:table-cell>
          <table:table-cell office:value-type="float" office:value="97" table:style-name="ce47">
            <text:p><text:s text:c="3"/>97</text:p>
          </table:table-cell>
          <table:table-cell office:value-type="float" office:value="337" table:style-name="ce47">
            <text:p><text:s text:c="3"/>337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1017" table:style-name="ce47">
            <text:p><text:s text:c="2"/>1 017</text:p>
          </table:table-cell>
          <table:table-cell office:value-type="float" office:value="351" table:style-name="ce47">
            <text:p><text:s text:c="3"/>351</text:p>
          </table:table-cell>
          <table:table-cell office:value-type="float" office:value="2363" table:style-name="ce47">
            <text:p><text:s text:c="2"/>2 363</text:p>
          </table:table-cell>
          <table:table-cell office:value-type="float" office:value="464" table:style-name="ce47">
            <text:p><text:s text:c="3"/>46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1" table:style-name="ce47">
            <text:p><text:s text:c="3"/>101</text:p>
          </table:table-cell>
          <table:table-cell office:value-type="float" office:value="7148" table:style-name="ce47">
            <text:p><text:s text:c="2"/>7 14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0759" table:style-name="ce47">
            <text:p><text:s text:c="2"/>30 759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52801</text:p>
          </table:table-cell>
          <table:table-cell office:value-type="string" table:style-name="ce16">
            <text:p>Armazenamento e serviços auxiliares aos transportes</text:p>
          </table:table-cell>
          <table:table-cell office:value-type="float" office:value="1074" table:style-name="ce47">
            <text:p><text:s text:c="2"/>1 074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232" table:style-name="ce47">
            <text:p><text:s text:c="3"/>232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4204" table:style-name="ce47">
            <text:p><text:s text:c="2"/>4 204</text:p>
          </table:table-cell>
          <table:table-cell office:value-type="float" office:value="2501" table:style-name="ce47">
            <text:p><text:s text:c="2"/>2 501</text:p>
          </table:table-cell>
          <table:table-cell office:value-type="float" office:value="575" table:style-name="ce47">
            <text:p><text:s text:c="3"/>575</text:p>
          </table:table-cell>
          <table:table-cell office:value-type="float" office:value="3094" table:style-name="ce47">
            <text:p><text:s text:c="2"/>3 094</text:p>
          </table:table-cell>
          <table:table-cell office:value-type="float" office:value="2203" table:style-name="ce47">
            <text:p><text:s text:c="2"/>2 203</text:p>
          </table:table-cell>
          <table:table-cell office:value-type="float" office:value="3819" table:style-name="ce47">
            <text:p><text:s text:c="2"/>3 819</text:p>
          </table:table-cell>
          <table:table-cell office:value-type="float" office:value="2266" table:style-name="ce47">
            <text:p><text:s text:c="2"/>2 266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117" table:style-name="ce47">
            <text:p><text:s text:c="3"/>117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80" table:style-name="ce47">
            <text:p><text:s text:c="3"/>80</text:p>
          </table:table-cell>
          <table:table-cell office:value-type="float" office:value="221" table:style-name="ce47">
            <text:p><text:s text:c="3"/>221</text:p>
          </table:table-cell>
          <table:table-cell office:value-type="float" office:value="1200" table:style-name="ce47">
            <text:p><text:s text:c="2"/>1 200</text:p>
          </table:table-cell>
          <table:table-cell office:value-type="float" office:value="145" table:style-name="ce47">
            <text:p><text:s text:c="3"/>145</text:p>
          </table:table-cell>
          <table:table-cell office:value-type="float" office:value="720" table:style-name="ce47">
            <text:p><text:s text:c="3"/>720</text:p>
          </table:table-cell>
          <table:table-cell office:value-type="float" office:value="953" table:style-name="ce47">
            <text:p><text:s text:c="3"/>953</text:p>
          </table:table-cell>
          <table:table-cell office:value-type="float" office:value="1073" table:style-name="ce47">
            <text:p><text:s text:c="2"/>1 073</text:p>
          </table:table-cell>
          <table:table-cell office:value-type="float" office:value="430" table:style-name="ce47">
            <text:p><text:s text:c="3"/>430</text:p>
          </table:table-cell>
          <table:table-cell office:value-type="float" office:value="439" table:style-name="ce47">
            <text:p><text:s text:c="3"/>439</text:p>
          </table:table-cell>
          <table:table-cell office:value-type="float" office:value="573" table:style-name="ce47">
            <text:p><text:s text:c="3"/>573</text:p>
          </table:table-cell>
          <table:table-cell office:value-type="float" office:value="204" table:style-name="ce47">
            <text:p><text:s text:c="3"/>204</text:p>
          </table:table-cell>
          <table:table-cell office:value-type="float" office:value="258" table:style-name="ce47">
            <text:p><text:s text:c="3"/>258</text:p>
          </table:table-cell>
          <table:table-cell office:value-type="float" office:value="2962" table:style-name="ce47">
            <text:p><text:s text:c="2"/>2 962</text:p>
          </table:table-cell>
          <table:table-cell office:value-type="float" office:value="123" table:style-name="ce47">
            <text:p><text:s text:c="3"/>123</text:p>
          </table:table-cell>
          <table:table-cell office:value-type="float" office:value="855" table:style-name="ce47">
            <text:p><text:s text:c="3"/>855</text:p>
          </table:table-cell>
          <table:table-cell office:value-type="float" office:value="588" table:style-name="ce47">
            <text:p><text:s text:c="3"/>588</text:p>
          </table:table-cell>
          <table:table-cell office:value-type="float" office:value="845" table:style-name="ce47">
            <text:p><text:s text:c="3"/>845</text:p>
          </table:table-cell>
          <table:table-cell office:value-type="float" office:value="302" table:style-name="ce47">
            <text:p><text:s text:c="3"/>302</text:p>
          </table:table-cell>
          <table:table-cell office:value-type="float" office:value="4242" table:style-name="ce47">
            <text:p><text:s text:c="2"/>4 242</text:p>
          </table:table-cell>
          <table:table-cell office:value-type="float" office:value="575" table:style-name="ce47">
            <text:p><text:s text:c="3"/>575</text:p>
          </table:table-cell>
          <table:table-cell office:value-type="float" office:value="399" table:style-name="ce47">
            <text:p><text:s text:c="3"/>399</text:p>
          </table:table-cell>
          <table:table-cell office:value-type="float" office:value="241" table:style-name="ce47">
            <text:p><text:s text:c="3"/>241</text:p>
          </table:table-cell>
          <table:table-cell office:value-type="float" office:value="246" table:style-name="ce47">
            <text:p><text:s text:c="3"/>246</text:p>
          </table:table-cell>
          <table:table-cell office:value-type="float" office:value="101" table:style-name="ce47">
            <text:p><text:s text:c="3"/>101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318" table:style-name="ce47">
            <text:p><text:s text:c="3"/>318</text:p>
          </table:table-cell>
          <table:table-cell office:value-type="float" office:value="330" table:style-name="ce47">
            <text:p><text:s text:c="3"/>330</text:p>
          </table:table-cell>
          <table:table-cell office:value-type="float" office:value="12659" table:style-name="ce47">
            <text:p><text:s text:c="2"/>12 659</text:p>
          </table:table-cell>
          <table:table-cell office:value-type="float" office:value="8359" table:style-name="ce47">
            <text:p><text:s text:c="2"/>8 359</text:p>
          </table:table-cell>
          <table:table-cell office:value-type="float" office:value="2744" table:style-name="ce47">
            <text:p><text:s text:c="2"/>2 744</text:p>
          </table:table-cell>
          <table:table-cell office:value-type="float" office:value="4925" table:style-name="ce47">
            <text:p><text:s text:c="2"/>4 925</text:p>
          </table:table-cell>
          <table:table-cell office:value-type="float" office:value="3604" table:style-name="ce47">
            <text:p><text:s text:c="2"/>3 604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116" table:style-name="ce47">
            <text:p><text:s text:c="3"/>116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163" table:style-name="ce47">
            <text:p><text:s text:c="3"/>16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67" table:style-name="ce47">
            <text:p><text:s text:c="3"/>67</text:p>
          </table:table-cell>
          <table:table-cell office:value-type="float" office:value="89" table:style-name="ce47">
            <text:p><text:s text:c="3"/>89</text:p>
          </table:table-cell>
          <table:table-cell office:value-type="float" office:value="244" table:style-name="ce47">
            <text:p><text:s text:c="3"/>244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153" table:style-name="ce47">
            <text:p><text:s text:c="3"/>153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1681" table:style-name="ce47">
            <text:p><text:s text:c="2"/>1 681</text:p>
          </table:table-cell>
          <table:table-cell office:value-type="float" office:value="127" table:style-name="ce47">
            <text:p><text:s text:c="3"/>12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3" table:style-name="ce47">
            <text:p><text:s text:c="3"/>15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922" table:style-name="ce47">
            <text:p><text:s text:c="3"/>92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4824" table:style-name="ce47">
            <text:p><text:s text:c="2"/>74 824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52802</text:p>
          </table:table-cell>
          <table:table-cell office:value-type="string" table:style-name="ce5">
            <text:p>Correio e outros serviços de entrega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95" table:style-name="ce47">
            <text:p><text:s text:c="3"/>95</text:p>
          </table:table-cell>
          <table:table-cell office:value-type="float" office:value="82" table:style-name="ce47">
            <text:p><text:s text:c="3"/>82</text:p>
          </table:table-cell>
          <table:table-cell office:value-type="float" office:value="166" table:style-name="ce47">
            <text:p><text:s text:c="3"/>166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76" table:style-name="ce47">
            <text:p><text:s text:c="3"/>76</text:p>
          </table:table-cell>
          <table:table-cell office:value-type="float" office:value="110" table:style-name="ce47">
            <text:p><text:s text:c="3"/>110</text:p>
          </table:table-cell>
          <table:table-cell office:value-type="float" office:value="111" table:style-name="ce47">
            <text:p><text:s text:c="3"/>111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172" table:style-name="ce47">
            <text:p><text:s text:c="3"/>172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369" table:style-name="ce47">
            <text:p><text:s text:c="3"/>369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111" table:style-name="ce47">
            <text:p><text:s text:c="3"/>111</text:p>
          </table:table-cell>
          <table:table-cell office:value-type="float" office:value="78" table:style-name="ce47">
            <text:p><text:s text:c="3"/>78</text:p>
          </table:table-cell>
          <table:table-cell office:value-type="float" office:value="95" table:style-name="ce47">
            <text:p><text:s text:c="3"/>95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83" table:style-name="ce47">
            <text:p><text:s text:c="3"/>83</text:p>
          </table:table-cell>
          <table:table-cell office:value-type="float" office:value="188" table:style-name="ce47">
            <text:p><text:s text:c="3"/>188</text:p>
          </table:table-cell>
          <table:table-cell office:value-type="float" office:value="82" table:style-name="ce47">
            <text:p><text:s text:c="3"/>82</text:p>
          </table:table-cell>
          <table:table-cell office:value-type="float" office:value="62" table:style-name="ce47">
            <text:p><text:s text:c="3"/>62</text:p>
          </table:table-cell>
          <table:table-cell office:value-type="float" office:value="174" table:style-name="ce47">
            <text:p><text:s text:c="3"/>174</text:p>
          </table:table-cell>
          <table:table-cell office:value-type="float" office:value="131" table:style-name="ce47">
            <text:p><text:s text:c="3"/>131</text:p>
          </table:table-cell>
          <table:table-cell office:value-type="float" office:value="98" table:style-name="ce47">
            <text:p><text:s text:c="3"/>98</text:p>
          </table:table-cell>
          <table:table-cell office:value-type="float" office:value="144" table:style-name="ce47">
            <text:p><text:s text:c="3"/>144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648" table:style-name="ce47">
            <text:p><text:s text:c="3"/>648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373" table:style-name="ce47">
            <text:p><text:s text:c="3"/>373</text:p>
          </table:table-cell>
          <table:table-cell office:value-type="float" office:value="450" table:style-name="ce47">
            <text:p><text:s text:c="3"/>450</text:p>
          </table:table-cell>
          <table:table-cell office:value-type="float" office:value="4184" table:style-name="ce47">
            <text:p><text:s text:c="2"/>4 184</text:p>
          </table:table-cell>
          <table:table-cell office:value-type="float" office:value="159" table:style-name="ce47">
            <text:p><text:s text:c="3"/>159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1459" table:style-name="ce47">
            <text:p><text:s text:c="2"/>1 459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208" table:style-name="ce47">
            <text:p><text:s text:c="3"/>208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476" table:style-name="ce47">
            <text:p><text:s text:c="3"/>476</text:p>
          </table:table-cell>
          <table:table-cell office:value-type="float" office:value="134" table:style-name="ce47">
            <text:p><text:s text:c="3"/>134</text:p>
          </table:table-cell>
          <table:table-cell office:value-type="float" office:value="4162" table:style-name="ce47">
            <text:p><text:s text:c="2"/>4 162</text:p>
          </table:table-cell>
          <table:table-cell office:value-type="float" office:value="243" table:style-name="ce47">
            <text:p><text:s text:c="3"/>243</text:p>
          </table:table-cell>
          <table:table-cell office:value-type="float" office:value="522" table:style-name="ce47">
            <text:p><text:s text:c="3"/>522</text:p>
          </table:table-cell>
          <table:table-cell office:value-type="float" office:value="142" table:style-name="ce47">
            <text:p><text:s text:c="3"/>142</text:p>
          </table:table-cell>
          <table:table-cell office:value-type="float" office:value="80" table:style-name="ce47">
            <text:p><text:s text:c="3"/>80</text:p>
          </table:table-cell>
          <table:table-cell office:value-type="float" office:value="184" table:style-name="ce47">
            <text:p><text:s text:c="3"/>184</text:p>
          </table:table-cell>
          <table:table-cell office:value-type="float" office:value="586" table:style-name="ce47">
            <text:p><text:s text:c="3"/>586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1888" table:style-name="ce47">
            <text:p><text:s text:c="2"/>1 888</text:p>
          </table:table-cell>
          <table:table-cell office:value-type="float" office:value="212" table:style-name="ce47">
            <text:p><text:s text:c="3"/>212</text:p>
          </table:table-cell>
          <table:table-cell office:value-type="float" office:value="465" table:style-name="ce47">
            <text:p><text:s text:c="3"/>465</text:p>
          </table:table-cell>
          <table:table-cell office:value-type="float" office:value="286" table:style-name="ce47">
            <text:p><text:s text:c="3"/>286</text:p>
          </table:table-cell>
          <table:table-cell office:value-type="float" office:value="297" table:style-name="ce47">
            <text:p><text:s text:c="3"/>297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427" table:style-name="ce47">
            <text:p><text:s text:c="3"/>42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618" table:style-name="ce47">
            <text:p><text:s text:c="2"/>20 61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55001</text:p>
          </table:table-cell>
          <table:table-cell office:value-type="string" table:style-name="ce26">
            <text:p>Serviços de alojamento em hotéis e similares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440" table:style-name="ce46">
            <text:p><text:s text:c="3"/>440</text:p>
          </table:table-cell>
          <table:table-cell office:value-type="float" office:value="104" table:style-name="ce46">
            <text:p><text:s text:c="3"/>104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460" table:style-name="ce46">
            <text:p><text:s text:c="3"/>460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456" table:style-name="ce46">
            <text:p><text:s text:c="3"/>456</text:p>
          </table:table-cell>
          <table:table-cell office:value-type="float" office:value="84" table:style-name="ce46">
            <text:p><text:s text:c="3"/>84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134" table:style-name="ce46">
            <text:p><text:s text:c="3"/>134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205" table:style-name="ce46">
            <text:p><text:s text:c="3"/>205</text:p>
          </table:table-cell>
          <table:table-cell office:value-type="float" office:value="219" table:style-name="ce46">
            <text:p><text:s text:c="3"/>219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305" table:style-name="ce46">
            <text:p><text:s text:c="3"/>305</text:p>
          </table:table-cell>
          <table:table-cell office:value-type="float" office:value="162" table:style-name="ce46">
            <text:p><text:s text:c="3"/>162</text:p>
          </table:table-cell>
          <table:table-cell office:value-type="float" office:value="125" table:style-name="ce46">
            <text:p><text:s text:c="3"/>125</text:p>
          </table:table-cell>
          <table:table-cell office:value-type="float" office:value="283" table:style-name="ce46">
            <text:p><text:s text:c="3"/>283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240" table:style-name="ce46">
            <text:p><text:s text:c="3"/>240</text:p>
          </table:table-cell>
          <table:table-cell office:value-type="float" office:value="241" table:style-name="ce46">
            <text:p><text:s text:c="3"/>241</text:p>
          </table:table-cell>
          <table:table-cell office:value-type="float" office:value="178" table:style-name="ce46">
            <text:p><text:s text:c="3"/>178</text:p>
          </table:table-cell>
          <table:table-cell office:value-type="float" office:value="462" table:style-name="ce46">
            <text:p><text:s text:c="3"/>462</text:p>
          </table:table-cell>
          <table:table-cell office:value-type="float" office:value="195" table:style-name="ce46">
            <text:p><text:s text:c="3"/>195</text:p>
          </table:table-cell>
          <table:table-cell office:value-type="float" office:value="136" table:style-name="ce46">
            <text:p><text:s text:c="3"/>136</text:p>
          </table:table-cell>
          <table:table-cell office:value-type="float" office:value="108" table:style-name="ce46">
            <text:p><text:s text:c="3"/>108</text:p>
          </table:table-cell>
          <table:table-cell office:value-type="float" office:value="176" table:style-name="ce46">
            <text:p><text:s text:c="3"/>176</text:p>
          </table:table-cell>
          <table:table-cell office:value-type="float" office:value="120" table:style-name="ce46">
            <text:p><text:s text:c="3"/>120</text:p>
          </table:table-cell>
          <table:table-cell office:value-type="float" office:value="376" table:style-name="ce46">
            <text:p><text:s text:c="3"/>376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1777" table:style-name="ce46">
            <text:p><text:s text:c="2"/>1 777</text:p>
          </table:table-cell>
          <table:table-cell office:value-type="float" office:value="579" table:style-name="ce46">
            <text:p><text:s text:c="3"/>579</text:p>
          </table:table-cell>
          <table:table-cell office:value-type="float" office:value="4535" table:style-name="ce46">
            <text:p><text:s text:c="2"/>4 535</text:p>
          </table:table-cell>
          <table:table-cell office:value-type="float" office:value="296" table:style-name="ce46">
            <text:p><text:s text:c="3"/>296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126" table:style-name="ce46">
            <text:p><text:s text:c="3"/>126</text:p>
          </table:table-cell>
          <table:table-cell office:value-type="float" office:value="313" table:style-name="ce46">
            <text:p><text:s text:c="3"/>3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104" table:style-name="ce46">
            <text:p><text:s text:c="3"/>104</text:p>
          </table:table-cell>
          <table:table-cell office:value-type="float" office:value="227" table:style-name="ce46">
            <text:p><text:s text:c="3"/>227</text:p>
          </table:table-cell>
          <table:table-cell office:value-type="float" office:value="151" table:style-name="ce46">
            <text:p><text:s text:c="3"/>151</text:p>
          </table:table-cell>
          <table:table-cell office:value-type="float" office:value="770" table:style-name="ce46">
            <text:p><text:s text:c="3"/>770</text:p>
          </table:table-cell>
          <table:table-cell office:value-type="float" office:value="1657" table:style-name="ce46">
            <text:p><text:s text:c="2"/>1 657</text:p>
          </table:table-cell>
          <table:table-cell office:value-type="float" office:value="78" table:style-name="ce46">
            <text:p><text:s text:c="3"/>78</text:p>
          </table:table-cell>
          <table:table-cell office:value-type="float" office:value="489" table:style-name="ce46">
            <text:p><text:s text:c="3"/>489</text:p>
          </table:table-cell>
          <table:table-cell office:value-type="float" office:value="432" table:style-name="ce46">
            <text:p><text:s text:c="3"/>432</text:p>
          </table:table-cell>
          <table:table-cell office:value-type="float" office:value="244" table:style-name="ce46">
            <text:p><text:s text:c="3"/>244</text:p>
          </table:table-cell>
          <table:table-cell office:value-type="float" office:value="218" table:style-name="ce46">
            <text:p><text:s text:c="3"/>218</text:p>
          </table:table-cell>
          <table:table-cell office:value-type="float" office:value="227" table:style-name="ce46">
            <text:p><text:s text:c="3"/>227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3364" table:style-name="ce46">
            <text:p><text:s text:c="2"/>3 364</text:p>
          </table:table-cell>
          <table:table-cell office:value-type="float" office:value="333" table:style-name="ce46">
            <text:p><text:s text:c="3"/>333</text:p>
          </table:table-cell>
          <table:table-cell office:value-type="float" office:value="569" table:style-name="ce46">
            <text:p><text:s text:c="3"/>569</text:p>
          </table:table-cell>
          <table:table-cell office:value-type="float" office:value="475" table:style-name="ce46">
            <text:p><text:s text:c="3"/>47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1" table:style-name="ce46">
            <text:p><text:s text:c="3"/>221</text:p>
          </table:table-cell>
          <table:table-cell office:value-type="float" office:value="8354" table:style-name="ce46">
            <text:p><text:s text:c="2"/>8 3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373" table:style-name="ce46">
            <text:p><text:s text:c="2"/>31 37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56001</text:p>
          </table:table-cell>
          <table:table-cell office:value-type="string" table:style-name="ce26">
            <text:p>Serviços <text:s/>de alimentação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20" table:style-name="ce46">
            <text:p><text:s text:c="3"/>2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9" table:style-name="ce46">
            <text:p><text:s text:c="3"/>12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97" table:style-name="ce46">
            <text:p><text:s text:c="3"/>97</text:p>
          </table:table-cell>
          <table:table-cell office:value-type="float" office:value="122" table:style-name="ce46">
            <text:p><text:s text:c="3"/>12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77" table:style-name="ce46">
            <text:p><text:s text:c="3"/>277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433" table:style-name="ce46">
            <text:p><text:s text:c="3"/>433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5" table:style-name="ce46">
            <text:p><text:s text:c="3"/>95</text:p>
          </table:table-cell>
          <table:table-cell office:value-type="float" office:value="318" table:style-name="ce46">
            <text:p><text:s text:c="3"/>318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9" table:style-name="ce46">
            <text:p><text:s text:c="3"/>159</text:p>
          </table:table-cell>
          <table:table-cell office:value-type="float" office:value="582" table:style-name="ce46">
            <text:p><text:s text:c="3"/>582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01" table:style-name="ce46">
            <text:p><text:s text:c="2"/>1 001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267" table:style-name="ce46">
            <text:p><text:s text:c="3"/>26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59" table:style-name="ce46">
            <text:p><text:s text:c="3"/>759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3108" table:style-name="ce46">
            <text:p><text:s text:c="2"/>3 108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1455" table:style-name="ce46">
            <text:p><text:s text:c="2"/>1 45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77" table:style-name="ce46">
            <text:p><text:s text:c="3"/>27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90" table:style-name="ce46">
            <text:p><text:s text:c="2"/>1 49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0278" table:style-name="ce46">
            <text:p><text:s text:c="2"/>10 278</text:p>
          </table:table-cell>
          <table:table-cell office:value-type="float" office:value="1939" table:style-name="ce46">
            <text:p><text:s text:c="2"/>1 939</text:p>
          </table:table-cell>
          <table:table-cell office:value-type="float" office:value="252" table:style-name="ce46">
            <text:p><text:s text:c="3"/>252</text:p>
          </table:table-cell>
          <table:table-cell office:value-type="float" office:value="5045" table:style-name="ce46">
            <text:p><text:s text:c="2"/>5 045</text:p>
          </table:table-cell>
          <table:table-cell office:value-type="float" office:value="4301" table:style-name="ce46">
            <text:p><text:s text:c="2"/>4 301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8213" table:style-name="ce46">
            <text:p><text:s text:c="2"/>8 2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292" table:style-name="ce46">
            <text:p><text:s text:c="2"/>41 292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58001</text:p>
          </table:table-cell>
          <table:table-cell office:value-type="string" table:style-name="ce26">
            <text:p>Livros, jornais e revista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6" table:style-name="ce46">
            <text:p><text:s text:c="3"/>18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146" table:style-name="ce46">
            <text:p><text:s text:c="3"/>146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7" table:style-name="ce46">
            <text:p><text:s text:c="3"/>27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44" table:style-name="ce46">
            <text:p><text:s text:c="3"/>14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788" table:style-name="ce46">
            <text:p><text:s text:c="2"/>1 788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337" table:style-name="ce46">
            <text:p><text:s text:c="3"/>337</text:p>
          </table:table-cell>
          <table:table-cell office:value-type="float" office:value="160" table:style-name="ce46">
            <text:p><text:s text:c="3"/>160</text:p>
          </table:table-cell>
          <table:table-cell office:value-type="float" office:value="2493" table:style-name="ce46">
            <text:p><text:s text:c="2"/>2 493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05" table:style-name="ce46">
            <text:p><text:s text:c="2"/>1 005</text:p>
          </table:table-cell>
          <table:table-cell office:value-type="float" office:value="3084" table:style-name="ce46">
            <text:p><text:s text:c="2"/>3 084</text:p>
          </table:table-cell>
          <table:table-cell office:value-type="float" office:value="1844" table:style-name="ce46">
            <text:p><text:s text:c="2"/>1 844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177" table:style-name="ce46">
            <text:p><text:s text:c="3"/>17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6" table:style-name="ce46">
            <text:p><text:s text:c="3"/>16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058" table:style-name="ce46">
            <text:p><text:s text:c="2"/>12 058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59801</text:p>
          </table:table-cell>
          <table:table-cell office:value-type="string" table:style-name="ce28">
            <text:p>Serviços cinematográficos, música, rádio e televisã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5014" table:style-name="ce46">
            <text:p><text:s text:c="2"/>5 014</text:p>
          </table:table-cell>
          <table:table-cell office:value-type="float" office:value="4541" table:style-name="ce46">
            <text:p><text:s text:c="2"/>4 54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621" table:style-name="ce46">
            <text:p><text:s text:c="2"/>32 6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0" table:style-name="ce46">
            <text:p><text:s text:c="3"/>1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331" table:style-name="ce46">
            <text:p><text:s text:c="2"/>42 331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61001</text:p>
          </table:table-cell>
          <table:table-cell office:value-type="string" table:style-name="ce26">
            <text:p>Telecomunicações, TV por assinatura e outros serv. relacionados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730" table:style-name="ce46">
            <text:p><text:s text:c="3"/>730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716" table:style-name="ce46">
            <text:p><text:s text:c="3"/>716</text:p>
          </table:table-cell>
          <table:table-cell office:value-type="float" office:value="203" table:style-name="ce46">
            <text:p><text:s text:c="3"/>203</text:p>
          </table:table-cell>
          <table:table-cell office:value-type="float" office:value="1349" table:style-name="ce46">
            <text:p><text:s text:c="2"/>1 349</text:p>
          </table:table-cell>
          <table:table-cell office:value-type="float" office:value="375" table:style-name="ce46">
            <text:p><text:s text:c="3"/>375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218" table:style-name="ce46">
            <text:p><text:s text:c="3"/>218</text:p>
          </table:table-cell>
          <table:table-cell office:value-type="float" office:value="561" table:style-name="ce46">
            <text:p><text:s text:c="3"/>561</text:p>
          </table:table-cell>
          <table:table-cell office:value-type="float" office:value="178" table:style-name="ce46">
            <text:p><text:s text:c="3"/>178</text:p>
          </table:table-cell>
          <table:table-cell office:value-type="float" office:value="87" table:style-name="ce46">
            <text:p><text:s text:c="3"/>87</text:p>
          </table:table-cell>
          <table:table-cell office:value-type="float" office:value="373" table:style-name="ce46">
            <text:p><text:s text:c="3"/>373</text:p>
          </table:table-cell>
          <table:table-cell office:value-type="float" office:value="305" table:style-name="ce46">
            <text:p><text:s text:c="3"/>305</text:p>
          </table:table-cell>
          <table:table-cell office:value-type="float" office:value="188" table:style-name="ce46">
            <text:p><text:s text:c="3"/>188</text:p>
          </table:table-cell>
          <table:table-cell office:value-type="float" office:value="146" table:style-name="ce46">
            <text:p><text:s text:c="3"/>146</text:p>
          </table:table-cell>
          <table:table-cell office:value-type="float" office:value="277" table:style-name="ce46">
            <text:p><text:s text:c="3"/>277</text:p>
          </table:table-cell>
          <table:table-cell office:value-type="float" office:value="253" table:style-name="ce46">
            <text:p><text:s text:c="3"/>253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234" table:style-name="ce46">
            <text:p><text:s text:c="3"/>234</text:p>
          </table:table-cell>
          <table:table-cell office:value-type="float" office:value="336" table:style-name="ce46">
            <text:p><text:s text:c="3"/>336</text:p>
          </table:table-cell>
          <table:table-cell office:value-type="float" office:value="414" table:style-name="ce46">
            <text:p><text:s text:c="3"/>414</text:p>
          </table:table-cell>
          <table:table-cell office:value-type="float" office:value="184" table:style-name="ce46">
            <text:p><text:s text:c="3"/>184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346" table:style-name="ce46">
            <text:p><text:s text:c="3"/>346</text:p>
          </table:table-cell>
          <table:table-cell office:value-type="float" office:value="855" table:style-name="ce46">
            <text:p><text:s text:c="3"/>855</text:p>
          </table:table-cell>
          <table:table-cell office:value-type="float" office:value="395" table:style-name="ce46">
            <text:p><text:s text:c="3"/>395</text:p>
          </table:table-cell>
          <table:table-cell office:value-type="float" office:value="424" table:style-name="ce46">
            <text:p><text:s text:c="3"/>424</text:p>
          </table:table-cell>
          <table:table-cell office:value-type="float" office:value="1327" table:style-name="ce46">
            <text:p><text:s text:c="2"/>1 327</text:p>
          </table:table-cell>
          <table:table-cell office:value-type="float" office:value="1191" table:style-name="ce46">
            <text:p><text:s text:c="2"/>1 191</text:p>
          </table:table-cell>
          <table:table-cell office:value-type="float" office:value="177" table:style-name="ce46">
            <text:p><text:s text:c="3"/>177</text:p>
          </table:table-cell>
          <table:table-cell office:value-type="float" office:value="455" table:style-name="ce46">
            <text:p><text:s text:c="3"/>455</text:p>
          </table:table-cell>
          <table:table-cell office:value-type="float" office:value="130" table:style-name="ce46">
            <text:p><text:s text:c="3"/>130</text:p>
          </table:table-cell>
          <table:table-cell office:value-type="float" office:value="505" table:style-name="ce46">
            <text:p><text:s text:c="3"/>505</text:p>
          </table:table-cell>
          <table:table-cell office:value-type="float" office:value="178" table:style-name="ce46">
            <text:p><text:s text:c="3"/>178</text:p>
          </table:table-cell>
          <table:table-cell office:value-type="float" office:value="1191" table:style-name="ce46">
            <text:p><text:s text:c="2"/>1 191</text:p>
          </table:table-cell>
          <table:table-cell office:value-type="float" office:value="1149" table:style-name="ce46">
            <text:p><text:s text:c="2"/>1 149</text:p>
          </table:table-cell>
          <table:table-cell office:value-type="float" office:value="6748" table:style-name="ce46">
            <text:p><text:s text:c="2"/>6 748</text:p>
          </table:table-cell>
          <table:table-cell office:value-type="float" office:value="908" table:style-name="ce46">
            <text:p><text:s text:c="3"/>908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76" table:style-name="ce46">
            <text:p><text:s text:c="3"/>76</text:p>
          </table:table-cell>
          <table:table-cell office:value-type="float" office:value="805" table:style-name="ce46">
            <text:p><text:s text:c="3"/>805</text:p>
          </table:table-cell>
          <table:table-cell office:value-type="float" office:value="260" table:style-name="ce46">
            <text:p><text:s text:c="3"/>260</text:p>
          </table:table-cell>
          <table:table-cell office:value-type="float" office:value="666" table:style-name="ce46">
            <text:p><text:s text:c="3"/>666</text:p>
          </table:table-cell>
          <table:table-cell office:value-type="float" office:value="117" table:style-name="ce46">
            <text:p><text:s text:c="3"/>117</text:p>
          </table:table-cell>
          <table:table-cell office:value-type="float" office:value="334" table:style-name="ce46">
            <text:p><text:s text:c="3"/>334</text:p>
          </table:table-cell>
          <table:table-cell office:value-type="float" office:value="23388" table:style-name="ce46">
            <text:p><text:s text:c="2"/>23 388</text:p>
          </table:table-cell>
          <table:table-cell office:value-type="float" office:value="1591" table:style-name="ce46">
            <text:p><text:s text:c="2"/>1 591</text:p>
          </table:table-cell>
          <table:table-cell office:value-type="float" office:value="9365" table:style-name="ce46">
            <text:p><text:s text:c="2"/>9 365</text:p>
          </table:table-cell>
          <table:table-cell office:value-type="float" office:value="577" table:style-name="ce46">
            <text:p><text:s text:c="3"/>577</text:p>
          </table:table-cell>
          <table:table-cell office:value-type="float" office:value="2630" table:style-name="ce46">
            <text:p><text:s text:c="2"/>2 630</text:p>
          </table:table-cell>
          <table:table-cell office:value-type="float" office:value="372" table:style-name="ce46">
            <text:p><text:s text:c="3"/>372</text:p>
          </table:table-cell>
          <table:table-cell office:value-type="float" office:value="2665" table:style-name="ce46">
            <text:p><text:s text:c="2"/>2 665</text:p>
          </table:table-cell>
          <table:table-cell office:value-type="float" office:value="124" table:style-name="ce46">
            <text:p><text:s text:c="3"/>124</text:p>
          </table:table-cell>
          <table:table-cell office:value-type="float" office:value="1715" table:style-name="ce46">
            <text:p><text:s text:c="2"/>1 715</text:p>
          </table:table-cell>
          <table:table-cell office:value-type="float" office:value="264" table:style-name="ce46">
            <text:p><text:s text:c="3"/>264</text:p>
          </table:table-cell>
          <table:table-cell office:value-type="float" office:value="5585" table:style-name="ce46">
            <text:p><text:s text:c="2"/>5 585</text:p>
          </table:table-cell>
          <table:table-cell office:value-type="float" office:value="1082" table:style-name="ce46">
            <text:p><text:s text:c="2"/>1 082</text:p>
          </table:table-cell>
          <table:table-cell office:value-type="float" office:value="1413" table:style-name="ce46">
            <text:p><text:s text:c="2"/>1 413</text:p>
          </table:table-cell>
          <table:table-cell office:value-type="float" office:value="552" table:style-name="ce46">
            <text:p><text:s text:c="3"/>552</text:p>
          </table:table-cell>
          <table:table-cell office:value-type="float" office:value="1201" table:style-name="ce46">
            <text:p><text:s text:c="2"/>1 201</text:p>
          </table:table-cell>
          <table:table-cell office:value-type="float" office:value="267" table:style-name="ce46">
            <text:p><text:s text:c="3"/>267</text:p>
          </table:table-cell>
          <table:table-cell office:value-type="float" office:value="1529" table:style-name="ce46">
            <text:p><text:s text:c="2"/>1 5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9965" table:style-name="ce46">
            <text:p><text:s text:c="2"/>79 965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62801</text:p>
          </table:table-cell>
          <table:table-cell office:value-type="string" table:style-name="ce14">
            <text:p>Desenvolvimento de sistemas e outros serviços de informação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205" table:style-name="ce47">
            <text:p><text:s text:c="3"/>205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484" table:style-name="ce47">
            <text:p><text:s text:c="3"/>484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837" table:style-name="ce47">
            <text:p><text:s text:c="3"/>837</text:p>
          </table:table-cell>
          <table:table-cell office:value-type="float" office:value="70" table:style-name="ce47">
            <text:p><text:s text:c="3"/>70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176" table:style-name="ce47">
            <text:p><text:s text:c="3"/>176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338" table:style-name="ce47">
            <text:p><text:s text:c="3"/>338</text:p>
          </table:table-cell>
          <table:table-cell office:value-type="float" office:value="212" table:style-name="ce47">
            <text:p><text:s text:c="3"/>212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373" table:style-name="ce47">
            <text:p><text:s text:c="3"/>373</text:p>
          </table:table-cell>
          <table:table-cell office:value-type="float" office:value="137" table:style-name="ce47">
            <text:p><text:s text:c="3"/>137</text:p>
          </table:table-cell>
          <table:table-cell office:value-type="float" office:value="80" table:style-name="ce47">
            <text:p><text:s text:c="3"/>80</text:p>
          </table:table-cell>
          <table:table-cell office:value-type="float" office:value="175" table:style-name="ce47">
            <text:p><text:s text:c="3"/>175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194" table:style-name="ce47">
            <text:p><text:s text:c="3"/>194</text:p>
          </table:table-cell>
          <table:table-cell office:value-type="float" office:value="325" table:style-name="ce47">
            <text:p><text:s text:c="3"/>325</text:p>
          </table:table-cell>
          <table:table-cell office:value-type="float" office:value="163" table:style-name="ce47">
            <text:p><text:s text:c="3"/>163</text:p>
          </table:table-cell>
          <table:table-cell office:value-type="float" office:value="821" table:style-name="ce47">
            <text:p><text:s text:c="3"/>821</text:p>
          </table:table-cell>
          <table:table-cell office:value-type="float" office:value="118" table:style-name="ce47">
            <text:p><text:s text:c="3"/>118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121" table:style-name="ce47">
            <text:p><text:s text:c="3"/>121</text:p>
          </table:table-cell>
          <table:table-cell office:value-type="float" office:value="89" table:style-name="ce47">
            <text:p><text:s text:c="3"/>89</text:p>
          </table:table-cell>
          <table:table-cell office:value-type="float" office:value="1580" table:style-name="ce47">
            <text:p><text:s text:c="2"/>1 580</text:p>
          </table:table-cell>
          <table:table-cell office:value-type="float" office:value="390" table:style-name="ce47">
            <text:p><text:s text:c="3"/>390</text:p>
          </table:table-cell>
          <table:table-cell office:value-type="float" office:value="458" table:style-name="ce47">
            <text:p><text:s text:c="3"/>458</text:p>
          </table:table-cell>
          <table:table-cell office:value-type="float" office:value="422" table:style-name="ce47">
            <text:p><text:s text:c="3"/>422</text:p>
          </table:table-cell>
          <table:table-cell office:value-type="float" office:value="8416" table:style-name="ce47">
            <text:p><text:s text:c="2"/>8 416</text:p>
          </table:table-cell>
          <table:table-cell office:value-type="float" office:value="840" table:style-name="ce47">
            <text:p><text:s text:c="3"/>84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819" table:style-name="ce47">
            <text:p><text:s text:c="3"/>819</text:p>
          </table:table-cell>
          <table:table-cell office:value-type="float" office:value="1279" table:style-name="ce47">
            <text:p><text:s text:c="2"/>1 279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93" table:style-name="ce47">
            <text:p><text:s text:c="3"/>93</text:p>
          </table:table-cell>
          <table:table-cell office:value-type="float" office:value="458" table:style-name="ce47">
            <text:p><text:s text:c="3"/>458</text:p>
          </table:table-cell>
          <table:table-cell office:value-type="float" office:value="1176" table:style-name="ce47">
            <text:p><text:s text:c="2"/>1 176</text:p>
          </table:table-cell>
          <table:table-cell office:value-type="float" office:value="3171" table:style-name="ce47">
            <text:p><text:s text:c="2"/>3 171</text:p>
          </table:table-cell>
          <table:table-cell office:value-type="float" office:value="9394" table:style-name="ce47">
            <text:p><text:s text:c="2"/>9 394</text:p>
          </table:table-cell>
          <table:table-cell office:value-type="float" office:value="17703" table:style-name="ce47">
            <text:p><text:s text:c="2"/>17 703</text:p>
          </table:table-cell>
          <table:table-cell office:value-type="float" office:value="324" table:style-name="ce47">
            <text:p><text:s text:c="3"/>324</text:p>
          </table:table-cell>
          <table:table-cell office:value-type="float" office:value="2619" table:style-name="ce47">
            <text:p><text:s text:c="2"/>2 619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7148" table:style-name="ce47">
            <text:p><text:s text:c="2"/>7 148</text:p>
          </table:table-cell>
          <table:table-cell office:value-type="float" office:value="369" table:style-name="ce47">
            <text:p><text:s text:c="3"/>369</text:p>
          </table:table-cell>
          <table:table-cell office:value-type="float" office:value="905" table:style-name="ce47">
            <text:p><text:s text:c="3"/>905</text:p>
          </table:table-cell>
          <table:table-cell office:value-type="float" office:value="176" table:style-name="ce47">
            <text:p><text:s text:c="3"/>176</text:p>
          </table:table-cell>
          <table:table-cell office:value-type="float" office:value="10334" table:style-name="ce47">
            <text:p><text:s text:c="2"/>10 334</text:p>
          </table:table-cell>
          <table:table-cell office:value-type="float" office:value="1638" table:style-name="ce47">
            <text:p><text:s text:c="2"/>1 638</text:p>
          </table:table-cell>
          <table:table-cell office:value-type="float" office:value="412" table:style-name="ce47">
            <text:p><text:s text:c="3"/>412</text:p>
          </table:table-cell>
          <table:table-cell office:value-type="float" office:value="2983" table:style-name="ce47">
            <text:p><text:s text:c="2"/>2 98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9" table:style-name="ce47">
            <text:p><text:s text:c="3"/>189</text:p>
          </table:table-cell>
          <table:table-cell office:value-type="float" office:value="1416" table:style-name="ce47">
            <text:p><text:s text:c="2"/>1 4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0269" table:style-name="ce47">
            <text:p><text:s text:c="2"/>80 269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64801</text:p>
          </table:table-cell>
          <table:table-cell office:value-type="string" table:style-name="ce14">
            <text:p>Intermediação financeira, seguros e previdência complementar</text:p>
          </table:table-cell>
          <table:table-cell office:value-type="float" office:value="7898" table:style-name="ce47">
            <text:p><text:s text:c="2"/>7 898</text:p>
          </table:table-cell>
          <table:table-cell office:value-type="float" office:value="2892" table:style-name="ce47">
            <text:p><text:s text:c="2"/>2 892</text:p>
          </table:table-cell>
          <table:table-cell office:value-type="float" office:value="727" table:style-name="ce47">
            <text:p><text:s text:c="3"/>727</text:p>
          </table:table-cell>
          <table:table-cell office:value-type="float" office:value="718" table:style-name="ce47">
            <text:p><text:s text:c="3"/>718</text:p>
          </table:table-cell>
          <table:table-cell office:value-type="float" office:value="5021" table:style-name="ce47">
            <text:p><text:s text:c="2"/>5 021</text:p>
          </table:table-cell>
          <table:table-cell office:value-type="float" office:value="2072" table:style-name="ce47">
            <text:p><text:s text:c="2"/>2 072</text:p>
          </table:table-cell>
          <table:table-cell office:value-type="float" office:value="691" table:style-name="ce47">
            <text:p><text:s text:c="3"/>691</text:p>
          </table:table-cell>
          <table:table-cell office:value-type="float" office:value="6336" table:style-name="ce47">
            <text:p><text:s text:c="2"/>6 336</text:p>
          </table:table-cell>
          <table:table-cell office:value-type="float" office:value="2266" table:style-name="ce47">
            <text:p><text:s text:c="2"/>2 266</text:p>
          </table:table-cell>
          <table:table-cell office:value-type="float" office:value="6472" table:style-name="ce47">
            <text:p><text:s text:c="2"/>6 472</text:p>
          </table:table-cell>
          <table:table-cell office:value-type="float" office:value="1716" table:style-name="ce47">
            <text:p><text:s text:c="2"/>1 716</text:p>
          </table:table-cell>
          <table:table-cell office:value-type="float" office:value="348" table:style-name="ce47">
            <text:p><text:s text:c="3"/>348</text:p>
          </table:table-cell>
          <table:table-cell office:value-type="float" office:value="1072" table:style-name="ce47">
            <text:p><text:s text:c="2"/>1 072</text:p>
          </table:table-cell>
          <table:table-cell office:value-type="float" office:value="1345" table:style-name="ce47">
            <text:p><text:s text:c="2"/>1 345</text:p>
          </table:table-cell>
          <table:table-cell office:value-type="float" office:value="1000" table:style-name="ce47">
            <text:p><text:s text:c="2"/>1 000</text:p>
          </table:table-cell>
          <table:table-cell office:value-type="float" office:value="661" table:style-name="ce47">
            <text:p><text:s text:c="3"/>661</text:p>
          </table:table-cell>
          <table:table-cell office:value-type="float" office:value="2791" table:style-name="ce47">
            <text:p><text:s text:c="2"/>2 791</text:p>
          </table:table-cell>
          <table:table-cell office:value-type="float" office:value="439" table:style-name="ce47">
            <text:p><text:s text:c="3"/>439</text:p>
          </table:table-cell>
          <table:table-cell office:value-type="float" office:value="3826" table:style-name="ce47">
            <text:p><text:s text:c="2"/>3 826</text:p>
          </table:table-cell>
          <table:table-cell office:value-type="float" office:value="1329" table:style-name="ce47">
            <text:p><text:s text:c="2"/>1 329</text:p>
          </table:table-cell>
          <table:table-cell office:value-type="float" office:value="4586" table:style-name="ce47">
            <text:p><text:s text:c="2"/>4 586</text:p>
          </table:table-cell>
          <table:table-cell office:value-type="float" office:value="1708" table:style-name="ce47">
            <text:p><text:s text:c="2"/>1 708</text:p>
          </table:table-cell>
          <table:table-cell office:value-type="float" office:value="1029" table:style-name="ce47">
            <text:p><text:s text:c="2"/>1 029</text:p>
          </table:table-cell>
          <table:table-cell office:value-type="float" office:value="1291" table:style-name="ce47">
            <text:p><text:s text:c="2"/>1 291</text:p>
          </table:table-cell>
          <table:table-cell office:value-type="float" office:value="2322" table:style-name="ce47">
            <text:p><text:s text:c="2"/>2 322</text:p>
          </table:table-cell>
          <table:table-cell office:value-type="float" office:value="2172" table:style-name="ce47">
            <text:p><text:s text:c="2"/>2 172</text:p>
          </table:table-cell>
          <table:table-cell office:value-type="float" office:value="2977" table:style-name="ce47">
            <text:p><text:s text:c="2"/>2 977</text:p>
          </table:table-cell>
          <table:table-cell office:value-type="float" office:value="1355" table:style-name="ce47">
            <text:p><text:s text:c="2"/>1 355</text:p>
          </table:table-cell>
          <table:table-cell office:value-type="float" office:value="1897" table:style-name="ce47">
            <text:p><text:s text:c="2"/>1 897</text:p>
          </table:table-cell>
          <table:table-cell office:value-type="float" office:value="2101" table:style-name="ce47">
            <text:p><text:s text:c="2"/>2 101</text:p>
          </table:table-cell>
          <table:table-cell office:value-type="float" office:value="1566" table:style-name="ce47">
            <text:p><text:s text:c="2"/>1 566</text:p>
          </table:table-cell>
          <table:table-cell office:value-type="float" office:value="2638" table:style-name="ce47">
            <text:p><text:s text:c="2"/>2 638</text:p>
          </table:table-cell>
          <table:table-cell office:value-type="float" office:value="3533" table:style-name="ce47">
            <text:p><text:s text:c="2"/>3 533</text:p>
          </table:table-cell>
          <table:table-cell office:value-type="float" office:value="1525" table:style-name="ce47">
            <text:p><text:s text:c="2"/>1 525</text:p>
          </table:table-cell>
          <table:table-cell office:value-type="float" office:value="1023" table:style-name="ce47">
            <text:p><text:s text:c="2"/>1 023</text:p>
          </table:table-cell>
          <table:table-cell office:value-type="float" office:value="1243" table:style-name="ce47">
            <text:p><text:s text:c="2"/>1 243</text:p>
          </table:table-cell>
          <table:table-cell office:value-type="float" office:value="892" table:style-name="ce47">
            <text:p><text:s text:c="3"/>892</text:p>
          </table:table-cell>
          <table:table-cell office:value-type="float" office:value="8610" table:style-name="ce47">
            <text:p><text:s text:c="2"/>8 610</text:p>
          </table:table-cell>
          <table:table-cell office:value-type="float" office:value="1760" table:style-name="ce47">
            <text:p><text:s text:c="2"/>1 760</text:p>
          </table:table-cell>
          <table:table-cell office:value-type="float" office:value="9816" table:style-name="ce47">
            <text:p><text:s text:c="2"/>9 816</text:p>
          </table:table-cell>
          <table:table-cell office:value-type="float" office:value="3312" table:style-name="ce47">
            <text:p><text:s text:c="2"/>3 312</text:p>
          </table:table-cell>
          <table:table-cell office:value-type="float" office:value="33189" table:style-name="ce47">
            <text:p><text:s text:c="2"/>33 189</text:p>
          </table:table-cell>
          <table:table-cell office:value-type="float" office:value="10626" table:style-name="ce47">
            <text:p><text:s text:c="2"/>10 626</text:p>
          </table:table-cell>
          <table:table-cell office:value-type="float" office:value="732" table:style-name="ce47">
            <text:p><text:s text:c="3"/>732</text:p>
          </table:table-cell>
          <table:table-cell office:value-type="float" office:value="1590" table:style-name="ce47">
            <text:p><text:s text:c="2"/>1 590</text:p>
          </table:table-cell>
          <table:table-cell office:value-type="float" office:value="4025" table:style-name="ce47">
            <text:p><text:s text:c="2"/>4 025</text:p>
          </table:table-cell>
          <table:table-cell office:value-type="float" office:value="699" table:style-name="ce47">
            <text:p><text:s text:c="3"/>699</text:p>
          </table:table-cell>
          <table:table-cell office:value-type="float" office:value="3939" table:style-name="ce47">
            <text:p><text:s text:c="2"/>3 939</text:p>
          </table:table-cell>
          <table:table-cell office:value-type="float" office:value="524" table:style-name="ce47">
            <text:p><text:s text:c="3"/>524</text:p>
          </table:table-cell>
          <table:table-cell office:value-type="float" office:value="1143" table:style-name="ce47">
            <text:p><text:s text:c="2"/>1 143</text:p>
          </table:table-cell>
          <table:table-cell office:value-type="float" office:value="8005" table:style-name="ce47">
            <text:p><text:s text:c="2"/>8 005</text:p>
          </table:table-cell>
          <table:table-cell office:value-type="float" office:value="3436" table:style-name="ce47">
            <text:p><text:s text:c="2"/>3 436</text:p>
          </table:table-cell>
          <table:table-cell office:value-type="float" office:value="84507" table:style-name="ce47">
            <text:p><text:s text:c="2"/>84 507</text:p>
          </table:table-cell>
          <table:table-cell office:value-type="float" office:value="29667" table:style-name="ce47">
            <text:p><text:s text:c="2"/>29 667</text:p>
          </table:table-cell>
          <table:table-cell office:value-type="float" office:value="5551" table:style-name="ce47">
            <text:p><text:s text:c="2"/>5 551</text:p>
          </table:table-cell>
          <table:table-cell office:value-type="float" office:value="1480" table:style-name="ce47">
            <text:p><text:s text:c="2"/>1 480</text:p>
          </table:table-cell>
          <table:table-cell office:value-type="float" office:value="1070" table:style-name="ce47">
            <text:p><text:s text:c="2"/>1 070</text:p>
          </table:table-cell>
          <table:table-cell office:value-type="float" office:value="1484" table:style-name="ce47">
            <text:p><text:s text:c="2"/>1 484</text:p>
          </table:table-cell>
          <table:table-cell office:value-type="float" office:value="6458" table:style-name="ce47">
            <text:p><text:s text:c="2"/>6 458</text:p>
          </table:table-cell>
          <table:table-cell office:value-type="float" office:value="1320" table:style-name="ce47">
            <text:p><text:s text:c="2"/>1 320</text:p>
          </table:table-cell>
          <table:table-cell office:value-type="float" office:value="72529" table:style-name="ce47">
            <text:p><text:s text:c="2"/>72 529</text:p>
          </table:table-cell>
          <table:table-cell office:value-type="float" office:value="1127" table:style-name="ce47">
            <text:p><text:s text:c="2"/>1 127</text:p>
          </table:table-cell>
          <table:table-cell office:value-type="float" office:value="2865" table:style-name="ce47">
            <text:p><text:s text:c="2"/>2 865</text:p>
          </table:table-cell>
          <table:table-cell office:value-type="float" office:value="413" table:style-name="ce47">
            <text:p><text:s text:c="3"/>413</text:p>
          </table:table-cell>
          <table:table-cell office:value-type="float" office:value="6250" table:style-name="ce47">
            <text:p><text:s text:c="2"/>6 250</text:p>
          </table:table-cell>
          <table:table-cell office:value-type="float" office:value="906" table:style-name="ce47">
            <text:p><text:s text:c="3"/>906</text:p>
          </table:table-cell>
          <table:table-cell office:value-type="float" office:value="2707" table:style-name="ce47">
            <text:p><text:s text:c="2"/>2 70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93218" table:style-name="ce47">
            <text:p><text:s text:c="2"/>393 218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68001</text:p>
          </table:table-cell>
          <table:table-cell office:value-type="string" table:style-name="ce14">
            <text:p>Aluguel efetivo e serviços imobiliários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430" table:style-name="ce47">
            <text:p><text:s text:c="3"/>430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700" table:style-name="ce47">
            <text:p><text:s text:c="3"/>700</text:p>
          </table:table-cell>
          <table:table-cell office:value-type="float" office:value="200" table:style-name="ce47">
            <text:p><text:s text:c="3"/>200</text:p>
          </table:table-cell>
          <table:table-cell office:value-type="float" office:value="537" table:style-name="ce47">
            <text:p><text:s text:c="3"/>537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366" table:style-name="ce47">
            <text:p><text:s text:c="3"/>366</text:p>
          </table:table-cell>
          <table:table-cell office:value-type="float" office:value="424" table:style-name="ce47">
            <text:p><text:s text:c="3"/>424</text:p>
          </table:table-cell>
          <table:table-cell office:value-type="float" office:value="108" table:style-name="ce47">
            <text:p><text:s text:c="3"/>108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181" table:style-name="ce47">
            <text:p><text:s text:c="3"/>181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167" table:style-name="ce47">
            <text:p><text:s text:c="3"/>167</text:p>
          </table:table-cell>
          <table:table-cell office:value-type="float" office:value="221" table:style-name="ce47">
            <text:p><text:s text:c="3"/>221</text:p>
          </table:table-cell>
          <table:table-cell office:value-type="float" office:value="184" table:style-name="ce47">
            <text:p><text:s text:c="3"/>184</text:p>
          </table:table-cell>
          <table:table-cell office:value-type="float" office:value="109" table:style-name="ce47">
            <text:p><text:s text:c="3"/>109</text:p>
          </table:table-cell>
          <table:table-cell office:value-type="float" office:value="181" table:style-name="ce47">
            <text:p><text:s text:c="3"/>181</text:p>
          </table:table-cell>
          <table:table-cell office:value-type="float" office:value="265" table:style-name="ce47">
            <text:p><text:s text:c="3"/>265</text:p>
          </table:table-cell>
          <table:table-cell office:value-type="float" office:value="438" table:style-name="ce47">
            <text:p><text:s text:c="3"/>438</text:p>
          </table:table-cell>
          <table:table-cell office:value-type="float" office:value="202" table:style-name="ce47">
            <text:p><text:s text:c="3"/>202</text:p>
          </table:table-cell>
          <table:table-cell office:value-type="float" office:value="312" table:style-name="ce47">
            <text:p><text:s text:c="3"/>312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274" table:style-name="ce47">
            <text:p><text:s text:c="3"/>274</text:p>
          </table:table-cell>
          <table:table-cell office:value-type="float" office:value="213" table:style-name="ce47">
            <text:p><text:s text:c="3"/>213</text:p>
          </table:table-cell>
          <table:table-cell office:value-type="float" office:value="114" table:style-name="ce47">
            <text:p><text:s text:c="3"/>114</text:p>
          </table:table-cell>
          <table:table-cell office:value-type="float" office:value="224" table:style-name="ce47">
            <text:p><text:s text:c="3"/>224</text:p>
          </table:table-cell>
          <table:table-cell office:value-type="float" office:value="131" table:style-name="ce47">
            <text:p><text:s text:c="3"/>131</text:p>
          </table:table-cell>
          <table:table-cell office:value-type="float" office:value="216" table:style-name="ce47">
            <text:p><text:s text:c="3"/>216</text:p>
          </table:table-cell>
          <table:table-cell office:value-type="float" office:value="72" table:style-name="ce47">
            <text:p><text:s text:c="3"/>72</text:p>
          </table:table-cell>
          <table:table-cell office:value-type="float" office:value="265" table:style-name="ce47">
            <text:p><text:s text:c="3"/>265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1451" table:style-name="ce47">
            <text:p><text:s text:c="2"/>1 451</text:p>
          </table:table-cell>
          <table:table-cell office:value-type="float" office:value="325" table:style-name="ce47">
            <text:p><text:s text:c="3"/>325</text:p>
          </table:table-cell>
          <table:table-cell office:value-type="float" office:value="1380" table:style-name="ce47">
            <text:p><text:s text:c="2"/>1 380</text:p>
          </table:table-cell>
          <table:table-cell office:value-type="float" office:value="4177" table:style-name="ce47">
            <text:p><text:s text:c="2"/>4 177</text:p>
          </table:table-cell>
          <table:table-cell office:value-type="float" office:value="41628" table:style-name="ce47">
            <text:p><text:s text:c="2"/>41 628</text:p>
          </table:table-cell>
          <table:table-cell office:value-type="float" office:value="1275" table:style-name="ce47">
            <text:p><text:s text:c="2"/>1 275</text:p>
          </table:table-cell>
          <table:table-cell office:value-type="float" office:value="80" table:style-name="ce47">
            <text:p><text:s text:c="3"/>80</text:p>
          </table:table-cell>
          <table:table-cell office:value-type="float" office:value="143" table:style-name="ce47">
            <text:p><text:s text:c="3"/>143</text:p>
          </table:table-cell>
          <table:table-cell office:value-type="float" office:value="2928" table:style-name="ce47">
            <text:p><text:s text:c="2"/>2 928</text:p>
          </table:table-cell>
          <table:table-cell office:value-type="float" office:value="1419" table:style-name="ce47">
            <text:p><text:s text:c="2"/>1 419</text:p>
          </table:table-cell>
          <table:table-cell office:value-type="float" office:value="5274" table:style-name="ce47">
            <text:p><text:s text:c="2"/>5 274</text:p>
          </table:table-cell>
          <table:table-cell office:value-type="float" office:value="222" table:style-name="ce47">
            <text:p><text:s text:c="3"/>222</text:p>
          </table:table-cell>
          <table:table-cell office:value-type="float" office:value="523" table:style-name="ce47">
            <text:p><text:s text:c="3"/>523</text:p>
          </table:table-cell>
          <table:table-cell office:value-type="float" office:value="2572" table:style-name="ce47">
            <text:p><text:s text:c="2"/>2 572</text:p>
          </table:table-cell>
          <table:table-cell office:value-type="float" office:value="1809" table:style-name="ce47">
            <text:p><text:s text:c="2"/>1 809</text:p>
          </table:table-cell>
          <table:table-cell office:value-type="float" office:value="6161" table:style-name="ce47">
            <text:p><text:s text:c="2"/>6 161</text:p>
          </table:table-cell>
          <table:table-cell office:value-type="float" office:value="2131" table:style-name="ce47">
            <text:p><text:s text:c="2"/>2 131</text:p>
          </table:table-cell>
          <table:table-cell office:value-type="float" office:value="5376" table:style-name="ce47">
            <text:p><text:s text:c="2"/>5 376</text:p>
          </table:table-cell>
          <table:table-cell office:value-type="float" office:value="927" table:style-name="ce47">
            <text:p><text:s text:c="3"/>927</text:p>
          </table:table-cell>
          <table:table-cell office:value-type="float" office:value="1215" table:style-name="ce47">
            <text:p><text:s text:c="2"/>1 215</text:p>
          </table:table-cell>
          <table:table-cell office:value-type="float" office:value="1183" table:style-name="ce47">
            <text:p><text:s text:c="2"/>1 183</text:p>
          </table:table-cell>
          <table:table-cell office:value-type="float" office:value="3319" table:style-name="ce47">
            <text:p><text:s text:c="2"/>3 319</text:p>
          </table:table-cell>
          <table:table-cell office:value-type="float" office:value="265" table:style-name="ce47">
            <text:p><text:s text:c="3"/>265</text:p>
          </table:table-cell>
          <table:table-cell office:value-type="float" office:value="2949" table:style-name="ce47">
            <text:p><text:s text:c="2"/>2 949</text:p>
          </table:table-cell>
          <table:table-cell office:value-type="float" office:value="715" table:style-name="ce47">
            <text:p><text:s text:c="3"/>715</text:p>
          </table:table-cell>
          <table:table-cell office:value-type="float" office:value="5244" table:style-name="ce47">
            <text:p><text:s text:c="2"/>5 244</text:p>
          </table:table-cell>
          <table:table-cell office:value-type="float" office:value="483" table:style-name="ce47">
            <text:p><text:s text:c="3"/>483</text:p>
          </table:table-cell>
          <table:table-cell office:value-type="float" office:value="2440" table:style-name="ce47">
            <text:p><text:s text:c="2"/>2 440</text:p>
          </table:table-cell>
          <table:table-cell office:value-type="float" office:value="4551" table:style-name="ce47">
            <text:p><text:s text:c="2"/>4 551</text:p>
          </table:table-cell>
          <table:table-cell office:value-type="float" office:value="3367" table:style-name="ce47">
            <text:p><text:s text:c="2"/>3 36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2431" table:style-name="ce47">
            <text:p><text:s text:c="2"/>112 431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68002</text:p>
          </table:table-cell>
          <table:table-cell office:value-type="string" table:style-name="ce16">
            <text:p>Aluguel imputad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4">
            <text:p>Serviços jurídicos, contabilidade e consultoria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556" table:style-name="ce47">
            <text:p><text:s text:c="3"/>556</text:p>
          </table:table-cell>
          <table:table-cell office:value-type="float" office:value="11381" table:style-name="ce47">
            <text:p><text:s text:c="2"/>11 381</text:p>
          </table:table-cell>
          <table:table-cell office:value-type="float" office:value="2365" table:style-name="ce47">
            <text:p><text:s text:c="2"/>2 365</text:p>
          </table:table-cell>
          <table:table-cell office:value-type="float" office:value="354" table:style-name="ce47">
            <text:p><text:s text:c="3"/>354</text:p>
          </table:table-cell>
          <table:table-cell office:value-type="float" office:value="4068" table:style-name="ce47">
            <text:p><text:s text:c="2"/>4 068</text:p>
          </table:table-cell>
          <table:table-cell office:value-type="float" office:value="980" table:style-name="ce47">
            <text:p><text:s text:c="3"/>980</text:p>
          </table:table-cell>
          <table:table-cell office:value-type="float" office:value="7185" table:style-name="ce47">
            <text:p><text:s text:c="2"/>7 185</text:p>
          </table:table-cell>
          <table:table-cell office:value-type="float" office:value="2082" table:style-name="ce47">
            <text:p><text:s text:c="2"/>2 082</text:p>
          </table:table-cell>
          <table:table-cell office:value-type="float" office:value="817" table:style-name="ce47">
            <text:p><text:s text:c="3"/>817</text:p>
          </table:table-cell>
          <table:table-cell office:value-type="float" office:value="364" table:style-name="ce47">
            <text:p><text:s text:c="3"/>364</text:p>
          </table:table-cell>
          <table:table-cell office:value-type="float" office:value="358" table:style-name="ce47">
            <text:p><text:s text:c="3"/>358</text:p>
          </table:table-cell>
          <table:table-cell office:value-type="float" office:value="268" table:style-name="ce47">
            <text:p><text:s text:c="3"/>268</text:p>
          </table:table-cell>
          <table:table-cell office:value-type="float" office:value="238" table:style-name="ce47">
            <text:p><text:s text:c="3"/>238</text:p>
          </table:table-cell>
          <table:table-cell office:value-type="float" office:value="2002" table:style-name="ce47">
            <text:p><text:s text:c="2"/>2 002</text:p>
          </table:table-cell>
          <table:table-cell office:value-type="float" office:value="122" table:style-name="ce47">
            <text:p><text:s text:c="3"/>122</text:p>
          </table:table-cell>
          <table:table-cell office:value-type="float" office:value="5590" table:style-name="ce47">
            <text:p><text:s text:c="2"/>5 590</text:p>
          </table:table-cell>
          <table:table-cell office:value-type="float" office:value="616" table:style-name="ce47">
            <text:p><text:s text:c="3"/>616</text:p>
          </table:table-cell>
          <table:table-cell office:value-type="float" office:value="3704" table:style-name="ce47">
            <text:p><text:s text:c="2"/>3 704</text:p>
          </table:table-cell>
          <table:table-cell office:value-type="float" office:value="4659" table:style-name="ce47">
            <text:p><text:s text:c="2"/>4 659</text:p>
          </table:table-cell>
          <table:table-cell office:value-type="float" office:value="1589" table:style-name="ce47">
            <text:p><text:s text:c="2"/>1 589</text:p>
          </table:table-cell>
          <table:table-cell office:value-type="float" office:value="4445" table:style-name="ce47">
            <text:p><text:s text:c="2"/>4 445</text:p>
          </table:table-cell>
          <table:table-cell office:value-type="float" office:value="1813" table:style-name="ce47">
            <text:p><text:s text:c="2"/>1 813</text:p>
          </table:table-cell>
          <table:table-cell office:value-type="float" office:value="2319" table:style-name="ce47">
            <text:p><text:s text:c="2"/>2 319</text:p>
          </table:table-cell>
          <table:table-cell office:value-type="float" office:value="1741" table:style-name="ce47">
            <text:p><text:s text:c="2"/>1 741</text:p>
          </table:table-cell>
          <table:table-cell office:value-type="float" office:value="625" table:style-name="ce47">
            <text:p><text:s text:c="3"/>625</text:p>
          </table:table-cell>
          <table:table-cell office:value-type="float" office:value="848" table:style-name="ce47">
            <text:p><text:s text:c="3"/>848</text:p>
          </table:table-cell>
          <table:table-cell office:value-type="float" office:value="2922" table:style-name="ce47">
            <text:p><text:s text:c="2"/>2 922</text:p>
          </table:table-cell>
          <table:table-cell office:value-type="float" office:value="2585" table:style-name="ce47">
            <text:p><text:s text:c="2"/>2 585</text:p>
          </table:table-cell>
          <table:table-cell office:value-type="float" office:value="2231" table:style-name="ce47">
            <text:p><text:s text:c="2"/>2 231</text:p>
          </table:table-cell>
          <table:table-cell office:value-type="float" office:value="2737" table:style-name="ce47">
            <text:p><text:s text:c="2"/>2 737</text:p>
          </table:table-cell>
          <table:table-cell office:value-type="float" office:value="1134" table:style-name="ce47">
            <text:p><text:s text:c="2"/>1 134</text:p>
          </table:table-cell>
          <table:table-cell office:value-type="float" office:value="297" table:style-name="ce47">
            <text:p><text:s text:c="3"/>297</text:p>
          </table:table-cell>
          <table:table-cell office:value-type="float" office:value="478" table:style-name="ce47">
            <text:p><text:s text:c="3"/>478</text:p>
          </table:table-cell>
          <table:table-cell office:value-type="float" office:value="642" table:style-name="ce47">
            <text:p><text:s text:c="3"/>642</text:p>
          </table:table-cell>
          <table:table-cell office:value-type="float" office:value="1511" table:style-name="ce47">
            <text:p><text:s text:c="2"/>1 511</text:p>
          </table:table-cell>
          <table:table-cell office:value-type="float" office:value="1370" table:style-name="ce47">
            <text:p><text:s text:c="2"/>1 370</text:p>
          </table:table-cell>
          <table:table-cell office:value-type="float" office:value="4823" table:style-name="ce47">
            <text:p><text:s text:c="2"/>4 823</text:p>
          </table:table-cell>
          <table:table-cell office:value-type="float" office:value="7388" table:style-name="ce47">
            <text:p><text:s text:c="2"/>7 388</text:p>
          </table:table-cell>
          <table:table-cell office:value-type="float" office:value="27598" table:style-name="ce47">
            <text:p><text:s text:c="2"/>27 598</text:p>
          </table:table-cell>
          <table:table-cell office:value-type="float" office:value="2592" table:style-name="ce47">
            <text:p><text:s text:c="2"/>2 592</text:p>
          </table:table-cell>
          <table:table-cell office:value-type="float" office:value="121" table:style-name="ce47">
            <text:p><text:s text:c="3"/>121</text:p>
          </table:table-cell>
          <table:table-cell office:value-type="float" office:value="590" table:style-name="ce47">
            <text:p><text:s text:c="3"/>590</text:p>
          </table:table-cell>
          <table:table-cell office:value-type="float" office:value="2185" table:style-name="ce47">
            <text:p><text:s text:c="2"/>2 185</text:p>
          </table:table-cell>
          <table:table-cell office:value-type="float" office:value="288" table:style-name="ce47">
            <text:p><text:s text:c="3"/>288</text:p>
          </table:table-cell>
          <table:table-cell office:value-type="float" office:value="1074" table:style-name="ce47">
            <text:p><text:s text:c="2"/>1 074</text:p>
          </table:table-cell>
          <table:table-cell office:value-type="float" office:value="463" table:style-name="ce47">
            <text:p><text:s text:c="3"/>463</text:p>
          </table:table-cell>
          <table:table-cell office:value-type="float" office:value="3019" table:style-name="ce47">
            <text:p><text:s text:c="2"/>3 019</text:p>
          </table:table-cell>
          <table:table-cell office:value-type="float" office:value="3490" table:style-name="ce47">
            <text:p><text:s text:c="2"/>3 490</text:p>
          </table:table-cell>
          <table:table-cell office:value-type="float" office:value="3348" table:style-name="ce47">
            <text:p><text:s text:c="2"/>3 348</text:p>
          </table:table-cell>
          <table:table-cell office:value-type="float" office:value="17794" table:style-name="ce47">
            <text:p><text:s text:c="2"/>17 794</text:p>
          </table:table-cell>
          <table:table-cell office:value-type="float" office:value="2550" table:style-name="ce47">
            <text:p><text:s text:c="2"/>2 550</text:p>
          </table:table-cell>
          <table:table-cell office:value-type="float" office:value="17657" table:style-name="ce47">
            <text:p><text:s text:c="2"/>17 657</text:p>
          </table:table-cell>
          <table:table-cell office:value-type="float" office:value="4927" table:style-name="ce47">
            <text:p><text:s text:c="2"/>4 927</text:p>
          </table:table-cell>
          <table:table-cell office:value-type="float" office:value="473" table:style-name="ce47">
            <text:p><text:s text:c="3"/>473</text:p>
          </table:table-cell>
          <table:table-cell office:value-type="float" office:value="933" table:style-name="ce47">
            <text:p><text:s text:c="3"/>933</text:p>
          </table:table-cell>
          <table:table-cell office:value-type="float" office:value="4103" table:style-name="ce47">
            <text:p><text:s text:c="2"/>4 103</text:p>
          </table:table-cell>
          <table:table-cell office:value-type="float" office:value="1358" table:style-name="ce47">
            <text:p><text:s text:c="2"/>1 358</text:p>
          </table:table-cell>
          <table:table-cell office:value-type="float" office:value="4524" table:style-name="ce47">
            <text:p><text:s text:c="2"/>4 524</text:p>
          </table:table-cell>
          <table:table-cell office:value-type="float" office:value="183" table:style-name="ce47">
            <text:p><text:s text:c="3"/>183</text:p>
          </table:table-cell>
          <table:table-cell office:value-type="float" office:value="2574" table:style-name="ce47">
            <text:p><text:s text:c="2"/>2 574</text:p>
          </table:table-cell>
          <table:table-cell office:value-type="float" office:value="356" table:style-name="ce47">
            <text:p><text:s text:c="3"/>356</text:p>
          </table:table-cell>
          <table:table-cell office:value-type="float" office:value="2774" table:style-name="ce47">
            <text:p><text:s text:c="2"/>2 774</text:p>
          </table:table-cell>
          <table:table-cell office:value-type="float" office:value="1267" table:style-name="ce47">
            <text:p><text:s text:c="2"/>1 267</text:p>
          </table:table-cell>
          <table:table-cell office:value-type="float" office:value="3171" table:style-name="ce47">
            <text:p><text:s text:c="2"/>3 17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8681" table:style-name="ce47">
            <text:p><text:s text:c="2"/>198 68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1801</text:p>
          </table:table-cell>
          <table:table-cell office:value-type="string" table:style-name="ce26">
            <text:p>Pesquisa e desenvolviment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6" table:style-name="ce46">
            <text:p><text:s text:c="3"/>1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6" table:style-name="ce46">
            <text:p><text:s text:c="3"/>96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95" table:style-name="ce46">
            <text:p><text:s text:c="3"/>95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9" table:style-name="ce46">
            <text:p><text:s text:c="3"/>119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86" table:style-name="ce46">
            <text:p><text:s text:c="3"/>86</text:p>
          </table:table-cell>
          <table:table-cell office:value-type="float" office:value="237" table:style-name="ce46">
            <text:p><text:s text:c="3"/>237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100" table:style-name="ce46">
            <text:p><text:s text:c="3"/>10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138" table:style-name="ce46">
            <text:p><text:s text:c="3"/>138</text:p>
          </table:table-cell>
          <table:table-cell office:value-type="float" office:value="127" table:style-name="ce46">
            <text:p><text:s text:c="3"/>127</text:p>
          </table:table-cell>
          <table:table-cell office:value-type="float" office:value="282" table:style-name="ce46">
            <text:p><text:s text:c="3"/>282</text:p>
          </table:table-cell>
          <table:table-cell office:value-type="float" office:value="146" table:style-name="ce46">
            <text:p><text:s text:c="3"/>146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29" table:style-name="ce46">
            <text:p><text:s text:c="3"/>129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0" table:style-name="ce46">
            <text:p><text:s text:c="3"/>18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99" table:style-name="ce46">
            <text:p><text:s text:c="3"/>99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56" table:style-name="ce46">
            <text:p><text:s text:c="3"/>6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32" table:style-name="ce46">
            <text:p><text:s text:c="2"/>3 23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1802</text:p>
          </table:table-cell>
          <table:table-cell office:value-type="string" table:style-name="ce26">
            <text:p>Serviços de arquitetura e engenharia</text:p>
          </table:table-cell>
          <table:table-cell office:value-type="float" office:value="966" table:style-name="ce46">
            <text:p><text:s text:c="3"/>966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2095" table:style-name="ce46">
            <text:p><text:s text:c="2"/>2 095</text:p>
          </table:table-cell>
          <table:table-cell office:value-type="float" office:value="337" table:style-name="ce46">
            <text:p><text:s text:c="3"/>337</text:p>
          </table:table-cell>
          <table:table-cell office:value-type="float" office:value="154" table:style-name="ce46">
            <text:p><text:s text:c="3"/>154</text:p>
          </table:table-cell>
          <table:table-cell office:value-type="float" office:value="1126" table:style-name="ce46">
            <text:p><text:s text:c="2"/>1 126</text:p>
          </table:table-cell>
          <table:table-cell office:value-type="float" office:value="362" table:style-name="ce46">
            <text:p><text:s text:c="3"/>362</text:p>
          </table:table-cell>
          <table:table-cell office:value-type="float" office:value="1118" table:style-name="ce46">
            <text:p><text:s text:c="2"/>1 118</text:p>
          </table:table-cell>
          <table:table-cell office:value-type="float" office:value="217" table:style-name="ce46">
            <text:p><text:s text:c="3"/>217</text:p>
          </table:table-cell>
          <table:table-cell office:value-type="float" office:value="118" table:style-name="ce46">
            <text:p><text:s text:c="3"/>118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177" table:style-name="ce46">
            <text:p><text:s text:c="3"/>177</text:p>
          </table:table-cell>
          <table:table-cell office:value-type="float" office:value="124" table:style-name="ce46">
            <text:p><text:s text:c="3"/>124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526" table:style-name="ce46">
            <text:p><text:s text:c="3"/>526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150" table:style-name="ce46">
            <text:p><text:s text:c="3"/>150</text:p>
          </table:table-cell>
          <table:table-cell office:value-type="float" office:value="279" table:style-name="ce46">
            <text:p><text:s text:c="3"/>279</text:p>
          </table:table-cell>
          <table:table-cell office:value-type="float" office:value="732" table:style-name="ce46">
            <text:p><text:s text:c="3"/>732</text:p>
          </table:table-cell>
          <table:table-cell office:value-type="float" office:value="594" table:style-name="ce46">
            <text:p><text:s text:c="3"/>594</text:p>
          </table:table-cell>
          <table:table-cell office:value-type="float" office:value="422" table:style-name="ce46">
            <text:p><text:s text:c="3"/>422</text:p>
          </table:table-cell>
          <table:table-cell office:value-type="float" office:value="903" table:style-name="ce46">
            <text:p><text:s text:c="3"/>903</text:p>
          </table:table-cell>
          <table:table-cell office:value-type="float" office:value="906" table:style-name="ce46">
            <text:p><text:s text:c="3"/>906</text:p>
          </table:table-cell>
          <table:table-cell office:value-type="float" office:value="542" table:style-name="ce46">
            <text:p><text:s text:c="3"/>542</text:p>
          </table:table-cell>
          <table:table-cell office:value-type="float" office:value="424" table:style-name="ce46">
            <text:p><text:s text:c="3"/>424</text:p>
          </table:table-cell>
          <table:table-cell office:value-type="float" office:value="228" table:style-name="ce46">
            <text:p><text:s text:c="3"/>228</text:p>
          </table:table-cell>
          <table:table-cell office:value-type="float" office:value="421" table:style-name="ce46">
            <text:p><text:s text:c="3"/>421</text:p>
          </table:table-cell>
          <table:table-cell office:value-type="float" office:value="700" table:style-name="ce46">
            <text:p><text:s text:c="3"/>700</text:p>
          </table:table-cell>
          <table:table-cell office:value-type="float" office:value="347" table:style-name="ce46">
            <text:p><text:s text:c="3"/>347</text:p>
          </table:table-cell>
          <table:table-cell office:value-type="float" office:value="1575" table:style-name="ce46">
            <text:p><text:s text:c="2"/>1 575</text:p>
          </table:table-cell>
          <table:table-cell office:value-type="float" office:value="1897" table:style-name="ce46">
            <text:p><text:s text:c="2"/>1 897</text:p>
          </table:table-cell>
          <table:table-cell office:value-type="float" office:value="688" table:style-name="ce46">
            <text:p><text:s text:c="3"/>688</text:p>
          </table:table-cell>
          <table:table-cell office:value-type="float" office:value="203" table:style-name="ce46">
            <text:p><text:s text:c="3"/>203</text:p>
          </table:table-cell>
          <table:table-cell office:value-type="float" office:value="263" table:style-name="ce46">
            <text:p><text:s text:c="3"/>263</text:p>
          </table:table-cell>
          <table:table-cell office:value-type="float" office:value="227" table:style-name="ce46">
            <text:p><text:s text:c="3"/>227</text:p>
          </table:table-cell>
          <table:table-cell office:value-type="float" office:value="3691" table:style-name="ce46">
            <text:p><text:s text:c="2"/>3 691</text:p>
          </table:table-cell>
          <table:table-cell office:value-type="float" office:value="521" table:style-name="ce46">
            <text:p><text:s text:c="3"/>521</text:p>
          </table:table-cell>
          <table:table-cell office:value-type="float" office:value="3524" table:style-name="ce46">
            <text:p><text:s text:c="2"/>3 524</text:p>
          </table:table-cell>
          <table:table-cell office:value-type="float" office:value="93" table:style-name="ce46">
            <text:p><text:s text:c="3"/>93</text:p>
          </table:table-cell>
          <table:table-cell office:value-type="float" office:value="1562" table:style-name="ce46">
            <text:p><text:s text:c="2"/>1 562</text:p>
          </table:table-cell>
          <table:table-cell office:value-type="float" office:value="350" table:style-name="ce46">
            <text:p><text:s text:c="3"/>35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09" table:style-name="ce46">
            <text:p><text:s text:c="2"/>4 809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354" table:style-name="ce46">
            <text:p><text:s text:c="3"/>354</text:p>
          </table:table-cell>
          <table:table-cell office:value-type="float" office:value="703" table:style-name="ce46">
            <text:p><text:s text:c="3"/>703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31" table:style-name="ce46">
            <text:p><text:s text:c="2"/>2 7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663" table:style-name="ce46">
            <text:p><text:s text:c="2"/>5 663</text:p>
          </table:table-cell>
          <table:table-cell office:value-type="float" office:value="2102" table:style-name="ce46">
            <text:p><text:s text:c="2"/>2 102</text:p>
          </table:table-cell>
          <table:table-cell office:value-type="float" office:value="115" table:style-name="ce46">
            <text:p><text:s text:c="3"/>115</text:p>
          </table:table-cell>
          <table:table-cell office:value-type="float" office:value="1990" table:style-name="ce46">
            <text:p><text:s text:c="2"/>1 99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379" table:style-name="ce46">
            <text:p><text:s text:c="2"/>47 379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73801</text:p>
          </table:table-cell>
          <table:table-cell office:value-type="string" table:style-name="ce28">
            <text:p>Publicidade e outros serviços técnicos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557" table:style-name="ce46">
            <text:p><text:s text:c="3"/>557</text:p>
          </table:table-cell>
          <table:table-cell office:value-type="float" office:value="130" table:style-name="ce46">
            <text:p><text:s text:c="3"/>130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894" table:style-name="ce46">
            <text:p><text:s text:c="3"/>894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940" table:style-name="ce46">
            <text:p><text:s text:c="2"/>2 940</text:p>
          </table:table-cell>
          <table:table-cell office:value-type="float" office:value="269" table:style-name="ce46">
            <text:p><text:s text:c="3"/>269</text:p>
          </table:table-cell>
          <table:table-cell office:value-type="float" office:value="4559" table:style-name="ce46">
            <text:p><text:s text:c="2"/>4 559</text:p>
          </table:table-cell>
          <table:table-cell office:value-type="float" office:value="6301" table:style-name="ce46">
            <text:p><text:s text:c="2"/>6 301</text:p>
          </table:table-cell>
          <table:table-cell office:value-type="float" office:value="312" table:style-name="ce46">
            <text:p><text:s text:c="3"/>312</text:p>
          </table:table-cell>
          <table:table-cell office:value-type="float" office:value="122" table:style-name="ce46">
            <text:p><text:s text:c="3"/>122</text:p>
          </table:table-cell>
          <table:table-cell office:value-type="float" office:value="505" table:style-name="ce46">
            <text:p><text:s text:c="3"/>505</text:p>
          </table:table-cell>
          <table:table-cell office:value-type="float" office:value="1105" table:style-name="ce46">
            <text:p><text:s text:c="2"/>1 105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703" table:style-name="ce46">
            <text:p><text:s text:c="3"/>703</text:p>
          </table:table-cell>
          <table:table-cell office:value-type="float" office:value="73" table:style-name="ce46">
            <text:p><text:s text:c="3"/>73</text:p>
          </table:table-cell>
          <table:table-cell office:value-type="float" office:value="240" table:style-name="ce46">
            <text:p><text:s text:c="3"/>240</text:p>
          </table:table-cell>
          <table:table-cell office:value-type="float" office:value="153" table:style-name="ce46">
            <text:p><text:s text:c="3"/>153</text:p>
          </table:table-cell>
          <table:table-cell office:value-type="float" office:value="163" table:style-name="ce46">
            <text:p><text:s text:c="3"/>163</text:p>
          </table:table-cell>
          <table:table-cell office:value-type="float" office:value="613" table:style-name="ce46">
            <text:p><text:s text:c="3"/>613</text:p>
          </table:table-cell>
          <table:table-cell office:value-type="float" office:value="1595" table:style-name="ce46">
            <text:p><text:s text:c="2"/>1 595</text:p>
          </table:table-cell>
          <table:table-cell office:value-type="float" office:value="2399" table:style-name="ce46">
            <text:p><text:s text:c="2"/>2 399</text:p>
          </table:table-cell>
          <table:table-cell office:value-type="float" office:value="682" table:style-name="ce46">
            <text:p><text:s text:c="3"/>682</text:p>
          </table:table-cell>
          <table:table-cell office:value-type="float" office:value="344" table:style-name="ce46">
            <text:p><text:s text:c="3"/>344</text:p>
          </table:table-cell>
          <table:table-cell office:value-type="float" office:value="309" table:style-name="ce46">
            <text:p><text:s text:c="3"/>309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608" table:style-name="ce46">
            <text:p><text:s text:c="3"/>608</text:p>
          </table:table-cell>
          <table:table-cell office:value-type="float" office:value="1982" table:style-name="ce46">
            <text:p><text:s text:c="2"/>1 982</text:p>
          </table:table-cell>
          <table:table-cell office:value-type="float" office:value="848" table:style-name="ce46">
            <text:p><text:s text:c="3"/>848</text:p>
          </table:table-cell>
          <table:table-cell office:value-type="float" office:value="591" table:style-name="ce46">
            <text:p><text:s text:c="3"/>591</text:p>
          </table:table-cell>
          <table:table-cell office:value-type="float" office:value="5935" table:style-name="ce46">
            <text:p><text:s text:c="2"/>5 935</text:p>
          </table:table-cell>
          <table:table-cell office:value-type="float" office:value="191" table:style-name="ce46">
            <text:p><text:s text:c="3"/>191</text:p>
          </table:table-cell>
          <table:table-cell office:value-type="float" office:value="333" table:style-name="ce46">
            <text:p><text:s text:c="3"/>333</text:p>
          </table:table-cell>
          <table:table-cell office:value-type="float" office:value="539" table:style-name="ce46">
            <text:p><text:s text:c="3"/>539</text:p>
          </table:table-cell>
          <table:table-cell office:value-type="float" office:value="188" table:style-name="ce46">
            <text:p><text:s text:c="3"/>188</text:p>
          </table:table-cell>
          <table:table-cell office:value-type="float" office:value="5031" table:style-name="ce46">
            <text:p><text:s text:c="2"/>5 031</text:p>
          </table:table-cell>
          <table:table-cell office:value-type="float" office:value="260" table:style-name="ce46">
            <text:p><text:s text:c="3"/>260</text:p>
          </table:table-cell>
          <table:table-cell office:value-type="float" office:value="2250" table:style-name="ce46">
            <text:p><text:s text:c="2"/>2 250</text:p>
          </table:table-cell>
          <table:table-cell office:value-type="float" office:value="3530" table:style-name="ce46">
            <text:p><text:s text:c="2"/>3 530</text:p>
          </table:table-cell>
          <table:table-cell office:value-type="float" office:value="22829" table:style-name="ce46">
            <text:p><text:s text:c="2"/>22 829</text:p>
          </table:table-cell>
          <table:table-cell office:value-type="float" office:value="945" table:style-name="ce46">
            <text:p><text:s text:c="3"/>945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305" table:style-name="ce46">
            <text:p><text:s text:c="3"/>305</text:p>
          </table:table-cell>
          <table:table-cell office:value-type="float" office:value="1638" table:style-name="ce46">
            <text:p><text:s text:c="2"/>1 638</text:p>
          </table:table-cell>
          <table:table-cell office:value-type="float" office:value="457" table:style-name="ce46">
            <text:p><text:s text:c="3"/>457</text:p>
          </table:table-cell>
          <table:table-cell office:value-type="float" office:value="919" table:style-name="ce46">
            <text:p><text:s text:c="3"/>919</text:p>
          </table:table-cell>
          <table:table-cell office:value-type="float" office:value="966" table:style-name="ce46">
            <text:p><text:s text:c="3"/>966</text:p>
          </table:table-cell>
          <table:table-cell office:value-type="float" office:value="2597" table:style-name="ce46">
            <text:p><text:s text:c="2"/>2 597</text:p>
          </table:table-cell>
          <table:table-cell office:value-type="float" office:value="4167" table:style-name="ce46">
            <text:p><text:s text:c="2"/>4 167</text:p>
          </table:table-cell>
          <table:table-cell office:value-type="float" office:value="2397" table:style-name="ce46">
            <text:p><text:s text:c="2"/>2 397</text:p>
          </table:table-cell>
          <table:table-cell office:value-type="float" office:value="13401" table:style-name="ce46">
            <text:p><text:s text:c="2"/>13 401</text:p>
          </table:table-cell>
          <table:table-cell office:value-type="float" office:value="1143" table:style-name="ce46">
            <text:p><text:s text:c="2"/>1 143</text:p>
          </table:table-cell>
          <table:table-cell office:value-type="float" office:value="5547" table:style-name="ce46">
            <text:p><text:s text:c="2"/>5 547</text:p>
          </table:table-cell>
          <table:table-cell office:value-type="float" office:value="571" table:style-name="ce46">
            <text:p><text:s text:c="3"/>571</text:p>
          </table:table-cell>
          <table:table-cell office:value-type="float" office:value="2525" table:style-name="ce46">
            <text:p><text:s text:c="2"/>2 525</text:p>
          </table:table-cell>
          <table:table-cell office:value-type="float" office:value="1305" table:style-name="ce46">
            <text:p><text:s text:c="2"/>1 305</text:p>
          </table:table-cell>
          <table:table-cell office:value-type="float" office:value="1994" table:style-name="ce46">
            <text:p><text:s text:c="2"/>1 994</text:p>
          </table:table-cell>
          <table:table-cell office:value-type="float" office:value="235" table:style-name="ce46">
            <text:p><text:s text:c="3"/>235</text:p>
          </table:table-cell>
          <table:table-cell office:value-type="float" office:value="4693" table:style-name="ce46">
            <text:p><text:s text:c="2"/>4 693</text:p>
          </table:table-cell>
          <table:table-cell office:value-type="float" office:value="912" table:style-name="ce46">
            <text:p><text:s text:c="3"/>912</text:p>
          </table:table-cell>
          <table:table-cell office:value-type="float" office:value="3493" table:style-name="ce46">
            <text:p><text:s text:c="2"/>3 493</text:p>
          </table:table-cell>
          <table:table-cell office:value-type="float" office:value="1351" table:style-name="ce46">
            <text:p><text:s text:c="2"/>1 351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2058" table:style-name="ce46">
            <text:p><text:s text:c="2"/>2 058</text:p>
          </table:table-cell>
          <table:table-cell office:value-type="float" office:value="1895" table:style-name="ce46">
            <text:p><text:s text:c="2"/>1 89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5844" table:style-name="ce46">
            <text:p><text:s text:c="2"/>125 84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7001</text:p>
          </table:table-cell>
          <table:table-cell office:value-type="string" table:style-name="ce26">
            <text:p>Aluguéis não-imob. e gestão de ativos de propriedade intelectual</text:p>
          </table:table-cell>
          <table:table-cell office:value-type="float" office:value="628" table:style-name="ce46">
            <text:p><text:s text:c="3"/>628</text:p>
          </table:table-cell>
          <table:table-cell office:value-type="float" office:value="86" table:style-name="ce46">
            <text:p><text:s text:c="3"/>86</text:p>
          </table:table-cell>
          <table:table-cell office:value-type="float" office:value="119" table:style-name="ce46">
            <text:p><text:s text:c="3"/>119</text:p>
          </table:table-cell>
          <table:table-cell office:value-type="float" office:value="312" table:style-name="ce46">
            <text:p><text:s text:c="3"/>312</text:p>
          </table:table-cell>
          <table:table-cell office:value-type="float" office:value="17803" table:style-name="ce46">
            <text:p><text:s text:c="2"/>17 803</text:p>
          </table:table-cell>
          <table:table-cell office:value-type="float" office:value="2164" table:style-name="ce46">
            <text:p><text:s text:c="2"/>2 164</text:p>
          </table:table-cell>
          <table:table-cell office:value-type="float" office:value="434" table:style-name="ce46">
            <text:p><text:s text:c="3"/>434</text:p>
          </table:table-cell>
          <table:table-cell office:value-type="float" office:value="578" table:style-name="ce46">
            <text:p><text:s text:c="3"/>578</text:p>
          </table:table-cell>
          <table:table-cell office:value-type="float" office:value="669" table:style-name="ce46">
            <text:p><text:s text:c="3"/>669</text:p>
          </table:table-cell>
          <table:table-cell office:value-type="float" office:value="1959" table:style-name="ce46">
            <text:p><text:s text:c="2"/>1 959</text:p>
          </table:table-cell>
          <table:table-cell office:value-type="float" office:value="641" table:style-name="ce46">
            <text:p><text:s text:c="3"/>641</text:p>
          </table:table-cell>
          <table:table-cell office:value-type="float" office:value="73" table:style-name="ce46">
            <text:p><text:s text:c="3"/>73</text:p>
          </table:table-cell>
          <table:table-cell office:value-type="float" office:value="78" table:style-name="ce46">
            <text:p><text:s text:c="3"/>78</text:p>
          </table:table-cell>
          <table:table-cell office:value-type="float" office:value="162" table:style-name="ce46">
            <text:p><text:s text:c="3"/>162</text:p>
          </table:table-cell>
          <table:table-cell office:value-type="float" office:value="119" table:style-name="ce46">
            <text:p><text:s text:c="3"/>119</text:p>
          </table:table-cell>
          <table:table-cell office:value-type="float" office:value="194" table:style-name="ce46">
            <text:p><text:s text:c="3"/>194</text:p>
          </table:table-cell>
          <table:table-cell office:value-type="float" office:value="1180" table:style-name="ce46">
            <text:p><text:s text:c="2"/>1 180</text:p>
          </table:table-cell>
          <table:table-cell office:value-type="float" office:value="207" table:style-name="ce46">
            <text:p><text:s text:c="3"/>207</text:p>
          </table:table-cell>
          <table:table-cell office:value-type="float" office:value="680" table:style-name="ce46">
            <text:p><text:s text:c="3"/>680</text:p>
          </table:table-cell>
          <table:table-cell office:value-type="float" office:value="110" table:style-name="ce46">
            <text:p><text:s text:c="3"/>110</text:p>
          </table:table-cell>
          <table:table-cell office:value-type="float" office:value="682" table:style-name="ce46">
            <text:p><text:s text:c="3"/>682</text:p>
          </table:table-cell>
          <table:table-cell office:value-type="float" office:value="771" table:style-name="ce46">
            <text:p><text:s text:c="3"/>771</text:p>
          </table:table-cell>
          <table:table-cell office:value-type="float" office:value="149" table:style-name="ce46">
            <text:p><text:s text:c="3"/>149</text:p>
          </table:table-cell>
          <table:table-cell office:value-type="float" office:value="296" table:style-name="ce46">
            <text:p><text:s text:c="3"/>296</text:p>
          </table:table-cell>
          <table:table-cell office:value-type="float" office:value="1045" table:style-name="ce46">
            <text:p><text:s text:c="2"/>1 045</text:p>
          </table:table-cell>
          <table:table-cell office:value-type="float" office:value="534" table:style-name="ce46">
            <text:p><text:s text:c="3"/>534</text:p>
          </table:table-cell>
          <table:table-cell office:value-type="float" office:value="771" table:style-name="ce46">
            <text:p><text:s text:c="3"/>771</text:p>
          </table:table-cell>
          <table:table-cell office:value-type="float" office:value="284" table:style-name="ce46">
            <text:p><text:s text:c="3"/>284</text:p>
          </table:table-cell>
          <table:table-cell office:value-type="float" office:value="1056" table:style-name="ce46">
            <text:p><text:s text:c="2"/>1 056</text:p>
          </table:table-cell>
          <table:table-cell office:value-type="float" office:value="849" table:style-name="ce46">
            <text:p><text:s text:c="3"/>849</text:p>
          </table:table-cell>
          <table:table-cell office:value-type="float" office:value="320" table:style-name="ce46">
            <text:p><text:s text:c="3"/>320</text:p>
          </table:table-cell>
          <table:table-cell office:value-type="float" office:value="980" table:style-name="ce46">
            <text:p><text:s text:c="3"/>980</text:p>
          </table:table-cell>
          <table:table-cell office:value-type="float" office:value="2938" table:style-name="ce46">
            <text:p><text:s text:c="2"/>2 938</text:p>
          </table:table-cell>
          <table:table-cell office:value-type="float" office:value="899" table:style-name="ce46">
            <text:p><text:s text:c="3"/>899</text:p>
          </table:table-cell>
          <table:table-cell office:value-type="float" office:value="856" table:style-name="ce46">
            <text:p><text:s text:c="3"/>856</text:p>
          </table:table-cell>
          <table:table-cell office:value-type="float" office:value="365" table:style-name="ce46">
            <text:p><text:s text:c="3"/>365</text:p>
          </table:table-cell>
          <table:table-cell office:value-type="float" office:value="643" table:style-name="ce46">
            <text:p><text:s text:c="3"/>643</text:p>
          </table:table-cell>
          <table:table-cell office:value-type="float" office:value="1465" table:style-name="ce46">
            <text:p><text:s text:c="2"/>1 465</text:p>
          </table:table-cell>
          <table:table-cell office:value-type="float" office:value="2189" table:style-name="ce46">
            <text:p><text:s text:c="2"/>2 189</text:p>
          </table:table-cell>
          <table:table-cell office:value-type="float" office:value="5864" table:style-name="ce46">
            <text:p><text:s text:c="2"/>5 864</text:p>
          </table:table-cell>
          <table:table-cell office:value-type="float" office:value="1258" table:style-name="ce46">
            <text:p><text:s text:c="2"/>1 258</text:p>
          </table:table-cell>
          <table:table-cell office:value-type="float" office:value="12939" table:style-name="ce46">
            <text:p><text:s text:c="2"/>12 939</text:p>
          </table:table-cell>
          <table:table-cell office:value-type="float" office:value="5971" table:style-name="ce46">
            <text:p><text:s text:c="2"/>5 971</text:p>
          </table:table-cell>
          <table:table-cell office:value-type="float" office:value="1474" table:style-name="ce46">
            <text:p><text:s text:c="2"/>1 474</text:p>
          </table:table-cell>
          <table:table-cell office:value-type="float" office:value="4669" table:style-name="ce46">
            <text:p><text:s text:c="2"/>4 669</text:p>
          </table:table-cell>
          <table:table-cell office:value-type="float" office:value="3058" table:style-name="ce46">
            <text:p><text:s text:c="2"/>3 058</text:p>
          </table:table-cell>
          <table:table-cell office:value-type="float" office:value="227" table:style-name="ce46">
            <text:p><text:s text:c="3"/>227</text:p>
          </table:table-cell>
          <table:table-cell office:value-type="float" office:value="1764" table:style-name="ce46">
            <text:p><text:s text:c="2"/>1 764</text:p>
          </table:table-cell>
          <table:table-cell office:value-type="float" office:value="1000" table:style-name="ce46">
            <text:p><text:s text:c="2"/>1 000</text:p>
          </table:table-cell>
          <table:table-cell office:value-type="float" office:value="1869" table:style-name="ce46">
            <text:p><text:s text:c="2"/>1 869</text:p>
          </table:table-cell>
          <table:table-cell office:value-type="float" office:value="7130" table:style-name="ce46">
            <text:p><text:s text:c="2"/>7 130</text:p>
          </table:table-cell>
          <table:table-cell office:value-type="float" office:value="4234" table:style-name="ce46">
            <text:p><text:s text:c="2"/>4 234</text:p>
          </table:table-cell>
          <table:table-cell office:value-type="float" office:value="2480" table:style-name="ce46">
            <text:p><text:s text:c="2"/>2 480</text:p>
          </table:table-cell>
          <table:table-cell office:value-type="float" office:value="367" table:style-name="ce46">
            <text:p><text:s text:c="3"/>367</text:p>
          </table:table-cell>
          <table:table-cell office:value-type="float" office:value="1103" table:style-name="ce46">
            <text:p><text:s text:c="2"/>1 103</text:p>
          </table:table-cell>
          <table:table-cell office:value-type="float" office:value="1416" table:style-name="ce46">
            <text:p><text:s text:c="2"/>1 416</text:p>
          </table:table-cell>
          <table:table-cell office:value-type="float" office:value="451" table:style-name="ce46">
            <text:p><text:s text:c="3"/>451</text:p>
          </table:table-cell>
          <table:table-cell office:value-type="float" office:value="2524" table:style-name="ce46">
            <text:p><text:s text:c="2"/>2 524</text:p>
          </table:table-cell>
          <table:table-cell office:value-type="float" office:value="1531" table:style-name="ce46">
            <text:p><text:s text:c="2"/>1 531</text:p>
          </table:table-cell>
          <table:table-cell office:value-type="float" office:value="422" table:style-name="ce46">
            <text:p><text:s text:c="3"/>422</text:p>
          </table:table-cell>
          <table:table-cell office:value-type="float" office:value="4308" table:style-name="ce46">
            <text:p><text:s text:c="2"/>4 308</text:p>
          </table:table-cell>
          <table:table-cell office:value-type="float" office:value="2122" table:style-name="ce46">
            <text:p><text:s text:c="2"/>2 122</text:p>
          </table:table-cell>
          <table:table-cell office:value-type="float" office:value="3273" table:style-name="ce46">
            <text:p><text:s text:c="2"/>3 273</text:p>
          </table:table-cell>
          <table:table-cell office:value-type="float" office:value="2329" table:style-name="ce46">
            <text:p><text:s text:c="2"/>2 329</text:p>
          </table:table-cell>
          <table:table-cell office:value-type="float" office:value="1290" table:style-name="ce46">
            <text:p><text:s text:c="2"/>1 290</text:p>
          </table:table-cell>
          <table:table-cell office:value-type="float" office:value="800" table:style-name="ce46">
            <text:p><text:s text:c="3"/>800</text:p>
          </table:table-cell>
          <table:table-cell office:value-type="float" office:value="348" table:style-name="ce46">
            <text:p><text:s text:c="3"/>34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1509" table:style-name="ce46">
            <text:p><text:s text:c="2"/>121 50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8801</text:p>
          </table:table-cell>
          <table:table-cell office:value-type="string" table:style-name="ce26">
            <text:p>Condomínios e serviços para edifícios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688" table:style-name="ce46">
            <text:p><text:s text:c="3"/>688</text:p>
          </table:table-cell>
          <table:table-cell office:value-type="float" office:value="199" table:style-name="ce46">
            <text:p><text:s text:c="3"/>199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468" table:style-name="ce46">
            <text:p><text:s text:c="3"/>468</text:p>
          </table:table-cell>
          <table:table-cell office:value-type="float" office:value="404" table:style-name="ce46">
            <text:p><text:s text:c="3"/>404</text:p>
          </table:table-cell>
          <table:table-cell office:value-type="float" office:value="588" table:style-name="ce46">
            <text:p><text:s text:c="3"/>588</text:p>
          </table:table-cell>
          <table:table-cell office:value-type="float" office:value="222" table:style-name="ce46">
            <text:p><text:s text:c="3"/>222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78" table:style-name="ce46">
            <text:p><text:s text:c="3"/>78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657" table:style-name="ce46">
            <text:p><text:s text:c="3"/>657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214" table:style-name="ce46">
            <text:p><text:s text:c="3"/>214</text:p>
          </table:table-cell>
          <table:table-cell office:value-type="float" office:value="512" table:style-name="ce46">
            <text:p><text:s text:c="3"/>512</text:p>
          </table:table-cell>
          <table:table-cell office:value-type="float" office:value="287" table:style-name="ce46">
            <text:p><text:s text:c="3"/>287</text:p>
          </table:table-cell>
          <table:table-cell office:value-type="float" office:value="671" table:style-name="ce46">
            <text:p><text:s text:c="3"/>671</text:p>
          </table:table-cell>
          <table:table-cell office:value-type="float" office:value="183" table:style-name="ce46">
            <text:p><text:s text:c="3"/>183</text:p>
          </table:table-cell>
          <table:table-cell office:value-type="float" office:value="467" table:style-name="ce46">
            <text:p><text:s text:c="3"/>467</text:p>
          </table:table-cell>
          <table:table-cell office:value-type="float" office:value="672" table:style-name="ce46">
            <text:p><text:s text:c="3"/>672</text:p>
          </table:table-cell>
          <table:table-cell office:value-type="float" office:value="206" table:style-name="ce46">
            <text:p><text:s text:c="3"/>206</text:p>
          </table:table-cell>
          <table:table-cell office:value-type="float" office:value="267" table:style-name="ce46">
            <text:p><text:s text:c="3"/>267</text:p>
          </table:table-cell>
          <table:table-cell office:value-type="float" office:value="102" table:style-name="ce46">
            <text:p><text:s text:c="3"/>102</text:p>
          </table:table-cell>
          <table:table-cell office:value-type="float" office:value="233" table:style-name="ce46">
            <text:p><text:s text:c="3"/>233</text:p>
          </table:table-cell>
          <table:table-cell office:value-type="float" office:value="194" table:style-name="ce46">
            <text:p><text:s text:c="3"/>194</text:p>
          </table:table-cell>
          <table:table-cell office:value-type="float" office:value="217" table:style-name="ce46">
            <text:p><text:s text:c="3"/>217</text:p>
          </table:table-cell>
          <table:table-cell office:value-type="float" office:value="461" table:style-name="ce46">
            <text:p><text:s text:c="3"/>461</text:p>
          </table:table-cell>
          <table:table-cell office:value-type="float" office:value="1155" table:style-name="ce46">
            <text:p><text:s text:c="2"/>1 155</text:p>
          </table:table-cell>
          <table:table-cell office:value-type="float" office:value="219" table:style-name="ce46">
            <text:p><text:s text:c="3"/>219</text:p>
          </table:table-cell>
          <table:table-cell office:value-type="float" office:value="140" table:style-name="ce46">
            <text:p><text:s text:c="3"/>140</text:p>
          </table:table-cell>
          <table:table-cell office:value-type="float" office:value="189" table:style-name="ce46">
            <text:p><text:s text:c="3"/>189</text:p>
          </table:table-cell>
          <table:table-cell office:value-type="float" office:value="77" table:style-name="ce46">
            <text:p><text:s text:c="3"/>77</text:p>
          </table:table-cell>
          <table:table-cell office:value-type="float" office:value="1189" table:style-name="ce46">
            <text:p><text:s text:c="2"/>1 189</text:p>
          </table:table-cell>
          <table:table-cell office:value-type="float" office:value="314" table:style-name="ce46">
            <text:p><text:s text:c="3"/>314</text:p>
          </table:table-cell>
          <table:table-cell office:value-type="float" office:value="1409" table:style-name="ce46">
            <text:p><text:s text:c="2"/>1 409</text:p>
          </table:table-cell>
          <table:table-cell office:value-type="float" office:value="976" table:style-name="ce46">
            <text:p><text:s text:c="3"/>976</text:p>
          </table:table-cell>
          <table:table-cell office:value-type="float" office:value="9876" table:style-name="ce46">
            <text:p><text:s text:c="2"/>9 876</text:p>
          </table:table-cell>
          <table:table-cell office:value-type="float" office:value="1114" table:style-name="ce46">
            <text:p><text:s text:c="2"/>1 114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521" table:style-name="ce46">
            <text:p><text:s text:c="3"/>521</text:p>
          </table:table-cell>
          <table:table-cell office:value-type="float" office:value="2018" table:style-name="ce46">
            <text:p><text:s text:c="2"/>2 018</text:p>
          </table:table-cell>
          <table:table-cell office:value-type="float" office:value="290" table:style-name="ce46">
            <text:p><text:s text:c="3"/>290</text:p>
          </table:table-cell>
          <table:table-cell office:value-type="float" office:value="1238" table:style-name="ce46">
            <text:p><text:s text:c="2"/>1 238</text:p>
          </table:table-cell>
          <table:table-cell office:value-type="float" office:value="92" table:style-name="ce46">
            <text:p><text:s text:c="3"/>92</text:p>
          </table:table-cell>
          <table:table-cell office:value-type="float" office:value="798" table:style-name="ce46">
            <text:p><text:s text:c="3"/>798</text:p>
          </table:table-cell>
          <table:table-cell office:value-type="float" office:value="1576" table:style-name="ce46">
            <text:p><text:s text:c="2"/>1 576</text:p>
          </table:table-cell>
          <table:table-cell office:value-type="float" office:value="1734" table:style-name="ce46">
            <text:p><text:s text:c="2"/>1 734</text:p>
          </table:table-cell>
          <table:table-cell office:value-type="float" office:value="4203" table:style-name="ce46">
            <text:p><text:s text:c="2"/>4 203</text:p>
          </table:table-cell>
          <table:table-cell office:value-type="float" office:value="984" table:style-name="ce46">
            <text:p><text:s text:c="3"/>984</text:p>
          </table:table-cell>
          <table:table-cell office:value-type="float" office:value="2129" table:style-name="ce46">
            <text:p><text:s text:c="2"/>2 129</text:p>
          </table:table-cell>
          <table:table-cell office:value-type="float" office:value="241" table:style-name="ce46">
            <text:p><text:s text:c="3"/>241</text:p>
          </table:table-cell>
          <table:table-cell office:value-type="float" office:value="282" table:style-name="ce46">
            <text:p><text:s text:c="3"/>282</text:p>
          </table:table-cell>
          <table:table-cell office:value-type="float" office:value="220" table:style-name="ce46">
            <text:p><text:s text:c="3"/>220</text:p>
          </table:table-cell>
          <table:table-cell office:value-type="float" office:value="3872" table:style-name="ce46">
            <text:p><text:s text:c="2"/>3 872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7332" table:style-name="ce46">
            <text:p><text:s text:c="2"/>7 332</text:p>
          </table:table-cell>
          <table:table-cell office:value-type="float" office:value="4633" table:style-name="ce46">
            <text:p><text:s text:c="2"/>4 633</text:p>
          </table:table-cell>
          <table:table-cell office:value-type="float" office:value="2389" table:style-name="ce46">
            <text:p><text:s text:c="2"/>2 389</text:p>
          </table:table-cell>
          <table:table-cell office:value-type="float" office:value="2879" table:style-name="ce46">
            <text:p><text:s text:c="2"/>2 879</text:p>
          </table:table-cell>
          <table:table-cell office:value-type="float" office:value="2541" table:style-name="ce46">
            <text:p><text:s text:c="2"/>2 541</text:p>
          </table:table-cell>
          <table:table-cell office:value-type="float" office:value="746" table:style-name="ce46">
            <text:p><text:s text:c="3"/>746</text:p>
          </table:table-cell>
          <table:table-cell office:value-type="float" office:value="2064" table:style-name="ce46">
            <text:p><text:s text:c="2"/>2 06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7865" table:style-name="ce46">
            <text:p><text:s text:c="2"/>67 865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78802</text:p>
          </table:table-cell>
          <table:table-cell office:value-type="string" table:style-name="ce5">
            <text:p>Outros serviços administrativos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518" table:style-name="ce47">
            <text:p><text:s text:c="3"/>518</text:p>
          </table:table-cell>
          <table:table-cell office:value-type="float" office:value="302" table:style-name="ce47">
            <text:p><text:s text:c="3"/>302</text:p>
          </table:table-cell>
          <table:table-cell office:value-type="float" office:value="317" table:style-name="ce47">
            <text:p><text:s text:c="3"/>317</text:p>
          </table:table-cell>
          <table:table-cell office:value-type="float" office:value="167" table:style-name="ce47">
            <text:p><text:s text:c="3"/>167</text:p>
          </table:table-cell>
          <table:table-cell office:value-type="float" office:value="379" table:style-name="ce47">
            <text:p><text:s text:c="3"/>379</text:p>
          </table:table-cell>
          <table:table-cell office:value-type="float" office:value="182" table:style-name="ce47">
            <text:p><text:s text:c="3"/>182</text:p>
          </table:table-cell>
          <table:table-cell office:value-type="float" office:value="794" table:style-name="ce47">
            <text:p><text:s text:c="3"/>794</text:p>
          </table:table-cell>
          <table:table-cell office:value-type="float" office:value="889" table:style-name="ce47">
            <text:p><text:s text:c="3"/>889</text:p>
          </table:table-cell>
          <table:table-cell office:value-type="float" office:value="106" table:style-name="ce47">
            <text:p><text:s text:c="3"/>106</text:p>
          </table:table-cell>
          <table:table-cell office:value-type="float" office:value="159" table:style-name="ce47">
            <text:p><text:s text:c="3"/>159</text:p>
          </table:table-cell>
          <table:table-cell office:value-type="float" office:value="149" table:style-name="ce47">
            <text:p><text:s text:c="3"/>149</text:p>
          </table:table-cell>
          <table:table-cell office:value-type="float" office:value="212" table:style-name="ce47">
            <text:p><text:s text:c="3"/>212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71" table:style-name="ce47">
            <text:p><text:s text:c="3"/>71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312" table:style-name="ce47">
            <text:p><text:s text:c="3"/>312</text:p>
          </table:table-cell>
          <table:table-cell office:value-type="float" office:value="259" table:style-name="ce47">
            <text:p><text:s text:c="3"/>259</text:p>
          </table:table-cell>
          <table:table-cell office:value-type="float" office:value="255" table:style-name="ce47">
            <text:p><text:s text:c="3"/>255</text:p>
          </table:table-cell>
          <table:table-cell office:value-type="float" office:value="890" table:style-name="ce47">
            <text:p><text:s text:c="3"/>890</text:p>
          </table:table-cell>
          <table:table-cell office:value-type="float" office:value="81" table:style-name="ce47">
            <text:p><text:s text:c="3"/>81</text:p>
          </table:table-cell>
          <table:table-cell office:value-type="float" office:value="632" table:style-name="ce47">
            <text:p><text:s text:c="3"/>632</text:p>
          </table:table-cell>
          <table:table-cell office:value-type="float" office:value="325" table:style-name="ce47">
            <text:p><text:s text:c="3"/>325</text:p>
          </table:table-cell>
          <table:table-cell office:value-type="float" office:value="383" table:style-name="ce47">
            <text:p><text:s text:c="3"/>383</text:p>
          </table:table-cell>
          <table:table-cell office:value-type="float" office:value="482" table:style-name="ce47">
            <text:p><text:s text:c="3"/>482</text:p>
          </table:table-cell>
          <table:table-cell office:value-type="float" office:value="831" table:style-name="ce47">
            <text:p><text:s text:c="3"/>831</text:p>
          </table:table-cell>
          <table:table-cell office:value-type="float" office:value="467" table:style-name="ce47">
            <text:p><text:s text:c="3"/>467</text:p>
          </table:table-cell>
          <table:table-cell office:value-type="float" office:value="1529" table:style-name="ce47">
            <text:p><text:s text:c="2"/>1 529</text:p>
          </table:table-cell>
          <table:table-cell office:value-type="float" office:value="503" table:style-name="ce47">
            <text:p><text:s text:c="3"/>503</text:p>
          </table:table-cell>
          <table:table-cell office:value-type="float" office:value="170" table:style-name="ce47">
            <text:p><text:s text:c="3"/>170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117" table:style-name="ce47">
            <text:p><text:s text:c="3"/>117</text:p>
          </table:table-cell>
          <table:table-cell office:value-type="float" office:value="382" table:style-name="ce47">
            <text:p><text:s text:c="3"/>382</text:p>
          </table:table-cell>
          <table:table-cell office:value-type="float" office:value="2499" table:style-name="ce47">
            <text:p><text:s text:c="2"/>2 499</text:p>
          </table:table-cell>
          <table:table-cell office:value-type="float" office:value="84" table:style-name="ce47">
            <text:p><text:s text:c="3"/>84</text:p>
          </table:table-cell>
          <table:table-cell office:value-type="float" office:value="924" table:style-name="ce47">
            <text:p><text:s text:c="3"/>924</text:p>
          </table:table-cell>
          <table:table-cell office:value-type="float" office:value="1158" table:style-name="ce47">
            <text:p><text:s text:c="2"/>1 158</text:p>
          </table:table-cell>
          <table:table-cell office:value-type="float" office:value="23278" table:style-name="ce47">
            <text:p><text:s text:c="2"/>23 278</text:p>
          </table:table-cell>
          <table:table-cell office:value-type="float" office:value="952" table:style-name="ce47">
            <text:p><text:s text:c="3"/>952</text:p>
          </table:table-cell>
          <table:table-cell office:value-type="float" office:value="92" table:style-name="ce47">
            <text:p><text:s text:c="3"/>92</text:p>
          </table:table-cell>
          <table:table-cell office:value-type="float" office:value="679" table:style-name="ce47">
            <text:p><text:s text:c="3"/>679</text:p>
          </table:table-cell>
          <table:table-cell office:value-type="float" office:value="1136" table:style-name="ce47">
            <text:p><text:s text:c="2"/>1 136</text:p>
          </table:table-cell>
          <table:table-cell office:value-type="float" office:value="696" table:style-name="ce47">
            <text:p><text:s text:c="3"/>696</text:p>
          </table:table-cell>
          <table:table-cell office:value-type="float" office:value="699" table:style-name="ce47">
            <text:p><text:s text:c="3"/>699</text:p>
          </table:table-cell>
          <table:table-cell office:value-type="float" office:value="164" table:style-name="ce47">
            <text:p><text:s text:c="3"/>164</text:p>
          </table:table-cell>
          <table:table-cell office:value-type="float" office:value="235" table:style-name="ce47">
            <text:p><text:s text:c="3"/>235</text:p>
          </table:table-cell>
          <table:table-cell office:value-type="float" office:value="16543" table:style-name="ce47">
            <text:p><text:s text:c="2"/>16 543</text:p>
          </table:table-cell>
          <table:table-cell office:value-type="float" office:value="4301" table:style-name="ce47">
            <text:p><text:s text:c="2"/>4 301</text:p>
          </table:table-cell>
          <table:table-cell office:value-type="float" office:value="18276" table:style-name="ce47">
            <text:p><text:s text:c="2"/>18 276</text:p>
          </table:table-cell>
          <table:table-cell office:value-type="float" office:value="476" table:style-name="ce47">
            <text:p><text:s text:c="3"/>476</text:p>
          </table:table-cell>
          <table:table-cell office:value-type="float" office:value="2111" table:style-name="ce47">
            <text:p><text:s text:c="2"/>2 111</text:p>
          </table:table-cell>
          <table:table-cell office:value-type="float" office:value="386" table:style-name="ce47">
            <text:p><text:s text:c="3"/>386</text:p>
          </table:table-cell>
          <table:table-cell office:value-type="float" office:value="472" table:style-name="ce47">
            <text:p><text:s text:c="3"/>472</text:p>
          </table:table-cell>
          <table:table-cell office:value-type="float" office:value="459" table:style-name="ce47">
            <text:p><text:s text:c="3"/>459</text:p>
          </table:table-cell>
          <table:table-cell office:value-type="float" office:value="2422" table:style-name="ce47">
            <text:p><text:s text:c="2"/>2 422</text:p>
          </table:table-cell>
          <table:table-cell office:value-type="float" office:value="297" table:style-name="ce47">
            <text:p><text:s text:c="3"/>297</text:p>
          </table:table-cell>
          <table:table-cell office:value-type="float" office:value="17157" table:style-name="ce47">
            <text:p><text:s text:c="2"/>17 157</text:p>
          </table:table-cell>
          <table:table-cell office:value-type="float" office:value="7214" table:style-name="ce47">
            <text:p><text:s text:c="2"/>7 214</text:p>
          </table:table-cell>
          <table:table-cell office:value-type="float" office:value="1942" table:style-name="ce47">
            <text:p><text:s text:c="2"/>1 942</text:p>
          </table:table-cell>
          <table:table-cell office:value-type="float" office:value="7664" table:style-name="ce47">
            <text:p><text:s text:c="2"/>7 664</text:p>
          </table:table-cell>
          <table:table-cell office:value-type="float" office:value="1595" table:style-name="ce47">
            <text:p><text:s text:c="2"/>1 595</text:p>
          </table:table-cell>
          <table:table-cell office:value-type="float" office:value="507" table:style-name="ce47">
            <text:p><text:s text:c="3"/>507</text:p>
          </table:table-cell>
          <table:table-cell office:value-type="float" office:value="4359" table:style-name="ce47">
            <text:p><text:s text:c="2"/>4 35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0785" table:style-name="ce47">
            <text:p><text:s text:c="2"/>130 785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80001</text:p>
          </table:table-cell>
          <table:table-cell office:value-type="string" table:style-name="ce5">
            <text:p>Serviços de vigilância, segurança e investigação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20" table:style-name="ce47">
            <text:p><text:s text:c="3"/>120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343" table:style-name="ce47">
            <text:p><text:s text:c="3"/>343</text:p>
          </table:table-cell>
          <table:table-cell office:value-type="float" office:value="136" table:style-name="ce47">
            <text:p><text:s text:c="3"/>136</text:p>
          </table:table-cell>
          <table:table-cell office:value-type="float" office:value="309" table:style-name="ce47">
            <text:p><text:s text:c="3"/>309</text:p>
          </table:table-cell>
          <table:table-cell office:value-type="float" office:value="123" table:style-name="ce47">
            <text:p><text:s text:c="3"/>123</text:p>
          </table:table-cell>
          <table:table-cell office:value-type="float" office:value="128" table:style-name="ce47">
            <text:p><text:s text:c="3"/>128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423" table:style-name="ce47">
            <text:p><text:s text:c="3"/>423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111" table:style-name="ce47">
            <text:p><text:s text:c="3"/>111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47" table:style-name="ce47">
            <text:p><text:s text:c="3"/>247</text:p>
          </table:table-cell>
          <table:table-cell office:value-type="float" office:value="184" table:style-name="ce47">
            <text:p><text:s text:c="3"/>184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224" table:style-name="ce47">
            <text:p><text:s text:c="3"/>224</text:p>
          </table:table-cell>
          <table:table-cell office:value-type="float" office:value="209" table:style-name="ce47">
            <text:p><text:s text:c="3"/>209</text:p>
          </table:table-cell>
          <table:table-cell office:value-type="float" office:value="420" table:style-name="ce47">
            <text:p><text:s text:c="3"/>420</text:p>
          </table:table-cell>
          <table:table-cell office:value-type="float" office:value="77" table:style-name="ce47">
            <text:p><text:s text:c="3"/>77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180" table:style-name="ce47">
            <text:p><text:s text:c="3"/>180</text:p>
          </table:table-cell>
          <table:table-cell office:value-type="float" office:value="147" table:style-name="ce47">
            <text:p><text:s text:c="3"/>147</text:p>
          </table:table-cell>
          <table:table-cell office:value-type="float" office:value="92" table:style-name="ce47">
            <text:p><text:s text:c="3"/>92</text:p>
          </table:table-cell>
          <table:table-cell office:value-type="float" office:value="244" table:style-name="ce47">
            <text:p><text:s text:c="3"/>244</text:p>
          </table:table-cell>
          <table:table-cell office:value-type="float" office:value="649" table:style-name="ce47">
            <text:p><text:s text:c="3"/>649</text:p>
          </table:table-cell>
          <table:table-cell office:value-type="float" office:value="274" table:style-name="ce47">
            <text:p><text:s text:c="3"/>274</text:p>
          </table:table-cell>
          <table:table-cell office:value-type="float" office:value="101" table:style-name="ce47">
            <text:p><text:s text:c="3"/>101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213" table:style-name="ce47">
            <text:p><text:s text:c="3"/>213</text:p>
          </table:table-cell>
          <table:table-cell office:value-type="float" office:value="375" table:style-name="ce47">
            <text:p><text:s text:c="3"/>375</text:p>
          </table:table-cell>
          <table:table-cell office:value-type="float" office:value="519" table:style-name="ce47">
            <text:p><text:s text:c="3"/>519</text:p>
          </table:table-cell>
          <table:table-cell office:value-type="float" office:value="665" table:style-name="ce47">
            <text:p><text:s text:c="3"/>665</text:p>
          </table:table-cell>
          <table:table-cell office:value-type="float" office:value="735" table:style-name="ce47">
            <text:p><text:s text:c="3"/>735</text:p>
          </table:table-cell>
          <table:table-cell office:value-type="float" office:value="5166" table:style-name="ce47">
            <text:p><text:s text:c="2"/>5 166</text:p>
          </table:table-cell>
          <table:table-cell office:value-type="float" office:value="1391" table:style-name="ce47">
            <text:p><text:s text:c="2"/>1 391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226" table:style-name="ce47">
            <text:p><text:s text:c="3"/>226</text:p>
          </table:table-cell>
          <table:table-cell office:value-type="float" office:value="2898" table:style-name="ce47">
            <text:p><text:s text:c="2"/>2 898</text:p>
          </table:table-cell>
          <table:table-cell office:value-type="float" office:value="113" table:style-name="ce47">
            <text:p><text:s text:c="3"/>113</text:p>
          </table:table-cell>
          <table:table-cell office:value-type="float" office:value="585" table:style-name="ce47">
            <text:p><text:s text:c="3"/>585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302" table:style-name="ce47">
            <text:p><text:s text:c="3"/>302</text:p>
          </table:table-cell>
          <table:table-cell office:value-type="float" office:value="643" table:style-name="ce47">
            <text:p><text:s text:c="3"/>643</text:p>
          </table:table-cell>
          <table:table-cell office:value-type="float" office:value="521" table:style-name="ce47">
            <text:p><text:s text:c="3"/>521</text:p>
          </table:table-cell>
          <table:table-cell office:value-type="float" office:value="5482" table:style-name="ce47">
            <text:p><text:s text:c="2"/>5 482</text:p>
          </table:table-cell>
          <table:table-cell office:value-type="float" office:value="188" table:style-name="ce47">
            <text:p><text:s text:c="3"/>188</text:p>
          </table:table-cell>
          <table:table-cell office:value-type="float" office:value="838" table:style-name="ce47">
            <text:p><text:s text:c="3"/>838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213" table:style-name="ce47">
            <text:p><text:s text:c="3"/>213</text:p>
          </table:table-cell>
          <table:table-cell office:value-type="float" office:value="122" table:style-name="ce47">
            <text:p><text:s text:c="3"/>122</text:p>
          </table:table-cell>
          <table:table-cell office:value-type="float" office:value="700" table:style-name="ce47">
            <text:p><text:s text:c="3"/>700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7293" table:style-name="ce47">
            <text:p><text:s text:c="2"/>7 293</text:p>
          </table:table-cell>
          <table:table-cell office:value-type="float" office:value="3391" table:style-name="ce47">
            <text:p><text:s text:c="2"/>3 391</text:p>
          </table:table-cell>
          <table:table-cell office:value-type="float" office:value="1498" table:style-name="ce47">
            <text:p><text:s text:c="2"/>1 498</text:p>
          </table:table-cell>
          <table:table-cell office:value-type="float" office:value="1401" table:style-name="ce47">
            <text:p><text:s text:c="2"/>1 40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6" table:style-name="ce47">
            <text:p><text:s text:c="3"/>166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0922" table:style-name="ce47">
            <text:p><text:s text:c="2"/>40 922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84001</text:p>
          </table:table-cell>
          <table:table-cell office:value-type="string" table:style-name="ce10">
            <text:p>Serviços coletivos da administração pública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4">
            <text:p>Serviços de previdência e assistência social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4">
            <text:p>Educação pública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85921</text:p>
          </table:table-cell>
          <table:table-cell office:value-type="string" table:style-name="ce26">
            <text:p>Educação privada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143" table:style-name="ce46">
            <text:p><text:s text:c="3"/>143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0" table:style-name="ce46">
            <text:p><text:s text:c="3"/>240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97" table:style-name="ce46">
            <text:p><text:s text:c="3"/>97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159" table:style-name="ce46">
            <text:p><text:s text:c="3"/>15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919" table:style-name="ce46">
            <text:p><text:s text:c="3"/>919</text:p>
          </table:table-cell>
          <table:table-cell office:value-type="float" office:value="1145" table:style-name="ce46">
            <text:p><text:s text:c="2"/>1 145</text:p>
          </table:table-cell>
          <table:table-cell office:value-type="float" office:value="84" table:style-name="ce46">
            <text:p><text:s text:c="3"/>84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301" table:style-name="ce46">
            <text:p><text:s text:c="3"/>30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60" table:style-name="ce46">
            <text:p><text:s text:c="2"/>2 06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61" table:style-name="ce46">
            <text:p><text:s text:c="2"/>3 061</text:p>
          </table:table-cell>
          <table:table-cell office:value-type="float" office:value="189" table:style-name="ce46">
            <text:p><text:s text:c="3"/>189</text:p>
          </table:table-cell>
          <table:table-cell office:value-type="float" office:value="753" table:style-name="ce46">
            <text:p><text:s text:c="3"/>753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1735" table:style-name="ce46">
            <text:p><text:s text:c="2"/>1 735</text:p>
          </table:table-cell>
          <table:table-cell office:value-type="float" office:value="151" table:style-name="ce46">
            <text:p><text:s text:c="3"/>151</text:p>
          </table:table-cell>
          <table:table-cell office:value-type="float" office:value="434" table:style-name="ce46">
            <text:p><text:s text:c="3"/>434</text:p>
          </table:table-cell>
          <table:table-cell office:value-type="float" office:value="687" table:style-name="ce46">
            <text:p><text:s text:c="3"/>68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5" table:style-name="ce46">
            <text:p><text:s text:c="3"/>57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5" table:style-name="ce46">
            <text:p><text:s text:c="3"/>48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790" table:style-name="ce46">
            <text:p><text:s text:c="2"/>13 79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86911</text:p>
          </table:table-cell>
          <table:table-cell office:value-type="string" table:style-name="ce26">
            <text:p>Saúde públic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86921</text:p>
          </table:table-cell>
          <table:table-cell office:value-type="string" table:style-name="ce28">
            <text:p>Saúde privad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26300" table:style-name="ce46">
            <text:p><text:s text:c="2"/>26 30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374" table:style-name="ce46">
            <text:p><text:s text:c="2"/>26 37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90801</text:p>
          </table:table-cell>
          <table:table-cell office:value-type="string" table:style-name="ce26">
            <text:p>Serviços de artes, cultura, esporte e recreaçã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47" table:style-name="ce46">
            <text:p><text:s text:c="2"/>2 747</text:p>
          </table:table-cell>
          <table:table-cell office:value-type="float" office:value="413" table:style-name="ce46">
            <text:p><text:s text:c="3"/>4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7" table:style-name="ce46">
            <text:p><text:s text:c="3"/>8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54" table:style-name="ce46">
            <text:p><text:s text:c="3"/>754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19" table:style-name="ce46">
            <text:p><text:s text:c="3"/>919</text:p>
          </table:table-cell>
          <table:table-cell office:value-type="float" office:value="1443" table:style-name="ce46">
            <text:p><text:s text:c="2"/>1 4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564" table:style-name="ce46">
            <text:p><text:s text:c="2"/>6 56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94801</text:p>
          </table:table-cell>
          <table:table-cell office:value-type="string" table:style-name="ce26">
            <text:p>Organizações patronais, sindicais e outros serviços associativos</text:p>
          </table:table-cell>
          <table:table-cell office:value-type="float" office:value="118" table:style-name="ce46">
            <text:p><text:s text:c="3"/>118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603" table:style-name="ce46">
            <text:p><text:s text:c="3"/>603</text:p>
          </table:table-cell>
          <table:table-cell office:value-type="float" office:value="211" table:style-name="ce46">
            <text:p><text:s text:c="3"/>211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203" table:style-name="ce46">
            <text:p><text:s text:c="3"/>203</text:p>
          </table:table-cell>
          <table:table-cell office:value-type="float" office:value="87" table:style-name="ce46">
            <text:p><text:s text:c="3"/>87</text:p>
          </table:table-cell>
          <table:table-cell office:value-type="float" office:value="221" table:style-name="ce46">
            <text:p><text:s text:c="3"/>221</text:p>
          </table:table-cell>
          <table:table-cell office:value-type="float" office:value="128" table:style-name="ce46">
            <text:p><text:s text:c="3"/>128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106" table:style-name="ce46">
            <text:p><text:s text:c="3"/>106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132" table:style-name="ce46">
            <text:p><text:s text:c="3"/>132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121" table:style-name="ce46">
            <text:p><text:s text:c="3"/>121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112" table:style-name="ce46">
            <text:p><text:s text:c="3"/>112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102" table:style-name="ce46">
            <text:p><text:s text:c="3"/>102</text:p>
          </table:table-cell>
          <table:table-cell office:value-type="float" office:value="172" table:style-name="ce46">
            <text:p><text:s text:c="3"/>172</text:p>
          </table:table-cell>
          <table:table-cell office:value-type="float" office:value="150" table:style-name="ce46">
            <text:p><text:s text:c="3"/>150</text:p>
          </table:table-cell>
          <table:table-cell office:value-type="float" office:value="109" table:style-name="ce46">
            <text:p><text:s text:c="3"/>109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194" table:style-name="ce46">
            <text:p><text:s text:c="3"/>194</text:p>
          </table:table-cell>
          <table:table-cell office:value-type="float" office:value="97" table:style-name="ce46">
            <text:p><text:s text:c="3"/>97</text:p>
          </table:table-cell>
          <table:table-cell office:value-type="float" office:value="87" table:style-name="ce46">
            <text:p><text:s text:c="3"/>87</text:p>
          </table:table-cell>
          <table:table-cell office:value-type="float" office:value="187" table:style-name="ce46">
            <text:p><text:s text:c="3"/>187</text:p>
          </table:table-cell>
          <table:table-cell office:value-type="float" office:value="251" table:style-name="ce46">
            <text:p><text:s text:c="3"/>251</text:p>
          </table:table-cell>
          <table:table-cell office:value-type="float" office:value="139" table:style-name="ce46">
            <text:p><text:s text:c="3"/>139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109" table:style-name="ce46">
            <text:p><text:s text:c="3"/>10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122" table:style-name="ce46">
            <text:p><text:s text:c="3"/>122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1035" table:style-name="ce46">
            <text:p><text:s text:c="2"/>1 035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92" table:style-name="ce46">
            <text:p><text:s text:c="2"/>5 992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94802</text:p>
          </table:table-cell>
          <table:table-cell office:value-type="string" table:style-name="ce5">
            <text:p>Manutenção de computadores, telefones e objetos doméstic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5" table:style-name="ce47">
            <text:p><text:s text:c="3"/>9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235" table:style-name="ce47">
            <text:p><text:s text:c="3"/>235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868" table:style-name="ce47">
            <text:p><text:s text:c="3"/>86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8" table:style-name="ce47">
            <text:p><text:s text:c="3"/>168</text:p>
          </table:table-cell>
          <table:table-cell office:value-type="float" office:value="70" table:style-name="ce47">
            <text:p><text:s text:c="3"/>70</text:p>
          </table:table-cell>
          <table:table-cell office:value-type="float" office:value="3536" table:style-name="ce47">
            <text:p><text:s text:c="2"/>3 536</text:p>
          </table:table-cell>
          <table:table-cell office:value-type="float" office:value="442" table:style-name="ce47">
            <text:p><text:s text:c="3"/>442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83" table:style-name="ce47">
            <text:p><text:s text:c="3"/>183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132" table:style-name="ce47">
            <text:p><text:s text:c="3"/>132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194" table:style-name="ce47">
            <text:p><text:s text:c="3"/>194</text:p>
          </table:table-cell>
          <table:table-cell office:value-type="float" office:value="4168" table:style-name="ce47">
            <text:p><text:s text:c="2"/>4 168</text:p>
          </table:table-cell>
          <table:table-cell office:value-type="float" office:value="1501" table:style-name="ce47">
            <text:p><text:s text:c="2"/>1 501</text:p>
          </table:table-cell>
          <table:table-cell office:value-type="float" office:value="1717" table:style-name="ce47">
            <text:p><text:s text:c="2"/>1 717</text:p>
          </table:table-cell>
          <table:table-cell office:value-type="float" office:value="115" table:style-name="ce47">
            <text:p><text:s text:c="3"/>115</text:p>
          </table:table-cell>
          <table:table-cell office:value-type="float" office:value="481" table:style-name="ce47">
            <text:p><text:s text:c="3"/>481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113" table:style-name="ce47">
            <text:p><text:s text:c="3"/>113</text:p>
          </table:table-cell>
          <table:table-cell office:value-type="float" office:value="206" table:style-name="ce47">
            <text:p><text:s text:c="3"/>206</text:p>
          </table:table-cell>
          <table:table-cell office:value-type="float" office:value="1268" table:style-name="ce47">
            <text:p><text:s text:c="2"/>1 268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746" table:style-name="ce47">
            <text:p><text:s text:c="3"/>746</text:p>
          </table:table-cell>
          <table:table-cell office:value-type="float" office:value="95" table:style-name="ce47">
            <text:p><text:s text:c="3"/>95</text:p>
          </table:table-cell>
          <table:table-cell office:value-type="float" office:value="641" table:style-name="ce47">
            <text:p><text:s text:c="3"/>641</text:p>
          </table:table-cell>
          <table:table-cell office:value-type="float" office:value="343" table:style-name="ce47">
            <text:p><text:s text:c="3"/>343</text:p>
          </table:table-cell>
          <table:table-cell office:value-type="float" office:value="901" table:style-name="ce47">
            <text:p><text:s text:c="3"/>901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195" table:style-name="ce47">
            <text:p><text:s text:c="3"/>19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790" table:style-name="ce47">
            <text:p><text:s text:c="2"/>18 790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94803</text:p>
          </table:table-cell>
          <table:table-cell office:value-type="string" table:style-name="ce5">
            <text:p>Serviços pessoai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0" table:style-name="ce47">
            <text:p><text:s text:c="3"/>90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88" table:style-name="ce47">
            <text:p><text:s text:c="3"/>588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49" table:style-name="ce47">
            <text:p><text:s text:c="3"/>34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58" table:style-name="ce47">
            <text:p><text:s text:c="2"/>1 158</text:p>
          </table:table-cell>
          <table:table-cell office:value-type="float" office:value="1651" table:style-name="ce47">
            <text:p><text:s text:c="2"/>1 65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82" table:style-name="ce47">
            <text:p><text:s text:c="3"/>28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189" table:style-name="ce47">
            <text:p><text:s text:c="2"/>4 189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97001</text:p>
          </table:table-cell>
          <table:table-cell office:value-type="string" table:style-name="ce10">
            <text:p>Serviços doméstic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table:style-name="ce13"/>
          <table:table-cell table:style-name="ce14"/>
          <table:table-cell table:number-columns-repeated="69" table:style-name="ce53"/>
          <table:table-cell table:number-columns-repeated="16313" table:style-name="ce55"/>
        </table:table-row>
        <table:table-row table:style-name="ro6">
          <table:table-cell office:value-type="string" table:style-name="ce17">
            <text:p>Total</text:p>
          </table:table-cell>
          <table:table-cell table:style-name="ce18"/>
          <table:table-cell office:value-type="float" office:value="158204" table:style-name="ce49">
            <text:p><text:s text:c="2"/>158 204</text:p>
          </table:table-cell>
          <table:table-cell office:value-type="float" office:value="74872" table:style-name="ce49">
            <text:p><text:s text:c="2"/>74 872</text:p>
          </table:table-cell>
          <table:table-cell office:value-type="float" office:value="8380" table:style-name="ce49">
            <text:p><text:s text:c="2"/>8 380</text:p>
          </table:table-cell>
          <table:table-cell office:value-type="float" office:value="10426" table:style-name="ce49">
            <text:p><text:s text:c="2"/>10 426</text:p>
          </table:table-cell>
          <table:table-cell office:value-type="float" office:value="104519" table:style-name="ce49">
            <text:p><text:s text:c="2"/>104 519</text:p>
          </table:table-cell>
          <table:table-cell office:value-type="float" office:value="30564" table:style-name="ce49">
            <text:p><text:s text:c="2"/>30 564</text:p>
          </table:table-cell>
          <table:table-cell office:value-type="float" office:value="11770" table:style-name="ce49">
            <text:p><text:s text:c="2"/>11 770</text:p>
          </table:table-cell>
          <table:table-cell office:value-type="float" office:value="234038" table:style-name="ce49">
            <text:p><text:s text:c="2"/>234 038</text:p>
          </table:table-cell>
          <table:table-cell office:value-type="float" office:value="49416" table:style-name="ce49">
            <text:p><text:s text:c="2"/>49 416</text:p>
          </table:table-cell>
          <table:table-cell office:value-type="float" office:value="236767" table:style-name="ce49">
            <text:p><text:s text:c="2"/>236 767</text:p>
          </table:table-cell>
          <table:table-cell office:value-type="float" office:value="54097" table:style-name="ce49">
            <text:p><text:s text:c="2"/>54 097</text:p>
          </table:table-cell>
          <table:table-cell office:value-type="float" office:value="11561" table:style-name="ce49">
            <text:p><text:s text:c="2"/>11 561</text:p>
          </table:table-cell>
          <table:table-cell office:value-type="float" office:value="35566" table:style-name="ce49">
            <text:p><text:s text:c="2"/>35 566</text:p>
          </table:table-cell>
          <table:table-cell office:value-type="float" office:value="37144" table:style-name="ce49">
            <text:p><text:s text:c="2"/>37 144</text:p>
          </table:table-cell>
          <table:table-cell office:value-type="float" office:value="28585" table:style-name="ce49">
            <text:p><text:s text:c="2"/>28 585</text:p>
          </table:table-cell>
          <table:table-cell office:value-type="float" office:value="16844" table:style-name="ce49">
            <text:p><text:s text:c="2"/>16 844</text:p>
          </table:table-cell>
          <table:table-cell office:value-type="float" office:value="63238" table:style-name="ce49">
            <text:p><text:s text:c="2"/>63 238</text:p>
          </table:table-cell>
          <table:table-cell office:value-type="float" office:value="10388" table:style-name="ce49">
            <text:p><text:s text:c="2"/>10 388</text:p>
          </table:table-cell>
          <table:table-cell office:value-type="float" office:value="297782" table:style-name="ce49">
            <text:p><text:s text:c="2"/>297 782</text:p>
          </table:table-cell>
          <table:table-cell office:value-type="float" office:value="37806" table:style-name="ce49">
            <text:p><text:s text:c="2"/>37 806</text:p>
          </table:table-cell>
          <table:table-cell office:value-type="float" office:value="121269" table:style-name="ce49">
            <text:p><text:s text:c="2"/>121 269</text:p>
          </table:table-cell>
          <table:table-cell office:value-type="float" office:value="61621" table:style-name="ce49">
            <text:p><text:s text:c="2"/>61 621</text:p>
          </table:table-cell>
          <table:table-cell office:value-type="float" office:value="33926" table:style-name="ce49">
            <text:p><text:s text:c="2"/>33 926</text:p>
          </table:table-cell>
          <table:table-cell office:value-type="float" office:value="34447" table:style-name="ce49">
            <text:p><text:s text:c="2"/>34 447</text:p>
          </table:table-cell>
          <table:table-cell office:value-type="float" office:value="78300" table:style-name="ce49">
            <text:p><text:s text:c="2"/>78 300</text:p>
          </table:table-cell>
          <table:table-cell office:value-type="float" office:value="53889" table:style-name="ce49">
            <text:p><text:s text:c="2"/>53 889</text:p>
          </table:table-cell>
          <table:table-cell office:value-type="float" office:value="83484" table:style-name="ce49">
            <text:p><text:s text:c="2"/>83 484</text:p>
          </table:table-cell>
          <table:table-cell office:value-type="float" office:value="39393" table:style-name="ce49">
            <text:p><text:s text:c="2"/>39 393</text:p>
          </table:table-cell>
          <table:table-cell office:value-type="float" office:value="53018" table:style-name="ce49">
            <text:p><text:s text:c="2"/>53 018</text:p>
          </table:table-cell>
          <table:table-cell office:value-type="float" office:value="74542" table:style-name="ce49">
            <text:p><text:s text:c="2"/>74 542</text:p>
          </table:table-cell>
          <table:table-cell office:value-type="float" office:value="48972" table:style-name="ce49">
            <text:p><text:s text:c="2"/>48 972</text:p>
          </table:table-cell>
          <table:table-cell office:value-type="float" office:value="78311" table:style-name="ce49">
            <text:p><text:s text:c="2"/>78 311</text:p>
          </table:table-cell>
          <table:table-cell office:value-type="float" office:value="141764" table:style-name="ce49">
            <text:p><text:s text:c="2"/>141 764</text:p>
          </table:table-cell>
          <table:table-cell office:value-type="float" office:value="58699" table:style-name="ce49">
            <text:p><text:s text:c="2"/>58 699</text:p>
          </table:table-cell>
          <table:table-cell office:value-type="float" office:value="30045" table:style-name="ce49">
            <text:p><text:s text:c="2"/>30 045</text:p>
          </table:table-cell>
          <table:table-cell office:value-type="float" office:value="37488" table:style-name="ce49">
            <text:p><text:s text:c="2"/>37 488</text:p>
          </table:table-cell>
          <table:table-cell office:value-type="float" office:value="42888" table:style-name="ce49">
            <text:p><text:s text:c="2"/>42 888</text:p>
          </table:table-cell>
          <table:table-cell office:value-type="float" office:value="157129" table:style-name="ce49">
            <text:p><text:s text:c="2"/>157 129</text:p>
          </table:table-cell>
          <table:table-cell office:value-type="float" office:value="27700" table:style-name="ce49">
            <text:p><text:s text:c="2"/>27 700</text:p>
          </table:table-cell>
          <table:table-cell office:value-type="float" office:value="297123" table:style-name="ce49">
            <text:p><text:s text:c="2"/>297 123</text:p>
          </table:table-cell>
          <table:table-cell office:value-type="float" office:value="66541" table:style-name="ce49">
            <text:p><text:s text:c="2"/>66 541</text:p>
          </table:table-cell>
          <table:table-cell office:value-type="float" office:value="382384" table:style-name="ce49">
            <text:p><text:s text:c="2"/>382 384</text:p>
          </table:table-cell>
          <table:table-cell office:value-type="float" office:value="189865" table:style-name="ce49">
            <text:p><text:s text:c="2"/>189 865</text:p>
          </table:table-cell>
          <table:table-cell office:value-type="float" office:value="11520" table:style-name="ce49">
            <text:p><text:s text:c="2"/>11 520</text:p>
          </table:table-cell>
          <table:table-cell office:value-type="float" office:value="29968" table:style-name="ce49">
            <text:p><text:s text:c="2"/>29 968</text:p>
          </table:table-cell>
          <table:table-cell office:value-type="float" office:value="51507" table:style-name="ce49">
            <text:p><text:s text:c="2"/>51 507</text:p>
          </table:table-cell>
          <table:table-cell office:value-type="float" office:value="12452" table:style-name="ce49">
            <text:p><text:s text:c="2"/>12 452</text:p>
          </table:table-cell>
          <table:table-cell office:value-type="float" office:value="124980" table:style-name="ce49">
            <text:p><text:s text:c="2"/>124 980</text:p>
          </table:table-cell>
          <table:table-cell office:value-type="float" office:value="9561" table:style-name="ce49">
            <text:p><text:s text:c="2"/>9 561</text:p>
          </table:table-cell>
          <table:table-cell office:value-type="float" office:value="25324" table:style-name="ce49">
            <text:p><text:s text:c="2"/>25 324</text:p>
          </table:table-cell>
          <table:table-cell office:value-type="float" office:value="95018" table:style-name="ce49">
            <text:p><text:s text:c="2"/>95 018</text:p>
          </table:table-cell>
          <table:table-cell office:value-type="float" office:value="47703" table:style-name="ce49">
            <text:p><text:s text:c="2"/>47 703</text:p>
          </table:table-cell>
          <table:table-cell office:value-type="float" office:value="212661" table:style-name="ce49">
            <text:p><text:s text:c="2"/>212 661</text:p>
          </table:table-cell>
          <table:table-cell office:value-type="float" office:value="53352" table:style-name="ce49">
            <text:p><text:s text:c="2"/>53 352</text:p>
          </table:table-cell>
          <table:table-cell office:value-type="float" office:value="64335" table:style-name="ce49">
            <text:p><text:s text:c="2"/>64 335</text:p>
          </table:table-cell>
          <table:table-cell office:value-type="float" office:value="24013" table:style-name="ce49">
            <text:p><text:s text:c="2"/>24 013</text:p>
          </table:table-cell>
          <table:table-cell office:value-type="float" office:value="62163" table:style-name="ce49">
            <text:p><text:s text:c="2"/>62 163</text:p>
          </table:table-cell>
          <table:table-cell office:value-type="float" office:value="16514" table:style-name="ce49">
            <text:p><text:s text:c="2"/>16 514</text:p>
          </table:table-cell>
          <table:table-cell office:value-type="float" office:value="70156" table:style-name="ce49">
            <text:p><text:s text:c="2"/>70 156</text:p>
          </table:table-cell>
          <table:table-cell office:value-type="float" office:value="7017" table:style-name="ce49">
            <text:p><text:s text:c="2"/>7 017</text:p>
          </table:table-cell>
          <table:table-cell office:value-type="float" office:value="222753" table:style-name="ce49">
            <text:p><text:s text:c="2"/>222 753</text:p>
          </table:table-cell>
          <table:table-cell office:value-type="float" office:value="53920" table:style-name="ce49">
            <text:p><text:s text:c="2"/>53 920</text:p>
          </table:table-cell>
          <table:table-cell office:value-type="float" office:value="38184" table:style-name="ce49">
            <text:p><text:s text:c="2"/>38 184</text:p>
          </table:table-cell>
          <table:table-cell office:value-type="float" office:value="64773" table:style-name="ce49">
            <text:p><text:s text:c="2"/>64 773</text:p>
          </table:table-cell>
          <table:table-cell office:value-type="float" office:value="106400" table:style-name="ce49">
            <text:p><text:s text:c="2"/>106 400</text:p>
          </table:table-cell>
          <table:table-cell office:value-type="float" office:value="17075" table:style-name="ce49">
            <text:p><text:s text:c="2"/>17 075</text:p>
          </table:table-cell>
          <table:table-cell office:value-type="float" office:value="70999" table:style-name="ce49">
            <text:p><text:s text:c="2"/>70 999</text:p>
          </table:table-cell>
          <table:table-cell office:value-type="float" office:value="0" table:style-name="ce49">
            <text:p><text:s text:c="3"/>0</text:p>
          </table:table-cell>
          <table:table-cell office:value-type="float" office:value="5197113" table:style-name="ce49">
            <text:p><text:s/>5 197 113</text:p>
          </table:table-cell>
          <table:table-cell table:number-columns-repeated="16313" table:style-name="ce19"/>
        </table:table-row>
        <table:table-row table:style-name="ro4">
          <table:table-cell table:style-name="ce32"/>
          <table:table-cell table:style-name="ce33"/>
          <table:table-cell table:number-columns-repeated="69" table:style-name="ce54"/>
          <table:table-cell table:number-columns-repeated="16313"/>
        </table:table-row>
        <table:table-row table:number-rows-repeated="1048440" table:style-name="ro7">
          <table:table-cell table:number-columns-repeated="16384"/>
        </table:table-row>
      </table:table>
      <table:table table:name="demanda" table:style-name="ta1">
        <table:table-column table:style-name="co1" table:default-cell-style-name="ce3"/>
        <table:table-column table:style-name="co2" table:default-cell-style-name="ce3"/>
        <table:table-column table:style-name="co5" table:number-columns-repeated="8" table:default-cell-style-name="ce3"/>
        <table:table-column table:style-name="co6" table:number-columns-repeated="16374" table:default-cell-style-name="ce3"/>
        <table:table-row table:style-name="ro1">
          <table:table-cell office:value-type="string" table:style-name="ce1">
            <text:p>Tabela 4 - Usos de bens e serviços - 2017</text:p>
          </table:table-cell>
          <table:table-cell table:number-columns-repeated="7" table:style-name="ce1"/>
          <table:table-cell table:number-columns-repeated="2" table:style-name="ce22"/>
          <table:table-cell table:number-columns-repeated="16374" table:style-name="ce2"/>
        </table:table-row>
        <table:table-row table:style-name="ro2">
          <table:table-cell table:number-columns-repeated="2" table:style-name="ce3"/>
          <table:table-cell table:number-columns-repeated="6" table:style-name="ce23"/>
          <table:table-cell table:style-name="ce3"/>
          <table:table-cell table:style-name="ce4"/>
          <table:table-cell table:number-columns-repeated="16374"/>
        </table:table-row>
        <table:table-row table:style-name="ro2">
          <table:table-cell office:value-type="string" table:number-columns-spanned="1" table:number-rows-spanned="2" table:style-name="ce58">
            <text:p>Código</text:p>
            <text:p>do</text:p>
            <text:p>produto</text:p>
          </table:table-cell>
          <table:table-cell office:value-type="string" table:number-columns-spanned="1" table:number-rows-spanned="2" table:style-name="ce60">
            <text:p>Descrição do produto</text:p>
          </table:table-cell>
          <table:table-cell office:value-type="string" table:style-name="ce36">
            <text:p>Demanda final <text:s/>(preços do ano anterior em 1 000 000 R$)</text:p>
          </table:table-cell>
          <table:table-cell table:number-columns-repeated="3" table:style-name="ce50"/>
          <table:table-cell table:number-columns-repeated="3" table:style-name="ce36"/>
          <table:table-cell table:style-name="ce37"/>
          <table:table-cell table:number-columns-repeated="16374"/>
        </table:table-row>
        <table:table-row table:style-name="ro3">
          <table:covered-table-cell/>
          <table:covered-table-cell/>
          <table:table-cell office:value-type="string" table:style-name="ce35">
            <text:p>Exportação</text:p>
            <text:p>de bens e</text:p>
            <text:p>serviços (1)</text:p>
          </table:table-cell>
          <table:table-cell office:value-type="string" table:style-name="ce35">
            <text:p>Consumo</text:p>
            <text:p>do governo</text:p>
          </table:table-cell>
          <table:table-cell office:value-type="string" table:style-name="ce35">
            <text:p>Consumo</text:p>
            <text:p>das</text:p>
            <text:p><text:s/>ISFLSF</text:p>
          </table:table-cell>
          <table:table-cell office:value-type="string" table:style-name="ce35">
            <text:p>Consumo<text:s/></text:p>
            <text:p>das famílias</text:p>
          </table:table-cell>
          <table:table-cell office:value-type="string" table:style-name="ce35">
            <text:p>Formação bruta</text:p>
            <text:p>de capital fixo</text:p>
          </table:table-cell>
          <table:table-cell office:value-type="string" table:style-name="ce35">
            <text:p>Variação</text:p>
            <text:p>de estoque</text:p>
          </table:table-cell>
          <table:table-cell office:value-type="string" table:style-name="ce35">
            <text:p>Demanda</text:p>
            <text:p>final</text:p>
          </table:table-cell>
          <table:table-cell office:value-type="string" table:style-name="ce38">
            <text:p>Demanda</text:p>
            <text:p>total</text:p>
          </table:table-cell>
          <table:table-cell table:number-columns-repeated="16374"/>
        </table:table-row>
        <table:table-row table:style-name="ro4">
          <table:table-cell table:number-columns-repeated="3" table:style-name="ce5"/>
          <table:table-cell table:number-columns-repeated="3" table:style-name="ce6"/>
          <table:table-cell table:number-columns-repeated="3" table:style-name="ce5"/>
          <table:table-cell table:style-name="ce6"/>
          <table:table-cell table:number-columns-repeated="16374"/>
        </table:table-row>
        <table:table-row table:style-name="ro5">
          <table:table-cell office:value-type="string" table:style-name="ce25">
            <text:p>01911</text:p>
          </table:table-cell>
          <table:table-cell office:value-type="string" table:style-name="ce26">
            <text:p>Arroz, trigo e outros cereais</text:p>
          </table:table-cell>
          <table:table-cell office:value-type="float" office:value="491" table:style-name="ce56">
            <text:p><text:s text:c="3"/>49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722" table:style-name="ce56">
            <text:p><text:s text:c="3"/>72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289" table:style-name="ce56">
            <text:p><text:s text:c="2"/>1 289</text:p>
          </table:table-cell>
          <table:table-cell office:value-type="float" office:value="2502" table:style-name="ce56">
            <text:p><text:s text:c="2"/>2 502</text:p>
          </table:table-cell>
          <table:table-cell office:value-type="float" office:value="21372" table:style-name="ce56">
            <text:p><text:s text:c="2"/>21 372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12</text:p>
          </table:table-cell>
          <table:table-cell office:value-type="string" table:style-name="ce26">
            <text:p>Milho em grão</text:p>
          </table:table-cell>
          <table:table-cell office:value-type="float" office:value="18700" table:style-name="ce56">
            <text:p><text:s text:c="2"/>18 70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596" table:style-name="ce56">
            <text:p><text:s text:c="2"/>5 59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1935" table:style-name="ce56">
            <text:p><text:s text:c="2"/>11 935</text:p>
          </table:table-cell>
          <table:table-cell office:value-type="float" office:value="36231" table:style-name="ce56">
            <text:p><text:s text:c="2"/>36 231</text:p>
          </table:table-cell>
          <table:table-cell office:value-type="float" office:value="62335" table:style-name="ce56">
            <text:p><text:s text:c="2"/>62 335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13</text:p>
          </table:table-cell>
          <table:table-cell office:value-type="string" table:style-name="ce26">
            <text:p>Algodão herbáceo, outras fibras da lav. temporária</text:p>
          </table:table-cell>
          <table:table-cell office:value-type="float" office:value="4289" table:style-name="ce56">
            <text:p><text:s text:c="2"/>4 28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6" table:style-name="ce56">
            <text:p><text:s text:c="3"/>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085" table:style-name="ce56">
            <text:p><text:s text:c="2"/>1 085</text:p>
          </table:table-cell>
          <table:table-cell office:value-type="float" office:value="5380" table:style-name="ce56">
            <text:p><text:s text:c="2"/>5 380</text:p>
          </table:table-cell>
          <table:table-cell office:value-type="float" office:value="11969" table:style-name="ce56">
            <text:p><text:s text:c="2"/>11 969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14</text:p>
          </table:table-cell>
          <table:table-cell office:value-type="string" table:style-name="ce26">
            <text:p>Cana-de-açúcar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518" table:style-name="ce56">
            <text:p><text:s text:c="2"/>1 51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518" table:style-name="ce56">
            <text:p><text:s text:c="2"/>1 518</text:p>
          </table:table-cell>
          <table:table-cell office:value-type="float" office:value="57132" table:style-name="ce56">
            <text:p><text:s text:c="2"/>57 132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01915</text:p>
          </table:table-cell>
          <table:table-cell office:value-type="string" table:style-name="ce28">
            <text:p>Soja <text:s/>em grão</text:p>
          </table:table-cell>
          <table:table-cell office:value-type="float" office:value="91136" table:style-name="ce56">
            <text:p><text:s text:c="2"/>91 13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16" table:style-name="ce56">
            <text:p><text:s text:c="3"/>11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672" table:style-name="ce56">
            <text:p><text:s text:c="2"/>5 672</text:p>
          </table:table-cell>
          <table:table-cell office:value-type="float" office:value="96924" table:style-name="ce56">
            <text:p><text:s text:c="2"/>96 924</text:p>
          </table:table-cell>
          <table:table-cell office:value-type="float" office:value="150625" table:style-name="ce56">
            <text:p><text:s text:c="2"/>150 625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6</text:p>
          </table:table-cell>
          <table:table-cell office:value-type="string" table:style-name="ce5">
            <text:p>Outros produtos e serviços da lavoura temporária</text:p>
          </table:table-cell>
          <table:table-cell office:value-type="float" office:value="1394" table:style-name="ce57">
            <text:p><text:s text:c="2"/>1 394</text:p>
          </table:table-cell>
          <table:table-cell office:value-type="float" office:value="52" table:style-name="ce57">
            <text:p><text:s text:c="3"/>5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1221" table:style-name="ce57">
            <text:p><text:s text:c="2"/>71 22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63" table:style-name="ce57">
            <text:p><text:s text:c="3"/>163</text:p>
          </table:table-cell>
          <table:table-cell office:value-type="float" office:value="72830" table:style-name="ce57">
            <text:p><text:s text:c="2"/>72 830</text:p>
          </table:table-cell>
          <table:table-cell office:value-type="float" office:value="99389" table:style-name="ce57">
            <text:p><text:s text:c="2"/>99 389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7</text:p>
          </table:table-cell>
          <table:table-cell office:value-type="string" table:style-name="ce5">
            <text:p>Laranja</text:p>
          </table:table-cell>
          <table:table-cell office:value-type="float" office:value="42" table:style-name="ce57">
            <text:p><text:s text:c="3"/>4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651" table:style-name="ce57">
            <text:p><text:s text:c="2"/>2 651</text:p>
          </table:table-cell>
          <table:table-cell office:value-type="float" office:value="258" table:style-name="ce57">
            <text:p><text:s text:c="3"/>25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951" table:style-name="ce57">
            <text:p><text:s text:c="2"/>2 951</text:p>
          </table:table-cell>
          <table:table-cell office:value-type="float" office:value="14279" table:style-name="ce57">
            <text:p><text:s text:c="2"/>14 279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8</text:p>
          </table:table-cell>
          <table:table-cell office:value-type="string" table:style-name="ce5">
            <text:p>Café em grão</text:p>
          </table:table-cell>
          <table:table-cell office:value-type="float" office:value="15188" table:style-name="ce57">
            <text:p><text:s text:c="2"/>15 18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64" table:style-name="ce57">
            <text:p><text:s text:c="3"/>464</text:p>
          </table:table-cell>
          <table:table-cell office:value-type="float" office:value="112" table:style-name="ce57">
            <text:p><text:s text:c="3"/>112</text:p>
          </table:table-cell>
          <table:table-cell office:value-type="float" office:value="-2183" table:style-name="ce57">
            <text:p><text:s/>(-) <text:s/>2 183</text:p>
          </table:table-cell>
          <table:table-cell office:value-type="float" office:value="13581" table:style-name="ce57">
            <text:p><text:s text:c="2"/>13 581</text:p>
          </table:table-cell>
          <table:table-cell office:value-type="float" office:value="20904" table:style-name="ce57">
            <text:p><text:s text:c="2"/>20 904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9</text:p>
          </table:table-cell>
          <table:table-cell office:value-type="string" table:style-name="ce5">
            <text:p>Outros produtos da lavoura permanente</text:p>
          </table:table-cell>
          <table:table-cell office:value-type="float" office:value="2464" table:style-name="ce57">
            <text:p><text:s text:c="2"/>2 464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6938" table:style-name="ce57">
            <text:p><text:s text:c="2"/>36 938</text:p>
          </table:table-cell>
          <table:table-cell office:value-type="float" office:value="210" table:style-name="ce57">
            <text:p><text:s text:c="3"/>21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9618" table:style-name="ce57">
            <text:p><text:s text:c="2"/>39 618</text:p>
          </table:table-cell>
          <table:table-cell office:value-type="float" office:value="44993" table:style-name="ce57">
            <text:p><text:s text:c="2"/>44 993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01921</text:p>
          </table:table-cell>
          <table:table-cell office:value-type="string" table:style-name="ce10">
            <text:p>Bovinos e outros animais vivos, prods. animal, caça e serv.</text:p>
          </table:table-cell>
          <table:table-cell office:value-type="float" office:value="1559" table:style-name="ce57">
            <text:p><text:s text:c="2"/>1 55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39" table:style-name="ce57">
            <text:p><text:s text:c="2"/>1 139</text:p>
          </table:table-cell>
          <table:table-cell office:value-type="float" office:value="15689" table:style-name="ce57">
            <text:p><text:s text:c="2"/>15 689</text:p>
          </table:table-cell>
          <table:table-cell office:value-type="float" office:value="335" table:style-name="ce57">
            <text:p><text:s text:c="3"/>335</text:p>
          </table:table-cell>
          <table:table-cell office:value-type="float" office:value="18722" table:style-name="ce57">
            <text:p><text:s text:c="2"/>18 722</text:p>
          </table:table-cell>
          <table:table-cell office:value-type="float" office:value="84701" table:style-name="ce57">
            <text:p><text:s text:c="2"/>84 701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22</text:p>
          </table:table-cell>
          <table:table-cell office:value-type="string" table:style-name="ce26">
            <text:p>Leite de vaca e de outros animais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3720" table:style-name="ce56">
            <text:p><text:s text:c="2"/>13 72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3720" table:style-name="ce56">
            <text:p><text:s text:c="2"/>13 720</text:p>
          </table:table-cell>
          <table:table-cell office:value-type="float" office:value="35212" table:style-name="ce56">
            <text:p><text:s text:c="2"/>35 212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23</text:p>
          </table:table-cell>
          <table:table-cell office:value-type="string" table:style-name="ce26">
            <text:p>Suínos</text:p>
          </table:table-cell>
          <table:table-cell office:value-type="float" office:value="16" table:style-name="ce56">
            <text:p><text:s text:c="3"/>1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93" table:style-name="ce56">
            <text:p><text:s text:c="3"/>293</text:p>
          </table:table-cell>
          <table:table-cell office:value-type="float" office:value="45" table:style-name="ce56">
            <text:p><text:s text:c="3"/>4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54" table:style-name="ce56">
            <text:p><text:s text:c="3"/>354</text:p>
          </table:table-cell>
          <table:table-cell office:value-type="float" office:value="9816" table:style-name="ce56">
            <text:p><text:s text:c="2"/>9 816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24</text:p>
          </table:table-cell>
          <table:table-cell office:value-type="string" table:style-name="ce26">
            <text:p>Aves e ovos</text:p>
          </table:table-cell>
          <table:table-cell office:value-type="float" office:value="788" table:style-name="ce56">
            <text:p><text:s text:c="3"/>788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1152" table:style-name="ce56">
            <text:p><text:s text:c="2"/>11 152</text:p>
          </table:table-cell>
          <table:table-cell office:value-type="float" office:value="102" table:style-name="ce56">
            <text:p><text:s text:c="3"/>102</text:p>
          </table:table-cell>
          <table:table-cell office:value-type="float" office:value="27" table:style-name="ce56">
            <text:p><text:s text:c="3"/>27</text:p>
          </table:table-cell>
          <table:table-cell office:value-type="float" office:value="12071" table:style-name="ce56">
            <text:p><text:s text:c="2"/>12 071</text:p>
          </table:table-cell>
          <table:table-cell office:value-type="float" office:value="34330" table:style-name="ce56">
            <text:p><text:s text:c="2"/>34 330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2801</text:p>
          </table:table-cell>
          <table:table-cell office:value-type="string" table:style-name="ce26">
            <text:p>Produtos da exploração florestal e da silvicultura</text:p>
          </table:table-cell>
          <table:table-cell office:value-type="float" office:value="1975" table:style-name="ce56">
            <text:p><text:s text:c="2"/>1 97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9626" table:style-name="ce56">
            <text:p><text:s text:c="2"/>9 626</text:p>
          </table:table-cell>
          <table:table-cell office:value-type="float" office:value="1091" table:style-name="ce56">
            <text:p><text:s text:c="2"/>1 091</text:p>
          </table:table-cell>
          <table:table-cell office:value-type="float" office:value="118" table:style-name="ce56">
            <text:p><text:s text:c="3"/>118</text:p>
          </table:table-cell>
          <table:table-cell office:value-type="float" office:value="12810" table:style-name="ce56">
            <text:p><text:s text:c="2"/>12 810</text:p>
          </table:table-cell>
          <table:table-cell office:value-type="float" office:value="31111" table:style-name="ce56">
            <text:p><text:s text:c="2"/>31 111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02802</text:p>
          </table:table-cell>
          <table:table-cell office:value-type="string" table:style-name="ce28">
            <text:p>Pesca e aquicultura (peixe, crustáceos e moluscos)</text:p>
          </table:table-cell>
          <table:table-cell office:value-type="float" office:value="604" table:style-name="ce56">
            <text:p><text:s text:c="3"/>604</text:p>
          </table:table-cell>
          <table:table-cell office:value-type="float" office:value="4" table:style-name="ce56">
            <text:p><text:s text:c="3"/>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5600" table:style-name="ce56">
            <text:p><text:s text:c="2"/>15 60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6208" table:style-name="ce56">
            <text:p><text:s text:c="2"/>16 208</text:p>
          </table:table-cell>
          <table:table-cell office:value-type="float" office:value="19894" table:style-name="ce56">
            <text:p><text:s text:c="2"/>19 894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5801</text:p>
          </table:table-cell>
          <table:table-cell office:value-type="string" table:style-name="ce5">
            <text:p>Carvão mineral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33" table:style-name="ce57">
            <text:p><text:s text:c="3"/>133</text:p>
          </table:table-cell>
          <table:table-cell office:value-type="float" office:value="133" table:style-name="ce57">
            <text:p><text:s text:c="3"/>133</text:p>
          </table:table-cell>
          <table:table-cell office:value-type="float" office:value="9111" table:style-name="ce57">
            <text:p><text:s text:c="2"/>9 111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5802</text:p>
          </table:table-cell>
          <table:table-cell office:value-type="string" table:style-name="ce5">
            <text:p>Minerais não-metálicos</text:p>
          </table:table-cell>
          <table:table-cell office:value-type="float" office:value="2141" table:style-name="ce57">
            <text:p><text:s text:c="2"/>2 14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487" table:style-name="ce57">
            <text:p><text:s/>(-) <text:s text:c="2"/>487</text:p>
          </table:table-cell>
          <table:table-cell office:value-type="float" office:value="1654" table:style-name="ce57">
            <text:p><text:s text:c="2"/>1 654</text:p>
          </table:table-cell>
          <table:table-cell office:value-type="float" office:value="26788" table:style-name="ce57">
            <text:p><text:s text:c="2"/>26 788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6801</text:p>
          </table:table-cell>
          <table:table-cell office:value-type="string" table:style-name="ce5">
            <text:p>Petróleo, gás natural e serviços de apoio</text:p>
          </table:table-cell>
          <table:table-cell office:value-type="float" office:value="43374" table:style-name="ce57">
            <text:p><text:s text:c="2"/>43 37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139" table:style-name="ce57">
            <text:p><text:s text:c="2"/>5 139</text:p>
          </table:table-cell>
          <table:table-cell office:value-type="float" office:value="-2058" table:style-name="ce57">
            <text:p><text:s/>(-) <text:s/>2 058</text:p>
          </table:table-cell>
          <table:table-cell office:value-type="float" office:value="46455" table:style-name="ce57">
            <text:p><text:s text:c="2"/>46 455</text:p>
          </table:table-cell>
          <table:table-cell office:value-type="float" office:value="136360" table:style-name="ce57">
            <text:p><text:s text:c="2"/>136 360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7911</text:p>
          </table:table-cell>
          <table:table-cell office:value-type="string" table:style-name="ce5">
            <text:p>Minério de ferro</text:p>
          </table:table-cell>
          <table:table-cell office:value-type="float" office:value="46818" table:style-name="ce57">
            <text:p><text:s text:c="2"/>46 81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517" table:style-name="ce57">
            <text:p><text:s text:c="2"/>2 517</text:p>
          </table:table-cell>
          <table:table-cell office:value-type="float" office:value="49335" table:style-name="ce57">
            <text:p><text:s text:c="2"/>49 335</text:p>
          </table:table-cell>
          <table:table-cell office:value-type="float" office:value="62396" table:style-name="ce57">
            <text:p><text:s text:c="2"/>62 396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07921</text:p>
          </table:table-cell>
          <table:table-cell office:value-type="string" table:style-name="ce10">
            <text:p>Minerais metálicos não-ferrosos</text:p>
          </table:table-cell>
          <table:table-cell office:value-type="float" office:value="9384" table:style-name="ce57">
            <text:p><text:s text:c="2"/>9 38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550" table:style-name="ce57">
            <text:p><text:s/>(-) <text:s text:c="2"/>550</text:p>
          </table:table-cell>
          <table:table-cell office:value-type="float" office:value="8834" table:style-name="ce57">
            <text:p><text:s text:c="2"/>8 834</text:p>
          </table:table-cell>
          <table:table-cell office:value-type="float" office:value="22443" table:style-name="ce57">
            <text:p><text:s text:c="2"/>22 443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10911</text:p>
          </table:table-cell>
          <table:table-cell office:value-type="string" table:style-name="ce29">
            <text:p>Carne de bovinos e outros prod. de carne</text:p>
          </table:table-cell>
          <table:table-cell office:value-type="float" office:value="24471" table:style-name="ce56">
            <text:p><text:s text:c="2"/>24 471</text:p>
          </table:table-cell>
          <table:table-cell office:value-type="float" office:value="141" table:style-name="ce56">
            <text:p><text:s text:c="3"/>14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27228" table:style-name="ce56">
            <text:p><text:s text:c="2"/>127 22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52" table:style-name="ce56">
            <text:p><text:s text:c="3"/>152</text:p>
          </table:table-cell>
          <table:table-cell office:value-type="float" office:value="151992" table:style-name="ce56">
            <text:p><text:s text:c="2"/>151 992</text:p>
          </table:table-cell>
          <table:table-cell office:value-type="float" office:value="185468" table:style-name="ce56">
            <text:p><text:s text:c="2"/>185 468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10912</text:p>
          </table:table-cell>
          <table:table-cell office:value-type="string" table:style-name="ce26">
            <text:p>Carne de suíno</text:p>
          </table:table-cell>
          <table:table-cell office:value-type="float" office:value="4382" table:style-name="ce56">
            <text:p><text:s text:c="2"/>4 38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8488" table:style-name="ce56">
            <text:p><text:s text:c="2"/>8 48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170" table:style-name="ce56">
            <text:p><text:s/>(-) <text:s text:c="2"/>170</text:p>
          </table:table-cell>
          <table:table-cell office:value-type="float" office:value="12700" table:style-name="ce56">
            <text:p><text:s text:c="2"/>12 700</text:p>
          </table:table-cell>
          <table:table-cell office:value-type="float" office:value="18049" table:style-name="ce56">
            <text:p><text:s text:c="2"/>18 049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13</text:p>
          </table:table-cell>
          <table:table-cell office:value-type="string" table:style-name="ce26">
            <text:p>Carne de aves</text:p>
          </table:table-cell>
          <table:table-cell office:value-type="float" office:value="23997" table:style-name="ce56">
            <text:p><text:s text:c="2"/>23 99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8978" table:style-name="ce56">
            <text:p><text:s text:c="2"/>38 97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7" table:style-name="ce56">
            <text:p><text:s text:c="3"/>57</text:p>
          </table:table-cell>
          <table:table-cell office:value-type="float" office:value="63032" table:style-name="ce56">
            <text:p><text:s text:c="2"/>63 032</text:p>
          </table:table-cell>
          <table:table-cell office:value-type="float" office:value="71842" table:style-name="ce56">
            <text:p><text:s text:c="2"/>71 84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14</text:p>
          </table:table-cell>
          <table:table-cell office:value-type="string" table:style-name="ce26">
            <text:p>Pescado industrializado</text:p>
          </table:table-cell>
          <table:table-cell office:value-type="float" office:value="701" table:style-name="ce56">
            <text:p><text:s text:c="3"/>70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8630" table:style-name="ce56">
            <text:p><text:s text:c="2"/>8 63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302" table:style-name="ce56">
            <text:p><text:s/>(-) <text:s text:c="2"/>302</text:p>
          </table:table-cell>
          <table:table-cell office:value-type="float" office:value="9029" table:style-name="ce56">
            <text:p><text:s text:c="2"/>9 029</text:p>
          </table:table-cell>
          <table:table-cell office:value-type="float" office:value="10377" table:style-name="ce56">
            <text:p><text:s text:c="2"/>10 377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10915</text:p>
          </table:table-cell>
          <table:table-cell office:value-type="string" table:style-name="ce28">
            <text:p>Leite resfriado, esterilizado e pasteurizado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4" table:style-name="ce56">
            <text:p><text:s text:c="3"/>1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9285" table:style-name="ce56">
            <text:p><text:s text:c="2"/>19 28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142" table:style-name="ce56">
            <text:p><text:s/>(-) <text:s text:c="2"/>142</text:p>
          </table:table-cell>
          <table:table-cell office:value-type="float" office:value="19157" table:style-name="ce56">
            <text:p><text:s text:c="2"/>19 157</text:p>
          </table:table-cell>
          <table:table-cell office:value-type="float" office:value="31177" table:style-name="ce56">
            <text:p><text:s text:c="2"/>31 177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16</text:p>
          </table:table-cell>
          <table:table-cell office:value-type="string" table:style-name="ce5">
            <text:p>Outros produtos do laticínio</text:p>
          </table:table-cell>
          <table:table-cell office:value-type="float" office:value="353" table:style-name="ce57">
            <text:p><text:s text:c="3"/>353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7711" table:style-name="ce57">
            <text:p><text:s text:c="2"/>67 71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98" table:style-name="ce57">
            <text:p><text:s/>(-) <text:s text:c="2"/>198</text:p>
          </table:table-cell>
          <table:table-cell office:value-type="float" office:value="67873" table:style-name="ce57">
            <text:p><text:s text:c="2"/>67 873</text:p>
          </table:table-cell>
          <table:table-cell office:value-type="float" office:value="78691" table:style-name="ce57">
            <text:p><text:s text:c="2"/>78 691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21</text:p>
          </table:table-cell>
          <table:table-cell office:value-type="string" table:style-name="ce5">
            <text:p>Açúcar</text:p>
          </table:table-cell>
          <table:table-cell office:value-type="float" office:value="35490" table:style-name="ce57">
            <text:p><text:s text:c="2"/>35 49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878" table:style-name="ce57">
            <text:p><text:s text:c="2"/>12 87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791" table:style-name="ce57">
            <text:p><text:s/>(-) <text:s/>1 791</text:p>
          </table:table-cell>
          <table:table-cell office:value-type="float" office:value="46577" table:style-name="ce57">
            <text:p><text:s text:c="2"/>46 577</text:p>
          </table:table-cell>
          <table:table-cell office:value-type="float" office:value="62117" table:style-name="ce57">
            <text:p><text:s text:c="2"/>62 117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31</text:p>
          </table:table-cell>
          <table:table-cell office:value-type="string" table:style-name="ce5">
            <text:p>Conservas de frutas, legumes, outros vegetais e sucos de frutas</text:p>
          </table:table-cell>
          <table:table-cell office:value-type="float" office:value="9629" table:style-name="ce57">
            <text:p><text:s text:c="2"/>9 629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9713" table:style-name="ce57">
            <text:p><text:s text:c="2"/>29 71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21" table:style-name="ce57">
            <text:p><text:s text:c="2"/>1 021</text:p>
          </table:table-cell>
          <table:table-cell office:value-type="float" office:value="40380" table:style-name="ce57">
            <text:p><text:s text:c="2"/>40 380</text:p>
          </table:table-cell>
          <table:table-cell office:value-type="float" office:value="48098" table:style-name="ce57">
            <text:p><text:s text:c="2"/>48 098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32</text:p>
          </table:table-cell>
          <table:table-cell office:value-type="string" table:style-name="ce5">
            <text:p>Óleos e gorduras vegetais e animais</text:p>
          </table:table-cell>
          <table:table-cell office:value-type="float" office:value="21878" table:style-name="ce57">
            <text:p><text:s text:c="2"/>21 87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2109" table:style-name="ce57">
            <text:p><text:s text:c="2"/>22 10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43" table:style-name="ce57">
            <text:p><text:s text:c="2"/>1 243</text:p>
          </table:table-cell>
          <table:table-cell office:value-type="float" office:value="45230" table:style-name="ce57">
            <text:p><text:s text:c="2"/>45 230</text:p>
          </table:table-cell>
          <table:table-cell office:value-type="float" office:value="81267" table:style-name="ce57">
            <text:p><text:s text:c="2"/>81 267</text:p>
          </table:table-cell>
          <table:table-cell table:number-columns-repeated="16374"/>
        </table:table-row>
        <table:table-row table:style-name="ro5">
          <table:table-cell office:value-type="string" table:style-name="ce12">
            <text:p>10933</text:p>
          </table:table-cell>
          <table:table-cell office:value-type="string" table:style-name="ce10">
            <text:p>Café beneficiado</text:p>
          </table:table-cell>
          <table:table-cell office:value-type="float" office:value="2030" table:style-name="ce57">
            <text:p><text:s text:c="2"/>2 030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7118" table:style-name="ce57">
            <text:p><text:s text:c="2"/>17 11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223" table:style-name="ce57">
            <text:p><text:s/>(-) <text:s text:c="2"/>223</text:p>
          </table:table-cell>
          <table:table-cell office:value-type="float" office:value="18929" table:style-name="ce57">
            <text:p><text:s text:c="2"/>18 929</text:p>
          </table:table-cell>
          <table:table-cell office:value-type="float" office:value="22654" table:style-name="ce57">
            <text:p><text:s text:c="2"/>22 654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4</text:p>
          </table:table-cell>
          <table:table-cell office:value-type="string" table:style-name="ce26">
            <text:p>Arroz beneficiado e produtos derivados do arroz</text:p>
          </table:table-cell>
          <table:table-cell office:value-type="float" office:value="744" table:style-name="ce56">
            <text:p><text:s text:c="3"/>744</text:p>
          </table:table-cell>
          <table:table-cell office:value-type="float" office:value="12" table:style-name="ce56">
            <text:p><text:s text:c="3"/>1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5319" table:style-name="ce56">
            <text:p><text:s text:c="2"/>25 31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34" table:style-name="ce56">
            <text:p><text:s text:c="3"/>334</text:p>
          </table:table-cell>
          <table:table-cell office:value-type="float" office:value="26409" table:style-name="ce56">
            <text:p><text:s text:c="2"/>26 409</text:p>
          </table:table-cell>
          <table:table-cell office:value-type="float" office:value="29409" table:style-name="ce56">
            <text:p><text:s text:c="2"/>29 409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5</text:p>
          </table:table-cell>
          <table:table-cell office:value-type="string" table:style-name="ce26">
            <text:p>Produtos derivados do trigo, mandioca ou milho</text:p>
          </table:table-cell>
          <table:table-cell office:value-type="float" office:value="891" table:style-name="ce56">
            <text:p><text:s text:c="3"/>891</text:p>
          </table:table-cell>
          <table:table-cell office:value-type="float" office:value="10" table:style-name="ce56">
            <text:p><text:s text:c="3"/>1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1666" table:style-name="ce56">
            <text:p><text:s text:c="2"/>31 66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206" table:style-name="ce56">
            <text:p><text:s/>(-) <text:s text:c="2"/>206</text:p>
          </table:table-cell>
          <table:table-cell office:value-type="float" office:value="32361" table:style-name="ce56">
            <text:p><text:s text:c="2"/>32 361</text:p>
          </table:table-cell>
          <table:table-cell office:value-type="float" office:value="58121" table:style-name="ce56">
            <text:p><text:s text:c="2"/>58 121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6</text:p>
          </table:table-cell>
          <table:table-cell office:value-type="string" table:style-name="ce26">
            <text:p>Rações balanceadas para animais</text:p>
          </table:table-cell>
          <table:table-cell office:value-type="float" office:value="1032" table:style-name="ce56">
            <text:p><text:s text:c="2"/>1 03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3750" table:style-name="ce56">
            <text:p><text:s text:c="2"/>13 75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1405" table:style-name="ce56">
            <text:p><text:s/>(-) <text:s/>1 405</text:p>
          </table:table-cell>
          <table:table-cell office:value-type="float" office:value="13377" table:style-name="ce56">
            <text:p><text:s text:c="2"/>13 377</text:p>
          </table:table-cell>
          <table:table-cell office:value-type="float" office:value="49168" table:style-name="ce56">
            <text:p><text:s text:c="2"/>49 168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7</text:p>
          </table:table-cell>
          <table:table-cell office:value-type="string" table:style-name="ce26">
            <text:p>Outros produtos alimentares</text:p>
          </table:table-cell>
          <table:table-cell office:value-type="float" office:value="4133" table:style-name="ce56">
            <text:p><text:s text:c="2"/>4 133</text:p>
          </table:table-cell>
          <table:table-cell office:value-type="float" office:value="32" table:style-name="ce56">
            <text:p><text:s text:c="3"/>3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64032" table:style-name="ce56">
            <text:p><text:s text:c="2"/>164 03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903" table:style-name="ce56">
            <text:p><text:s text:c="3"/>903</text:p>
          </table:table-cell>
          <table:table-cell office:value-type="float" office:value="169100" table:style-name="ce56">
            <text:p><text:s text:c="2"/>169 100</text:p>
          </table:table-cell>
          <table:table-cell office:value-type="float" office:value="191984" table:style-name="ce56">
            <text:p><text:s text:c="2"/>191 984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11001</text:p>
          </table:table-cell>
          <table:table-cell office:value-type="string" table:style-name="ce28">
            <text:p>Bebidas</text:p>
          </table:table-cell>
          <table:table-cell office:value-type="float" office:value="3391" table:style-name="ce56">
            <text:p><text:s text:c="2"/>3 39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73373" table:style-name="ce56">
            <text:p><text:s text:c="2"/>73 37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960" table:style-name="ce56">
            <text:p><text:s text:c="3"/>960</text:p>
          </table:table-cell>
          <table:table-cell office:value-type="float" office:value="77724" table:style-name="ce56">
            <text:p><text:s text:c="2"/>77 724</text:p>
          </table:table-cell>
          <table:table-cell office:value-type="float" office:value="138264" table:style-name="ce56">
            <text:p><text:s text:c="2"/>138 264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2001</text:p>
          </table:table-cell>
          <table:table-cell office:value-type="string" table:style-name="ce5">
            <text:p>Produtos do fumo</text:p>
          </table:table-cell>
          <table:table-cell office:value-type="float" office:value="7219" table:style-name="ce57">
            <text:p><text:s text:c="2"/>7 21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5739" table:style-name="ce57">
            <text:p><text:s text:c="2"/>25 73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60" table:style-name="ce57">
            <text:p><text:s text:c="2"/>1 060</text:p>
          </table:table-cell>
          <table:table-cell office:value-type="float" office:value="34018" table:style-name="ce57">
            <text:p><text:s text:c="2"/>34 018</text:p>
          </table:table-cell>
          <table:table-cell office:value-type="float" office:value="35236" table:style-name="ce57">
            <text:p><text:s text:c="2"/>35 236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3001</text:p>
          </table:table-cell>
          <table:table-cell office:value-type="string" table:style-name="ce5">
            <text:p>Fios e fibras têxteis beneficiadas</text:p>
          </table:table-cell>
          <table:table-cell office:value-type="float" office:value="265" table:style-name="ce57">
            <text:p><text:s text:c="3"/>26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3" table:style-name="ce57">
            <text:p><text:s text:c="3"/>8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23" table:style-name="ce57">
            <text:p><text:s text:c="3"/>323</text:p>
          </table:table-cell>
          <table:table-cell office:value-type="float" office:value="671" table:style-name="ce57">
            <text:p><text:s text:c="3"/>671</text:p>
          </table:table-cell>
          <table:table-cell office:value-type="float" office:value="15153" table:style-name="ce57">
            <text:p><text:s text:c="2"/>15 153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3002</text:p>
          </table:table-cell>
          <table:table-cell office:value-type="string" table:style-name="ce5">
            <text:p>Tecidos</text:p>
          </table:table-cell>
          <table:table-cell office:value-type="float" office:value="803" table:style-name="ce57">
            <text:p><text:s text:c="3"/>80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409" table:style-name="ce57">
            <text:p><text:s text:c="2"/>1 40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31" table:style-name="ce57">
            <text:p><text:s text:c="3"/>131</text:p>
          </table:table-cell>
          <table:table-cell office:value-type="float" office:value="2343" table:style-name="ce57">
            <text:p><text:s text:c="2"/>2 343</text:p>
          </table:table-cell>
          <table:table-cell office:value-type="float" office:value="30304" table:style-name="ce57">
            <text:p><text:s text:c="2"/>30 304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3003</text:p>
          </table:table-cell>
          <table:table-cell office:value-type="string" table:style-name="ce5">
            <text:p>Art. têxteis de uso doméstico e outros têxteis</text:p>
          </table:table-cell>
          <table:table-cell office:value-type="float" office:value="1290" table:style-name="ce57">
            <text:p><text:s text:c="2"/>1 29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6495" table:style-name="ce57">
            <text:p><text:s text:c="2"/>36 49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79" table:style-name="ce57">
            <text:p><text:s text:c="3"/>479</text:p>
          </table:table-cell>
          <table:table-cell office:value-type="float" office:value="38264" table:style-name="ce57">
            <text:p><text:s text:c="2"/>38 264</text:p>
          </table:table-cell>
          <table:table-cell office:value-type="float" office:value="51014" table:style-name="ce57">
            <text:p><text:s text:c="2"/>51 014</text:p>
          </table:table-cell>
          <table:table-cell table:number-columns-repeated="16374"/>
        </table:table-row>
        <table:table-row table:style-name="ro5">
          <table:table-cell office:value-type="string" table:style-name="ce12">
            <text:p>14001</text:p>
          </table:table-cell>
          <table:table-cell office:value-type="string" table:style-name="ce10">
            <text:p>Artigos do vestuário e acessórios</text:p>
          </table:table-cell>
          <table:table-cell office:value-type="float" office:value="2488" table:style-name="ce57">
            <text:p><text:s text:c="2"/>2 488</text:p>
          </table:table-cell>
          <table:table-cell office:value-type="float" office:value="22" table:style-name="ce57">
            <text:p><text:s text:c="3"/>2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35659" table:style-name="ce57">
            <text:p><text:s text:c="2"/>135 65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60" table:style-name="ce57">
            <text:p><text:s text:c="2"/>1 260</text:p>
          </table:table-cell>
          <table:table-cell office:value-type="float" office:value="139429" table:style-name="ce57">
            <text:p><text:s text:c="2"/>139 429</text:p>
          </table:table-cell>
          <table:table-cell office:value-type="float" office:value="151643" table:style-name="ce57">
            <text:p><text:s text:c="2"/>151 64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5001</text:p>
          </table:table-cell>
          <table:table-cell office:value-type="string" table:style-name="ce26">
            <text:p>Calçados e artefatos de couro</text:p>
          </table:table-cell>
          <table:table-cell office:value-type="float" office:value="10716" table:style-name="ce56">
            <text:p><text:s text:c="2"/>10 71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6120" table:style-name="ce56">
            <text:p><text:s text:c="2"/>56 12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320" table:style-name="ce56">
            <text:p><text:s text:c="2"/>1 320</text:p>
          </table:table-cell>
          <table:table-cell office:value-type="float" office:value="68156" table:style-name="ce56">
            <text:p><text:s text:c="2"/>68 156</text:p>
          </table:table-cell>
          <table:table-cell office:value-type="float" office:value="77160" table:style-name="ce56">
            <text:p><text:s text:c="2"/>77 160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6001</text:p>
          </table:table-cell>
          <table:table-cell office:value-type="string" table:style-name="ce26">
            <text:p>Produtos de madeira, exclusive móveis</text:p>
          </table:table-cell>
          <table:table-cell office:value-type="float" office:value="8741" table:style-name="ce56">
            <text:p><text:s text:c="2"/>8 74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392" table:style-name="ce56">
            <text:p><text:s text:c="2"/>2 392</text:p>
          </table:table-cell>
          <table:table-cell office:value-type="float" office:value="83" table:style-name="ce56">
            <text:p><text:s text:c="3"/>83</text:p>
          </table:table-cell>
          <table:table-cell office:value-type="float" office:value="-1525" table:style-name="ce56">
            <text:p><text:s/>(-) <text:s/>1 525</text:p>
          </table:table-cell>
          <table:table-cell office:value-type="float" office:value="9691" table:style-name="ce56">
            <text:p><text:s text:c="2"/>9 691</text:p>
          </table:table-cell>
          <table:table-cell office:value-type="float" office:value="35812" table:style-name="ce56">
            <text:p><text:s text:c="2"/>35 81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7001</text:p>
          </table:table-cell>
          <table:table-cell office:value-type="string" table:style-name="ce26">
            <text:p>Celulose</text:p>
          </table:table-cell>
          <table:table-cell office:value-type="float" office:value="19935" table:style-name="ce56">
            <text:p><text:s text:c="2"/>19 93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281" table:style-name="ce56">
            <text:p><text:s text:c="2"/>1 281</text:p>
          </table:table-cell>
          <table:table-cell office:value-type="float" office:value="21216" table:style-name="ce56">
            <text:p><text:s text:c="2"/>21 216</text:p>
          </table:table-cell>
          <table:table-cell office:value-type="float" office:value="27622" table:style-name="ce56">
            <text:p><text:s text:c="2"/>27 62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7002</text:p>
          </table:table-cell>
          <table:table-cell office:value-type="string" table:style-name="ce26">
            <text:p>Papel, papelão, embalagens e artefatos de papel</text:p>
          </table:table-cell>
          <table:table-cell office:value-type="float" office:value="6930" table:style-name="ce56">
            <text:p><text:s text:c="2"/>6 93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8825" table:style-name="ce56">
            <text:p><text:s text:c="2"/>18 82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478" table:style-name="ce56">
            <text:p><text:s/>(-) <text:s text:c="2"/>478</text:p>
          </table:table-cell>
          <table:table-cell office:value-type="float" office:value="25277" table:style-name="ce56">
            <text:p><text:s text:c="2"/>25 277</text:p>
          </table:table-cell>
          <table:table-cell office:value-type="float" office:value="94050" table:style-name="ce56">
            <text:p><text:s text:c="2"/>94 050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8001</text:p>
          </table:table-cell>
          <table:table-cell office:value-type="string" table:style-name="ce26">
            <text:p>Serviços de impressão e reprodução</text:p>
          </table:table-cell>
          <table:table-cell office:value-type="float" office:value="113" table:style-name="ce56">
            <text:p><text:s text:c="3"/>11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672" table:style-name="ce56">
            <text:p><text:s text:c="3"/>67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651" table:style-name="ce56">
            <text:p><text:s/>(-) <text:s text:c="2"/>651</text:p>
          </table:table-cell>
          <table:table-cell office:value-type="float" office:value="134" table:style-name="ce56">
            <text:p><text:s text:c="3"/>134</text:p>
          </table:table-cell>
          <table:table-cell office:value-type="float" office:value="33646" table:style-name="ce56">
            <text:p><text:s text:c="2"/>33 646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19911</text:p>
          </table:table-cell>
          <table:table-cell office:value-type="string" table:style-name="ce14">
            <text:p>Combustíveis para aviação</text:p>
          </table:table-cell>
          <table:table-cell office:value-type="float" office:value="4102" table:style-name="ce57">
            <text:p><text:s text:c="2"/>4 10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98" table:style-name="ce57">
            <text:p><text:s text:c="3"/>69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258" table:style-name="ce57">
            <text:p><text:s/>(-) <text:s text:c="2"/>258</text:p>
          </table:table-cell>
          <table:table-cell office:value-type="float" office:value="4542" table:style-name="ce57">
            <text:p><text:s text:c="2"/>4 542</text:p>
          </table:table-cell>
          <table:table-cell office:value-type="float" office:value="18498" table:style-name="ce57">
            <text:p><text:s text:c="2"/>18 498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19912</text:p>
          </table:table-cell>
          <table:table-cell office:value-type="string" table:style-name="ce14">
            <text:p>Gasoálcool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47383" table:style-name="ce57">
            <text:p><text:s text:c="2"/>147 38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47383" table:style-name="ce57">
            <text:p><text:s text:c="2"/>147 383</text:p>
          </table:table-cell>
          <table:table-cell office:value-type="float" office:value="168298" table:style-name="ce57">
            <text:p><text:s text:c="2"/>168 298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19913</text:p>
          </table:table-cell>
          <table:table-cell office:value-type="string" table:style-name="ce16">
            <text:p>Naftas para petroquímica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54" table:style-name="ce57">
            <text:p><text:s text:c="3"/>554</text:p>
          </table:table-cell>
          <table:table-cell office:value-type="float" office:value="554" table:style-name="ce57">
            <text:p><text:s text:c="3"/>554</text:p>
          </table:table-cell>
          <table:table-cell office:value-type="float" office:value="16843" table:style-name="ce57">
            <text:p><text:s text:c="2"/>16 843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9914</text:p>
          </table:table-cell>
          <table:table-cell office:value-type="string" table:style-name="ce5">
            <text:p>Óleo combustível<text:s text:c="2"/></text:p>
          </table:table-cell>
          <table:table-cell office:value-type="float" office:value="4957" table:style-name="ce57">
            <text:p><text:s text:c="2"/>4 95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031" table:style-name="ce57">
            <text:p><text:s/>(-) <text:s/>1 031</text:p>
          </table:table-cell>
          <table:table-cell office:value-type="float" office:value="3926" table:style-name="ce57">
            <text:p><text:s text:c="2"/>3 926</text:p>
          </table:table-cell>
          <table:table-cell office:value-type="float" office:value="15730" table:style-name="ce57">
            <text:p><text:s text:c="2"/>15 730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9915</text:p>
          </table:table-cell>
          <table:table-cell office:value-type="string" table:style-name="ce5">
            <text:p>Diesel - biodiesel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589" table:style-name="ce57">
            <text:p><text:s text:c="2"/>6 58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589" table:style-name="ce57">
            <text:p><text:s text:c="2"/>6 589</text:p>
          </table:table-cell>
          <table:table-cell office:value-type="float" office:value="137918" table:style-name="ce57">
            <text:p><text:s text:c="2"/>137 918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9916</text:p>
          </table:table-cell>
          <table:table-cell office:value-type="string" table:style-name="ce26">
            <text:p>Outros produtos do refino do petróleo</text:p>
          </table:table-cell>
          <table:table-cell office:value-type="float" office:value="2654" table:style-name="ce56">
            <text:p><text:s text:c="2"/>2 65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0815" table:style-name="ce56">
            <text:p><text:s text:c="2"/>30 81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5392" table:style-name="ce56">
            <text:p><text:s/>(-) <text:s/>5 392</text:p>
          </table:table-cell>
          <table:table-cell office:value-type="float" office:value="28077" table:style-name="ce56">
            <text:p><text:s text:c="2"/>28 077</text:p>
          </table:table-cell>
          <table:table-cell office:value-type="float" office:value="232844" table:style-name="ce56">
            <text:p><text:s text:c="2"/>232 844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9921</text:p>
          </table:table-cell>
          <table:table-cell office:value-type="string" table:style-name="ce26">
            <text:p>Etanol e outros biocombustíveis</text:p>
          </table:table-cell>
          <table:table-cell office:value-type="float" office:value="2713" table:style-name="ce56">
            <text:p><text:s text:c="2"/>2 71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9592" table:style-name="ce56">
            <text:p><text:s text:c="2"/>39 59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328" table:style-name="ce56">
            <text:p><text:s text:c="2"/>3 328</text:p>
          </table:table-cell>
          <table:table-cell office:value-type="float" office:value="45633" table:style-name="ce56">
            <text:p><text:s text:c="2"/>45 633</text:p>
          </table:table-cell>
          <table:table-cell office:value-type="float" office:value="92999" table:style-name="ce56">
            <text:p><text:s text:c="2"/>92 999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0911</text:p>
          </table:table-cell>
          <table:table-cell office:value-type="string" table:style-name="ce28">
            <text:p>Produtos químicos inorgânicos</text:p>
          </table:table-cell>
          <table:table-cell office:value-type="float" office:value="2441" table:style-name="ce56">
            <text:p><text:s text:c="2"/>2 44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8" table:style-name="ce56">
            <text:p><text:s text:c="3"/>2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679" table:style-name="ce56">
            <text:p><text:s text:c="2"/>1 679</text:p>
          </table:table-cell>
          <table:table-cell office:value-type="float" office:value="4148" table:style-name="ce56">
            <text:p><text:s text:c="2"/>4 148</text:p>
          </table:table-cell>
          <table:table-cell office:value-type="float" office:value="73953" table:style-name="ce56">
            <text:p><text:s text:c="2"/>73 95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0912</text:p>
          </table:table-cell>
          <table:table-cell office:value-type="string" table:style-name="ce26">
            <text:p>Adubos e fertilizantes</text:p>
          </table:table-cell>
          <table:table-cell office:value-type="float" office:value="600" table:style-name="ce56">
            <text:p><text:s text:c="3"/>60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757" table:style-name="ce56">
            <text:p><text:s text:c="2"/>2 757</text:p>
          </table:table-cell>
          <table:table-cell office:value-type="float" office:value="3357" table:style-name="ce56">
            <text:p><text:s text:c="2"/>3 357</text:p>
          </table:table-cell>
          <table:table-cell office:value-type="float" office:value="61709" table:style-name="ce56">
            <text:p><text:s text:c="2"/>61 709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0913</text:p>
          </table:table-cell>
          <table:table-cell office:value-type="string" table:style-name="ce26">
            <text:p>Produtos químicos orgânicos</text:p>
          </table:table-cell>
          <table:table-cell office:value-type="float" office:value="8298" table:style-name="ce56">
            <text:p><text:s text:c="2"/>8 29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962" table:style-name="ce56">
            <text:p><text:s/>(-) <text:s text:c="2"/>962</text:p>
          </table:table-cell>
          <table:table-cell office:value-type="float" office:value="7336" table:style-name="ce56">
            <text:p><text:s text:c="2"/>7 336</text:p>
          </table:table-cell>
          <table:table-cell office:value-type="float" office:value="76137" table:style-name="ce56">
            <text:p><text:s text:c="2"/>76 137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0914</text:p>
          </table:table-cell>
          <table:table-cell office:value-type="string" table:style-name="ce14">
            <text:p>Resinas,elastômeros e fibras artif. e sintéticas</text:p>
          </table:table-cell>
          <table:table-cell office:value-type="float" office:value="9321" table:style-name="ce57">
            <text:p><text:s text:c="2"/>9 32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210" table:style-name="ce57">
            <text:p><text:s text:c="2"/>3 210</text:p>
          </table:table-cell>
          <table:table-cell office:value-type="float" office:value="12531" table:style-name="ce57">
            <text:p><text:s text:c="2"/>12 531</text:p>
          </table:table-cell>
          <table:table-cell office:value-type="float" office:value="66273" table:style-name="ce57">
            <text:p><text:s text:c="2"/>66 273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0921</text:p>
          </table:table-cell>
          <table:table-cell office:value-type="string" table:style-name="ce14">
            <text:p>Defensivos agrícolas e desinfestantes domissanitários</text:p>
          </table:table-cell>
          <table:table-cell office:value-type="float" office:value="1144" table:style-name="ce57">
            <text:p><text:s text:c="2"/>1 14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60" table:style-name="ce57">
            <text:p><text:s text:c="3"/>66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622" table:style-name="ce57">
            <text:p><text:s/>(-) <text:s/>1 622</text:p>
          </table:table-cell>
          <table:table-cell office:value-type="float" office:value="182" table:style-name="ce57">
            <text:p><text:s text:c="3"/>182</text:p>
          </table:table-cell>
          <table:table-cell office:value-type="float" office:value="52571" table:style-name="ce57">
            <text:p><text:s text:c="2"/>52 571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0922</text:p>
          </table:table-cell>
          <table:table-cell office:value-type="string" table:style-name="ce14">
            <text:p>Produtos químicos diversos<text:s/></text:p>
          </table:table-cell>
          <table:table-cell office:value-type="float" office:value="5533" table:style-name="ce57">
            <text:p><text:s text:c="2"/>5 53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06" table:style-name="ce57">
            <text:p><text:s text:c="3"/>60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79" table:style-name="ce57">
            <text:p><text:s text:c="3"/>779</text:p>
          </table:table-cell>
          <table:table-cell office:value-type="float" office:value="6918" table:style-name="ce57">
            <text:p><text:s text:c="2"/>6 918</text:p>
          </table:table-cell>
          <table:table-cell office:value-type="float" office:value="41218" table:style-name="ce57">
            <text:p><text:s text:c="2"/>41 218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20923</text:p>
          </table:table-cell>
          <table:table-cell office:value-type="string" table:style-name="ce16">
            <text:p>Tintas, vernizes, esmaltes e lacas</text:p>
          </table:table-cell>
          <table:table-cell office:value-type="float" office:value="714" table:style-name="ce57">
            <text:p><text:s text:c="3"/>71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90" table:style-name="ce57">
            <text:p><text:s text:c="3"/>39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285" table:style-name="ce57">
            <text:p><text:s/>(-) <text:s text:c="2"/>285</text:p>
          </table:table-cell>
          <table:table-cell office:value-type="float" office:value="819" table:style-name="ce57">
            <text:p><text:s text:c="3"/>819</text:p>
          </table:table-cell>
          <table:table-cell office:value-type="float" office:value="27327" table:style-name="ce57">
            <text:p><text:s text:c="2"/>27 327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20931</text:p>
          </table:table-cell>
          <table:table-cell office:value-type="string" table:style-name="ce5">
            <text:p>Perfumaria, sabões e artigos de limpeza</text:p>
          </table:table-cell>
          <table:table-cell office:value-type="float" office:value="4025" table:style-name="ce57">
            <text:p><text:s text:c="2"/>4 02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6210" table:style-name="ce57">
            <text:p><text:s text:c="2"/>86 21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604" table:style-name="ce57">
            <text:p><text:s text:c="2"/>2 604</text:p>
          </table:table-cell>
          <table:table-cell office:value-type="float" office:value="92839" table:style-name="ce57">
            <text:p><text:s text:c="2"/>92 839</text:p>
          </table:table-cell>
          <table:table-cell office:value-type="float" office:value="111205" table:style-name="ce57">
            <text:p><text:s text:c="2"/>111 205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1001</text:p>
          </table:table-cell>
          <table:table-cell office:value-type="string" table:style-name="ce26">
            <text:p>Produtos farmacêuticos</text:p>
          </table:table-cell>
          <table:table-cell office:value-type="float" office:value="4407" table:style-name="ce56">
            <text:p><text:s text:c="2"/>4 407</text:p>
          </table:table-cell>
          <table:table-cell office:value-type="float" office:value="7894" table:style-name="ce56">
            <text:p><text:s text:c="2"/>7 89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94715" table:style-name="ce56">
            <text:p><text:s text:c="2"/>94 71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33" table:style-name="ce56">
            <text:p><text:s/>(-) <text:s text:c="2"/>33</text:p>
          </table:table-cell>
          <table:table-cell office:value-type="float" office:value="106983" table:style-name="ce56">
            <text:p><text:s text:c="2"/>106 983</text:p>
          </table:table-cell>
          <table:table-cell office:value-type="float" office:value="152536" table:style-name="ce56">
            <text:p><text:s text:c="2"/>152 536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2001</text:p>
          </table:table-cell>
          <table:table-cell office:value-type="string" table:style-name="ce26">
            <text:p>Artigos de borracha</text:p>
          </table:table-cell>
          <table:table-cell office:value-type="float" office:value="5658" table:style-name="ce56">
            <text:p><text:s text:c="2"/>5 65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0694" table:style-name="ce56">
            <text:p><text:s text:c="2"/>10 69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174" table:style-name="ce56">
            <text:p><text:s text:c="2"/>1 174</text:p>
          </table:table-cell>
          <table:table-cell office:value-type="float" office:value="17526" table:style-name="ce56">
            <text:p><text:s text:c="2"/>17 526</text:p>
          </table:table-cell>
          <table:table-cell office:value-type="float" office:value="47693" table:style-name="ce56">
            <text:p><text:s text:c="2"/>47 69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2002</text:p>
          </table:table-cell>
          <table:table-cell office:value-type="string" table:style-name="ce26">
            <text:p>Artigos de plástico</text:p>
          </table:table-cell>
          <table:table-cell office:value-type="float" office:value="3559" table:style-name="ce56">
            <text:p><text:s text:c="2"/>3 55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8596" table:style-name="ce56">
            <text:p><text:s text:c="2"/>8 59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37" table:style-name="ce56">
            <text:p><text:s text:c="3"/>237</text:p>
          </table:table-cell>
          <table:table-cell office:value-type="float" office:value="12392" table:style-name="ce56">
            <text:p><text:s text:c="2"/>12 392</text:p>
          </table:table-cell>
          <table:table-cell office:value-type="float" office:value="107246" table:style-name="ce56">
            <text:p><text:s text:c="2"/>107 246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3001</text:p>
          </table:table-cell>
          <table:table-cell office:value-type="string" table:style-name="ce28">
            <text:p>Cimento</text:p>
          </table:table-cell>
          <table:table-cell office:value-type="float" office:value="37" table:style-name="ce56">
            <text:p><text:s text:c="3"/>3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126" table:style-name="ce56">
            <text:p><text:s/>(-) <text:s text:c="2"/>126</text:p>
          </table:table-cell>
          <table:table-cell office:value-type="float" office:value="-89" table:style-name="ce56">
            <text:p><text:s/>(-) <text:s text:c="2"/>89</text:p>
          </table:table-cell>
          <table:table-cell office:value-type="float" office:value="16255" table:style-name="ce56">
            <text:p><text:s text:c="2"/>16 255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3002</text:p>
          </table:table-cell>
          <table:table-cell office:value-type="string" table:style-name="ce26">
            <text:p>Artefatos de cimento, gesso e semelhantes</text:p>
          </table:table-cell>
          <table:table-cell office:value-type="float" office:value="67" table:style-name="ce56">
            <text:p><text:s text:c="3"/>6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1217" table:style-name="ce56">
            <text:p><text:s/>(-) <text:s/>1 217</text:p>
          </table:table-cell>
          <table:table-cell office:value-type="float" office:value="-1150" table:style-name="ce56">
            <text:p><text:s/>(-) <text:s/>1 150</text:p>
          </table:table-cell>
          <table:table-cell office:value-type="float" office:value="26966" table:style-name="ce56">
            <text:p><text:s text:c="2"/>26 966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3003</text:p>
          </table:table-cell>
          <table:table-cell office:value-type="string" table:style-name="ce14">
            <text:p>Vidros, cerâmicos e outros prod. de minerais não-metálicos</text:p>
          </table:table-cell>
          <table:table-cell office:value-type="float" office:value="7520" table:style-name="ce57">
            <text:p><text:s text:c="2"/>7 52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260" table:style-name="ce57">
            <text:p><text:s text:c="2"/>4 26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092" table:style-name="ce57">
            <text:p><text:s/>(-) <text:s/>1 092</text:p>
          </table:table-cell>
          <table:table-cell office:value-type="float" office:value="10688" table:style-name="ce57">
            <text:p><text:s text:c="2"/>10 688</text:p>
          </table:table-cell>
          <table:table-cell office:value-type="float" office:value="71748" table:style-name="ce57">
            <text:p><text:s text:c="2"/>71 748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4911</text:p>
          </table:table-cell>
          <table:table-cell office:value-type="string" table:style-name="ce14">
            <text:p>Ferro-gusa e ferroligas</text:p>
          </table:table-cell>
          <table:table-cell office:value-type="float" office:value="9728" table:style-name="ce57">
            <text:p><text:s text:c="2"/>9 72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22" table:style-name="ce57">
            <text:p><text:s text:c="3"/>622</text:p>
          </table:table-cell>
          <table:table-cell office:value-type="float" office:value="10350" table:style-name="ce57">
            <text:p><text:s text:c="2"/>10 350</text:p>
          </table:table-cell>
          <table:table-cell office:value-type="float" office:value="13461" table:style-name="ce57">
            <text:p><text:s text:c="2"/>13 461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4912</text:p>
          </table:table-cell>
          <table:table-cell office:value-type="string" table:style-name="ce14">
            <text:p>Semi-acabacados, laminados planos, longos e tubos de aço</text:p>
          </table:table-cell>
          <table:table-cell office:value-type="float" office:value="27320" table:style-name="ce57">
            <text:p><text:s text:c="2"/>27 32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48" table:style-name="ce57">
            <text:p><text:s text:c="3"/>248</text:p>
          </table:table-cell>
          <table:table-cell office:value-type="float" office:value="83" table:style-name="ce57">
            <text:p><text:s text:c="3"/>83</text:p>
          </table:table-cell>
          <table:table-cell office:value-type="float" office:value="1362" table:style-name="ce57">
            <text:p><text:s text:c="2"/>1 362</text:p>
          </table:table-cell>
          <table:table-cell office:value-type="float" office:value="29013" table:style-name="ce57">
            <text:p><text:s text:c="2"/>29 013</text:p>
          </table:table-cell>
          <table:table-cell office:value-type="float" office:value="108981" table:style-name="ce57">
            <text:p><text:s text:c="2"/>108 981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24921</text:p>
          </table:table-cell>
          <table:table-cell office:value-type="string" table:style-name="ce16">
            <text:p>Produtos da metalurgia de metais não-ferrosos</text:p>
          </table:table-cell>
          <table:table-cell office:value-type="float" office:value="23483" table:style-name="ce57">
            <text:p><text:s text:c="2"/>23 48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44" table:style-name="ce57">
            <text:p><text:s text:c="3"/>54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511" table:style-name="ce57">
            <text:p><text:s/>(-) <text:s text:c="2"/>511</text:p>
          </table:table-cell>
          <table:table-cell office:value-type="float" office:value="23516" table:style-name="ce57">
            <text:p><text:s text:c="2"/>23 516</text:p>
          </table:table-cell>
          <table:table-cell office:value-type="float" office:value="64946" table:style-name="ce57">
            <text:p><text:s text:c="2"/>64 946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24922</text:p>
          </table:table-cell>
          <table:table-cell office:value-type="string" table:style-name="ce5">
            <text:p>Peças fundidas de aço e de metais não ferrosos</text:p>
          </table:table-cell>
          <table:table-cell office:value-type="float" office:value="86" table:style-name="ce57">
            <text:p><text:s text:c="3"/>8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38" table:style-name="ce57">
            <text:p><text:s text:c="3"/>438</text:p>
          </table:table-cell>
          <table:table-cell office:value-type="float" office:value="524" table:style-name="ce57">
            <text:p><text:s text:c="3"/>524</text:p>
          </table:table-cell>
          <table:table-cell office:value-type="float" office:value="6973" table:style-name="ce57">
            <text:p><text:s text:c="2"/>6 97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5001</text:p>
          </table:table-cell>
          <table:table-cell office:value-type="string" table:style-name="ce26">
            <text:p>Produtos de metal, excl. máquinas e equipamentos</text:p>
          </table:table-cell>
          <table:table-cell office:value-type="float" office:value="6689" table:style-name="ce56">
            <text:p><text:s text:c="2"/>6 68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7925" table:style-name="ce56">
            <text:p><text:s text:c="2"/>17 925</text:p>
          </table:table-cell>
          <table:table-cell office:value-type="float" office:value="9282" table:style-name="ce56">
            <text:p><text:s text:c="2"/>9 282</text:p>
          </table:table-cell>
          <table:table-cell office:value-type="float" office:value="-1109" table:style-name="ce56">
            <text:p><text:s/>(-) <text:s/>1 109</text:p>
          </table:table-cell>
          <table:table-cell office:value-type="float" office:value="32787" table:style-name="ce56">
            <text:p><text:s text:c="2"/>32 787</text:p>
          </table:table-cell>
          <table:table-cell office:value-type="float" office:value="136708" table:style-name="ce56">
            <text:p><text:s text:c="2"/>136 708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6001</text:p>
          </table:table-cell>
          <table:table-cell office:value-type="string" table:style-name="ce26">
            <text:p>Componentes eletrônicos</text:p>
          </table:table-cell>
          <table:table-cell office:value-type="float" office:value="550" table:style-name="ce56">
            <text:p><text:s text:c="3"/>55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00" table:style-name="ce56">
            <text:p><text:s text:c="3"/>300</text:p>
          </table:table-cell>
          <table:table-cell office:value-type="float" office:value="306" table:style-name="ce56">
            <text:p><text:s text:c="3"/>306</text:p>
          </table:table-cell>
          <table:table-cell office:value-type="float" office:value="1156" table:style-name="ce56">
            <text:p><text:s text:c="2"/>1 156</text:p>
          </table:table-cell>
          <table:table-cell office:value-type="float" office:value="28067" table:style-name="ce56">
            <text:p><text:s text:c="2"/>28 067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6002</text:p>
          </table:table-cell>
          <table:table-cell office:value-type="string" table:style-name="ce28">
            <text:p>Máquinas para escritório e equip. de informática</text:p>
          </table:table-cell>
          <table:table-cell office:value-type="float" office:value="529" table:style-name="ce56">
            <text:p><text:s text:c="3"/>52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1136" table:style-name="ce56">
            <text:p><text:s text:c="2"/>21 136</text:p>
          </table:table-cell>
          <table:table-cell office:value-type="float" office:value="15145" table:style-name="ce56">
            <text:p><text:s text:c="2"/>15 145</text:p>
          </table:table-cell>
          <table:table-cell office:value-type="float" office:value="155" table:style-name="ce56">
            <text:p><text:s text:c="3"/>155</text:p>
          </table:table-cell>
          <table:table-cell office:value-type="float" office:value="36965" table:style-name="ce56">
            <text:p><text:s text:c="2"/>36 965</text:p>
          </table:table-cell>
          <table:table-cell office:value-type="float" office:value="55603" table:style-name="ce56">
            <text:p><text:s text:c="2"/>55 60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6003</text:p>
          </table:table-cell>
          <table:table-cell office:value-type="string" table:style-name="ce26">
            <text:p>Material eletrônico e equip. de comunicações</text:p>
          </table:table-cell>
          <table:table-cell office:value-type="float" office:value="1041" table:style-name="ce56">
            <text:p><text:s text:c="2"/>1 04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9818" table:style-name="ce56">
            <text:p><text:s text:c="2"/>59 818</text:p>
          </table:table-cell>
          <table:table-cell office:value-type="float" office:value="36523" table:style-name="ce56">
            <text:p><text:s text:c="2"/>36 523</text:p>
          </table:table-cell>
          <table:table-cell office:value-type="float" office:value="2322" table:style-name="ce56">
            <text:p><text:s text:c="2"/>2 322</text:p>
          </table:table-cell>
          <table:table-cell office:value-type="float" office:value="99704" table:style-name="ce56">
            <text:p><text:s text:c="2"/>99 704</text:p>
          </table:table-cell>
          <table:table-cell office:value-type="float" office:value="125157" table:style-name="ce56">
            <text:p><text:s text:c="2"/>125 157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6004</text:p>
          </table:table-cell>
          <table:table-cell office:value-type="string" table:style-name="ce26">
            <text:p>Equip. de medida, teste e controle, ópticos e eletromédicos</text:p>
          </table:table-cell>
          <table:table-cell office:value-type="float" office:value="2110" table:style-name="ce56">
            <text:p><text:s text:c="2"/>2 11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365" table:style-name="ce56">
            <text:p><text:s text:c="2"/>5 365</text:p>
          </table:table-cell>
          <table:table-cell office:value-type="float" office:value="14946" table:style-name="ce56">
            <text:p><text:s text:c="2"/>14 946</text:p>
          </table:table-cell>
          <table:table-cell office:value-type="float" office:value="-273" table:style-name="ce56">
            <text:p><text:s/>(-) <text:s text:c="2"/>273</text:p>
          </table:table-cell>
          <table:table-cell office:value-type="float" office:value="22148" table:style-name="ce56">
            <text:p><text:s text:c="2"/>22 148</text:p>
          </table:table-cell>
          <table:table-cell office:value-type="float" office:value="33136" table:style-name="ce56">
            <text:p><text:s text:c="2"/>33 136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7001</text:p>
          </table:table-cell>
          <table:table-cell office:value-type="string" table:style-name="ce14">
            <text:p>Máquinas, aparelhos e materiais elétricos</text:p>
          </table:table-cell>
          <table:table-cell office:value-type="float" office:value="8147" table:style-name="ce57">
            <text:p><text:s text:c="2"/>8 14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655" table:style-name="ce57">
            <text:p><text:s text:c="2"/>3 655</text:p>
          </table:table-cell>
          <table:table-cell office:value-type="float" office:value="22071" table:style-name="ce57">
            <text:p><text:s text:c="2"/>22 071</text:p>
          </table:table-cell>
          <table:table-cell office:value-type="float" office:value="-2608" table:style-name="ce57">
            <text:p><text:s/>(-) <text:s/>2 608</text:p>
          </table:table-cell>
          <table:table-cell office:value-type="float" office:value="31265" table:style-name="ce57">
            <text:p><text:s text:c="2"/>31 265</text:p>
          </table:table-cell>
          <table:table-cell office:value-type="float" office:value="92474" table:style-name="ce57">
            <text:p><text:s text:c="2"/>92 474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7002</text:p>
          </table:table-cell>
          <table:table-cell office:value-type="string" table:style-name="ce14">
            <text:p>Eletrodomésticos</text:p>
          </table:table-cell>
          <table:table-cell office:value-type="float" office:value="786" table:style-name="ce57">
            <text:p><text:s text:c="3"/>78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2807" table:style-name="ce57">
            <text:p><text:s text:c="2"/>42 807</text:p>
          </table:table-cell>
          <table:table-cell office:value-type="float" office:value="1850" table:style-name="ce57">
            <text:p><text:s text:c="2"/>1 850</text:p>
          </table:table-cell>
          <table:table-cell office:value-type="float" office:value="723" table:style-name="ce57">
            <text:p><text:s text:c="3"/>723</text:p>
          </table:table-cell>
          <table:table-cell office:value-type="float" office:value="46166" table:style-name="ce57">
            <text:p><text:s text:c="2"/>46 166</text:p>
          </table:table-cell>
          <table:table-cell office:value-type="float" office:value="48726" table:style-name="ce57">
            <text:p><text:s text:c="2"/>48 726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8001</text:p>
          </table:table-cell>
          <table:table-cell office:value-type="string" table:style-name="ce14">
            <text:p>Tratores e outras máquinas agrícolas</text:p>
          </table:table-cell>
          <table:table-cell office:value-type="float" office:value="3021" table:style-name="ce57">
            <text:p><text:s text:c="2"/>3 02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03" table:style-name="ce57">
            <text:p><text:s text:c="3"/>303</text:p>
          </table:table-cell>
          <table:table-cell office:value-type="float" office:value="28995" table:style-name="ce57">
            <text:p><text:s text:c="2"/>28 995</text:p>
          </table:table-cell>
          <table:table-cell office:value-type="float" office:value="-298" table:style-name="ce57">
            <text:p><text:s/>(-) <text:s text:c="2"/>298</text:p>
          </table:table-cell>
          <table:table-cell office:value-type="float" office:value="32021" table:style-name="ce57">
            <text:p><text:s text:c="2"/>32 021</text:p>
          </table:table-cell>
          <table:table-cell office:value-type="float" office:value="37099" table:style-name="ce57">
            <text:p><text:s text:c="2"/>37 099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28002</text:p>
          </table:table-cell>
          <table:table-cell office:value-type="string" table:style-name="ce16">
            <text:p>Máquinas para a extração mineral e a construção</text:p>
          </table:table-cell>
          <table:table-cell office:value-type="float" office:value="9151" table:style-name="ce57">
            <text:p><text:s text:c="2"/>9 15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687" table:style-name="ce57">
            <text:p><text:s text:c="2"/>6 687</text:p>
          </table:table-cell>
          <table:table-cell office:value-type="float" office:value="-989" table:style-name="ce57">
            <text:p><text:s/>(-) <text:s text:c="2"/>989</text:p>
          </table:table-cell>
          <table:table-cell office:value-type="float" office:value="14849" table:style-name="ce57">
            <text:p><text:s text:c="2"/>14 849</text:p>
          </table:table-cell>
          <table:table-cell office:value-type="float" office:value="21169" table:style-name="ce57">
            <text:p><text:s text:c="2"/>21 169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28003</text:p>
          </table:table-cell>
          <table:table-cell office:value-type="string" table:style-name="ce5">
            <text:p>Outras máquinas e equipamentos mecânicos</text:p>
          </table:table-cell>
          <table:table-cell office:value-type="float" office:value="17294" table:style-name="ce57">
            <text:p><text:s text:c="2"/>17 29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928" table:style-name="ce57">
            <text:p><text:s text:c="2"/>6 928</text:p>
          </table:table-cell>
          <table:table-cell office:value-type="float" office:value="65864" table:style-name="ce57">
            <text:p><text:s text:c="2"/>65 864</text:p>
          </table:table-cell>
          <table:table-cell office:value-type="float" office:value="-3781" table:style-name="ce57">
            <text:p><text:s/>(-) <text:s/>3 781</text:p>
          </table:table-cell>
          <table:table-cell office:value-type="float" office:value="86305" table:style-name="ce57">
            <text:p><text:s text:c="2"/>86 305</text:p>
          </table:table-cell>
          <table:table-cell office:value-type="float" office:value="147310" table:style-name="ce57">
            <text:p><text:s text:c="2"/>147 310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9911</text:p>
          </table:table-cell>
          <table:table-cell office:value-type="string" table:style-name="ce26">
            <text:p>Automóveis, camionetas e utilitários</text:p>
          </table:table-cell>
          <table:table-cell office:value-type="float" office:value="26790" table:style-name="ce56">
            <text:p><text:s text:c="2"/>26 79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12800" table:style-name="ce56">
            <text:p><text:s text:c="2"/>112 800</text:p>
          </table:table-cell>
          <table:table-cell office:value-type="float" office:value="58000" table:style-name="ce56">
            <text:p><text:s text:c="2"/>58 000</text:p>
          </table:table-cell>
          <table:table-cell office:value-type="float" office:value="-1346" table:style-name="ce56">
            <text:p><text:s/>(-) <text:s/>1 346</text:p>
          </table:table-cell>
          <table:table-cell office:value-type="float" office:value="196244" table:style-name="ce56">
            <text:p><text:s text:c="2"/>196 244</text:p>
          </table:table-cell>
          <table:table-cell office:value-type="float" office:value="198972" table:style-name="ce56">
            <text:p><text:s text:c="2"/>198 97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9912</text:p>
          </table:table-cell>
          <table:table-cell office:value-type="string" table:style-name="ce26">
            <text:p>Caminhões e ônibus, incl. cabines, carrocerias e reboques</text:p>
          </table:table-cell>
          <table:table-cell office:value-type="float" office:value="15053" table:style-name="ce56">
            <text:p><text:s text:c="2"/>15 05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769" table:style-name="ce56">
            <text:p><text:s text:c="2"/>1 769</text:p>
          </table:table-cell>
          <table:table-cell office:value-type="float" office:value="25070" table:style-name="ce56">
            <text:p><text:s text:c="2"/>25 070</text:p>
          </table:table-cell>
          <table:table-cell office:value-type="float" office:value="-492" table:style-name="ce56">
            <text:p><text:s/>(-) <text:s text:c="2"/>492</text:p>
          </table:table-cell>
          <table:table-cell office:value-type="float" office:value="41400" table:style-name="ce56">
            <text:p><text:s text:c="2"/>41 400</text:p>
          </table:table-cell>
          <table:table-cell office:value-type="float" office:value="47523" table:style-name="ce56">
            <text:p><text:s text:c="2"/>47 523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9921</text:p>
          </table:table-cell>
          <table:table-cell office:value-type="string" table:style-name="ce28">
            <text:p>Peças e acessórios para veículos automotores</text:p>
          </table:table-cell>
          <table:table-cell office:value-type="float" office:value="15400" table:style-name="ce56">
            <text:p><text:s text:c="2"/>15 40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1188" table:style-name="ce56">
            <text:p><text:s/>(-) <text:s/>1 188</text:p>
          </table:table-cell>
          <table:table-cell office:value-type="float" office:value="14212" table:style-name="ce56">
            <text:p><text:s text:c="2"/>14 212</text:p>
          </table:table-cell>
          <table:table-cell office:value-type="float" office:value="141110" table:style-name="ce56">
            <text:p><text:s text:c="2"/>141 110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30001</text:p>
          </table:table-cell>
          <table:table-cell office:value-type="string" table:style-name="ce26">
            <text:p>Aeronaves, embarcações e outros equipamentos de transporte</text:p>
          </table:table-cell>
          <table:table-cell office:value-type="float" office:value="25758" table:style-name="ce56">
            <text:p><text:s text:c="2"/>25 75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5841" table:style-name="ce56">
            <text:p><text:s text:c="2"/>15 841</text:p>
          </table:table-cell>
          <table:table-cell office:value-type="float" office:value="13892" table:style-name="ce56">
            <text:p><text:s text:c="2"/>13 892</text:p>
          </table:table-cell>
          <table:table-cell office:value-type="float" office:value="-3927" table:style-name="ce56">
            <text:p><text:s/>(-) <text:s/>3 927</text:p>
          </table:table-cell>
          <table:table-cell office:value-type="float" office:value="51564" table:style-name="ce56">
            <text:p><text:s text:c="2"/>51 564</text:p>
          </table:table-cell>
          <table:table-cell office:value-type="float" office:value="70061" table:style-name="ce56">
            <text:p><text:s text:c="2"/>70 061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31801</text:p>
          </table:table-cell>
          <table:table-cell office:value-type="string" table:style-name="ce26">
            <text:p>Móveis</text:p>
          </table:table-cell>
          <table:table-cell office:value-type="float" office:value="2102" table:style-name="ce56">
            <text:p><text:s text:c="2"/>2 10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9633" table:style-name="ce56">
            <text:p><text:s text:c="2"/>59 633</text:p>
          </table:table-cell>
          <table:table-cell office:value-type="float" office:value="13204" table:style-name="ce56">
            <text:p><text:s text:c="2"/>13 204</text:p>
          </table:table-cell>
          <table:table-cell office:value-type="float" office:value="-863" table:style-name="ce56">
            <text:p><text:s/>(-) <text:s text:c="2"/>863</text:p>
          </table:table-cell>
          <table:table-cell office:value-type="float" office:value="74076" table:style-name="ce56">
            <text:p><text:s text:c="2"/>74 076</text:p>
          </table:table-cell>
          <table:table-cell office:value-type="float" office:value="78372" table:style-name="ce56">
            <text:p><text:s text:c="2"/>78 372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31802</text:p>
          </table:table-cell>
          <table:table-cell office:value-type="string" table:style-name="ce14">
            <text:p>Produtos de industrias diversas</text:p>
          </table:table-cell>
          <table:table-cell office:value-type="float" office:value="2945" table:style-name="ce57">
            <text:p><text:s text:c="2"/>2 94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5715" table:style-name="ce57">
            <text:p><text:s text:c="2"/>45 715</text:p>
          </table:table-cell>
          <table:table-cell office:value-type="float" office:value="10569" table:style-name="ce57">
            <text:p><text:s text:c="2"/>10 569</text:p>
          </table:table-cell>
          <table:table-cell office:value-type="float" office:value="-401" table:style-name="ce57">
            <text:p><text:s/>(-) <text:s text:c="2"/>401</text:p>
          </table:table-cell>
          <table:table-cell office:value-type="float" office:value="58828" table:style-name="ce57">
            <text:p><text:s text:c="2"/>58 828</text:p>
          </table:table-cell>
          <table:table-cell office:value-type="float" office:value="102778" table:style-name="ce57">
            <text:p><text:s text:c="2"/>102 778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33001</text:p>
          </table:table-cell>
          <table:table-cell office:value-type="string" table:style-name="ce14">
            <text:p>Manutenção, reparação e instalação de máquinas e equipamentos</text:p>
          </table:table-cell>
          <table:table-cell office:value-type="float" office:value="2672" table:style-name="ce57">
            <text:p><text:s text:c="2"/>2 67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33" table:style-name="ce57">
            <text:p><text:s text:c="3"/>533</text:p>
          </table:table-cell>
          <table:table-cell office:value-type="float" office:value="11824" table:style-name="ce57">
            <text:p><text:s text:c="2"/>11 82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5029" table:style-name="ce57">
            <text:p><text:s text:c="2"/>15 029</text:p>
          </table:table-cell>
          <table:table-cell office:value-type="float" office:value="93423" table:style-name="ce57">
            <text:p><text:s text:c="2"/>93 423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35001</text:p>
          </table:table-cell>
          <table:table-cell office:value-type="string" table:style-name="ce14">
            <text:p>Eletricidade, gás e outras utilidades</text:p>
          </table:table-cell>
          <table:table-cell office:value-type="float" office:value="26" table:style-name="ce57">
            <text:p><text:s text:c="3"/>2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7093" table:style-name="ce57">
            <text:p><text:s text:c="2"/>107 09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7119" table:style-name="ce57">
            <text:p><text:s text:c="2"/>107 119</text:p>
          </table:table-cell>
          <table:table-cell office:value-type="float" office:value="311148" table:style-name="ce57">
            <text:p><text:s text:c="2"/>311 148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36801</text:p>
          </table:table-cell>
          <table:table-cell office:value-type="string" table:style-name="ce16">
            <text:p>Água, esgoto, reciclagem e gestão de resíduos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2681" table:style-name="ce57">
            <text:p><text:s text:c="2"/>32 68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15" table:style-name="ce57">
            <text:p><text:s text:c="3"/>415</text:p>
          </table:table-cell>
          <table:table-cell office:value-type="float" office:value="33098" table:style-name="ce57">
            <text:p><text:s text:c="2"/>33 098</text:p>
          </table:table-cell>
          <table:table-cell office:value-type="float" office:value="80147" table:style-name="ce57">
            <text:p><text:s text:c="2"/>80 147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41801</text:p>
          </table:table-cell>
          <table:table-cell office:value-type="string" table:style-name="ce5">
            <text:p>Edificações</text:p>
          </table:table-cell>
          <table:table-cell office:value-type="float" office:value="252" table:style-name="ce57">
            <text:p><text:s text:c="3"/>25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91787" table:style-name="ce57">
            <text:p><text:s text:c="2"/>291 78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92039" table:style-name="ce57">
            <text:p><text:s text:c="2"/>292 039</text:p>
          </table:table-cell>
          <table:table-cell office:value-type="float" office:value="337839" table:style-name="ce57">
            <text:p><text:s text:c="2"/>337 839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1802</text:p>
          </table:table-cell>
          <table:table-cell office:value-type="string" table:style-name="ce26">
            <text:p>Obras de infra-estrutura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85024" table:style-name="ce56">
            <text:p><text:s text:c="2"/>85 02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85024" table:style-name="ce56">
            <text:p><text:s text:c="2"/>85 024</text:p>
          </table:table-cell>
          <table:table-cell office:value-type="float" office:value="108709" table:style-name="ce56">
            <text:p><text:s text:c="2"/>108 709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1803</text:p>
          </table:table-cell>
          <table:table-cell office:value-type="string" table:style-name="ce26">
            <text:p>Serviços especializados para construção</text:p>
          </table:table-cell>
          <table:table-cell office:value-type="float" office:value="2785" table:style-name="ce56">
            <text:p><text:s text:c="2"/>2 78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96667" table:style-name="ce56">
            <text:p><text:s text:c="2"/>96 66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99452" table:style-name="ce56">
            <text:p><text:s text:c="2"/>99 452</text:p>
          </table:table-cell>
          <table:table-cell office:value-type="float" office:value="140650" table:style-name="ce56">
            <text:p><text:s text:c="2"/>140 650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5001</text:p>
          </table:table-cell>
          <table:table-cell office:value-type="string" table:style-name="ce26">
            <text:p>Comércio e reparação de veículos</text:p>
          </table:table-cell>
          <table:table-cell office:value-type="float" office:value="184" table:style-name="ce56">
            <text:p><text:s text:c="3"/>18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7442" table:style-name="ce56">
            <text:p><text:s text:c="2"/>47 44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7626" table:style-name="ce56">
            <text:p><text:s text:c="2"/>47 626</text:p>
          </table:table-cell>
          <table:table-cell office:value-type="float" office:value="71950" table:style-name="ce56">
            <text:p><text:s text:c="2"/>71 950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46801</text:p>
          </table:table-cell>
          <table:table-cell office:value-type="string" table:style-name="ce28">
            <text:p>Comércio por atacado e a varejo, exceto veículos automotores</text:p>
          </table:table-cell>
          <table:table-cell office:value-type="float" office:value="3560" table:style-name="ce56">
            <text:p><text:s text:c="2"/>3 56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560" table:style-name="ce56">
            <text:p><text:s text:c="2"/>3 560</text:p>
          </table:table-cell>
          <table:table-cell office:value-type="float" office:value="46161" table:style-name="ce56">
            <text:p><text:s text:c="2"/>46 161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9001</text:p>
          </table:table-cell>
          <table:table-cell office:value-type="string" table:style-name="ce26">
            <text:p>Transporte terrestre de carga</text:p>
          </table:table-cell>
          <table:table-cell office:value-type="float" office:value="1309" table:style-name="ce56">
            <text:p><text:s text:c="2"/>1 30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793" table:style-name="ce56">
            <text:p><text:s text:c="2"/>1 79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102" table:style-name="ce56">
            <text:p><text:s text:c="2"/>3 102</text:p>
          </table:table-cell>
          <table:table-cell office:value-type="float" office:value="166094" table:style-name="ce56">
            <text:p><text:s text:c="2"/>166 094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49002</text:p>
          </table:table-cell>
          <table:table-cell office:value-type="string" table:style-name="ce14">
            <text:p>Transporte terrestre de passageiros</text:p>
          </table:table-cell>
          <table:table-cell office:value-type="float" office:value="502" table:style-name="ce57">
            <text:p><text:s text:c="3"/>50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0458" table:style-name="ce57">
            <text:p><text:s text:c="2"/>90 45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0960" table:style-name="ce57">
            <text:p><text:s text:c="2"/>90 960</text:p>
          </table:table-cell>
          <table:table-cell office:value-type="float" office:value="106048" table:style-name="ce57">
            <text:p><text:s text:c="2"/>106 048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50001</text:p>
          </table:table-cell>
          <table:table-cell office:value-type="string" table:style-name="ce14">
            <text:p>Transporte aquaviário</text:p>
          </table:table-cell>
          <table:table-cell office:value-type="float" office:value="6607" table:style-name="ce57">
            <text:p><text:s text:c="2"/>6 60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217" table:style-name="ce57">
            <text:p><text:s text:c="2"/>2 21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824" table:style-name="ce57">
            <text:p><text:s text:c="2"/>8 824</text:p>
          </table:table-cell>
          <table:table-cell office:value-type="float" office:value="30821" table:style-name="ce57">
            <text:p><text:s text:c="2"/>30 821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51001</text:p>
          </table:table-cell>
          <table:table-cell office:value-type="string" table:style-name="ce14">
            <text:p>Transporte aéreo</text:p>
          </table:table-cell>
          <table:table-cell office:value-type="float" office:value="6150" table:style-name="ce57">
            <text:p><text:s text:c="2"/>6 15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030" table:style-name="ce57">
            <text:p><text:s text:c="2"/>12 03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8180" table:style-name="ce57">
            <text:p><text:s text:c="2"/>18 180</text:p>
          </table:table-cell>
          <table:table-cell office:value-type="float" office:value="48939" table:style-name="ce57">
            <text:p><text:s text:c="2"/>48 939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52801</text:p>
          </table:table-cell>
          <table:table-cell office:value-type="string" table:style-name="ce16">
            <text:p>Armazenamento e serviços auxiliares aos transportes</text:p>
          </table:table-cell>
          <table:table-cell office:value-type="float" office:value="9702" table:style-name="ce57">
            <text:p><text:s text:c="2"/>9 70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6234" table:style-name="ce57">
            <text:p><text:s text:c="2"/>26 23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5936" table:style-name="ce57">
            <text:p><text:s text:c="2"/>35 936</text:p>
          </table:table-cell>
          <table:table-cell office:value-type="float" office:value="110760" table:style-name="ce57">
            <text:p><text:s text:c="2"/>110 760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52802</text:p>
          </table:table-cell>
          <table:table-cell office:value-type="string" table:style-name="ce5">
            <text:p>Correio e outros serviços de entrega</text:p>
          </table:table-cell>
          <table:table-cell office:value-type="float" office:value="199" table:style-name="ce57">
            <text:p><text:s text:c="3"/>19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100" table:style-name="ce57">
            <text:p><text:s text:c="2"/>2 10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299" table:style-name="ce57">
            <text:p><text:s text:c="2"/>2 299</text:p>
          </table:table-cell>
          <table:table-cell office:value-type="float" office:value="22917" table:style-name="ce57">
            <text:p><text:s text:c="2"/>22 917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55001</text:p>
          </table:table-cell>
          <table:table-cell office:value-type="string" table:style-name="ce26">
            <text:p>Serviços de alojamento em hotéis e similares</text:p>
          </table:table-cell>
          <table:table-cell office:value-type="float" office:value="6493" table:style-name="ce56">
            <text:p><text:s text:c="2"/>6 49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3136" table:style-name="ce56">
            <text:p><text:s text:c="2"/>13 13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9629" table:style-name="ce56">
            <text:p><text:s text:c="2"/>19 629</text:p>
          </table:table-cell>
          <table:table-cell office:value-type="float" office:value="51002" table:style-name="ce56">
            <text:p><text:s text:c="2"/>51 00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56001</text:p>
          </table:table-cell>
          <table:table-cell office:value-type="string" table:style-name="ce26">
            <text:p>Serviços <text:s/>de alimentação</text:p>
          </table:table-cell>
          <table:table-cell office:value-type="float" office:value="4331" table:style-name="ce56">
            <text:p><text:s text:c="2"/>4 33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42303" table:style-name="ce56">
            <text:p><text:s text:c="2"/>242 30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46634" table:style-name="ce56">
            <text:p><text:s text:c="2"/>246 634</text:p>
          </table:table-cell>
          <table:table-cell office:value-type="float" office:value="287926" table:style-name="ce56">
            <text:p><text:s text:c="2"/>287 926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58001</text:p>
          </table:table-cell>
          <table:table-cell office:value-type="string" table:style-name="ce26">
            <text:p>Livros, jornais e revistas</text:p>
          </table:table-cell>
          <table:table-cell office:value-type="float" office:value="1186" table:style-name="ce56">
            <text:p><text:s text:c="2"/>1 18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5396" table:style-name="ce56">
            <text:p><text:s text:c="2"/>15 39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68" table:style-name="ce56">
            <text:p><text:s text:c="3"/>68</text:p>
          </table:table-cell>
          <table:table-cell office:value-type="float" office:value="16650" table:style-name="ce56">
            <text:p><text:s text:c="2"/>16 650</text:p>
          </table:table-cell>
          <table:table-cell office:value-type="float" office:value="28708" table:style-name="ce56">
            <text:p><text:s text:c="2"/>28 708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59801</text:p>
          </table:table-cell>
          <table:table-cell office:value-type="string" table:style-name="ce28">
            <text:p>Serviços cinematográficos, música, rádio e televisão</text:p>
          </table:table-cell>
          <table:table-cell office:value-type="float" office:value="555" table:style-name="ce56">
            <text:p><text:s text:c="3"/>55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006" table:style-name="ce56">
            <text:p><text:s text:c="2"/>2 00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561" table:style-name="ce56">
            <text:p><text:s text:c="2"/>2 561</text:p>
          </table:table-cell>
          <table:table-cell office:value-type="float" office:value="44892" table:style-name="ce56">
            <text:p><text:s text:c="2"/>44 89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61001</text:p>
          </table:table-cell>
          <table:table-cell office:value-type="string" table:style-name="ce26">
            <text:p>Telecomunicações, TV por assinatura e outros serv. relacionados</text:p>
          </table:table-cell>
          <table:table-cell office:value-type="float" office:value="1420" table:style-name="ce56">
            <text:p><text:s text:c="2"/>1 42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22241" table:style-name="ce56">
            <text:p><text:s text:c="2"/>122 24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23661" table:style-name="ce56">
            <text:p><text:s text:c="2"/>123 661</text:p>
          </table:table-cell>
          <table:table-cell office:value-type="float" office:value="203626" table:style-name="ce56">
            <text:p><text:s text:c="2"/>203 626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62801</text:p>
          </table:table-cell>
          <table:table-cell office:value-type="string" table:style-name="ce14">
            <text:p>Desenvolvimento de sistemas e outros serviços de informação</text:p>
          </table:table-cell>
          <table:table-cell office:value-type="float" office:value="6209" table:style-name="ce57">
            <text:p><text:s text:c="2"/>6 20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69" table:style-name="ce57">
            <text:p><text:s text:c="2"/>1 169</text:p>
          </table:table-cell>
          <table:table-cell office:value-type="float" office:value="72020" table:style-name="ce57">
            <text:p><text:s text:c="2"/>72 020</text:p>
          </table:table-cell>
          <table:table-cell office:value-type="float" office:value="29" table:style-name="ce57">
            <text:p><text:s text:c="3"/>29</text:p>
          </table:table-cell>
          <table:table-cell office:value-type="float" office:value="79427" table:style-name="ce57">
            <text:p><text:s text:c="2"/>79 427</text:p>
          </table:table-cell>
          <table:table-cell office:value-type="float" office:value="159696" table:style-name="ce57">
            <text:p><text:s text:c="2"/>159 696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64801</text:p>
          </table:table-cell>
          <table:table-cell office:value-type="string" table:style-name="ce14">
            <text:p>Intermediação financeira, seguros e previdência complementar</text:p>
          </table:table-cell>
          <table:table-cell office:value-type="float" office:value="9141" table:style-name="ce57">
            <text:p><text:s text:c="2"/>9 141</text:p>
          </table:table-cell>
          <table:table-cell office:value-type="float" office:value="1978" table:style-name="ce57">
            <text:p><text:s text:c="2"/>1 97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16087" table:style-name="ce57">
            <text:p><text:s text:c="2"/>316 08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27206" table:style-name="ce57">
            <text:p><text:s text:c="2"/>327 206</text:p>
          </table:table-cell>
          <table:table-cell office:value-type="float" office:value="720424" table:style-name="ce57">
            <text:p><text:s text:c="2"/>720 424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68001</text:p>
          </table:table-cell>
          <table:table-cell office:value-type="string" table:style-name="ce14">
            <text:p>Aluguel efetivo e serviços imobiliários</text:p>
          </table:table-cell>
          <table:table-cell office:value-type="float" office:value="4136" table:style-name="ce57">
            <text:p><text:s text:c="2"/>4 13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6443" table:style-name="ce57">
            <text:p><text:s text:c="2"/>106 44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0579" table:style-name="ce57">
            <text:p><text:s text:c="2"/>110 579</text:p>
          </table:table-cell>
          <table:table-cell office:value-type="float" office:value="223010" table:style-name="ce57">
            <text:p><text:s text:c="2"/>223 010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68002</text:p>
          </table:table-cell>
          <table:table-cell office:value-type="string" table:style-name="ce16">
            <text:p>Aluguel imputado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26758" table:style-name="ce57">
            <text:p><text:s text:c="2"/>426 75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26758" table:style-name="ce57">
            <text:p><text:s text:c="2"/>426 758</text:p>
          </table:table-cell>
          <table:table-cell office:value-type="float" office:value="426758" table:style-name="ce57">
            <text:p><text:s text:c="2"/>426 758</text:p>
          </table:table-cell>
          <table:table-cell table:number-columns-repeated="16374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4">
            <text:p>Serviços jurídicos, contabilidade e consultoria</text:p>
          </table:table-cell>
          <table:table-cell office:value-type="float" office:value="13715" table:style-name="ce24">
            <text:p>1371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7329" table:style-name="ce24">
            <text:p>17329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31044" table:style-name="ce57">
            <text:p><text:s text:c="2"/>31 044</text:p>
          </table:table-cell>
          <table:table-cell office:value-type="float" office:value="229725" table:style-name="ce57">
            <text:p><text:s text:c="2"/>229 725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1801</text:p>
          </table:table-cell>
          <table:table-cell office:value-type="string" table:style-name="ce26">
            <text:p>Pesquisa e desenvolvimento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3599" table:style-name="ce56">
            <text:p><text:s text:c="2"/>43 59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3599" table:style-name="ce56">
            <text:p><text:s text:c="2"/>43 599</text:p>
          </table:table-cell>
          <table:table-cell office:value-type="float" office:value="46831" table:style-name="ce56">
            <text:p><text:s text:c="2"/>46 831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1802</text:p>
          </table:table-cell>
          <table:table-cell office:value-type="string" table:style-name="ce26">
            <text:p>Serviços de arquitetura e engenharia</text:p>
          </table:table-cell>
          <table:table-cell office:value-type="float" office:value="22619" table:style-name="ce56">
            <text:p><text:s text:c="2"/>22 61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608" table:style-name="ce56">
            <text:p><text:s text:c="3"/>608</text:p>
          </table:table-cell>
          <table:table-cell office:value-type="float" office:value="2250" table:style-name="ce56">
            <text:p><text:s text:c="2"/>2 25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5477" table:style-name="ce56">
            <text:p><text:s text:c="2"/>25 477</text:p>
          </table:table-cell>
          <table:table-cell office:value-type="float" office:value="72856" table:style-name="ce56">
            <text:p><text:s text:c="2"/>72 856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73801</text:p>
          </table:table-cell>
          <table:table-cell office:value-type="string" table:style-name="ce28">
            <text:p>Publicidade e outros serviços técnicos</text:p>
          </table:table-cell>
          <table:table-cell office:value-type="float" office:value="3473" table:style-name="ce56">
            <text:p><text:s text:c="2"/>3 47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075" table:style-name="ce56">
            <text:p><text:s text:c="2"/>2 07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548" table:style-name="ce56">
            <text:p><text:s text:c="2"/>5 548</text:p>
          </table:table-cell>
          <table:table-cell office:value-type="float" office:value="131392" table:style-name="ce56">
            <text:p><text:s text:c="2"/>131 392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7001</text:p>
          </table:table-cell>
          <table:table-cell office:value-type="string" table:style-name="ce26">
            <text:p>Aluguéis não-imob. e gestão de ativos de propriedade intelectual</text:p>
          </table:table-cell>
          <table:table-cell office:value-type="float" office:value="5654" table:style-name="ce56">
            <text:p><text:s text:c="2"/>5 65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331" table:style-name="ce56">
            <text:p><text:s text:c="2"/>4 33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9985" table:style-name="ce56">
            <text:p><text:s text:c="2"/>9 985</text:p>
          </table:table-cell>
          <table:table-cell office:value-type="float" office:value="131494" table:style-name="ce56">
            <text:p><text:s text:c="2"/>131 494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8801</text:p>
          </table:table-cell>
          <table:table-cell office:value-type="string" table:style-name="ce26">
            <text:p>Condomínios e serviços para edifícios</text:p>
          </table:table-cell>
          <table:table-cell office:value-type="float" office:value="2736" table:style-name="ce56">
            <text:p><text:s text:c="2"/>2 73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0686" table:style-name="ce56">
            <text:p><text:s text:c="2"/>30 686</text:p>
          </table:table-cell>
          <table:table-cell office:value-type="float" office:value="2365" table:style-name="ce56">
            <text:p><text:s text:c="2"/>2 36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5787" table:style-name="ce56">
            <text:p><text:s text:c="2"/>35 787</text:p>
          </table:table-cell>
          <table:table-cell office:value-type="float" office:value="103652" table:style-name="ce56">
            <text:p><text:s text:c="2"/>103 652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78802</text:p>
          </table:table-cell>
          <table:table-cell office:value-type="string" table:style-name="ce5">
            <text:p>Outros serviços administrativos</text:p>
          </table:table-cell>
          <table:table-cell office:value-type="float" office:value="4344" table:style-name="ce57">
            <text:p><text:s text:c="2"/>4 34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492" table:style-name="ce57">
            <text:p><text:s text:c="2"/>10 49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4836" table:style-name="ce57">
            <text:p><text:s text:c="2"/>14 836</text:p>
          </table:table-cell>
          <table:table-cell office:value-type="float" office:value="145621" table:style-name="ce57">
            <text:p><text:s text:c="2"/>145 621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80001</text:p>
          </table:table-cell>
          <table:table-cell office:value-type="string" table:style-name="ce5">
            <text:p>Serviços de vigilância, segurança e investigação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38" table:style-name="ce57">
            <text:p><text:s text:c="3"/>43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38" table:style-name="ce57">
            <text:p><text:s text:c="3"/>438</text:p>
          </table:table-cell>
          <table:table-cell office:value-type="float" office:value="41360" table:style-name="ce57">
            <text:p><text:s text:c="2"/>41 360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84001</text:p>
          </table:table-cell>
          <table:table-cell office:value-type="string" table:style-name="ce10">
            <text:p>Serviços coletivos da administração pública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99932" table:style-name="ce57">
            <text:p><text:s text:c="2"/>699 93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99932" table:style-name="ce57">
            <text:p><text:s text:c="2"/>699 932</text:p>
          </table:table-cell>
          <table:table-cell office:value-type="float" office:value="699932" table:style-name="ce57">
            <text:p><text:s text:c="2"/>699 932</text:p>
          </table:table-cell>
          <table:table-cell table:number-columns-repeated="16374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4">
            <text:p>Serviços de previdência e assistência social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3910" table:style-name="ce57">
            <text:p><text:s text:c="2"/>13 91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3910" table:style-name="ce57">
            <text:p><text:s text:c="2"/>13 910</text:p>
          </table:table-cell>
          <table:table-cell office:value-type="float" office:value="13910" table:style-name="ce57">
            <text:p><text:s text:c="2"/>13 910</text:p>
          </table:table-cell>
          <table:table-cell table:number-columns-repeated="16374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4">
            <text:p>Educação pública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10432" table:style-name="ce57">
            <text:p><text:s text:c="2"/>310 43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10432" table:style-name="ce57">
            <text:p><text:s text:c="2"/>310 432</text:p>
          </table:table-cell>
          <table:table-cell office:value-type="float" office:value="310432" table:style-name="ce57">
            <text:p><text:s text:c="2"/>310 432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85921</text:p>
          </table:table-cell>
          <table:table-cell office:value-type="string" table:style-name="ce26">
            <text:p>Educação privada</text:p>
          </table:table-cell>
          <table:table-cell office:value-type="float" office:value="58" table:style-name="ce56">
            <text:p><text:s text:c="3"/>5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15087" table:style-name="ce56">
            <text:p><text:s text:c="2"/>115 08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15145" table:style-name="ce56">
            <text:p><text:s text:c="2"/>115 145</text:p>
          </table:table-cell>
          <table:table-cell office:value-type="float" office:value="128935" table:style-name="ce56">
            <text:p><text:s text:c="2"/>128 935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86911</text:p>
          </table:table-cell>
          <table:table-cell office:value-type="string" table:style-name="ce26">
            <text:p>Saúde pública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93154" table:style-name="ce56">
            <text:p><text:s text:c="2"/>193 15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93154" table:style-name="ce56">
            <text:p><text:s text:c="2"/>193 154</text:p>
          </table:table-cell>
          <table:table-cell office:value-type="float" office:value="193154" table:style-name="ce56">
            <text:p><text:s text:c="2"/>193 154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86921</text:p>
          </table:table-cell>
          <table:table-cell office:value-type="string" table:style-name="ce28">
            <text:p>Saúde privada</text:p>
          </table:table-cell>
          <table:table-cell office:value-type="float" office:value="235" table:style-name="ce56">
            <text:p><text:s text:c="3"/>235</text:p>
          </table:table-cell>
          <table:table-cell office:value-type="float" office:value="41453" table:style-name="ce56">
            <text:p><text:s text:c="2"/>41 453</text:p>
          </table:table-cell>
          <table:table-cell office:value-type="float" office:value="8297" table:style-name="ce56">
            <text:p><text:s text:c="2"/>8 297</text:p>
          </table:table-cell>
          <table:table-cell office:value-type="float" office:value="182584" table:style-name="ce56">
            <text:p><text:s text:c="2"/>182 58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32569" table:style-name="ce56">
            <text:p><text:s text:c="2"/>232 569</text:p>
          </table:table-cell>
          <table:table-cell office:value-type="float" office:value="258943" table:style-name="ce56">
            <text:p><text:s text:c="2"/>258 943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90801</text:p>
          </table:table-cell>
          <table:table-cell office:value-type="string" table:style-name="ce26">
            <text:p>Serviços de artes, cultura, esporte e recreação</text:p>
          </table:table-cell>
          <table:table-cell office:value-type="float" office:value="1970" table:style-name="ce56">
            <text:p><text:s text:c="2"/>1 97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8493" table:style-name="ce56">
            <text:p><text:s text:c="2"/>8 493</text:p>
          </table:table-cell>
          <table:table-cell office:value-type="float" office:value="32145" table:style-name="ce56">
            <text:p><text:s text:c="2"/>32 14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2608" table:style-name="ce56">
            <text:p><text:s text:c="2"/>42 608</text:p>
          </table:table-cell>
          <table:table-cell office:value-type="float" office:value="49172" table:style-name="ce56">
            <text:p><text:s text:c="2"/>49 172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94801</text:p>
          </table:table-cell>
          <table:table-cell office:value-type="string" table:style-name="ce26">
            <text:p>Organizações patronais, sindicais e outros serviços associativos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8819" table:style-name="ce56">
            <text:p><text:s text:c="2"/>38 819</text:p>
          </table:table-cell>
          <table:table-cell office:value-type="float" office:value="29289" table:style-name="ce56">
            <text:p><text:s text:c="2"/>29 28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68108" table:style-name="ce56">
            <text:p><text:s text:c="2"/>68 108</text:p>
          </table:table-cell>
          <table:table-cell office:value-type="float" office:value="74100" table:style-name="ce56">
            <text:p><text:s text:c="2"/>74 100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94802</text:p>
          </table:table-cell>
          <table:table-cell office:value-type="string" table:style-name="ce5">
            <text:p>Manutenção de computadores, telefones e objetos domésticos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445" table:style-name="ce57">
            <text:p><text:s text:c="2"/>10 44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445" table:style-name="ce57">
            <text:p><text:s text:c="2"/>10 445</text:p>
          </table:table-cell>
          <table:table-cell office:value-type="float" office:value="29235" table:style-name="ce57">
            <text:p><text:s text:c="2"/>29 235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94803</text:p>
          </table:table-cell>
          <table:table-cell office:value-type="string" table:style-name="ce5">
            <text:p>Serviços pessoais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3636" table:style-name="ce57">
            <text:p><text:s text:c="2"/>43 63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3636" table:style-name="ce57">
            <text:p><text:s text:c="2"/>43 636</text:p>
          </table:table-cell>
          <table:table-cell office:value-type="float" office:value="47825" table:style-name="ce57">
            <text:p><text:s text:c="2"/>47 825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97001</text:p>
          </table:table-cell>
          <table:table-cell office:value-type="string" table:style-name="ce10">
            <text:p>Serviços domésticos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8415" table:style-name="ce57">
            <text:p><text:s text:c="2"/>68 41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8415" table:style-name="ce57">
            <text:p><text:s text:c="2"/>68 415</text:p>
          </table:table-cell>
          <table:table-cell office:value-type="float" office:value="68415" table:style-name="ce57">
            <text:p><text:s text:c="2"/>68 415</text:p>
          </table:table-cell>
          <table:table-cell table:number-columns-repeated="16374"/>
        </table:table-row>
        <table:table-row table:style-name="ro5">
          <table:table-cell table:style-name="ce13"/>
          <table:table-cell table:style-name="ce14"/>
          <table:table-cell table:number-columns-repeated="8" table:style-name="ce47"/>
          <table:table-cell table:number-columns-repeated="16374" table:style-name="ce55"/>
        </table:table-row>
        <table:table-row table:style-name="ro6">
          <table:table-cell office:value-type="string" table:style-name="ce17">
            <text:p>Total</text:p>
          </table:table-cell>
          <table:table-cell table:style-name="ce18"/>
          <table:table-cell office:value-type="float" office:value="819943" table:style-name="ce49">
            <text:p><text:s text:c="2"/>819 943</text:p>
          </table:table-cell>
          <table:table-cell office:value-type="float" office:value="1269076" table:style-name="ce49">
            <text:p><text:s/>1 269 076</text:p>
          </table:table-cell>
          <table:table-cell office:value-type="float" office:value="86295" table:style-name="ce49">
            <text:p><text:s text:c="2"/>86 295</text:p>
          </table:table-cell>
          <table:table-cell office:value-type="float" office:value="4021516" table:style-name="ce49">
            <text:p><text:s/>4 021 516</text:p>
          </table:table-cell>
          <table:table-cell office:value-type="float" office:value="948381" table:style-name="ce49">
            <text:p><text:s text:c="2"/>948 381</text:p>
          </table:table-cell>
          <table:table-cell office:value-type="float" office:value="14387" table:style-name="ce49">
            <text:p><text:s text:c="2"/>14 387</text:p>
          </table:table-cell>
          <table:table-cell office:value-type="float" office:value="7159598" table:style-name="ce49">
            <text:p><text:s/>7 159 598</text:p>
          </table:table-cell>
          <table:table-cell office:value-type="float" office:value="12356711" table:style-name="ce49">
            <text:p><text:s/>12 356 711</text:p>
          </table:table-cell>
          <table:table-cell table:number-columns-repeated="16374" table:style-name="ce19"/>
        </table:table-row>
        <table:table-row table:style-name="ro4">
          <table:table-cell table:style-name="ce32"/>
          <table:table-cell table:number-columns-repeated="9" table:style-name="ce33"/>
          <table:table-cell table:number-columns-repeated="16374"/>
        </table:table-row>
        <table:table-row table:style-name="ro7">
          <table:table-cell office:value-type="string" table:style-name="ce5">
            <text:p>Fonte: IBGE, Diretoria de Pesquisas, Coordenação de Contas Nacionais.</text:p>
          </table:table-cell>
          <table:table-cell table:number-columns-repeated="16383" table:style-name="ce3"/>
        </table:table-row>
        <table:table-row table:style-name="ro7">
          <table:table-cell office:value-type="string" table:style-name="ce5">
            <text:p>(1) Exportação de bens e serviços acrescida de ajuste CIF/FOB.</text:p>
          </table:table-cell>
          <table:table-cell table:number-columns-repeated="16383" table:style-name="ce3"/>
        </table:table-row>
        <table:table-row table:number-rows-repeated="1048438" table:style-name="ro7">
          <table:table-cell table:number-columns-repeated="16384"/>
        </table:table-row>
        <table:named-expressions>
          <table:named-range table:name="Print_Area" table:cell-range-address="demanda.$A$1:demanda.$J$136" table:base-cell-address="demanda.$A$1"/>
        </table:named-expressions>
      </table:table>
      <table:table table:name="2m02" table:style-name="ta2">
        <table:table-column table:style-name="co7" table:default-cell-style-name="ce3"/>
        <table:table-column table:style-name="co8" table:default-cell-style-name="ce3"/>
        <table:table-column table:style-name="co5" table:default-cell-style-name="ce3"/>
        <table:table-column table:style-name="co9" table:default-cell-style-name="ce3"/>
        <table:table-column table:style-name="co10" table:number-columns-repeated="2" table:default-cell-style-name="ce3"/>
        <table:table-column table:style-name="co6" table:number-columns-repeated="16378" table:default-cell-style-name="ce3"/>
        <table:table-row table:style-name="ro1">
          <table:table-cell office:value-type="string" table:style-name="ce1">
            <text:p>Tabela 2 - Usos de bens e serviços - 2001</text:p>
          </table:table-cell>
          <table:table-cell table:number-columns-repeated="5" table:style-name="ce1"/>
          <table:table-cell table:style-name="ce20"/>
          <table:table-cell table:number-columns-repeated="16377" table:style-name="ce2"/>
        </table:table-row>
        <table:table-row table:style-name="ro2">
          <table:table-cell table:number-columns-repeated="5" table:style-name="ce3"/>
          <table:table-cell office:value-type="string" table:style-name="ce4">
            <text:p>(continuação)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style-name="ce21"/>
          <table:table-cell table:number-columns-repeated="16377"/>
        </table:table-row>
        <table:table-row table:style-name="ro8">
          <table:table-cell table:style-name="ce41"/>
          <table:table-cell office:value-type="string" table:style-name="ce35">
            <text:p>01</text:p>
            <text:p>Agropecuária</text:p>
          </table:table-cell>
          <table:table-cell office:value-type="string" table:style-name="ce35">
            <text:p>02</text:p>
            <text:p>Extrativa</text:p>
            <text:p>mineral</text:p>
          </table:table-cell>
          <table:table-cell office:value-type="string" table:style-name="ce35">
            <text:p>03</text:p>
            <text:p>Extração de</text:p>
            <text:p>petróleo e gás</text:p>
          </table:table-cell>
          <table:table-cell office:value-type="string" table:style-name="ce35">
            <text:p>04</text:p>
            <text:p>Minerais</text:p>
            <text:p>não-metálicos</text:p>
          </table:table-cell>
          <table:table-cell office:value-type="string" table:style-name="ce38">
            <text:p>05</text:p>
            <text:p>Siderurgia</text:p>
          </table:table-cell>
          <table:table-cell table:number-columns-repeated="16378" table:style-name="ce3"/>
        </table:table-row>
        <table:table-row table:style-name="ro9">
          <table:table-cell table:number-columns-repeated="5" table:style-name="ce5"/>
          <table:table-cell table:style-name="ce6"/>
          <table:table-cell table:number-columns-repeated="16378" table:style-name="ce3"/>
        </table:table-row>
        <table:table-row table:style-name="ro6">
          <table:table-cell office:value-type="string" table:style-name="ce5">
            <text:p>Valor adicionado bruto a preço básico</text:p>
          </table:table-cell>
          <table:table-cell office:value-type="float" office:value="138190815" table:style-name="ce8">
            <text:p><text:s text:c="2"/>138 191</text:p>
          </table:table-cell>
          <table:table-cell office:value-type="float" office:value="8249472" table:style-name="ce8">
            <text:p><text:s text:c="2"/>8 249</text:p>
          </table:table-cell>
          <table:table-cell office:value-type="float" office:value="46638617" table:style-name="ce8">
            <text:p><text:s text:c="2"/>46 639</text:p>
          </table:table-cell>
          <table:table-cell office:value-type="float" office:value="13605771" table:style-name="ce8">
            <text:p><text:s text:c="2"/>13 606</text:p>
          </table:table-cell>
          <table:table-cell office:value-type="float" office:value="23042977" table:style-name="ce8">
            <text:p><text:s text:c="2"/>23 04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14247085.314200474" table:style-name="ce8">
            <text:p><text:s text:c="2"/>14 247</text:p>
          </table:table-cell>
          <table:table-cell office:value-type="float" office:value="1843642.4860833997" table:style-name="ce8">
            <text:p><text:s text:c="2"/>1 844</text:p>
          </table:table-cell>
          <table:table-cell office:value-type="float" office:value="1859596.6827627386" table:style-name="ce8">
            <text:p><text:s text:c="2"/>1 860</text:p>
          </table:table-cell>
          <table:table-cell office:value-type="float" office:value="3739013.9040696914" table:style-name="ce8">
            <text:p><text:s text:c="2"/>3 739</text:p>
          </table:table-cell>
          <table:table-cell office:value-type="float" office:value="1144876.5348306699" table:style-name="ce8">
            <text:p><text:s text:c="2"/>1 14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11613142.397042375" table:style-name="ce8">
            <text:p><text:s text:c="2"/>11 613</text:p>
          </table:table-cell>
          <table:table-cell office:value-type="float" office:value="1310150.5853519328" table:style-name="ce8">
            <text:p><text:s text:c="2"/>1 310</text:p>
          </table:table-cell>
          <table:table-cell office:value-type="float" office:value="1202308.4222683024" table:style-name="ce8">
            <text:p><text:s text:c="2"/>1 202</text:p>
          </table:table-cell>
          <table:table-cell office:value-type="float" office:value="2650038.9527984574" table:style-name="ce8">
            <text:p><text:s text:c="2"/>2 650</text:p>
          </table:table-cell>
          <table:table-cell office:value-type="float" office:value="774144.36525420984" table:style-name="ce8">
            <text:p><text:s text:c="3"/>774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2633942.9171580994" table:style-name="ce8">
            <text:p><text:s text:c="2"/>2 634</text:p>
          </table:table-cell>
          <table:table-cell office:value-type="float" office:value="533491.90073146694" table:style-name="ce8">
            <text:p><text:s text:c="3"/>533</text:p>
          </table:table-cell>
          <table:table-cell office:value-type="float" office:value="657288.26049443614" table:style-name="ce8">
            <text:p><text:s text:c="3"/>657</text:p>
          </table:table-cell>
          <table:table-cell office:value-type="float" office:value="1088974.9512712341" table:style-name="ce8">
            <text:p><text:s text:c="2"/>1 089</text:p>
          </table:table-cell>
          <table:table-cell office:value-type="float" office:value="370732.16957646003" table:style-name="ce8">
            <text:p><text:s text:c="3"/>37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2629512.2230356932" table:style-name="ce8">
            <text:p><text:s text:c="2"/>2 630</text:p>
          </table:table-cell>
          <table:table-cell office:value-type="float" office:value="459022.05048462556" table:style-name="ce8">
            <text:p><text:s text:c="3"/>459</text:p>
          </table:table-cell>
          <table:table-cell office:value-type="float" office:value="526404.22098093829" table:style-name="ce8">
            <text:p><text:s text:c="3"/>526</text:p>
          </table:table-cell>
          <table:table-cell office:value-type="float" office:value="1051936.7931299675" table:style-name="ce8">
            <text:p><text:s text:c="2"/>1 052</text:p>
          </table:table-cell>
          <table:table-cell office:value-type="float" office:value="306011.91488265299" table:style-name="ce8">
            <text:p><text:s text:c="3"/>30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4430.6941224062457" table:style-name="ce8">
            <text:p><text:s text:c="3"/>4</text:p>
          </table:table-cell>
          <table:table-cell office:value-type="float" office:value="74469.850246841408" table:style-name="ce8">
            <text:p><text:s text:c="3"/>74</text:p>
          </table:table-cell>
          <table:table-cell office:value-type="float" office:value="130884.03951349789" table:style-name="ce8">
            <text:p><text:s text:c="3"/>131</text:p>
          </table:table-cell>
          <table:table-cell office:value-type="float" office:value="37038.158141266562" table:style-name="ce8">
            <text:p><text:s text:c="3"/>37</text:p>
          </table:table-cell>
          <table:table-cell office:value-type="float" office:value="64720.254693807066" table:style-name="ce8">
            <text:p><text:s text:c="3"/>6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124178083.56487168" table:style-name="ce8">
            <text:p><text:s text:c="2"/>124 178</text:p>
          </table:table-cell>
          <table:table-cell office:value-type="float" office:value="5614252.5734053981" table:style-name="ce8">
            <text:p><text:s text:c="2"/>5 614</text:p>
          </table:table-cell>
          <table:table-cell office:value-type="float" office:value="42379966.334203191" table:style-name="ce8">
            <text:p><text:s text:c="2"/>42 380</text:p>
          </table:table-cell>
          <table:table-cell office:value-type="float" office:value="8324654.7700383887" table:style-name="ce8">
            <text:p><text:s text:c="2"/>8 325</text:p>
          </table:table-cell>
          <table:table-cell office:value-type="float" office:value="18571834.963744227" table:style-name="ce8">
            <text:p><text:s text:c="2"/>18 572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481406.16253049893" table:style-name="ce8">
            <text:p><text:s text:c="3"/>481</text:p>
          </table:table-cell>
          <table:table-cell office:value-type="float" office:value="193498.62483160882" table:style-name="ce8">
            <text:p><text:s text:c="3"/>193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63395.32698702057" table:style-name="ce8">
            <text:p><text:s text:c="3"/>63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123696677.40234119" table:style-name="ce8">
            <text:p><text:s text:c="2"/>123 697</text:p>
          </table:table-cell>
          <table:table-cell office:value-type="float" office:value="5420753.9485737896" table:style-name="ce8">
            <text:p><text:s text:c="2"/>5 421</text:p>
          </table:table-cell>
          <table:table-cell office:value-type="float" office:value="42379966.334203191" table:style-name="ce8">
            <text:p><text:s text:c="2"/>42 380</text:p>
          </table:table-cell>
          <table:table-cell office:value-type="float" office:value="8261259.443051368" table:style-name="ce8">
            <text:p><text:s text:c="2"/>8 261</text:p>
          </table:table-cell>
          <table:table-cell office:value-type="float" office:value="18571834.963744227" table:style-name="ce8">
            <text:p><text:s text:c="2"/>18 572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6094.1209278274473" table:style-name="ce8">
            <text:p><text:s text:c="3"/>6</text:p>
          </table:table-cell>
          <table:table-cell office:value-type="float" office:value="791576.94051120197" table:style-name="ce8">
            <text:p><text:s text:c="3"/>792</text:p>
          </table:table-cell>
          <table:table-cell office:value-type="float" office:value="2399053.9830340696" table:style-name="ce8">
            <text:p><text:s text:c="2"/>2 399</text:p>
          </table:table-cell>
          <table:table-cell office:value-type="float" office:value="1542102.3258919199" table:style-name="ce8">
            <text:p><text:s text:c="2"/>1 542</text:p>
          </table:table-cell>
          <table:table-cell office:value-type="float" office:value="3326265.5014251033" table:style-name="ce8">
            <text:p><text:s text:c="2"/>3 32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-240448" table:style-name="ce8">
            <text:p><text:s/>(-) <text:s text:c="2"/>24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259783541" table:style-name="ce8">
            <text:p><text:s text:c="2"/>259 784</text:p>
          </table:table-cell>
          <table:table-cell office:value-type="float" office:value="18641232" table:style-name="ce8">
            <text:p><text:s text:c="2"/>18 641</text:p>
          </table:table-cell>
          <table:table-cell office:value-type="float" office:value="56396200" table:style-name="ce8">
            <text:p><text:s text:c="2"/>56 396</text:p>
          </table:table-cell>
          <table:table-cell office:value-type="float" office:value="35463957" table:style-name="ce8">
            <text:p><text:s text:c="2"/>35 464</text:p>
          </table:table-cell>
          <table:table-cell office:value-type="float" office:value="79269201" table:style-name="ce8">
            <text:p><text:s text:c="2"/>79 26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12711200" table:style-name="ce23">
            <text:p><text:s/>12 711 200</text:p>
          </table:table-cell>
          <table:table-cell office:value-type="float" office:value="245500" table:style-name="ce23">
            <text:p><text:s text:c="2"/>245 500</text:p>
          </table:table-cell>
          <table:table-cell office:value-type="float" office:value="63300" table:style-name="ce23">
            <text:p><text:s text:c="2"/>63 300</text:p>
          </table:table-cell>
          <table:table-cell office:value-type="float" office:value="402500" table:style-name="ce23">
            <text:p><text:s text:c="2"/>402 500</text:p>
          </table:table-cell>
          <table:table-cell office:value-type="float" office:value="82700" table:style-name="ce23">
            <text:p><text:s text:c="2"/>82 700</text:p>
          </table:table-cell>
          <table:table-cell table:number-columns-repeated="16378" table:style-name="ce5"/>
        </table:table-row>
        <table:table-row table:style-name="ro4">
          <table:table-cell table:style-name="ce39"/>
          <table:table-cell table:number-columns-repeated="5" table:style-name="ce40"/>
          <table:table-cell table:number-columns-repeated="16378" table:style-name="ce5"/>
        </table:table-row>
        <table:table-row table:style-name="ro11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8">
          <table:table-cell table:style-name="ce41"/>
          <table:table-cell office:value-type="string" table:style-name="ce35">
            <text:p>06</text:p>
            <text:p>Metalurgia</text:p>
            <text:p>não-ferrosos</text:p>
          </table:table-cell>
          <table:table-cell office:value-type="string" table:style-name="ce35">
            <text:p>07</text:p>
            <text:p>Outros</text:p>
            <text:p>metalúrgicos</text:p>
          </table:table-cell>
          <table:table-cell office:value-type="string" table:style-name="ce35">
            <text:p>08</text:p>
            <text:p>Máquinas</text:p>
            <text:p>e tratores</text:p>
          </table:table-cell>
          <table:table-cell office:value-type="string" table:style-name="ce35">
            <text:p>10</text:p>
            <text:p>Material</text:p>
            <text:p>elétrico</text:p>
          </table:table-cell>
          <table:table-cell office:value-type="string" table:style-name="ce38">
            <text:p>11</text:p>
            <text:p>Equipamentos</text:p>
            <text:p>eletrônico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6035974" table:style-name="ce8">
            <text:p><text:s text:c="2"/>6 036</text:p>
          </table:table-cell>
          <table:table-cell office:value-type="float" office:value="13938279" table:style-name="ce8">
            <text:p><text:s text:c="2"/>13 938</text:p>
          </table:table-cell>
          <table:table-cell office:value-type="float" office:value="42686504" table:style-name="ce8">
            <text:p><text:s text:c="2"/>42 687</text:p>
          </table:table-cell>
          <table:table-cell office:value-type="float" office:value="4855535" table:style-name="ce8">
            <text:p><text:s text:c="2"/>4 856</text:p>
          </table:table-cell>
          <table:table-cell office:value-type="float" office:value="7065724" table:style-name="ce8">
            <text:p><text:s text:c="2"/>7 06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771536.39475655195" table:style-name="ce8">
            <text:p><text:s text:c="3"/>772</text:p>
          </table:table-cell>
          <table:table-cell office:value-type="float" office:value="6597289.6686251499" table:style-name="ce8">
            <text:p><text:s text:c="2"/>6 597</text:p>
          </table:table-cell>
          <table:table-cell office:value-type="float" office:value="11781932.109687977" table:style-name="ce8">
            <text:p><text:s text:c="2"/>11 782</text:p>
          </table:table-cell>
          <table:table-cell office:value-type="float" office:value="2119689.815602628" table:style-name="ce8">
            <text:p><text:s text:c="2"/>2 120</text:p>
          </table:table-cell>
          <table:table-cell office:value-type="float" office:value="1717010.9018984777" table:style-name="ce8">
            <text:p><text:s text:c="2"/>1 71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541919.8801648817" table:style-name="ce8">
            <text:p><text:s text:c="3"/>542</text:p>
          </table:table-cell>
          <table:table-cell office:value-type="float" office:value="4837513.7612137133" table:style-name="ce8">
            <text:p><text:s text:c="2"/>4 838</text:p>
          </table:table-cell>
          <table:table-cell office:value-type="float" office:value="8235024.805059921" table:style-name="ce8">
            <text:p><text:s text:c="2"/>8 235</text:p>
          </table:table-cell>
          <table:table-cell office:value-type="float" office:value="1547035.2405884862" table:style-name="ce8">
            <text:p><text:s text:c="2"/>1 547</text:p>
          </table:table-cell>
          <table:table-cell office:value-type="float" office:value="1239023.1476953914" table:style-name="ce8">
            <text:p><text:s text:c="2"/>1 23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229616.51459167025" table:style-name="ce8">
            <text:p><text:s text:c="3"/>230</text:p>
          </table:table-cell>
          <table:table-cell office:value-type="float" office:value="1759775.9074114361" table:style-name="ce8">
            <text:p><text:s text:c="2"/>1 760</text:p>
          </table:table-cell>
          <table:table-cell office:value-type="float" office:value="3546907.3046280555" table:style-name="ce8">
            <text:p><text:s text:c="2"/>3 547</text:p>
          </table:table-cell>
          <table:table-cell office:value-type="float" office:value="572654.57501414197" table:style-name="ce8">
            <text:p><text:s text:c="3"/>573</text:p>
          </table:table-cell>
          <table:table-cell office:value-type="float" office:value="477987.7542030862" table:style-name="ce8">
            <text:p><text:s text:c="3"/>47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214215.78155875034" table:style-name="ce8">
            <text:p><text:s text:c="3"/>214</text:p>
          </table:table-cell>
          <table:table-cell office:value-type="float" office:value="1735235.2353393524" table:style-name="ce8">
            <text:p><text:s text:c="2"/>1 735</text:p>
          </table:table-cell>
          <table:table-cell office:value-type="float" office:value="3530033.7550902925" table:style-name="ce8">
            <text:p><text:s text:c="2"/>3 530</text:p>
          </table:table-cell>
          <table:table-cell office:value-type="float" office:value="560442.05119580985" table:style-name="ce8">
            <text:p><text:s text:c="3"/>560</text:p>
          </table:table-cell>
          <table:table-cell office:value-type="float" office:value="448858.98921691452" table:style-name="ce8">
            <text:p><text:s text:c="3"/>44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15400.733032919889" table:style-name="ce8">
            <text:p><text:s text:c="3"/>15</text:p>
          </table:table-cell>
          <table:table-cell office:value-type="float" office:value="24540.6720720837" table:style-name="ce8">
            <text:p><text:s text:c="3"/>25</text:p>
          </table:table-cell>
          <table:table-cell office:value-type="float" office:value="16873.549537762796" table:style-name="ce8">
            <text:p><text:s text:c="3"/>17</text:p>
          </table:table-cell>
          <table:table-cell office:value-type="float" office:value="12212.523818332164" table:style-name="ce8">
            <text:p><text:s text:c="3"/>12</text:p>
          </table:table-cell>
          <table:table-cell office:value-type="float" office:value="29128.76498617166" table:style-name="ce8">
            <text:p><text:s text:c="3"/>2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4076989.6229477879" table:style-name="ce8">
            <text:p><text:s text:c="2"/>4 077</text:p>
          </table:table-cell>
          <table:table-cell office:value-type="float" office:value="5224858.8135464862" table:style-name="ce8">
            <text:p><text:s text:c="2"/>5 225</text:p>
          </table:table-cell>
          <table:table-cell office:value-type="float" office:value="27677627.246787623" table:style-name="ce8">
            <text:p><text:s text:c="2"/>27 678</text:p>
          </table:table-cell>
          <table:table-cell office:value-type="float" office:value="1680284.8670005123" table:style-name="ce8">
            <text:p><text:s text:c="2"/>1 680</text:p>
          </table:table-cell>
          <table:table-cell office:value-type="float" office:value="4521365.8334343918" table:style-name="ce8">
            <text:p><text:s text:c="2"/>4 52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703687.18766326271" table:style-name="ce8">
            <text:p><text:s text:c="3"/>704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4076989.6229477879" table:style-name="ce8">
            <text:p><text:s text:c="2"/>4 077</text:p>
          </table:table-cell>
          <table:table-cell office:value-type="float" office:value="4521171.6258832235" table:style-name="ce8">
            <text:p><text:s text:c="2"/>4 521</text:p>
          </table:table-cell>
          <table:table-cell office:value-type="float" office:value="27677627.246787623" table:style-name="ce8">
            <text:p><text:s text:c="2"/>27 678</text:p>
          </table:table-cell>
          <table:table-cell office:value-type="float" office:value="1680284.8670005123" table:style-name="ce8">
            <text:p><text:s text:c="2"/>1 680</text:p>
          </table:table-cell>
          <table:table-cell office:value-type="float" office:value="4521365.8334343918" table:style-name="ce8">
            <text:p><text:s text:c="2"/>4 52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1187447.9822956603" table:style-name="ce8">
            <text:p><text:s text:c="2"/>1 187</text:p>
          </table:table-cell>
          <table:table-cell office:value-type="float" office:value="2116473.5178283649" table:style-name="ce8">
            <text:p><text:s text:c="2"/>2 116</text:p>
          </table:table-cell>
          <table:table-cell office:value-type="float" office:value="3454045.6435244009" table:style-name="ce8">
            <text:p><text:s text:c="2"/>3 454</text:p>
          </table:table-cell>
          <table:table-cell office:value-type="float" office:value="1135187.3173968599" table:style-name="ce8">
            <text:p><text:s text:c="2"/>1 135</text:p>
          </table:table-cell>
          <table:table-cell office:value-type="float" office:value="827347.26466713147" table:style-name="ce8">
            <text:p><text:s text:c="3"/>82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343" table:style-name="ce8">
            <text:p><text:s/>(-) <text:s text:c="2"/>0</text:p>
          </table:table-cell>
          <table:table-cell office:value-type="float" office:value="-227101" table:style-name="ce8">
            <text:p><text:s/>(-) <text:s text:c="2"/>227</text:p>
          </table:table-cell>
          <table:table-cell office:value-type="float" office:value="-79627" table:style-name="ce8">
            <text:p><text:s/>(-) <text:s text:c="2"/>8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28031827" table:style-name="ce8">
            <text:p><text:s text:c="2"/>28 032</text:p>
          </table:table-cell>
          <table:table-cell office:value-type="float" office:value="51275353" table:style-name="ce8">
            <text:p><text:s text:c="2"/>51 275</text:p>
          </table:table-cell>
          <table:table-cell office:value-type="float" office:value="74978406" table:style-name="ce8">
            <text:p><text:s text:c="2"/>74 978</text:p>
          </table:table-cell>
          <table:table-cell office:value-type="float" office:value="25894888" table:style-name="ce8">
            <text:p><text:s text:c="2"/>25 895</text:p>
          </table:table-cell>
          <table:table-cell office:value-type="float" office:value="18842790" table:style-name="ce8">
            <text:p><text:s text:c="2"/>18 84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63900" table:style-name="ce23">
            <text:p><text:s text:c="2"/>63 900</text:p>
          </table:table-cell>
          <table:table-cell office:value-type="float" office:value="722500" table:style-name="ce23">
            <text:p><text:s text:c="2"/>722 500</text:p>
          </table:table-cell>
          <table:table-cell office:value-type="float" office:value="640000" table:style-name="ce23">
            <text:p><text:s text:c="2"/>640 000</text:p>
          </table:table-cell>
          <table:table-cell office:value-type="float" office:value="119100" table:style-name="ce23">
            <text:p><text:s text:c="2"/>119 100</text:p>
          </table:table-cell>
          <table:table-cell office:value-type="float" office:value="96000" table:style-name="ce23">
            <text:p><text:s text:c="2"/>96 000</text:p>
          </table:table-cell>
          <table:table-cell table:number-columns-repeated="16378" table:style-name="ce5"/>
        </table:table-row>
        <table:table-row table:style-name="ro4">
          <table:table-cell table:style-name="ce39"/>
          <table:table-cell table:number-columns-repeated="5" table:style-name="ce40"/>
          <table:table-cell table:number-columns-repeated="16378" table:style-name="ce5"/>
        </table:table-row>
        <table:table-row table:style-name="ro11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8">
          <table:table-cell table:style-name="ce41"/>
          <table:table-cell office:value-type="string" table:style-name="ce35">
            <text:p>12</text:p>
            <text:p>Automóveis,</text:p>
            <text:p>caminhões e ônibus</text:p>
          </table:table-cell>
          <table:table-cell office:value-type="string" table:style-name="ce35">
            <text:p>13</text:p>
            <text:p>Outros veículos</text:p>
            <text:p>e peças</text:p>
          </table:table-cell>
          <table:table-cell office:value-type="string" table:style-name="ce35">
            <text:p>14</text:p>
            <text:p>Madeira e</text:p>
            <text:p>mobiliário</text:p>
          </table:table-cell>
          <table:table-cell office:value-type="string" table:style-name="ce35">
            <text:p>15</text:p>
            <text:p>Papel e gráfica</text:p>
          </table:table-cell>
          <table:table-cell office:value-type="string" table:style-name="ce38">
            <text:p>16</text:p>
            <text:p>Indústria</text:p>
            <text:p>da borracha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6881668" table:style-name="ce8">
            <text:p><text:s text:c="2"/>6 882</text:p>
          </table:table-cell>
          <table:table-cell office:value-type="float" office:value="8907753" table:style-name="ce8">
            <text:p><text:s text:c="2"/>8 908</text:p>
          </table:table-cell>
          <table:table-cell office:value-type="float" office:value="9953335" table:style-name="ce8">
            <text:p><text:s text:c="2"/>9 953</text:p>
          </table:table-cell>
          <table:table-cell office:value-type="float" office:value="21335664" table:style-name="ce8">
            <text:p><text:s text:c="2"/>21 336</text:p>
          </table:table-cell>
          <table:table-cell office:value-type="float" office:value="5885922" table:style-name="ce8">
            <text:p><text:s text:c="2"/>5 88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2000833.914314935" table:style-name="ce8">
            <text:p><text:s text:c="2"/>2 001</text:p>
          </table:table-cell>
          <table:table-cell office:value-type="float" office:value="5120230.5792491995" table:style-name="ce8">
            <text:p><text:s text:c="2"/>5 120</text:p>
          </table:table-cell>
          <table:table-cell office:value-type="float" office:value="4264224.0836866591" table:style-name="ce8">
            <text:p><text:s text:c="2"/>4 264</text:p>
          </table:table-cell>
          <table:table-cell office:value-type="float" office:value="7238557.8237716323" table:style-name="ce8">
            <text:p><text:s text:c="2"/>7 239</text:p>
          </table:table-cell>
          <table:table-cell office:value-type="float" office:value="999060.92171558714" table:style-name="ce8">
            <text:p><text:s text:c="3"/>99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1403407.7677723835" table:style-name="ce8">
            <text:p><text:s text:c="2"/>1 403</text:p>
          </table:table-cell>
          <table:table-cell office:value-type="float" office:value="3646459.951721984" table:style-name="ce8">
            <text:p><text:s text:c="2"/>3 646</text:p>
          </table:table-cell>
          <table:table-cell office:value-type="float" office:value="3206789.7851219196" table:style-name="ce8">
            <text:p><text:s text:c="2"/>3 207</text:p>
          </table:table-cell>
          <table:table-cell office:value-type="float" office:value="5189612.461225396" table:style-name="ce8">
            <text:p><text:s text:c="2"/>5 190</text:p>
          </table:table-cell>
          <table:table-cell office:value-type="float" office:value="734750.02634925372" table:style-name="ce8">
            <text:p><text:s text:c="3"/>73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597426.14654255146" table:style-name="ce8">
            <text:p><text:s text:c="3"/>597</text:p>
          </table:table-cell>
          <table:table-cell office:value-type="float" office:value="1473770.6275272155" table:style-name="ce8">
            <text:p><text:s text:c="2"/>1 474</text:p>
          </table:table-cell>
          <table:table-cell office:value-type="float" office:value="1057434.2985647391" table:style-name="ce8">
            <text:p><text:s text:c="2"/>1 057</text:p>
          </table:table-cell>
          <table:table-cell office:value-type="float" office:value="2048945.362546236" table:style-name="ce8">
            <text:p><text:s text:c="2"/>2 049</text:p>
          </table:table-cell>
          <table:table-cell office:value-type="float" office:value="264310.89536633348" table:style-name="ce8">
            <text:p><text:s text:c="3"/>264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551842.59869165148" table:style-name="ce8">
            <text:p><text:s text:c="3"/>552</text:p>
          </table:table-cell>
          <table:table-cell office:value-type="float" office:value="1433846.9417034471" table:style-name="ce8">
            <text:p><text:s text:c="2"/>1 434</text:p>
          </table:table-cell>
          <table:table-cell office:value-type="float" office:value="1055441.9267710135" table:style-name="ce8">
            <text:p><text:s text:c="2"/>1 055</text:p>
          </table:table-cell>
          <table:table-cell office:value-type="float" office:value="2021271.9757632688" table:style-name="ce8">
            <text:p><text:s text:c="2"/>2 021</text:p>
          </table:table-cell>
          <table:table-cell office:value-type="float" office:value="257375.44890577212" table:style-name="ce8">
            <text:p><text:s text:c="3"/>25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45583.547850899937" table:style-name="ce8">
            <text:p><text:s text:c="3"/>46</text:p>
          </table:table-cell>
          <table:table-cell office:value-type="float" office:value="39923.685823768297" table:style-name="ce8">
            <text:p><text:s text:c="3"/>40</text:p>
          </table:table-cell>
          <table:table-cell office:value-type="float" office:value="1992.3717937254833" table:style-name="ce8">
            <text:p><text:s text:c="3"/>2</text:p>
          </table:table-cell>
          <table:table-cell office:value-type="float" office:value="27673.386782967158" table:style-name="ce8">
            <text:p><text:s text:c="3"/>28</text:p>
          </table:table-cell>
          <table:table-cell office:value-type="float" office:value="6935.4464605613784" table:style-name="ce8">
            <text:p><text:s text:c="3"/>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3221413.5680193044" table:style-name="ce8">
            <text:p><text:s text:c="2"/>3 221</text:p>
          </table:table-cell>
          <table:table-cell office:value-type="float" office:value="2327225.2420140542" table:style-name="ce8">
            <text:p><text:s text:c="2"/>2 327</text:p>
          </table:table-cell>
          <table:table-cell office:value-type="float" office:value="4729238.0317335781" table:style-name="ce8">
            <text:p><text:s text:c="2"/>4 729</text:p>
          </table:table-cell>
          <table:table-cell office:value-type="float" office:value="11480002.331908077" table:style-name="ce8">
            <text:p><text:s text:c="2"/>11 480</text:p>
          </table:table-cell>
          <table:table-cell office:value-type="float" office:value="4076391.231632947" table:style-name="ce8">
            <text:p><text:s text:c="2"/>4 07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874000.19016164239" table:style-name="ce8">
            <text:p><text:s text:c="3"/>874</text:p>
          </table:table-cell>
          <table:table-cell office:value-type="float" office:value="195927.77232868792" table:style-name="ce8">
            <text:p><text:s text:c="3"/>196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3221413.5680193044" table:style-name="ce8">
            <text:p><text:s text:c="2"/>3 221</text:p>
          </table:table-cell>
          <table:table-cell office:value-type="float" office:value="2327225.2420140542" table:style-name="ce8">
            <text:p><text:s text:c="2"/>2 327</text:p>
          </table:table-cell>
          <table:table-cell office:value-type="float" office:value="3855237.8415719355" table:style-name="ce8">
            <text:p><text:s text:c="2"/>3 855</text:p>
          </table:table-cell>
          <table:table-cell office:value-type="float" office:value="11284074.559579389" table:style-name="ce8">
            <text:p><text:s text:c="2"/>11 284</text:p>
          </table:table-cell>
          <table:table-cell office:value-type="float" office:value="4076391.231632947" table:style-name="ce8">
            <text:p><text:s text:c="2"/>4 07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1659420.5176657604" table:style-name="ce8">
            <text:p><text:s text:c="2"/>1 659</text:p>
          </table:table-cell>
          <table:table-cell office:value-type="float" office:value="1969892.1787367458" table:style-name="ce8">
            <text:p><text:s text:c="2"/>1 970</text:p>
          </table:table-cell>
          <table:table-cell office:value-type="float" office:value="959872.88457976363" table:style-name="ce8">
            <text:p><text:s text:c="3"/>960</text:p>
          </table:table-cell>
          <table:table-cell office:value-type="float" office:value="2617103.8443202893" table:style-name="ce8">
            <text:p><text:s text:c="2"/>2 617</text:p>
          </table:table-cell>
          <table:table-cell office:value-type="float" office:value="810469.84665146586" table:style-name="ce8">
            <text:p><text:s text:c="3"/>81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509595" table:style-name="ce8">
            <text:p><text:s/>(-) <text:s text:c="2"/>51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38532365" table:style-name="ce8">
            <text:p><text:s text:c="2"/>38 532</text:p>
          </table:table-cell>
          <table:table-cell office:value-type="float" office:value="44024630" table:style-name="ce8">
            <text:p><text:s text:c="2"/>44 025</text:p>
          </table:table-cell>
          <table:table-cell office:value-type="float" office:value="26138392" table:style-name="ce8">
            <text:p><text:s text:c="2"/>26 138</text:p>
          </table:table-cell>
          <table:table-cell office:value-type="float" office:value="59540449" table:style-name="ce8">
            <text:p><text:s text:c="2"/>59 540</text:p>
          </table:table-cell>
          <table:table-cell office:value-type="float" office:value="18855512" table:style-name="ce8">
            <text:p><text:s text:c="2"/>18 856</text:p>
          </table:table-cell>
          <table:table-cell table:number-columns-repeated="16378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76200" table:style-name="ce23">
            <text:p><text:s text:c="2"/>76 200</text:p>
          </table:table-cell>
          <table:table-cell office:value-type="float" office:value="224500" table:style-name="ce23">
            <text:p><text:s text:c="2"/>224 500</text:p>
          </table:table-cell>
          <table:table-cell office:value-type="float" office:value="913300" table:style-name="ce23">
            <text:p><text:s text:c="2"/>913 300</text:p>
          </table:table-cell>
          <table:table-cell office:value-type="float" office:value="428500" table:style-name="ce23">
            <text:p><text:s text:c="2"/>428 500</text:p>
          </table:table-cell>
          <table:table-cell office:value-type="float" office:value="55000" table:style-name="ce23">
            <text:p><text:s text:c="2"/>55 000</text:p>
          </table:table-cell>
          <table:table-cell table:number-columns-repeated="16378"/>
        </table:table-row>
        <table:table-row table:style-name="ro4">
          <table:table-cell table:number-columns-repeated="6" table:style-name="ce39"/>
          <table:table-cell table:number-columns-repeated="16378"/>
        </table:table-row>
        <table:table-row table:style-name="ro13">
          <table:table-cell table:style-name="ce5"/>
          <table:table-cell table:number-columns-repeated="16383" table:style-name="ce3"/>
        </table:table-row>
        <table:table-row table:number-rows-repeated="1048517" table:style-name="ro7">
          <table:table-cell table:number-columns-repeated="16384"/>
        </table:table-row>
        <table:named-expressions>
          <table:named-range table:name="Print_Area" table:cell-range-address="2m02.$A$1:2m02.$F$58" table:base-cell-address="2m02.$A$1"/>
        </table:named-expressions>
      </table:table>
      <table:table table:name="2n02" table:style-name="ta2">
        <table:table-column table:style-name="co7" table:default-cell-style-name="ce3"/>
        <table:table-column table:style-name="co11" table:default-cell-style-name="ce3"/>
        <table:table-column table:style-name="co9" table:number-columns-repeated="2" table:default-cell-style-name="ce3"/>
        <table:table-column table:style-name="co12" table:default-cell-style-name="ce3"/>
        <table:table-column table:style-name="co13" table:default-cell-style-name="ce3"/>
        <table:table-column table:style-name="co6" table:number-columns-repeated="16378" table:default-cell-style-name="ce3"/>
        <table:table-row table:style-name="ro1">
          <table:table-cell office:value-type="string" table:style-name="ce1">
            <text:p>Tabela 2 - Usos de bens e serviços - 2001</text:p>
          </table:table-cell>
          <table:table-cell table:number-columns-repeated="5" table:style-name="ce1"/>
          <table:table-cell table:style-name="ce20"/>
          <table:table-cell table:number-columns-repeated="16377" table:style-name="ce2"/>
        </table:table-row>
        <table:table-row table:style-name="ro2">
          <table:table-cell table:number-columns-repeated="5" table:style-name="ce3"/>
          <table:table-cell office:value-type="string" table:style-name="ce4">
            <text:p>(continuação)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style-name="ce21"/>
          <table:table-cell table:number-columns-repeated="16377"/>
        </table:table-row>
        <table:table-row table:style-name="ro8">
          <table:table-cell table:style-name="ce41"/>
          <table:table-cell office:value-type="string" table:style-name="ce35">
            <text:p>17</text:p>
            <text:p>Elementos</text:p>
            <text:p>químicos</text:p>
          </table:table-cell>
          <table:table-cell office:value-type="string" table:style-name="ce35">
            <text:p>18</text:p>
            <text:p>Refino</text:p>
            <text:p>do petróleo</text:p>
          </table:table-cell>
          <table:table-cell office:value-type="string" table:style-name="ce35">
            <text:p>19</text:p>
            <text:p>Químicos</text:p>
            <text:p>diversos</text:p>
          </table:table-cell>
          <table:table-cell office:value-type="string" table:style-name="ce35">
            <text:p>20</text:p>
            <text:p>Farmacêutica</text:p>
            <text:p>e de perfumaria</text:p>
          </table:table-cell>
          <table:table-cell office:value-type="string" table:style-name="ce38">
            <text:p>21</text:p>
            <text:p>Artigos</text:p>
            <text:p>de plástico</text:p>
          </table:table-cell>
          <table:table-cell table:number-columns-repeated="16378" table:style-name="ce3"/>
        </table:table-row>
        <table:table-row table:style-name="ro9">
          <table:table-cell table:number-columns-repeated="5" table:style-name="ce5"/>
          <table:table-cell table:style-name="ce6"/>
          <table:table-cell table:number-columns-repeated="16378" table:style-name="ce3"/>
        </table:table-row>
        <table:table-row table:style-name="ro6">
          <table:table-cell office:value-type="string" table:style-name="ce5">
            <text:p>Valor adicionado bruto a preço básico</text:p>
          </table:table-cell>
          <table:table-cell office:value-type="float" office:value="15588213" table:style-name="ce8">
            <text:p><text:s text:c="2"/>15 588</text:p>
          </table:table-cell>
          <table:table-cell office:value-type="float" office:value="59391246" table:style-name="ce8">
            <text:p><text:s text:c="2"/>59 391</text:p>
          </table:table-cell>
          <table:table-cell office:value-type="float" office:value="14728792" table:style-name="ce8">
            <text:p><text:s text:c="2"/>14 729</text:p>
          </table:table-cell>
          <table:table-cell office:value-type="float" office:value="8073320" table:style-name="ce8">
            <text:p><text:s text:c="2"/>8 073</text:p>
          </table:table-cell>
          <table:table-cell office:value-type="float" office:value="5458822" table:style-name="ce8">
            <text:p><text:s text:c="2"/>5 45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1572847.2235066108" table:style-name="ce8">
            <text:p><text:s text:c="2"/>1 573</text:p>
          </table:table-cell>
          <table:table-cell office:value-type="float" office:value="1789230.5643479312" table:style-name="ce8">
            <text:p><text:s text:c="2"/>1 789</text:p>
          </table:table-cell>
          <table:table-cell office:value-type="float" office:value="3549992.9033294558" table:style-name="ce8">
            <text:p><text:s text:c="2"/>3 550</text:p>
          </table:table-cell>
          <table:table-cell office:value-type="float" office:value="2579383.877016311" table:style-name="ce8">
            <text:p><text:s text:c="2"/>2 579</text:p>
          </table:table-cell>
          <table:table-cell office:value-type="float" office:value="2975496.9481627932" table:style-name="ce8">
            <text:p><text:s text:c="2"/>2 97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1132877.4484654064" table:style-name="ce8">
            <text:p><text:s text:c="2"/>1 133</text:p>
          </table:table-cell>
          <table:table-cell office:value-type="float" office:value="1198189.2504020585" table:style-name="ce8">
            <text:p><text:s text:c="2"/>1 198</text:p>
          </table:table-cell>
          <table:table-cell office:value-type="float" office:value="2540690.5581724932" table:style-name="ce8">
            <text:p><text:s text:c="2"/>2 541</text:p>
          </table:table-cell>
          <table:table-cell office:value-type="float" office:value="1872516.2760031503" table:style-name="ce8">
            <text:p><text:s text:c="2"/>1 873</text:p>
          </table:table-cell>
          <table:table-cell office:value-type="float" office:value="2107954.7413285524" table:style-name="ce8">
            <text:p><text:s text:c="2"/>2 10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439969.77504120447" table:style-name="ce8">
            <text:p><text:s text:c="3"/>440</text:p>
          </table:table-cell>
          <table:table-cell office:value-type="float" office:value="591041.31394587271" table:style-name="ce8">
            <text:p><text:s text:c="3"/>591</text:p>
          </table:table-cell>
          <table:table-cell office:value-type="float" office:value="1009302.3451569626" table:style-name="ce8">
            <text:p><text:s text:c="2"/>1 009</text:p>
          </table:table-cell>
          <table:table-cell office:value-type="float" office:value="706867.60101316089" table:style-name="ce8">
            <text:p><text:s text:c="3"/>707</text:p>
          </table:table-cell>
          <table:table-cell office:value-type="float" office:value="867542.20683424093" table:style-name="ce8">
            <text:p><text:s text:c="3"/>86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434235.0968977029" table:style-name="ce8">
            <text:p><text:s text:c="3"/>434</text:p>
          </table:table-cell>
          <table:table-cell office:value-type="float" office:value="459269.29338642559" table:style-name="ce8">
            <text:p><text:s text:c="3"/>459</text:p>
          </table:table-cell>
          <table:table-cell office:value-type="float" office:value="973853.8022886602" table:style-name="ce8">
            <text:p><text:s text:c="3"/>974</text:p>
          </table:table-cell>
          <table:table-cell office:value-type="float" office:value="675353.46098935883" table:style-name="ce8">
            <text:p><text:s text:c="3"/>675</text:p>
          </table:table-cell>
          <table:table-cell office:value-type="float" office:value="856249.6403473625" table:style-name="ce8">
            <text:p><text:s text:c="3"/>85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5734.6781435015755" table:style-name="ce8">
            <text:p><text:s text:c="3"/>6</text:p>
          </table:table-cell>
          <table:table-cell office:value-type="float" office:value="131772.02055944715" table:style-name="ce8">
            <text:p><text:s text:c="3"/>132</text:p>
          </table:table-cell>
          <table:table-cell office:value-type="float" office:value="35448.542868302422" table:style-name="ce8">
            <text:p><text:s text:c="3"/>35</text:p>
          </table:table-cell>
          <table:table-cell office:value-type="float" office:value="31514.140023802036" table:style-name="ce8">
            <text:p><text:s text:c="3"/>32</text:p>
          </table:table-cell>
          <table:table-cell office:value-type="float" office:value="11292.566486878479" table:style-name="ce8">
            <text:p><text:s text:c="3"/>1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12501669.219343342" table:style-name="ce8">
            <text:p><text:s text:c="2"/>12 502</text:p>
          </table:table-cell>
          <table:table-cell office:value-type="float" office:value="49692852.090172492" table:style-name="ce8">
            <text:p><text:s text:c="2"/>49 693</text:p>
          </table:table-cell>
          <table:table-cell office:value-type="float" office:value="9025565.558888657" table:style-name="ce8">
            <text:p><text:s text:c="2"/>9 026</text:p>
          </table:table-cell>
          <table:table-cell office:value-type="float" office:value="4376862.8201360069" table:style-name="ce8">
            <text:p><text:s text:c="2"/>4 377</text:p>
          </table:table-cell>
          <table:table-cell office:value-type="float" office:value="1672684.0888709826" table:style-name="ce8">
            <text:p><text:s text:c="2"/>1 67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12501669.219343342" table:style-name="ce8">
            <text:p><text:s text:c="2"/>12 502</text:p>
          </table:table-cell>
          <table:table-cell office:value-type="float" office:value="49692852.090172492" table:style-name="ce8">
            <text:p><text:s text:c="2"/>49 693</text:p>
          </table:table-cell>
          <table:table-cell office:value-type="float" office:value="9025565.558888657" table:style-name="ce8">
            <text:p><text:s text:c="2"/>9 026</text:p>
          </table:table-cell>
          <table:table-cell office:value-type="float" office:value="4376862.8201360069" table:style-name="ce8">
            <text:p><text:s text:c="2"/>4 377</text:p>
          </table:table-cell>
          <table:table-cell office:value-type="float" office:value="1672684.0888709826" table:style-name="ce8">
            <text:p><text:s text:c="2"/>1 67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1513696.5571500468" table:style-name="ce8">
            <text:p><text:s text:c="2"/>1 514</text:p>
          </table:table-cell>
          <table:table-cell office:value-type="float" office:value="7909163.3454795796" table:style-name="ce8">
            <text:p><text:s text:c="2"/>7 909</text:p>
          </table:table-cell>
          <table:table-cell office:value-type="float" office:value="2153233.5377818868" table:style-name="ce8">
            <text:p><text:s text:c="2"/>2 153</text:p>
          </table:table-cell>
          <table:table-cell office:value-type="float" office:value="1117073.3028476816" table:style-name="ce8">
            <text:p><text:s text:c="2"/>1 117</text:p>
          </table:table-cell>
          <table:table-cell office:value-type="float" office:value="810640.96296622464" table:style-name="ce8">
            <text:p><text:s text:c="3"/>81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35324208" table:style-name="ce8">
            <text:p><text:s text:c="2"/>35 324</text:p>
          </table:table-cell>
          <table:table-cell office:value-type="float" office:value="189167118" table:style-name="ce8">
            <text:p><text:s text:c="2"/>189 167</text:p>
          </table:table-cell>
          <table:table-cell office:value-type="float" office:value="49427784" table:style-name="ce8">
            <text:p><text:s text:c="2"/>49 428</text:p>
          </table:table-cell>
          <table:table-cell office:value-type="float" office:value="25473967" table:style-name="ce8">
            <text:p><text:s text:c="2"/>25 474</text:p>
          </table:table-cell>
          <table:table-cell office:value-type="float" office:value="17459472" table:style-name="ce8">
            <text:p><text:s text:c="2"/>17 45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68200" table:style-name="ce23">
            <text:p><text:s text:c="2"/>68 200</text:p>
          </table:table-cell>
          <table:table-cell office:value-type="float" office:value="55700" table:style-name="ce23">
            <text:p><text:s text:c="2"/>55 700</text:p>
          </table:table-cell>
          <table:table-cell office:value-type="float" office:value="150600" table:style-name="ce23">
            <text:p><text:s text:c="2"/>150 600</text:p>
          </table:table-cell>
          <table:table-cell office:value-type="float" office:value="117600" table:style-name="ce23">
            <text:p><text:s text:c="2"/>117 600</text:p>
          </table:table-cell>
          <table:table-cell office:value-type="float" office:value="223200" table:style-name="ce23">
            <text:p><text:s text:c="2"/>223 2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1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8">
          <table:table-cell table:style-name="ce41"/>
          <table:table-cell office:value-type="string" table:style-name="ce35">
            <text:p>22</text:p>
            <text:p>Indústria</text:p>
            <text:p><text:s/>têxtil</text:p>
          </table:table-cell>
          <table:table-cell office:value-type="string" table:style-name="ce35">
            <text:p>23</text:p>
            <text:p>Artigos</text:p>
            <text:p>do vestuário</text:p>
          </table:table-cell>
          <table:table-cell office:value-type="string" table:style-name="ce35">
            <text:p>24</text:p>
            <text:p>Fabricação</text:p>
            <text:p>de calçados</text:p>
          </table:table-cell>
          <table:table-cell office:value-type="string" table:style-name="ce35">
            <text:p>25</text:p>
            <text:p>Indústria<text:s/></text:p>
            <text:p>do café</text:p>
          </table:table-cell>
          <table:table-cell office:value-type="string" table:style-name="ce38">
            <text:p>26</text:p>
            <text:p>Beneficiamento de</text:p>
            <text:p>produtos vegetai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5062481" table:style-name="ce8">
            <text:p><text:s text:c="2"/>5 062</text:p>
          </table:table-cell>
          <table:table-cell office:value-type="float" office:value="6648383" table:style-name="ce8">
            <text:p><text:s text:c="2"/>6 648</text:p>
          </table:table-cell>
          <table:table-cell office:value-type="float" office:value="4276414" table:style-name="ce8">
            <text:p><text:s text:c="2"/>4 276</text:p>
          </table:table-cell>
          <table:table-cell office:value-type="float" office:value="3996563" table:style-name="ce8">
            <text:p><text:s text:c="2"/>3 997</text:p>
          </table:table-cell>
          <table:table-cell office:value-type="float" office:value="7869826" table:style-name="ce8">
            <text:p><text:s text:c="2"/>7 87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1851796.290083433" table:style-name="ce8">
            <text:p><text:s text:c="2"/>1 852</text:p>
          </table:table-cell>
          <table:table-cell office:value-type="float" office:value="2902228.6523130373" table:style-name="ce8">
            <text:p><text:s text:c="2"/>2 902</text:p>
          </table:table-cell>
          <table:table-cell office:value-type="float" office:value="1810456.0294622169" table:style-name="ce8">
            <text:p><text:s text:c="2"/>1 810</text:p>
          </table:table-cell>
          <table:table-cell office:value-type="float" office:value="574974.89397107577" table:style-name="ce8">
            <text:p><text:s text:c="3"/>575</text:p>
          </table:table-cell>
          <table:table-cell office:value-type="float" office:value="2073351.9682141743" table:style-name="ce8">
            <text:p><text:s text:c="2"/>2 07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1364555.0920902677" table:style-name="ce8">
            <text:p><text:s text:c="2"/>1 365</text:p>
          </table:table-cell>
          <table:table-cell office:value-type="float" office:value="2246623.6837111283" table:style-name="ce8">
            <text:p><text:s text:c="2"/>2 247</text:p>
          </table:table-cell>
          <table:table-cell office:value-type="float" office:value="1321772.9548029883" table:style-name="ce8">
            <text:p><text:s text:c="2"/>1 322</text:p>
          </table:table-cell>
          <table:table-cell office:value-type="float" office:value="442142.91090136691" table:style-name="ce8">
            <text:p><text:s text:c="3"/>442</text:p>
          </table:table-cell>
          <table:table-cell office:value-type="float" office:value="1469232.424059507" table:style-name="ce8">
            <text:p><text:s text:c="2"/>1 46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487241.19799316541" table:style-name="ce8">
            <text:p><text:s text:c="3"/>487</text:p>
          </table:table-cell>
          <table:table-cell office:value-type="float" office:value="655604.968601909" table:style-name="ce8">
            <text:p><text:s text:c="3"/>656</text:p>
          </table:table-cell>
          <table:table-cell office:value-type="float" office:value="488683.07465922867" table:style-name="ce8">
            <text:p><text:s text:c="3"/>489</text:p>
          </table:table-cell>
          <table:table-cell office:value-type="float" office:value="132831.9830697088" table:style-name="ce8">
            <text:p><text:s text:c="3"/>133</text:p>
          </table:table-cell>
          <table:table-cell office:value-type="float" office:value="604119.5441546673" table:style-name="ce8">
            <text:p><text:s text:c="3"/>604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483289.53231334378" table:style-name="ce8">
            <text:p><text:s text:c="3"/>483</text:p>
          </table:table-cell>
          <table:table-cell office:value-type="float" office:value="655604.968601909" table:style-name="ce8">
            <text:p><text:s text:c="3"/>656</text:p>
          </table:table-cell>
          <table:table-cell office:value-type="float" office:value="487090.7975160589" table:style-name="ce8">
            <text:p><text:s text:c="3"/>487</text:p>
          </table:table-cell>
          <table:table-cell office:value-type="float" office:value="132831.9830697088" table:style-name="ce8">
            <text:p><text:s text:c="3"/>133</text:p>
          </table:table-cell>
          <table:table-cell office:value-type="float" office:value="573501.45090833143" table:style-name="ce8">
            <text:p><text:s text:c="3"/>574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3951.6656798216045" table:style-name="ce8">
            <text:p><text:s text:c="3"/>4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1592.2771431697786" table:style-name="ce8">
            <text:p><text:s text:c="3"/>2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30618.093246335913" table:style-name="ce8">
            <text:p><text:s text:c="3"/>3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1884507.9865239905" table:style-name="ce8">
            <text:p><text:s text:c="2"/>1 885</text:p>
          </table:table-cell>
          <table:table-cell office:value-type="float" office:value="3269243.9833741258" table:style-name="ce8">
            <text:p><text:s text:c="2"/>3 269</text:p>
          </table:table-cell>
          <table:table-cell office:value-type="float" office:value="2001183.6486252765" table:style-name="ce8">
            <text:p><text:s text:c="2"/>2 001</text:p>
          </table:table-cell>
          <table:table-cell office:value-type="float" office:value="2855027.9807040128" table:style-name="ce8">
            <text:p><text:s text:c="2"/>2 855</text:p>
          </table:table-cell>
          <table:table-cell office:value-type="float" office:value="4003479.1349532963" table:style-name="ce8">
            <text:p><text:s text:c="2"/>4 00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6514.5627936208302" table:style-name="ce8">
            <text:p><text:s text:c="3"/>7</text:p>
          </table:table-cell>
          <table:table-cell office:value-type="float" office:value="2238831.1534912232" table:style-name="ce8">
            <text:p><text:s text:c="2"/>2 239</text:p>
          </table:table-cell>
          <table:table-cell office:value-type="float" office:value="59062.374502291234" table:style-name="ce8">
            <text:p><text:s text:c="3"/>59</text:p>
          </table:table-cell>
          <table:table-cell office:value-type="float" office:value="27319.130660221243" table:style-name="ce8">
            <text:p><text:s text:c="3"/>27</text:p>
          </table:table-cell>
          <table:table-cell office:value-type="float" office:value="85498.760769951667" table:style-name="ce8">
            <text:p><text:s text:c="3"/>8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1877993.4237303697" table:style-name="ce8">
            <text:p><text:s text:c="2"/>1 878</text:p>
          </table:table-cell>
          <table:table-cell office:value-type="float" office:value="1030412.8298829026" table:style-name="ce8">
            <text:p><text:s text:c="2"/>1 030</text:p>
          </table:table-cell>
          <table:table-cell office:value-type="float" office:value="1942121.2741229853" table:style-name="ce8">
            <text:p><text:s text:c="2"/>1 942</text:p>
          </table:table-cell>
          <table:table-cell office:value-type="float" office:value="2827708.8500437913" table:style-name="ce8">
            <text:p><text:s text:c="2"/>2 828</text:p>
          </table:table-cell>
          <table:table-cell office:value-type="float" office:value="3917980.3741833447" table:style-name="ce8">
            <text:p><text:s text:c="2"/>3 91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1326176.7233925764" table:style-name="ce8">
            <text:p><text:s text:c="2"/>1 326</text:p>
          </table:table-cell>
          <table:table-cell office:value-type="float" office:value="476910.36431283673" table:style-name="ce8">
            <text:p><text:s text:c="3"/>477</text:p>
          </table:table-cell>
          <table:table-cell office:value-type="float" office:value="464774.32191250677" table:style-name="ce8">
            <text:p><text:s text:c="3"/>465</text:p>
          </table:table-cell>
          <table:table-cell office:value-type="float" office:value="567500.12532491144" table:style-name="ce8">
            <text:p><text:s text:c="3"/>568</text:p>
          </table:table-cell>
          <table:table-cell office:value-type="float" office:value="1792994.896832529" table:style-name="ce8">
            <text:p><text:s text:c="2"/>1 79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940" table:style-name="ce8">
            <text:p><text:s/>(-) <text:s text:c="2"/>1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31055276" table:style-name="ce8">
            <text:p><text:s text:c="2"/>31 055</text:p>
          </table:table-cell>
          <table:table-cell office:value-type="float" office:value="20847390" table:style-name="ce8">
            <text:p><text:s text:c="2"/>20 847</text:p>
          </table:table-cell>
          <table:table-cell office:value-type="float" office:value="11358896" table:style-name="ce8">
            <text:p><text:s text:c="2"/>11 359</text:p>
          </table:table-cell>
          <table:table-cell office:value-type="float" office:value="14024364" table:style-name="ce8">
            <text:p><text:s text:c="2"/>14 024</text:p>
          </table:table-cell>
          <table:table-cell office:value-type="float" office:value="43874928" table:style-name="ce8">
            <text:p><text:s text:c="2"/>43 87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233300" table:style-name="ce23">
            <text:p><text:s text:c="2"/>233 300</text:p>
          </table:table-cell>
          <table:table-cell office:value-type="float" office:value="1668800" table:style-name="ce23">
            <text:p><text:s/>1 668 800</text:p>
          </table:table-cell>
          <table:table-cell office:value-type="float" office:value="399800" table:style-name="ce23">
            <text:p><text:s text:c="2"/>399 800</text:p>
          </table:table-cell>
          <table:table-cell office:value-type="float" office:value="70300" table:style-name="ce23">
            <text:p><text:s text:c="2"/>70 300</text:p>
          </table:table-cell>
          <table:table-cell office:value-type="float" office:value="307600" table:style-name="ce23">
            <text:p><text:s text:c="2"/>307 6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1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8">
          <table:table-cell table:style-name="ce41"/>
          <table:table-cell office:value-type="string" table:style-name="ce35">
            <text:p>27</text:p>
            <text:p>Abate</text:p>
            <text:p>de animais</text:p>
          </table:table-cell>
          <table:table-cell office:value-type="string" table:style-name="ce35">
            <text:p>28</text:p>
            <text:p>Indústria</text:p>
            <text:p>de laticínios</text:p>
          </table:table-cell>
          <table:table-cell office:value-type="string" table:style-name="ce35">
            <text:p>29</text:p>
            <text:p>Indústria</text:p>
            <text:p>de açúcar</text:p>
          </table:table-cell>
          <table:table-cell office:value-type="string" table:style-name="ce35">
            <text:p>30</text:p>
            <text:p>Fabricação</text:p>
            <text:p>de óleos vegetais</text:p>
          </table:table-cell>
          <table:table-cell office:value-type="string" table:style-name="ce38">
            <text:p>31</text:p>
            <text:p>Outros</text:p>
            <text:p>produtos alimentare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6769915" table:style-name="ce8">
            <text:p><text:s text:c="2"/>6 770</text:p>
          </table:table-cell>
          <table:table-cell office:value-type="float" office:value="2525559" table:style-name="ce8">
            <text:p><text:s text:c="2"/>2 526</text:p>
          </table:table-cell>
          <table:table-cell office:value-type="float" office:value="7313195" table:style-name="ce8">
            <text:p><text:s text:c="2"/>7 313</text:p>
          </table:table-cell>
          <table:table-cell office:value-type="float" office:value="6190084" table:style-name="ce8">
            <text:p><text:s text:c="2"/>6 190</text:p>
          </table:table-cell>
          <table:table-cell office:value-type="float" office:value="11831985" table:style-name="ce8">
            <text:p><text:s text:c="2"/>11 832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1854904.8435960235" table:style-name="ce8">
            <text:p><text:s text:c="2"/>1 855</text:p>
          </table:table-cell>
          <table:table-cell office:value-type="float" office:value="629248.31257273769" table:style-name="ce8">
            <text:p><text:s text:c="3"/>629</text:p>
          </table:table-cell>
          <table:table-cell office:value-type="float" office:value="1037291.5630281392" table:style-name="ce8">
            <text:p><text:s text:c="2"/>1 037</text:p>
          </table:table-cell>
          <table:table-cell office:value-type="float" office:value="416353.17228072754" table:style-name="ce8">
            <text:p><text:s text:c="3"/>416</text:p>
          </table:table-cell>
          <table:table-cell office:value-type="float" office:value="4600160.8873131759" table:style-name="ce8">
            <text:p><text:s text:c="2"/>4 60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1419751.790208681" table:style-name="ce8">
            <text:p><text:s text:c="2"/>1 420</text:p>
          </table:table-cell>
          <table:table-cell office:value-type="float" office:value="469068.00881735235" table:style-name="ce8">
            <text:p><text:s text:c="3"/>469</text:p>
          </table:table-cell>
          <table:table-cell office:value-type="float" office:value="775372.43353233812" table:style-name="ce8">
            <text:p><text:s text:c="3"/>775</text:p>
          </table:table-cell>
          <table:table-cell office:value-type="float" office:value="311222.7881790445" table:style-name="ce8">
            <text:p><text:s text:c="3"/>311</text:p>
          </table:table-cell>
          <table:table-cell office:value-type="float" office:value="3365591.362951681" table:style-name="ce8">
            <text:p><text:s text:c="2"/>3 36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435153.05338734237" table:style-name="ce8">
            <text:p><text:s text:c="3"/>435</text:p>
          </table:table-cell>
          <table:table-cell office:value-type="float" office:value="160180.30375538534" table:style-name="ce8">
            <text:p><text:s text:c="3"/>160</text:p>
          </table:table-cell>
          <table:table-cell office:value-type="float" office:value="261919.12949580105" table:style-name="ce8">
            <text:p><text:s text:c="3"/>262</text:p>
          </table:table-cell>
          <table:table-cell office:value-type="float" office:value="105130.38410168304" table:style-name="ce8">
            <text:p><text:s text:c="3"/>105</text:p>
          </table:table-cell>
          <table:table-cell office:value-type="float" office:value="1234569.5243614949" table:style-name="ce8">
            <text:p><text:s text:c="2"/>1 23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432577.39690868283" table:style-name="ce8">
            <text:p><text:s text:c="3"/>433</text:p>
          </table:table-cell>
          <table:table-cell office:value-type="float" office:value="158450.1579248441" table:style-name="ce8">
            <text:p><text:s text:c="3"/>158</text:p>
          </table:table-cell>
          <table:table-cell office:value-type="float" office:value="261919.12949580105" table:style-name="ce8">
            <text:p><text:s text:c="3"/>262</text:p>
          </table:table-cell>
          <table:table-cell office:value-type="float" office:value="105130.38410168304" table:style-name="ce8">
            <text:p><text:s text:c="3"/>105</text:p>
          </table:table-cell>
          <table:table-cell office:value-type="float" office:value="1209231.2441273513" table:style-name="ce8">
            <text:p><text:s text:c="2"/>1 20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2575.6564786595231" table:style-name="ce8">
            <text:p><text:s text:c="3"/>3</text:p>
          </table:table-cell>
          <table:table-cell office:value-type="float" office:value="1730.145830541227" table:style-name="ce8">
            <text:p><text:s text:c="3"/>2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25338.280234143527" table:style-name="ce8">
            <text:p><text:s text:c="3"/>2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2781854.1450156169" table:style-name="ce8">
            <text:p><text:s text:c="2"/>2 782</text:p>
          </table:table-cell>
          <table:table-cell office:value-type="float" office:value="1199757.6892468925" table:style-name="ce8">
            <text:p><text:s text:c="2"/>1 200</text:p>
          </table:table-cell>
          <table:table-cell office:value-type="float" office:value="5359966.47045964" table:style-name="ce8">
            <text:p><text:s text:c="2"/>5 360</text:p>
          </table:table-cell>
          <table:table-cell office:value-type="float" office:value="4183976.4260327979" table:style-name="ce8">
            <text:p><text:s text:c="2"/>4 184</text:p>
          </table:table-cell>
          <table:table-cell office:value-type="float" office:value="4705940.2905712426" table:style-name="ce8">
            <text:p><text:s text:c="2"/>4 70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76392.383883211252" table:style-name="ce8">
            <text:p><text:s text:c="3"/>76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177574.34929143806" table:style-name="ce8">
            <text:p><text:s text:c="3"/>17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2705461.7611324056" table:style-name="ce8">
            <text:p><text:s text:c="2"/>2 705</text:p>
          </table:table-cell>
          <table:table-cell office:value-type="float" office:value="1199757.6892468925" table:style-name="ce8">
            <text:p><text:s text:c="2"/>1 200</text:p>
          </table:table-cell>
          <table:table-cell office:value-type="float" office:value="5359966.47045964" table:style-name="ce8">
            <text:p><text:s text:c="2"/>5 360</text:p>
          </table:table-cell>
          <table:table-cell office:value-type="float" office:value="4183976.4260327979" table:style-name="ce8">
            <text:p><text:s text:c="2"/>4 184</text:p>
          </table:table-cell>
          <table:table-cell office:value-type="float" office:value="4528365.9412798043" table:style-name="ce8">
            <text:p><text:s text:c="2"/>4 52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2133156.0113883596" table:style-name="ce8">
            <text:p><text:s text:c="2"/>2 133</text:p>
          </table:table-cell>
          <table:table-cell office:value-type="float" office:value="696552.99818036973" table:style-name="ce8">
            <text:p><text:s text:c="3"/>697</text:p>
          </table:table-cell>
          <table:table-cell office:value-type="float" office:value="915936.96651222091" table:style-name="ce8">
            <text:p><text:s text:c="3"/>916</text:p>
          </table:table-cell>
          <table:table-cell office:value-type="float" office:value="1589754.4016864751" table:style-name="ce8">
            <text:p><text:s text:c="2"/>1 590</text:p>
          </table:table-cell>
          <table:table-cell office:value-type="float" office:value="2525883.822115581" table:style-name="ce8">
            <text:p><text:s text:c="2"/>2 52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52206040" table:style-name="ce8">
            <text:p><text:s text:c="2"/>52 206</text:p>
          </table:table-cell>
          <table:table-cell office:value-type="float" office:value="16643589" table:style-name="ce8">
            <text:p><text:s text:c="2"/>16 644</text:p>
          </table:table-cell>
          <table:table-cell office:value-type="float" office:value="21376783" table:style-name="ce8">
            <text:p><text:s text:c="2"/>21 377</text:p>
          </table:table-cell>
          <table:table-cell office:value-type="float" office:value="38761920" table:style-name="ce8">
            <text:p><text:s text:c="2"/>38 762</text:p>
          </table:table-cell>
          <table:table-cell office:value-type="float" office:value="61343183" table:style-name="ce8">
            <text:p><text:s text:c="2"/>61 343</text:p>
          </table:table-cell>
          <table:table-cell table:number-columns-repeated="16378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230400" table:style-name="ce23">
            <text:p><text:s text:c="2"/>230 400</text:p>
          </table:table-cell>
          <table:table-cell office:value-type="float" office:value="57900" table:style-name="ce23">
            <text:p><text:s text:c="2"/>57 900</text:p>
          </table:table-cell>
          <table:table-cell office:value-type="float" office:value="82500" table:style-name="ce23">
            <text:p><text:s text:c="2"/>82 500</text:p>
          </table:table-cell>
          <table:table-cell office:value-type="float" office:value="35800" table:style-name="ce23">
            <text:p><text:s text:c="2"/>35 800</text:p>
          </table:table-cell>
          <table:table-cell office:value-type="float" office:value="624700" table:style-name="ce23">
            <text:p><text:s text:c="2"/>624 700</text:p>
          </table:table-cell>
          <table:table-cell table:number-columns-repeated="16378"/>
        </table:table-row>
        <table:table-row table:style-name="ro4">
          <table:table-cell table:number-columns-repeated="6" table:style-name="ce39"/>
          <table:table-cell table:number-columns-repeated="16378"/>
        </table:table-row>
        <table:table-row table:style-name="ro13">
          <table:table-cell table:style-name="ce5"/>
          <table:table-cell table:number-columns-repeated="16383" table:style-name="ce3"/>
        </table:table-row>
        <table:table-row table:number-rows-repeated="1048517" table:style-name="ro7">
          <table:table-cell table:number-columns-repeated="16384"/>
        </table:table-row>
        <table:named-expressions>
          <table:named-range table:name="Print_Area" table:cell-range-address="2n02.$A$1:2n02.$F$58" table:base-cell-address="2n02.$A$1"/>
        </table:named-expressions>
      </table:table>
      <table:table table:name="2o02" table:style-name="ta2">
        <table:table-column table:style-name="co7" table:default-cell-style-name="ce3"/>
        <table:table-column table:style-name="co14" table:default-cell-style-name="ce3"/>
        <table:table-column table:style-name="co10" table:default-cell-style-name="ce3"/>
        <table:table-column table:style-name="co13" table:default-cell-style-name="ce3"/>
        <table:table-column table:style-name="co8" table:default-cell-style-name="ce3"/>
        <table:table-column table:style-name="co9" table:default-cell-style-name="ce3"/>
        <table:table-column table:style-name="co6" table:number-columns-repeated="16378" table:default-cell-style-name="ce3"/>
        <table:table-row table:style-name="ro1">
          <table:table-cell office:value-type="string" table:style-name="ce1">
            <text:p>Tabela 2 - Usos de bens e serviços - 2001</text:p>
          </table:table-cell>
          <table:table-cell table:number-columns-repeated="5" table:style-name="ce1"/>
          <table:table-cell table:style-name="ce20"/>
          <table:table-cell table:number-columns-repeated="16377" table:style-name="ce2"/>
        </table:table-row>
        <table:table-row table:style-name="ro2">
          <table:table-cell table:number-columns-repeated="5" table:style-name="ce3"/>
          <table:table-cell office:value-type="string" table:style-name="ce4">
            <text:p>(conclusão)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style-name="ce21"/>
          <table:table-cell table:number-columns-repeated="16377"/>
        </table:table-row>
        <table:table-row table:style-name="ro8">
          <table:table-cell table:style-name="ce41"/>
          <table:table-cell office:value-type="string" table:style-name="ce35">
            <text:p>32</text:p>
            <text:p>Indústrias</text:p>
            <text:p>diversas</text:p>
          </table:table-cell>
          <table:table-cell office:value-type="string" table:style-name="ce35">
            <text:p>33</text:p>
            <text:p>Serviços</text:p>
            <text:p>industriais</text:p>
            <text:p>de utilidade</text:p>
          </table:table-cell>
          <table:table-cell office:value-type="string" table:style-name="ce35">
            <text:p>34</text:p>
            <text:p>Construção</text:p>
            <text:p>civil</text:p>
          </table:table-cell>
          <table:table-cell office:value-type="string" table:style-name="ce35">
            <text:p>35</text:p>
            <text:p>Comércio</text:p>
          </table:table-cell>
          <table:table-cell office:value-type="string" table:style-name="ce38">
            <text:p>36</text:p>
            <text:p>Transportes</text:p>
          </table:table-cell>
          <table:table-cell table:number-columns-repeated="16378" table:style-name="ce3"/>
        </table:table-row>
        <table:table-row table:style-name="ro9">
          <table:table-cell table:number-columns-repeated="5" table:style-name="ce5"/>
          <table:table-cell table:style-name="ce6"/>
          <table:table-cell table:number-columns-repeated="16378" table:style-name="ce3"/>
        </table:table-row>
        <table:table-row table:style-name="ro6">
          <table:table-cell office:value-type="string" table:style-name="ce5">
            <text:p>Valor adicionado bruto a preço básico</text:p>
          </table:table-cell>
          <table:table-cell office:value-type="float" office:value="7536961" table:style-name="ce8">
            <text:p><text:s text:c="2"/>7 537</text:p>
          </table:table-cell>
          <table:table-cell office:value-type="float" office:value="47594307" table:style-name="ce8">
            <text:p><text:s text:c="2"/>47 594</text:p>
          </table:table-cell>
          <table:table-cell office:value-type="float" office:value="100951217" table:style-name="ce8">
            <text:p><text:s text:c="2"/>100 951</text:p>
          </table:table-cell>
          <table:table-cell office:value-type="float" office:value="107501248" table:style-name="ce8">
            <text:p><text:s text:c="2"/>107 501</text:p>
          </table:table-cell>
          <table:table-cell office:value-type="float" office:value="34185740" table:style-name="ce8">
            <text:p><text:s text:c="2"/>34 18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1441314.3157843673" table:style-name="ce8">
            <text:p><text:s text:c="2"/>1 441</text:p>
          </table:table-cell>
          <table:table-cell office:value-type="float" office:value="14228875.140270546" table:style-name="ce8">
            <text:p><text:s text:c="2"/>14 229</text:p>
          </table:table-cell>
          <table:table-cell office:value-type="float" office:value="12330982.203024708" table:style-name="ce8">
            <text:p><text:s text:c="2"/>12 331</text:p>
          </table:table-cell>
          <table:table-cell office:value-type="float" office:value="49739660.4654411" table:style-name="ce8">
            <text:p><text:s text:c="2"/>49 740</text:p>
          </table:table-cell>
          <table:table-cell office:value-type="float" office:value="20398259.946997765" table:style-name="ce8">
            <text:p><text:s text:c="2"/>20 39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1036023.4048998738" table:style-name="ce8">
            <text:p><text:s text:c="2"/>1 036</text:p>
          </table:table-cell>
          <table:table-cell office:value-type="float" office:value="10032430.346670045" table:style-name="ce8">
            <text:p><text:s text:c="2"/>10 032</text:p>
          </table:table-cell>
          <table:table-cell office:value-type="float" office:value="9528761.0964450836" table:style-name="ce8">
            <text:p><text:s text:c="2"/>9 529</text:p>
          </table:table-cell>
          <table:table-cell office:value-type="float" office:value="37266795.613101013" table:style-name="ce8">
            <text:p><text:s text:c="2"/>37 267</text:p>
          </table:table-cell>
          <table:table-cell office:value-type="float" office:value="14916925.523117648" table:style-name="ce8">
            <text:p><text:s text:c="2"/>14 91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405290.91088449338" table:style-name="ce8">
            <text:p><text:s text:c="3"/>405</text:p>
          </table:table-cell>
          <table:table-cell office:value-type="float" office:value="4196444.7936005015" table:style-name="ce8">
            <text:p><text:s text:c="2"/>4 196</text:p>
          </table:table-cell>
          <table:table-cell office:value-type="float" office:value="2802221.1065796237" table:style-name="ce8">
            <text:p><text:s text:c="2"/>2 802</text:p>
          </table:table-cell>
          <table:table-cell office:value-type="float" office:value="12472864.852340087" table:style-name="ce8">
            <text:p><text:s text:c="2"/>12 473</text:p>
          </table:table-cell>
          <table:table-cell office:value-type="float" office:value="5481334.4238801179" table:style-name="ce8">
            <text:p><text:s text:c="2"/>5 48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385225.04989774851" table:style-name="ce8">
            <text:p><text:s text:c="3"/>385</text:p>
          </table:table-cell>
          <table:table-cell office:value-type="float" office:value="3357028.6191851222" table:style-name="ce8">
            <text:p><text:s text:c="2"/>3 357</text:p>
          </table:table-cell>
          <table:table-cell office:value-type="float" office:value="2788735.0698511642" table:style-name="ce8">
            <text:p><text:s text:c="2"/>2 789</text:p>
          </table:table-cell>
          <table:table-cell office:value-type="float" office:value="12433239.918438535" table:style-name="ce8">
            <text:p><text:s text:c="2"/>12 433</text:p>
          </table:table-cell>
          <table:table-cell office:value-type="float" office:value="5336611.6966356393" table:style-name="ce8">
            <text:p><text:s text:c="2"/>5 33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20065.86098674489" table:style-name="ce8">
            <text:p><text:s text:c="3"/>20</text:p>
          </table:table-cell>
          <table:table-cell office:value-type="float" office:value="839416.17441537965" table:style-name="ce8">
            <text:p><text:s text:c="3"/>839</text:p>
          </table:table-cell>
          <table:table-cell office:value-type="float" office:value="13486.036728459427" table:style-name="ce8">
            <text:p><text:s text:c="3"/>13</text:p>
          </table:table-cell>
          <table:table-cell office:value-type="float" office:value="39624.933901552664" table:style-name="ce8">
            <text:p><text:s text:c="3"/>40</text:p>
          </table:table-cell>
          <table:table-cell office:value-type="float" office:value="144722.72724447833" table:style-name="ce8">
            <text:p><text:s text:c="3"/>14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5300167.6219978854" table:style-name="ce8">
            <text:p><text:s text:c="2"/>5 300</text:p>
          </table:table-cell>
          <table:table-cell office:value-type="float" office:value="29132189.548869953" table:style-name="ce8">
            <text:p><text:s text:c="2"/>29 132</text:p>
          </table:table-cell>
          <table:table-cell office:value-type="float" office:value="83386221.996555358" table:style-name="ce8">
            <text:p><text:s text:c="2"/>83 386</text:p>
          </table:table-cell>
          <table:table-cell office:value-type="float" office:value="41707620.650768019" table:style-name="ce8">
            <text:p><text:s text:c="2"/>41 708</text:p>
          </table:table-cell>
          <table:table-cell office:value-type="float" office:value="10679120.654999137" table:style-name="ce8">
            <text:p><text:s text:c="2"/>10 67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165083.550908312" table:style-name="ce8">
            <text:p><text:s text:c="3"/>165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6584467.7235809602" table:style-name="ce8">
            <text:p><text:s text:c="2"/>6 584</text:p>
          </table:table-cell>
          <table:table-cell office:value-type="float" office:value="21624844.198250197" table:style-name="ce8">
            <text:p><text:s text:c="2"/>21 625</text:p>
          </table:table-cell>
          <table:table-cell office:value-type="float" office:value="8447776.5772655997" table:style-name="ce8">
            <text:p><text:s text:c="2"/>8 44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5135084.0710895732" table:style-name="ce8">
            <text:p><text:s text:c="2"/>5 135</text:p>
          </table:table-cell>
          <table:table-cell office:value-type="float" office:value="29132189.548869953" table:style-name="ce8">
            <text:p><text:s text:c="2"/>29 132</text:p>
          </table:table-cell>
          <table:table-cell office:value-type="float" office:value="76801754.272974402" table:style-name="ce8">
            <text:p><text:s text:c="2"/>76 802</text:p>
          </table:table-cell>
          <table:table-cell office:value-type="float" office:value="20082776.452517822" table:style-name="ce8">
            <text:p><text:s text:c="2"/>20 083</text:p>
          </table:table-cell>
          <table:table-cell office:value-type="float" office:value="2231344.0777335372" table:style-name="ce8">
            <text:p><text:s text:c="2"/>2 23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795479.06221774709" table:style-name="ce8">
            <text:p><text:s text:c="3"/>795</text:p>
          </table:table-cell>
          <table:table-cell office:value-type="float" office:value="4374815.3108594986" table:style-name="ce8">
            <text:p><text:s text:c="2"/>4 375</text:p>
          </table:table-cell>
          <table:table-cell office:value-type="float" office:value="6017293.8004199257" table:style-name="ce8">
            <text:p><text:s text:c="2"/>6 017</text:p>
          </table:table-cell>
          <table:table-cell office:value-type="float" office:value="16808185.883790873" table:style-name="ce8">
            <text:p><text:s text:c="2"/>16 808</text:p>
          </table:table-cell>
          <table:table-cell office:value-type="float" office:value="3919572.3980030986" table:style-name="ce8">
            <text:p><text:s text:c="2"/>3 92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141573" table:style-name="ce8">
            <text:p><text:s/>(-) <text:s text:c="2"/>142</text:p>
          </table:table-cell>
          <table:table-cell office:value-type="float" office:value="-783281" table:style-name="ce8">
            <text:p><text:s/>(-) <text:s text:c="2"/>783</text:p>
          </table:table-cell>
          <table:table-cell office:value-type="float" office:value="-754219" table:style-name="ce8">
            <text:p><text:s/>(-) <text:s text:c="2"/>754</text:p>
          </table:table-cell>
          <table:table-cell office:value-type="float" office:value="-811213" table:style-name="ce8">
            <text:p><text:s/>(-) <text:s text:c="2"/>81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19068799" table:style-name="ce8">
            <text:p><text:s text:c="2"/>19 069</text:p>
          </table:table-cell>
          <table:table-cell office:value-type="float" office:value="96754004" table:style-name="ce8">
            <text:p><text:s text:c="2"/>96 754</text:p>
          </table:table-cell>
          <table:table-cell office:value-type="float" office:value="192867698" table:style-name="ce8">
            <text:p><text:s text:c="2"/>192 868</text:p>
          </table:table-cell>
          <table:table-cell office:value-type="float" office:value="215114022" table:style-name="ce8">
            <text:p><text:s text:c="2"/>215 114</text:p>
          </table:table-cell>
          <table:table-cell office:value-type="float" office:value="105705191" table:style-name="ce8">
            <text:p><text:s text:c="2"/>105 70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340700" table:style-name="ce23">
            <text:p><text:s text:c="2"/>340 700</text:p>
          </table:table-cell>
          <table:table-cell office:value-type="float" office:value="242300" table:style-name="ce23">
            <text:p><text:s text:c="2"/>242 300</text:p>
          </table:table-cell>
          <table:table-cell office:value-type="float" office:value="3771400" table:style-name="ce23">
            <text:p><text:s/>3 771 400</text:p>
          </table:table-cell>
          <table:table-cell office:value-type="float" office:value="11296000" table:style-name="ce23">
            <text:p><text:s/>11 296 000</text:p>
          </table:table-cell>
          <table:table-cell office:value-type="float" office:value="2817100" table:style-name="ce23">
            <text:p><text:s/>2 817 1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1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8">
          <table:table-cell table:style-name="ce41"/>
          <table:table-cell office:value-type="string" table:style-name="ce35">
            <text:p>37</text:p>
            <text:p>Comunicações</text:p>
          </table:table-cell>
          <table:table-cell office:value-type="string" table:style-name="ce35">
            <text:p>38</text:p>
            <text:p>Instituições</text:p>
            <text:p>financeiras</text:p>
          </table:table-cell>
          <table:table-cell office:value-type="string" table:style-name="ce35">
            <text:p>39</text:p>
            <text:p>Serviços</text:p>
            <text:p>prestados às famílias</text:p>
          </table:table-cell>
          <table:table-cell office:value-type="string" table:style-name="ce35">
            <text:p>40</text:p>
            <text:p>Serviços</text:p>
            <text:p>prestados às</text:p>
            <text:p>empresas</text:p>
          </table:table-cell>
          <table:table-cell office:value-type="string" table:style-name="ce38">
            <text:p>41</text:p>
            <text:p>Aluguel</text:p>
            <text:p>de imóvei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44151251" table:style-name="ce8">
            <text:p><text:s text:c="2"/>44 151</text:p>
          </table:table-cell>
          <table:table-cell office:value-type="float" office:value="97459330" table:style-name="ce8">
            <text:p><text:s text:c="2"/>97 459</text:p>
          </table:table-cell>
          <table:table-cell office:value-type="float" office:value="67056942" table:style-name="ce8">
            <text:p><text:s text:c="2"/>67 057</text:p>
          </table:table-cell>
          <table:table-cell office:value-type="float" office:value="60490339" table:style-name="ce8">
            <text:p><text:s text:c="2"/>60 490</text:p>
          </table:table-cell>
          <table:table-cell office:value-type="float" office:value="142543933" table:style-name="ce8">
            <text:p><text:s text:c="2"/>142 544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12628493.593236156" table:style-name="ce8">
            <text:p><text:s text:c="2"/>12 628</text:p>
          </table:table-cell>
          <table:table-cell office:value-type="float" office:value="37530172.773369111" table:style-name="ce8">
            <text:p><text:s text:c="2"/>37 530</text:p>
          </table:table-cell>
          <table:table-cell office:value-type="float" office:value="40464729.438082188" table:style-name="ce8">
            <text:p><text:s text:c="2"/>40 465</text:p>
          </table:table-cell>
          <table:table-cell office:value-type="float" office:value="30950353.750870243" table:style-name="ce8">
            <text:p><text:s text:c="2"/>30 950</text:p>
          </table:table-cell>
          <table:table-cell office:value-type="float" office:value="2126414.2706471141" table:style-name="ce8">
            <text:p><text:s text:c="2"/>2 12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9371151.0102243386" table:style-name="ce8">
            <text:p><text:s text:c="2"/>9 371</text:p>
          </table:table-cell>
          <table:table-cell office:value-type="float" office:value="30254687.133756973" table:style-name="ce8">
            <text:p><text:s text:c="2"/>30 255</text:p>
          </table:table-cell>
          <table:table-cell office:value-type="float" office:value="37808813.745342776" table:style-name="ce8">
            <text:p><text:s text:c="2"/>37 809</text:p>
          </table:table-cell>
          <table:table-cell office:value-type="float" office:value="22636784.222261921" table:style-name="ce8">
            <text:p><text:s text:c="2"/>22 637</text:p>
          </table:table-cell>
          <table:table-cell office:value-type="float" office:value="1604446.1910315361" table:style-name="ce8">
            <text:p><text:s text:c="2"/>1 604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3257342.5830118163" table:style-name="ce8">
            <text:p><text:s text:c="2"/>3 257</text:p>
          </table:table-cell>
          <table:table-cell office:value-type="float" office:value="7275485.6396121392" table:style-name="ce8">
            <text:p><text:s text:c="2"/>7 275</text:p>
          </table:table-cell>
          <table:table-cell office:value-type="float" office:value="2655915.6927394108" table:style-name="ce8">
            <text:p><text:s text:c="2"/>2 656</text:p>
          </table:table-cell>
          <table:table-cell office:value-type="float" office:value="8313569.5286083221" table:style-name="ce8">
            <text:p><text:s text:c="2"/>8 314</text:p>
          </table:table-cell>
          <table:table-cell office:value-type="float" office:value="521968.07961557823" table:style-name="ce8">
            <text:p><text:s text:c="3"/>522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3087874.3411748111" table:style-name="ce8">
            <text:p><text:s text:c="2"/>3 088</text:p>
          </table:table-cell>
          <table:table-cell office:value-type="float" office:value="6155922.9784494601" table:style-name="ce8">
            <text:p><text:s text:c="2"/>6 156</text:p>
          </table:table-cell>
          <table:table-cell office:value-type="float" office:value="2618591.0878181374" table:style-name="ce8">
            <text:p><text:s text:c="2"/>2 619</text:p>
          </table:table-cell>
          <table:table-cell office:value-type="float" office:value="8274192.4440971324" table:style-name="ce8">
            <text:p><text:s text:c="2"/>8 274</text:p>
          </table:table-cell>
          <table:table-cell office:value-type="float" office:value="521968.07961557823" table:style-name="ce8">
            <text:p><text:s text:c="3"/>522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169468.24183700528" table:style-name="ce8">
            <text:p><text:s text:c="3"/>169</text:p>
          </table:table-cell>
          <table:table-cell office:value-type="float" office:value="1119562.6611626789" table:style-name="ce8">
            <text:p><text:s text:c="2"/>1 120</text:p>
          </table:table-cell>
          <table:table-cell office:value-type="float" office:value="37324.604921273363" table:style-name="ce8">
            <text:p><text:s text:c="3"/>37</text:p>
          </table:table-cell>
          <table:table-cell office:value-type="float" office:value="39377.084511189736" table:style-name="ce8">
            <text:p><text:s text:c="3"/>39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28336562.303959824" table:style-name="ce8">
            <text:p><text:s text:c="2"/>28 337</text:p>
          </table:table-cell>
          <table:table-cell office:value-type="float" office:value="52723348.863647021" table:style-name="ce8">
            <text:p><text:s text:c="2"/>52 723</text:p>
          </table:table-cell>
          <table:table-cell office:value-type="float" office:value="20136254.340374865" table:style-name="ce8">
            <text:p><text:s text:c="2"/>20 136</text:p>
          </table:table-cell>
          <table:table-cell office:value-type="float" office:value="25562700.92266342" table:style-name="ce8">
            <text:p><text:s text:c="2"/>25 563</text:p>
          </table:table-cell>
          <table:table-cell office:value-type="float" office:value="138780498.36873919" table:style-name="ce8">
            <text:p><text:s text:c="2"/>138 78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3759014.0274202824" table:style-name="ce8">
            <text:p><text:s text:c="2"/>3 759</text:p>
          </table:table-cell>
          <table:table-cell office:value-type="float" office:value="16879195.724697173" table:style-name="ce8">
            <text:p><text:s text:c="2"/>16 879</text:p>
          </table:table-cell>
          <table:table-cell office:value-type="float" office:value="6365994.3356223302" table:style-name="ce8">
            <text:p><text:s text:c="2"/>6 366</text:p>
          </table:table-cell>
          <table:table-cell office:value-type="float" office:value="747120.29407179635" table:style-name="ce8">
            <text:p><text:s text:c="3"/>74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28336562.303959824" table:style-name="ce8">
            <text:p><text:s text:c="2"/>28 337</text:p>
          </table:table-cell>
          <table:table-cell office:value-type="float" office:value="48964334.836226739" table:style-name="ce8">
            <text:p><text:s text:c="2"/>48 964</text:p>
          </table:table-cell>
          <table:table-cell office:value-type="float" office:value="3257058.615677692" table:style-name="ce8">
            <text:p><text:s text:c="2"/>3 257</text:p>
          </table:table-cell>
          <table:table-cell office:value-type="float" office:value="19196706.587041091" table:style-name="ce8">
            <text:p><text:s text:c="2"/>19 197</text:p>
          </table:table-cell>
          <table:table-cell office:value-type="float" office:value="138033378.07466739" table:style-name="ce8">
            <text:p><text:s text:c="2"/>138 03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3255028.1028040187" table:style-name="ce8">
            <text:p><text:s text:c="2"/>3 255</text:p>
          </table:table-cell>
          <table:table-cell office:value-type="float" office:value="7205808.3629838731" table:style-name="ce8">
            <text:p><text:s text:c="2"/>7 206</text:p>
          </table:table-cell>
          <table:table-cell office:value-type="float" office:value="6455958.2215429489" table:style-name="ce8">
            <text:p><text:s text:c="2"/>6 456</text:p>
          </table:table-cell>
          <table:table-cell office:value-type="float" office:value="3977284.3264663331" table:style-name="ce8">
            <text:p><text:s text:c="2"/>3 977</text:p>
          </table:table-cell>
          <table:table-cell office:value-type="float" office:value="1637020.360613704" table:style-name="ce8">
            <text:p><text:s text:c="2"/>1 63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-68833" table:style-name="ce8">
            <text:p><text:s/>(-) <text:s text:c="2"/>69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70489953" table:style-name="ce8">
            <text:p><text:s text:c="2"/>70 490</text:p>
          </table:table-cell>
          <table:table-cell office:value-type="float" office:value="137891866" table:style-name="ce8">
            <text:p><text:s text:c="2"/>137 892</text:p>
          </table:table-cell>
          <table:table-cell office:value-type="float" office:value="135804015" table:style-name="ce8">
            <text:p><text:s text:c="2"/>135 804</text:p>
          </table:table-cell>
          <table:table-cell office:value-type="float" office:value="91726582" table:style-name="ce8">
            <text:p><text:s text:c="2"/>91 727</text:p>
          </table:table-cell>
          <table:table-cell office:value-type="float" office:value="151309568" table:style-name="ce8">
            <text:p><text:s text:c="2"/>151 31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269900" table:style-name="ce23">
            <text:p><text:s text:c="2"/>269 900</text:p>
          </table:table-cell>
          <table:table-cell office:value-type="float" office:value="817100" table:style-name="ce23">
            <text:p><text:s text:c="2"/>817 100</text:p>
          </table:table-cell>
          <table:table-cell office:value-type="float" office:value="10416900" table:style-name="ce23">
            <text:p><text:s/>10 416 900</text:p>
          </table:table-cell>
          <table:table-cell office:value-type="float" office:value="3238300" table:style-name="ce23">
            <text:p><text:s/>3 238 300</text:p>
          </table:table-cell>
          <table:table-cell office:value-type="float" office:value="257500" table:style-name="ce23">
            <text:p><text:s text:c="2"/>257 5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1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8">
          <table:table-cell table:style-name="ce41"/>
          <table:table-cell office:value-type="string" table:style-name="ce35">
            <text:p>42</text:p>
            <text:p>Administração</text:p>
            <text:p>pública</text:p>
          </table:table-cell>
          <table:table-cell office:value-type="string" table:style-name="ce35">
            <text:p>43</text:p>
            <text:p>Serviços privados</text:p>
            <text:p>não-mercantis</text:p>
          </table:table-cell>
          <table:table-cell office:value-type="string" table:style-name="ce35">
            <text:p>46</text:p>
            <text:p>Dummy</text:p>
            <text:p>financeiro</text:p>
          </table:table-cell>
          <table:table-cell office:value-type="string" table:style-name="ce35">
            <text:p>Total</text:p>
            <text:p>do produto</text:p>
          </table:table-cell>
          <table:table-cell table:style-name="ce38"/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220458387" table:style-name="ce8">
            <text:p><text:s text:c="2"/>220 458</text:p>
          </table:table-cell>
          <table:table-cell office:value-type="float" office:value="17336528" table:style-name="ce8">
            <text:p><text:s text:c="2"/>17 337</text:p>
          </table:table-cell>
          <table:table-cell office:value-type="float" office:value="-74660609" table:style-name="ce8">
            <text:p><text:s/>(-) <text:s/>74 661</text:p>
          </table:table-cell>
          <table:table-cell table:style-name="ce3"/>
          <table:table-cell office:value-type="float" office:value="1395604382" table:style-name="ce8">
            <text:p><text:s/>1 395 604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219518471.92000002" table:style-name="ce8">
            <text:p><text:s text:c="2"/>219 518</text:p>
          </table:table-cell>
          <table:table-cell office:value-type="float" office:value="17128807.037042372" table:style-name="ce8">
            <text:p><text:s text:c="2"/>17 129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554148834.1192193" table:style-name="ce8">
            <text:p><text:s text:c="2"/>554 14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141126279.15000001" table:style-name="ce8">
            <text:p><text:s text:c="2"/>141 126</text:p>
          </table:table-cell>
          <table:table-cell office:value-type="float" office:value="14129806.769113448" table:style-name="ce8">
            <text:p><text:s text:c="2"/>14 13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399881787.47921926" table:style-name="ce8">
            <text:p><text:s text:c="2"/>399 882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14261394.130000001" table:style-name="ce8">
            <text:p><text:s text:c="2"/>14 261</text:p>
          </table:table-cell>
          <table:table-cell office:value-type="float" office:value="2999000.2679289244" table:style-name="ce8">
            <text:p><text:s text:c="2"/>2 999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90136248" table:style-name="ce8">
            <text:p><text:s text:c="2"/>90 13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13943102.5" table:style-name="ce8">
            <text:p><text:s text:c="2"/>13 943</text:p>
          </table:table-cell>
          <table:table-cell office:value-type="float" office:value="2943961.9692093013" table:style-name="ce8">
            <text:p><text:s text:c="2"/>2 944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86526494.000000015" table:style-name="ce8">
            <text:p><text:s text:c="2"/>86 52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318291.63" table:style-name="ce8">
            <text:p><text:s text:c="3"/>318</text:p>
          </table:table-cell>
          <table:table-cell office:value-type="float" office:value="55038.298719623228" table:style-name="ce8">
            <text:p><text:s text:c="3"/>55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3609754" table:style-name="ce8">
            <text:p><text:s text:c="2"/>3 61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64130798.640000001" table:style-name="ce8">
            <text:p><text:s text:c="2"/>64 131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64130798.640000001" table:style-name="ce8">
            <text:p><text:s text:c="2"/>64 13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7.9999983310699463E-2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74660609" table:style-name="ce8">
            <text:p><text:s/>(-) <text:s/>74 661</text:p>
          </table:table-cell>
          <table:table-cell table:style-name="ce3"/>
          <table:table-cell office:value-type="float" office:value="738682836.8807807" table:style-name="ce8">
            <text:p><text:s text:c="2"/>738 68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69756604.41171132" table:style-name="ce8">
            <text:p><text:s text:c="2"/>69 75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7.9999983310699463E-2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74660609" table:style-name="ce8">
            <text:p><text:s/>(-) <text:s/>74 661</text:p>
          </table:table-cell>
          <table:table-cell table:style-name="ce3"/>
          <table:table-cell office:value-type="float" office:value="668926232.46906948" table:style-name="ce8">
            <text:p><text:s text:c="2"/>668 92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939915" table:style-name="ce8">
            <text:p><text:s text:c="3"/>940</text:p>
          </table:table-cell>
          <table:table-cell office:value-type="float" office:value="207720.9629576279" table:style-name="ce8">
            <text:p><text:s text:c="3"/>208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106389883.99999999" table:style-name="ce8">
            <text:p><text:s text:c="2"/>106 39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-3617173" table:style-name="ce8">
            <text:p><text:s/>(-) <text:s/>3 61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326428062" table:style-name="ce8">
            <text:p><text:s text:c="2"/>326 428</text:p>
          </table:table-cell>
          <table:table-cell office:value-type="float" office:value="18993467" table:style-name="ce8">
            <text:p><text:s text:c="2"/>18 993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3026166888" table:style-name="ce8">
            <text:p><text:s/>3 026 167</text:p>
          </table:table-cell>
          <table:table-cell table:number-columns-repeated="16378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6364500" table:style-name="ce23">
            <text:p><text:s/>6 364 500</text:p>
          </table:table-cell>
          <table:table-cell office:value-type="float" office:value="6331900" table:style-name="ce23">
            <text:p><text:s/>6 331 900</text:p>
          </table:table-cell>
          <table:table-cell office:value-type="float" office:value="0" table:style-name="ce23">
            <text:p><text:s text:c="3"/>0</text:p>
          </table:table-cell>
          <table:table-cell table:style-name="ce23"/>
          <table:table-cell office:value-type="float" office:value="67334200" table:style-name="ce23">
            <text:p><text:s/>67 334 200</text:p>
          </table:table-cell>
          <table:table-cell table:number-columns-repeated="16378"/>
        </table:table-row>
        <table:table-row table:style-name="ro4">
          <table:table-cell table:number-columns-repeated="6" table:style-name="ce39"/>
          <table:table-cell table:number-columns-repeated="16378"/>
        </table:table-row>
        <table:table-row table:style-name="ro13">
          <table:table-cell office:value-type="string" table:style-name="ce5">
            <text:p>Fonte: IBGE, Diretoria de Pesquisas, Coordenação de Contas Nacionais.</text:p>
          </table:table-cell>
          <table:table-cell table:number-columns-repeated="16383" table:style-name="ce3"/>
        </table:table-row>
        <table:table-row table:style-name="ro7">
          <table:table-cell table:style-name="ce24"/>
          <table:table-cell table:number-columns-repeated="16383" table:style-name="ce3"/>
        </table:table-row>
        <table:table-row table:number-rows-repeated="104851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63">
      <number:number number:decimal-places="0" number:min-integer-digits="1"/>
    </number:number-style>
    <number:number-style style:name="N69P0">
      <number:number number:decimal-places="0" number:min-integer-digits="1" number:display-factor="1000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69">
      <number:text> (-) </number:text>
      <number:number number:decimal-places="0" number:min-integer-digits="1" number:display-factor="1000">
        <number:embedded-text number:position="3"> </number:embedded-text>
        <number:embedded-text number:position="6"> </number:embedded-text>
      </number:number>
      <style:map style:condition="value()&gt;=0" style:apply-style-name="N69P0"/>
    </number:number-style>
    <number:number-style style:name="N70P0">
      <number:number number:decimal-places="0" number:min-integer-digits="1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70">
      <number:text> (-) </number:text>
      <number:number number:decimal-places="0" number:min-integer-digits="1">
        <number:embedded-text number:position="3"> </number:embedded-text>
        <number:embedded-text number:position="6"> </number:embedded-text>
      </number:number>
      <style:map style:condition="value()&gt;=0" style:apply-style-name="N70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.196850393700787in" fo:margin-right="0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IBGE</meta:initial-creator>
    <dc:creator>Felipe de Oliveira Sampaio</dc:creator>
    <meta:creation-date>1997-11-17T12:35:57Z</meta:creation-date>
    <dc:date>2020-10-06T14:06:54Z</dc:date>
    <meta:print-date>2007-02-01T11:21:41Z</meta:print-date>
  </office:meta>
</office:document-meta>
</file>